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2.3335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2.3457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/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/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1"/>
    <style:style style:name="ce23" style:family="table-cell" style:parent-style-name="Default"/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Ubuntu Mono"/>
    </style:style>
    <style:style style:name="ce27" style:family="table-cell" style:parent-style-name="Default" style:data-style-name="N121"/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/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Ubuntu Mono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Ubuntu Mono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style:font-name="Ubuntu Mono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font-name="Ubuntu Mono"/>
    </style:style>
    <style:style style:name="ce38" style:family="table-cell" style:parent-style-name="Default" style:data-style-name="N121"/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in"/>
      <style:text-properties style:font-name="Ubuntu Mono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Ubuntu Mono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Ubuntu Mono"/>
    </style:style>
    <style:style style:name="ce44" style:family="table-cell" style:parent-style-name="Default" style:data-style-name="N43"/>
    <style:style style:name="ce45" style:family="table-cell" style:parent-style-name="Default" style:data-style-name="N43">
      <style:table-cell-properties fo:border="none"/>
    </style:style>
    <style:style style:name="ce46" style:family="table-cell" style:parent-style-name="Default" style:data-style-name="N44">
      <style:table-cell-properties fo:border="none"/>
    </style:style>
    <style:style style:name="ce47" style:family="table-cell" style:parent-style-name="Default" style:data-style-name="N44"/>
    <style:style style:name="ce48" style:family="table-cell" style:parent-style-name="Default" style:data-style-name="N121"/>
    <style:style style:name="ce49" style:family="table-cell" style:parent-style-name="Default">
      <style:text-properties style:font-name="Ubuntu Mono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2"/>
        <table:table-column table:style-name="co1" table:number-columns-repeated="26" table:default-cell-style-name="Default"/>
        <table:table-column table:style-name="co2" table:number-columns-repeated="3" table:default-cell-style-name="ce25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ce25"/>
        <table:table-column table:style-name="co4" table:number-columns-repeated="2" table:default-cell-style-name="ce33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33"/>
        <table:table-column table:style-name="co6" table:default-cell-style-name="ce39"/>
        <table:table-column table:style-name="co1" table:number-columns-repeated="3" table:default-cell-style-name="Default"/>
        <table:table-column table:style-name="co6" table:number-columns-repeated="3" table:default-cell-style-name="ce39"/>
        <table:table-column table:style-name="co1" table:number-columns-repeated="942" table:default-cell-style-name="Default"/>
        <table:table-row table:style-name="ro1">
          <table:table-cell table:number-columns-repeated="4"/>
          <table:table-cell table:style-name="ce7" table:number-columns-repeated="2"/>
          <table:table-cell table:number-columns-repeated="991"/>
        </table:table-row>
        <table:table-row table:style-name="ro2">
          <table:table-cell/>
          <table:table-cell table:style-name="ce2" office:value-type="string" calcext:value-type="string">
            <text:p>True value function for 2x2 maze without doors with single reward</text:p>
          </table:table-cell>
          <table:table-cell table:number-columns-repeated="2"/>
          <table:table-cell table:style-name="ce7" table:number-columns-repeated="2"/>
          <table:table-cell table:number-columns-repeated="24"/>
          <table:table-cell table:style-name="ce2" office:value-type="string" calcext:value-type="string">
            <text:p>Learned value function (with perfect features and optimal policy)</text:p>
          </table:table-cell>
          <table:table-cell table:number-columns-repeated="7"/>
          <table:table-cell table:style-name="ce2" office:value-type="string" calcext:value-type="string">
            <text:p>Learned value function (with perfect features and policy iteration)</text:p>
          </table:table-cell>
          <table:table-cell table:number-columns-repeated="11"/>
          <table:table-cell table:style-name="ce2" office:value-type="string" calcext:value-type="string">
            <text:p>Learned value function (with all singlet, doublet, and triplet features and policy iteration)</text:p>
          </table:table-cell>
          <table:table-cell table:number-columns-repeated="946"/>
        </table:table-row>
        <table:table-row table:style-name="ro1">
          <table:table-cell/>
          <table:table-cell office:value-type="string" calcext:value-type="string">
            <text:p>discount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7"/>
          <table:table-cell table:style-name="ce7" office:value-type="string" calcext:value-type="string">
            <text:p>V = r + g*max(V')</text:p>
          </table:table-cell>
          <table:table-cell table:number-columns-repeated="991"/>
        </table:table-row>
        <table:table-row table:style-name="ro1">
          <table:table-cell table:style-name="ce1"/>
          <table:table-cell table:style-name="ce1" office:value-type="string" calcext:value-type="string">
            <text:p>O(t=-2)</text:p>
          </table:table-cell>
          <table:table-cell table:style-name="ce1" office:value-type="string" calcext:value-type="string">
            <text:p>O(t=-1)</text:p>
          </table:table-cell>
          <table:table-cell table:style-name="ce1" office:value-type="string" calcext:value-type="string">
            <text:p>A(t=0)</text:p>
          </table:table-cell>
          <table:table-cell table:style-name="ce8" office:value-type="string" calcext:value-type="string">
            <text:p>R</text:p>
          </table:table-cell>
          <table:table-cell table:style-name="ce8"/>
          <table:table-cell table:style-name="ce1" table:number-columns-repeated="23"/>
          <table:table-cell table:style-name="ce12" table:number-columns-repeated="3"/>
          <table:table-cell table:style-name="ce26" table:number-columns-repeated="3"/>
          <table:table-cell table:style-name="ce12" table:number-columns-repeated="3"/>
          <table:table-cell table:style-name="ce27"/>
          <table:table-cell table:style-name="ce12"/>
          <table:table-cell table:style-name="ce26"/>
          <table:table-cell table:style-name="ce34" table:number-columns-repeated="2"/>
          <table:table-cell table:style-name="ce12" table:number-columns-repeated="3"/>
          <table:table-cell table:style-name="ce34" table:number-columns-repeated="2"/>
          <table:table-cell table:style-name="ce40"/>
          <table:table-cell table:style-name="ce12" table:number-columns-repeated="3"/>
          <table:table-cell table:style-name="ce40" table:number-columns-repeated="3"/>
          <table:table-cell table:style-name="ce12" table:number-columns-repeated="942"/>
        </table:table-row>
        <table:table-row table:style-name="ro3">
          <table:table-cell/>
          <table:table-cell table:style-name="ce3" office:value-type="string" calcext:value-type="string">
            <text:p>(0,0)</text:p>
          </table:table-cell>
          <table:table-cell table:style-name="ce6" office:value-type="string" calcext:value-type="string">
            <text:p>(0,0)</text:p>
          </table:table-cell>
          <table:table-cell table:style-name="ce6" office:value-type="string" calcext:value-type="string">
            <text:p>UP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table:formula="of:=[.$E5]+[.$C$3]*MAX([.F5:.F9])" office:value-type="float" office:value="0" calcext:value-type="float">
            <text:p>0</text:p>
          </table:table-cell>
          <table:table-cell table:style-name="ce13" table:formula="of:=[.$E5]+[.$C$3]*MAX([.G5:.G9])" office:value-type="float" office:value="0" calcext:value-type="float">
            <text:p>0</text:p>
          </table:table-cell>
          <table:table-cell table:style-name="ce16" table:formula="of:=[.$E5]+[.$C$3]*MAX([.H5:.H9])" office:value-type="float" office:value="0.01" calcext:value-type="float">
            <text:p>0.01</text:p>
          </table:table-cell>
          <table:table-cell table:style-name="ce16" table:formula="of:=[.$E5]+[.$C$3]*MAX([.I5:.I9])" office:value-type="float" office:value="0.01" calcext:value-type="float">
            <text:p>0.01</text:p>
          </table:table-cell>
          <table:table-cell table:style-name="ce16" table:formula="of:=[.$E5]+[.$C$3]*MAX([.J5:.J9])" office:value-type="float" office:value="0.01" calcext:value-type="float">
            <text:p>0.01</text:p>
          </table:table-cell>
          <table:table-cell table:style-name="ce16" table:formula="of:=[.$E5]+[.$C$3]*MAX([.K5:.K9])" office:value-type="float" office:value="0.01" calcext:value-type="float">
            <text:p>0.01</text:p>
          </table:table-cell>
          <table:table-cell table:style-name="ce16" table:formula="of:=[.$E5]+[.$C$3]*MAX([.L5:.L9])" office:value-type="float" office:value="0.010001" calcext:value-type="float">
            <text:p>0.010001</text:p>
          </table:table-cell>
          <table:table-cell table:style-name="ce16" table:formula="of:=[.$E5]+[.$C$3]*MAX([.M5:.M9])" office:value-type="float" office:value="0.010001" calcext:value-type="float">
            <text:p>0.010001</text:p>
          </table:table-cell>
          <table:table-cell table:style-name="ce16" table:formula="of:=[.$E5]+[.$C$3]*MAX([.N5:.N9])" office:value-type="float" office:value="0.010001" calcext:value-type="float">
            <text:p>0.010001</text:p>
          </table:table-cell>
          <table:table-cell table:style-name="ce16" table:formula="of:=[.$E5]+[.$C$3]*MAX([.O5:.O9])" office:value-type="float" office:value="0.010001" calcext:value-type="float">
            <text:p>0.010001</text:p>
          </table:table-cell>
          <table:table-cell table:style-name="ce16" table:formula="of:=[.$E5]+[.$C$3]*MAX([.P5:.P9])" office:value-type="float" office:value="0.0100010001" calcext:value-type="float">
            <text:p>0.0100010001</text:p>
          </table:table-cell>
          <table:table-cell table:style-name="ce16" table:formula="of:=[.$E5]+[.$C$3]*MAX([.Q5:.Q9])" office:value-type="float" office:value="0.0100010001" calcext:value-type="float">
            <text:p>0.0100010001</text:p>
          </table:table-cell>
          <table:table-cell table:style-name="ce16" table:formula="of:=[.$E5]+[.$C$3]*MAX([.R5:.R9])" office:value-type="float" office:value="0.0100010001" calcext:value-type="float">
            <text:p>0.0100010001</text:p>
          </table:table-cell>
          <table:table-cell table:style-name="ce16" table:formula="of:=[.$E5]+[.$C$3]*MAX([.S5:.S9])" office:value-type="float" office:value="0.0100010001" calcext:value-type="float">
            <text:p>0.0100010001</text:p>
          </table:table-cell>
          <table:table-cell table:style-name="ce16" table:formula="of:=[.$E5]+[.$C$3]*MAX([.T5:.T9])" office:value-type="float" office:value="0.01000100010001" calcext:value-type="float">
            <text:p>0.0100010001</text:p>
          </table:table-cell>
          <table:table-cell table:style-name="ce16" table:formula="of:=[.$E5]+[.$C$3]*MAX([.U5:.U9])" office:value-type="float" office:value="0.01000100010001" calcext:value-type="float">
            <text:p>0.0100010001</text:p>
          </table:table-cell>
          <table:table-cell table:style-name="ce16" table:formula="of:=[.$E5]+[.$C$3]*MAX([.V5:.V9])" office:value-type="float" office:value="0.01000100010001" calcext:value-type="float">
            <text:p>0.0100010001</text:p>
          </table:table-cell>
          <table:table-cell table:style-name="ce16" table:formula="of:=[.$E5]+[.$C$3]*MAX([.W5:.W9])" office:value-type="float" office:value="0.01000100010001" calcext:value-type="float">
            <text:p>0.0100010001</text:p>
          </table:table-cell>
          <table:table-cell table:style-name="ce16" table:formula="of:=[.$E5]+[.$C$3]*MAX([.X5:.X9])" office:value-type="float" office:value="0.01000100010001" calcext:value-type="float">
            <text:p>0.0100010001</text:p>
          </table:table-cell>
          <table:table-cell table:style-name="ce16" table:formula="of:=[.$E5]+[.$C$3]*MAX([.Y5:.Y9])" office:value-type="float" office:value="0.01000100010001" calcext:value-type="float">
            <text:p>0.0100010001</text:p>
          </table:table-cell>
          <table:table-cell table:style-name="ce16" table:formula="of:=[.$E5]+[.$C$3]*MAX([.Z5:.Z9])" office:value-type="float" office:value="0.01000100010001" calcext:value-type="float">
            <text:p>0.0100010001</text:p>
          </table:table-cell>
          <table:table-cell table:style-name="ce16" table:formula="of:=[.$E5]+[.$C$3]*MAX([.AA5:.AA9])" office:value-type="float" office:value="0.01000100010001" calcext:value-type="float">
            <text:p>0.0100010001</text:p>
          </table:table-cell>
          <table:table-cell table:style-name="ce19" table:formula="of:=[.$E5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5]))*[.AF5]/ABS([.AF5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5]))*[.AN5]/ABS([.AN5]+0.0000000001)" office:value-type="float" office:value="0" calcext:value-type="float">
            <text:p>0.00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string" calcext:value-type="string">
            <text:p>a(MazeAction( <text:s text:c="2"/>UP),0) </text:p>
          </table:table-cell>
          <table:table-cell table:style-name="ce31" office:value-type="string" calcext:value-type="string">
            <text:p><text:s/>o(MazeObservation(0,0),-1)</text:p>
          </table:table-cell>
          <table:table-cell table:style-name="ce35" office:value-type="string" calcext:value-type="string">
            <text:p><text:s/>o(MazeObservation(0,0),-2) </text:p>
          </table:table-cell>
          <table:table-cell table:style-name="ce6"/>
          <table:table-cell table:style-name="ce38" table:formula="of:=SQRT(ABS([.AT5]))*[.AT5]/ABS([.AT5]+0.0000000001)" office:value-type="float" office:value="0" calcext:value-type="float">
            <text:p>0.000</text:p>
          </table:table-cell>
          <table:table-cell table:style-name="ce6" office:value-type="float" office:value="0" calcext:value-type="float">
            <text:p>0</text:p>
          </table:table-cell>
          <table:table-cell table:style-name="ce31" office:value-type="string" calcext:value-type="string">
            <text:p>a(MazeAction( <text:s text:c="2"/>UP),0) </text:p>
          </table:table-cell>
          <table:table-cell table:style-name="ce31" office:value-type="string" calcext:value-type="string">
            <text:p><text:s/>o(MazeObservation(0,0),-1)</text:p>
          </table:table-cell>
          <table:table-cell table:style-name="ce41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5]))*[.AZ5]/ABS([.AZ5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o(MazeObservation(1,1),-2)</text:p>
          </table:table-cell>
          <table:table-cell table:style-name="ce25" table:number-columns-repeated="2"/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6]+[.$C$3]*MAX([.F10:.F14])" office:value-type="float" office:value="0" calcext:value-type="float">
            <text:p>0</text:p>
          </table:table-cell>
          <table:table-cell table:style-name="ce14" table:formula="of:=[.$E6]+[.$C$3]*MAX([.G10:.G14])" office:value-type="float" office:value="0.1" calcext:value-type="float">
            <text:p>0.1</text:p>
          </table:table-cell>
          <table:table-cell table:style-name="ce17" table:formula="of:=[.$E6]+[.$C$3]*MAX([.H10:.H14])" office:value-type="float" office:value="0.1" calcext:value-type="float">
            <text:p>0.1</text:p>
          </table:table-cell>
          <table:table-cell table:style-name="ce17" table:formula="of:=[.$E6]+[.$C$3]*MAX([.I10:.I14])" office:value-type="float" office:value="0.1" calcext:value-type="float">
            <text:p>0.1</text:p>
          </table:table-cell>
          <table:table-cell table:style-name="ce17" table:formula="of:=[.$E6]+[.$C$3]*MAX([.J10:.J14])" office:value-type="float" office:value="0.1" calcext:value-type="float">
            <text:p>0.1</text:p>
          </table:table-cell>
          <table:table-cell table:style-name="ce17" table:formula="of:=[.$E6]+[.$C$3]*MAX([.K10:.K14])" office:value-type="float" office:value="0.10001" calcext:value-type="float">
            <text:p>0.10001</text:p>
          </table:table-cell>
          <table:table-cell table:style-name="ce17" table:formula="of:=[.$E6]+[.$C$3]*MAX([.L10:.L14])" office:value-type="float" office:value="0.10001" calcext:value-type="float">
            <text:p>0.10001</text:p>
          </table:table-cell>
          <table:table-cell table:style-name="ce17" table:formula="of:=[.$E6]+[.$C$3]*MAX([.M10:.M14])" office:value-type="float" office:value="0.10001" calcext:value-type="float">
            <text:p>0.10001</text:p>
          </table:table-cell>
          <table:table-cell table:style-name="ce17" table:formula="of:=[.$E6]+[.$C$3]*MAX([.N10:.N14])" office:value-type="float" office:value="0.10001" calcext:value-type="float">
            <text:p>0.10001</text:p>
          </table:table-cell>
          <table:table-cell table:style-name="ce17" table:formula="of:=[.$E6]+[.$C$3]*MAX([.O10:.O14])" office:value-type="float" office:value="0.100010001" calcext:value-type="float">
            <text:p>0.100010001</text:p>
          </table:table-cell>
          <table:table-cell table:style-name="ce17" table:formula="of:=[.$E6]+[.$C$3]*MAX([.P10:.P14])" office:value-type="float" office:value="0.100010001" calcext:value-type="float">
            <text:p>0.100010001</text:p>
          </table:table-cell>
          <table:table-cell table:style-name="ce17" table:formula="of:=[.$E6]+[.$C$3]*MAX([.Q10:.Q14])" office:value-type="float" office:value="0.100010001" calcext:value-type="float">
            <text:p>0.100010001</text:p>
          </table:table-cell>
          <table:table-cell table:style-name="ce17" table:formula="of:=[.$E6]+[.$C$3]*MAX([.R10:.R14])" office:value-type="float" office:value="0.100010001" calcext:value-type="float">
            <text:p>0.100010001</text:p>
          </table:table-cell>
          <table:table-cell table:style-name="ce17" table:formula="of:=[.$E6]+[.$C$3]*MAX([.S10:.S14])" office:value-type="float" office:value="0.1000100010001" calcext:value-type="float">
            <text:p>0.100010001</text:p>
          </table:table-cell>
          <table:table-cell table:style-name="ce17" table:formula="of:=[.$E6]+[.$C$3]*MAX([.T10:.T14])" office:value-type="float" office:value="0.1000100010001" calcext:value-type="float">
            <text:p>0.100010001</text:p>
          </table:table-cell>
          <table:table-cell table:style-name="ce17" table:formula="of:=[.$E6]+[.$C$3]*MAX([.U10:.U14])" office:value-type="float" office:value="0.1000100010001" calcext:value-type="float">
            <text:p>0.100010001</text:p>
          </table:table-cell>
          <table:table-cell table:style-name="ce17" table:formula="of:=[.$E6]+[.$C$3]*MAX([.V10:.V14])" office:value-type="float" office:value="0.1000100010001" calcext:value-type="float">
            <text:p>0.100010001</text:p>
          </table:table-cell>
          <table:table-cell table:style-name="ce17" table:formula="of:=[.$E6]+[.$C$3]*MAX([.W10:.W14])" office:value-type="float" office:value="0.1000100010001" calcext:value-type="float">
            <text:p>0.100010001</text:p>
          </table:table-cell>
          <table:table-cell table:style-name="ce17" table:formula="of:=[.$E6]+[.$C$3]*MAX([.X10:.X14])" office:value-type="float" office:value="0.1000100010001" calcext:value-type="float">
            <text:p>0.100010001</text:p>
          </table:table-cell>
          <table:table-cell table:style-name="ce17" table:formula="of:=[.$E6]+[.$C$3]*MAX([.Y10:.Y14])" office:value-type="float" office:value="0.1000100010001" calcext:value-type="float">
            <text:p>0.100010001</text:p>
          </table:table-cell>
          <table:table-cell table:style-name="ce17" table:formula="of:=[.$E6]+[.$C$3]*MAX([.Z10:.Z14])" office:value-type="float" office:value="0.1000100010001" calcext:value-type="float">
            <text:p>0.100010001</text:p>
          </table:table-cell>
          <table:table-cell table:style-name="ce17" table:formula="of:=[.$E6]+[.$C$3]*MAX([.AA10:.AA14])" office:value-type="float" office:value="0.1000100010001" calcext:value-type="float">
            <text:p>0.100010001</text:p>
          </table:table-cell>
          <table:table-cell table:style-name="ce20" table:formula="of:=[.$E6]+[.$C$3]*MAX([.AB10:.AB14])" office:value-type="float" office:value="0.1000100010001" calcext:value-type="float">
            <text:p>0.100010001</text:p>
          </table:table-cell>
          <table:table-cell/>
          <table:table-cell table:style-name="ce22" table:formula="of:=SQRT(ABS([.AF6]))*[.AF6]/ABS([.AF6]+0.0000000001)" office:value-type="float" office:value="0.31622776570061" calcext:value-type="float">
            <text:p>0.316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6]))*[.AN6]/ABS([.AN6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6]))*[.AT6]/ABS([.AT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6]))*[.AZ6]/ABS([.AZ6]+0.0000000001)" office:value-type="float" office:value="-0.0547722575762585" calcext:value-type="float">
            <text:p>-0.055</text:p>
          </table:table-cell>
          <table:table-cell table:style-name="ce33" office:value-type="float" office:value="-0.003" calcext:value-type="float">
            <text:p>-0.003</text:p>
          </table:table-cell>
          <table:table-cell table:style-name="ce25" office:value-type="string" calcext:value-type="string">
            <text:p>o(MazeObservation(1,1),-1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7]+[.$C$3]*MAX([.F15:.F19])" office:value-type="float" office:value="0" calcext:value-type="float">
            <text:p>0</text:p>
          </table:table-cell>
          <table:table-cell table:style-name="ce14" table:formula="of:=[.$E7]+[.$C$3]*MAX([.G15:.G19])" office:value-type="float" office:value="0.1" calcext:value-type="float">
            <text:p>0.1</text:p>
          </table:table-cell>
          <table:table-cell table:style-name="ce17" table:formula="of:=[.$E7]+[.$C$3]*MAX([.H15:.H19])" office:value-type="float" office:value="0.1" calcext:value-type="float">
            <text:p>0.1</text:p>
          </table:table-cell>
          <table:table-cell table:style-name="ce17" table:formula="of:=[.$E7]+[.$C$3]*MAX([.I15:.I19])" office:value-type="float" office:value="0.1" calcext:value-type="float">
            <text:p>0.1</text:p>
          </table:table-cell>
          <table:table-cell table:style-name="ce17" table:formula="of:=[.$E7]+[.$C$3]*MAX([.J15:.J19])" office:value-type="float" office:value="0.1" calcext:value-type="float">
            <text:p>0.1</text:p>
          </table:table-cell>
          <table:table-cell table:style-name="ce17" table:formula="of:=[.$E7]+[.$C$3]*MAX([.K15:.K19])" office:value-type="float" office:value="0.10001" calcext:value-type="float">
            <text:p>0.10001</text:p>
          </table:table-cell>
          <table:table-cell table:style-name="ce17" table:formula="of:=[.$E7]+[.$C$3]*MAX([.L15:.L19])" office:value-type="float" office:value="0.10001" calcext:value-type="float">
            <text:p>0.10001</text:p>
          </table:table-cell>
          <table:table-cell table:style-name="ce17" table:formula="of:=[.$E7]+[.$C$3]*MAX([.M15:.M19])" office:value-type="float" office:value="0.10001" calcext:value-type="float">
            <text:p>0.10001</text:p>
          </table:table-cell>
          <table:table-cell table:style-name="ce17" table:formula="of:=[.$E7]+[.$C$3]*MAX([.N15:.N19])" office:value-type="float" office:value="0.10001" calcext:value-type="float">
            <text:p>0.10001</text:p>
          </table:table-cell>
          <table:table-cell table:style-name="ce17" table:formula="of:=[.$E7]+[.$C$3]*MAX([.O15:.O19])" office:value-type="float" office:value="0.100010001" calcext:value-type="float">
            <text:p>0.100010001</text:p>
          </table:table-cell>
          <table:table-cell table:style-name="ce17" table:formula="of:=[.$E7]+[.$C$3]*MAX([.P15:.P19])" office:value-type="float" office:value="0.100010001" calcext:value-type="float">
            <text:p>0.100010001</text:p>
          </table:table-cell>
          <table:table-cell table:style-name="ce17" table:formula="of:=[.$E7]+[.$C$3]*MAX([.Q15:.Q19])" office:value-type="float" office:value="0.100010001" calcext:value-type="float">
            <text:p>0.100010001</text:p>
          </table:table-cell>
          <table:table-cell table:style-name="ce17" table:formula="of:=[.$E7]+[.$C$3]*MAX([.R15:.R19])" office:value-type="float" office:value="0.100010001" calcext:value-type="float">
            <text:p>0.100010001</text:p>
          </table:table-cell>
          <table:table-cell table:style-name="ce17" table:formula="of:=[.$E7]+[.$C$3]*MAX([.S15:.S19])" office:value-type="float" office:value="0.1000100010001" calcext:value-type="float">
            <text:p>0.100010001</text:p>
          </table:table-cell>
          <table:table-cell table:style-name="ce17" table:formula="of:=[.$E7]+[.$C$3]*MAX([.T15:.T19])" office:value-type="float" office:value="0.1000100010001" calcext:value-type="float">
            <text:p>0.100010001</text:p>
          </table:table-cell>
          <table:table-cell table:style-name="ce17" table:formula="of:=[.$E7]+[.$C$3]*MAX([.U15:.U19])" office:value-type="float" office:value="0.1000100010001" calcext:value-type="float">
            <text:p>0.100010001</text:p>
          </table:table-cell>
          <table:table-cell table:style-name="ce17" table:formula="of:=[.$E7]+[.$C$3]*MAX([.V15:.V19])" office:value-type="float" office:value="0.1000100010001" calcext:value-type="float">
            <text:p>0.100010001</text:p>
          </table:table-cell>
          <table:table-cell table:style-name="ce17" table:formula="of:=[.$E7]+[.$C$3]*MAX([.W15:.W19])" office:value-type="float" office:value="0.1000100010001" calcext:value-type="float">
            <text:p>0.100010001</text:p>
          </table:table-cell>
          <table:table-cell table:style-name="ce17" table:formula="of:=[.$E7]+[.$C$3]*MAX([.X15:.X19])" office:value-type="float" office:value="0.1000100010001" calcext:value-type="float">
            <text:p>0.100010001</text:p>
          </table:table-cell>
          <table:table-cell table:style-name="ce17" table:formula="of:=[.$E7]+[.$C$3]*MAX([.Y15:.Y19])" office:value-type="float" office:value="0.1000100010001" calcext:value-type="float">
            <text:p>0.100010001</text:p>
          </table:table-cell>
          <table:table-cell table:style-name="ce17" table:formula="of:=[.$E7]+[.$C$3]*MAX([.Z15:.Z19])" office:value-type="float" office:value="0.1000100010001" calcext:value-type="float">
            <text:p>0.100010001</text:p>
          </table:table-cell>
          <table:table-cell table:style-name="ce17" table:formula="of:=[.$E7]+[.$C$3]*MAX([.AA15:.AA19])" office:value-type="float" office:value="0.1000100010001" calcext:value-type="float">
            <text:p>0.100010001</text:p>
          </table:table-cell>
          <table:table-cell table:style-name="ce20" table:formula="of:=[.$E7]+[.$C$3]*MAX([.AB15:.AB19])" office:value-type="float" office:value="0.1000100010001" calcext:value-type="float">
            <text:p>0.100010001</text:p>
          </table:table-cell>
          <table:table-cell/>
          <table:table-cell table:style-name="ce22" table:formula="of:=SQRT(ABS([.AF7]))*[.AF7]/ABS([.AF7]+0.0000000001)" office:value-type="float" office:value="0.099999999" calcext:value-type="float">
            <text:p>0.100</text:p>
          </table:table-cell>
          <table:table-cell table:style-name="ce24" office:value-type="float" office:value="0.01" calcext:value-type="float">
            <text:p>0.01</text:p>
          </table:table-cell>
          <table:table-cell table:style-name="ce26" office:value-type="string" calcext:value-type="string">
            <text:p>(a(MazeAction( LEFT),0) </text:p>
          </table:table-cell>
          <table:table-cell table:style-name="ce26" office:value-type="string" calcext:value-type="string">
            <text:p><text:s/>o(MazeObservation(0,0),-1))</text:p>
          </table:table-cell>
          <table:table-cell table:style-name="ce26"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7]))*[.AN7]/ABS([.AN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7]))*[.AT7]/ABS([.AT7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LEFT),0) </text:p>
          </table:table-cell>
          <table:table-cell table:style-name="ce26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7]))*[.AZ7]/ABS([.AZ7]+0.0000000001)" office:value-type="float" office:value="-0.20736441401552" calcext:value-type="float">
            <text:p>-0.207</text:p>
          </table:table-cell>
          <table:table-cell table:style-name="ce33" office:value-type="float" office:value="-0.043" calcext:value-type="float">
            <text:p>-0.043</text:p>
          </table:table-cell>
          <table:table-cell table:style-name="ce25" office:value-type="string" calcext:value-type="string">
            <text:p>r(ListedReward(0),-1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8]+[.$C$3]*MAX([.F5:.F9])" office:value-type="float" office:value="0" calcext:value-type="float">
            <text:p>0</text:p>
          </table:table-cell>
          <table:table-cell table:style-name="ce14" table:formula="of:=[.$E8]+[.$C$3]*MAX([.G5:.G9])" office:value-type="float" office:value="0" calcext:value-type="float">
            <text:p>0</text:p>
          </table:table-cell>
          <table:table-cell table:style-name="ce17" table:formula="of:=[.$E8]+[.$C$3]*MAX([.H5:.H9])" office:value-type="float" office:value="0.01" calcext:value-type="float">
            <text:p>0.01</text:p>
          </table:table-cell>
          <table:table-cell table:style-name="ce17" table:formula="of:=[.$E8]+[.$C$3]*MAX([.I5:.I9])" office:value-type="float" office:value="0.01" calcext:value-type="float">
            <text:p>0.01</text:p>
          </table:table-cell>
          <table:table-cell table:style-name="ce17" table:formula="of:=[.$E8]+[.$C$3]*MAX([.J5:.J9])" office:value-type="float" office:value="0.01" calcext:value-type="float">
            <text:p>0.01</text:p>
          </table:table-cell>
          <table:table-cell table:style-name="ce17" table:formula="of:=[.$E8]+[.$C$3]*MAX([.K5:.K9])" office:value-type="float" office:value="0.01" calcext:value-type="float">
            <text:p>0.01</text:p>
          </table:table-cell>
          <table:table-cell table:style-name="ce17" table:formula="of:=[.$E8]+[.$C$3]*MAX([.L5:.L9])" office:value-type="float" office:value="0.010001" calcext:value-type="float">
            <text:p>0.010001</text:p>
          </table:table-cell>
          <table:table-cell table:style-name="ce17" table:formula="of:=[.$E8]+[.$C$3]*MAX([.M5:.M9])" office:value-type="float" office:value="0.010001" calcext:value-type="float">
            <text:p>0.010001</text:p>
          </table:table-cell>
          <table:table-cell table:style-name="ce17" table:formula="of:=[.$E8]+[.$C$3]*MAX([.N5:.N9])" office:value-type="float" office:value="0.010001" calcext:value-type="float">
            <text:p>0.010001</text:p>
          </table:table-cell>
          <table:table-cell table:style-name="ce17" table:formula="of:=[.$E8]+[.$C$3]*MAX([.O5:.O9])" office:value-type="float" office:value="0.010001" calcext:value-type="float">
            <text:p>0.010001</text:p>
          </table:table-cell>
          <table:table-cell table:style-name="ce17" table:formula="of:=[.$E8]+[.$C$3]*MAX([.P5:.P9])" office:value-type="float" office:value="0.0100010001" calcext:value-type="float">
            <text:p>0.0100010001</text:p>
          </table:table-cell>
          <table:table-cell table:style-name="ce17" table:formula="of:=[.$E8]+[.$C$3]*MAX([.Q5:.Q9])" office:value-type="float" office:value="0.0100010001" calcext:value-type="float">
            <text:p>0.0100010001</text:p>
          </table:table-cell>
          <table:table-cell table:style-name="ce17" table:formula="of:=[.$E8]+[.$C$3]*MAX([.R5:.R9])" office:value-type="float" office:value="0.0100010001" calcext:value-type="float">
            <text:p>0.0100010001</text:p>
          </table:table-cell>
          <table:table-cell table:style-name="ce17" table:formula="of:=[.$E8]+[.$C$3]*MAX([.S5:.S9])" office:value-type="float" office:value="0.0100010001" calcext:value-type="float">
            <text:p>0.0100010001</text:p>
          </table:table-cell>
          <table:table-cell table:style-name="ce17" table:formula="of:=[.$E8]+[.$C$3]*MAX([.T5:.T9])" office:value-type="float" office:value="0.01000100010001" calcext:value-type="float">
            <text:p>0.0100010001</text:p>
          </table:table-cell>
          <table:table-cell table:style-name="ce17" table:formula="of:=[.$E8]+[.$C$3]*MAX([.U5:.U9])" office:value-type="float" office:value="0.01000100010001" calcext:value-type="float">
            <text:p>0.0100010001</text:p>
          </table:table-cell>
          <table:table-cell table:style-name="ce17" table:formula="of:=[.$E8]+[.$C$3]*MAX([.V5:.V9])" office:value-type="float" office:value="0.01000100010001" calcext:value-type="float">
            <text:p>0.0100010001</text:p>
          </table:table-cell>
          <table:table-cell table:style-name="ce17" table:formula="of:=[.$E8]+[.$C$3]*MAX([.W5:.W9])" office:value-type="float" office:value="0.01000100010001" calcext:value-type="float">
            <text:p>0.0100010001</text:p>
          </table:table-cell>
          <table:table-cell table:style-name="ce17" table:formula="of:=[.$E8]+[.$C$3]*MAX([.X5:.X9])" office:value-type="float" office:value="0.01000100010001" calcext:value-type="float">
            <text:p>0.0100010001</text:p>
          </table:table-cell>
          <table:table-cell table:style-name="ce17" table:formula="of:=[.$E8]+[.$C$3]*MAX([.Y5:.Y9])" office:value-type="float" office:value="0.01000100010001" calcext:value-type="float">
            <text:p>0.0100010001</text:p>
          </table:table-cell>
          <table:table-cell table:style-name="ce17" table:formula="of:=[.$E8]+[.$C$3]*MAX([.Z5:.Z9])" office:value-type="float" office:value="0.01000100010001" calcext:value-type="float">
            <text:p>0.0100010001</text:p>
          </table:table-cell>
          <table:table-cell table:style-name="ce17" table:formula="of:=[.$E8]+[.$C$3]*MAX([.AA5:.AA9])" office:value-type="float" office:value="0.01000100010001" calcext:value-type="float">
            <text:p>0.0100010001</text:p>
          </table:table-cell>
          <table:table-cell table:style-name="ce20" table:formula="of:=[.$E8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8]))*[.AF8]/ABS([.AF8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8]))*[.AN8]/ABS([.AN8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8]))*[.AT8]/ABS([.AT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8]))*[.AZ8]/ABS([.AZ8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0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9]+[.$C$3]*MAX([.F5:.F9])" office:value-type="float" office:value="0" calcext:value-type="float">
            <text:p>0</text:p>
          </table:table-cell>
          <table:table-cell table:style-name="ce15" table:formula="of:=[.$E9]+[.$C$3]*MAX([.G5:.G9])" office:value-type="float" office:value="0" calcext:value-type="float">
            <text:p>0</text:p>
          </table:table-cell>
          <table:table-cell table:style-name="ce18" table:formula="of:=[.$E9]+[.$C$3]*MAX([.H5:.H9])" office:value-type="float" office:value="0.01" calcext:value-type="float">
            <text:p>0.01</text:p>
          </table:table-cell>
          <table:table-cell table:style-name="ce18" table:formula="of:=[.$E9]+[.$C$3]*MAX([.I5:.I9])" office:value-type="float" office:value="0.01" calcext:value-type="float">
            <text:p>0.01</text:p>
          </table:table-cell>
          <table:table-cell table:style-name="ce18" table:formula="of:=[.$E9]+[.$C$3]*MAX([.J5:.J9])" office:value-type="float" office:value="0.01" calcext:value-type="float">
            <text:p>0.01</text:p>
          </table:table-cell>
          <table:table-cell table:style-name="ce18" table:formula="of:=[.$E9]+[.$C$3]*MAX([.K5:.K9])" office:value-type="float" office:value="0.01" calcext:value-type="float">
            <text:p>0.01</text:p>
          </table:table-cell>
          <table:table-cell table:style-name="ce18" table:formula="of:=[.$E9]+[.$C$3]*MAX([.L5:.L9])" office:value-type="float" office:value="0.010001" calcext:value-type="float">
            <text:p>0.010001</text:p>
          </table:table-cell>
          <table:table-cell table:style-name="ce18" table:formula="of:=[.$E9]+[.$C$3]*MAX([.M5:.M9])" office:value-type="float" office:value="0.010001" calcext:value-type="float">
            <text:p>0.010001</text:p>
          </table:table-cell>
          <table:table-cell table:style-name="ce18" table:formula="of:=[.$E9]+[.$C$3]*MAX([.N5:.N9])" office:value-type="float" office:value="0.010001" calcext:value-type="float">
            <text:p>0.010001</text:p>
          </table:table-cell>
          <table:table-cell table:style-name="ce18" table:formula="of:=[.$E9]+[.$C$3]*MAX([.O5:.O9])" office:value-type="float" office:value="0.010001" calcext:value-type="float">
            <text:p>0.010001</text:p>
          </table:table-cell>
          <table:table-cell table:style-name="ce18" table:formula="of:=[.$E9]+[.$C$3]*MAX([.P5:.P9])" office:value-type="float" office:value="0.0100010001" calcext:value-type="float">
            <text:p>0.0100010001</text:p>
          </table:table-cell>
          <table:table-cell table:style-name="ce18" table:formula="of:=[.$E9]+[.$C$3]*MAX([.Q5:.Q9])" office:value-type="float" office:value="0.0100010001" calcext:value-type="float">
            <text:p>0.0100010001</text:p>
          </table:table-cell>
          <table:table-cell table:style-name="ce18" table:formula="of:=[.$E9]+[.$C$3]*MAX([.R5:.R9])" office:value-type="float" office:value="0.0100010001" calcext:value-type="float">
            <text:p>0.0100010001</text:p>
          </table:table-cell>
          <table:table-cell table:style-name="ce18" table:formula="of:=[.$E9]+[.$C$3]*MAX([.S5:.S9])" office:value-type="float" office:value="0.0100010001" calcext:value-type="float">
            <text:p>0.0100010001</text:p>
          </table:table-cell>
          <table:table-cell table:style-name="ce18" table:formula="of:=[.$E9]+[.$C$3]*MAX([.T5:.T9])" office:value-type="float" office:value="0.01000100010001" calcext:value-type="float">
            <text:p>0.0100010001</text:p>
          </table:table-cell>
          <table:table-cell table:style-name="ce18" table:formula="of:=[.$E9]+[.$C$3]*MAX([.U5:.U9])" office:value-type="float" office:value="0.01000100010001" calcext:value-type="float">
            <text:p>0.0100010001</text:p>
          </table:table-cell>
          <table:table-cell table:style-name="ce18" table:formula="of:=[.$E9]+[.$C$3]*MAX([.V5:.V9])" office:value-type="float" office:value="0.01000100010001" calcext:value-type="float">
            <text:p>0.0100010001</text:p>
          </table:table-cell>
          <table:table-cell table:style-name="ce18" table:formula="of:=[.$E9]+[.$C$3]*MAX([.W5:.W9])" office:value-type="float" office:value="0.01000100010001" calcext:value-type="float">
            <text:p>0.0100010001</text:p>
          </table:table-cell>
          <table:table-cell table:style-name="ce18" table:formula="of:=[.$E9]+[.$C$3]*MAX([.X5:.X9])" office:value-type="float" office:value="0.01000100010001" calcext:value-type="float">
            <text:p>0.0100010001</text:p>
          </table:table-cell>
          <table:table-cell table:style-name="ce18" table:formula="of:=[.$E9]+[.$C$3]*MAX([.Y5:.Y9])" office:value-type="float" office:value="0.01000100010001" calcext:value-type="float">
            <text:p>0.0100010001</text:p>
          </table:table-cell>
          <table:table-cell table:style-name="ce18" table:formula="of:=[.$E9]+[.$C$3]*MAX([.Z5:.Z9])" office:value-type="float" office:value="0.01000100010001" calcext:value-type="float">
            <text:p>0.0100010001</text:p>
          </table:table-cell>
          <table:table-cell table:style-name="ce18" table:formula="of:=[.$E9]+[.$C$3]*MAX([.AA5:.AA9])" office:value-type="float" office:value="0.01000100010001" calcext:value-type="float">
            <text:p>0.0100010001</text:p>
          </table:table-cell>
          <table:table-cell table:style-name="ce21" table:formula="of:=[.$E9]+[.$C$3]*MAX([.AB5:.AB9])" office:value-type="float" office:value="0.01000100010001" calcext:value-type="float">
            <text:p>0.0100010001</text:p>
          </table:table-cell>
          <table:table-cell table:style-name="ce12"/>
          <table:table-cell table:style-name="ce22" table:formula="of:=SQRT(ABS([.AF9]))*[.AF9]/ABS([.AF9]+0.0000000001)" office:value-type="float" office:value="0.31622776570061" calcext:value-type="float">
            <text:p>0.316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0),-2) </text:p>
          </table:table-cell>
          <table:table-cell table:style-name="ce12" table:number-columns-repeated="3"/>
          <table:table-cell table:style-name="ce27" table:formula="of:=SQRT(ABS([.AN9]))*[.AN9]/ABS([.AN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9]))*[.AT9]/ABS([.AT9]+0.0000000001)" office:value-type="float" office:value="0.148323969067713" calcext:value-type="float">
            <text:p>0.148</text:p>
          </table:table-cell>
          <table:table-cell office:value-type="float" office:value="0.022" calcext:value-type="float">
            <text:p>0.022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5"/>
          <table:table-cell table:style-name="ce48" table:formula="of:=SQRT(ABS([.AZ9]))*[.AZ9]/ABS([.AZ9]+0.0000000001)" office:value-type="float" office:value="0.223606797302765" calcext:value-type="float">
            <text:p>0.224</text:p>
          </table:table-cell>
          <table:table-cell table:style-name="ce33" office:value-type="float" office:value="0.05" calcext:value-type="float">
            <text:p>0.05</text:p>
          </table:table-cell>
          <table:table-cell table:style-name="ce25" office:value-type="string" calcext:value-type="string">
            <text:p>r(ListedReward(0),0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0]+[.$C$3]*MAX([.F20:.F24])" office:value-type="float" office:value="0" calcext:value-type="float">
            <text:p>0</text:p>
          </table:table-cell>
          <table:table-cell table:style-name="ce14" table:formula="of:=[.$E10]+[.$C$3]*MAX([.G20:.G24])" office:value-type="float" office:value="0" calcext:value-type="float">
            <text:p>0</text:p>
          </table:table-cell>
          <table:table-cell table:style-name="ce17" table:formula="of:=[.$E10]+[.$C$3]*MAX([.H20:.H24])" office:value-type="float" office:value="0.01" calcext:value-type="float">
            <text:p>0.01</text:p>
          </table:table-cell>
          <table:table-cell table:style-name="ce17" table:formula="of:=[.$E10]+[.$C$3]*MAX([.I20:.I24])" office:value-type="float" office:value="0.01" calcext:value-type="float">
            <text:p>0.01</text:p>
          </table:table-cell>
          <table:table-cell table:style-name="ce17" table:formula="of:=[.$E10]+[.$C$3]*MAX([.J20:.J24])" office:value-type="float" office:value="0.01" calcext:value-type="float">
            <text:p>0.01</text:p>
          </table:table-cell>
          <table:table-cell table:style-name="ce17" table:formula="of:=[.$E10]+[.$C$3]*MAX([.K20:.K24])" office:value-type="float" office:value="0.01" calcext:value-type="float">
            <text:p>0.01</text:p>
          </table:table-cell>
          <table:table-cell table:style-name="ce17" table:formula="of:=[.$E10]+[.$C$3]*MAX([.L20:.L24])" office:value-type="float" office:value="0.010001" calcext:value-type="float">
            <text:p>0.010001</text:p>
          </table:table-cell>
          <table:table-cell table:style-name="ce17" table:formula="of:=[.$E10]+[.$C$3]*MAX([.M20:.M24])" office:value-type="float" office:value="0.010001" calcext:value-type="float">
            <text:p>0.010001</text:p>
          </table:table-cell>
          <table:table-cell table:style-name="ce17" table:formula="of:=[.$E10]+[.$C$3]*MAX([.N20:.N24])" office:value-type="float" office:value="0.010001" calcext:value-type="float">
            <text:p>0.010001</text:p>
          </table:table-cell>
          <table:table-cell table:style-name="ce17" table:formula="of:=[.$E10]+[.$C$3]*MAX([.O20:.O24])" office:value-type="float" office:value="0.010001" calcext:value-type="float">
            <text:p>0.010001</text:p>
          </table:table-cell>
          <table:table-cell table:style-name="ce17" table:formula="of:=[.$E10]+[.$C$3]*MAX([.P20:.P24])" office:value-type="float" office:value="0.0100010001" calcext:value-type="float">
            <text:p>0.0100010001</text:p>
          </table:table-cell>
          <table:table-cell table:style-name="ce17" table:formula="of:=[.$E10]+[.$C$3]*MAX([.Q20:.Q24])" office:value-type="float" office:value="0.0100010001" calcext:value-type="float">
            <text:p>0.0100010001</text:p>
          </table:table-cell>
          <table:table-cell table:style-name="ce17" table:formula="of:=[.$E10]+[.$C$3]*MAX([.R20:.R24])" office:value-type="float" office:value="0.0100010001" calcext:value-type="float">
            <text:p>0.0100010001</text:p>
          </table:table-cell>
          <table:table-cell table:style-name="ce17" table:formula="of:=[.$E10]+[.$C$3]*MAX([.S20:.S24])" office:value-type="float" office:value="0.0100010001" calcext:value-type="float">
            <text:p>0.0100010001</text:p>
          </table:table-cell>
          <table:table-cell table:style-name="ce17" table:formula="of:=[.$E10]+[.$C$3]*MAX([.T20:.T24])" office:value-type="float" office:value="0.01000100010001" calcext:value-type="float">
            <text:p>0.0100010001</text:p>
          </table:table-cell>
          <table:table-cell table:style-name="ce17" table:formula="of:=[.$E10]+[.$C$3]*MAX([.U20:.U24])" office:value-type="float" office:value="0.01000100010001" calcext:value-type="float">
            <text:p>0.0100010001</text:p>
          </table:table-cell>
          <table:table-cell table:style-name="ce17" table:formula="of:=[.$E10]+[.$C$3]*MAX([.V20:.V24])" office:value-type="float" office:value="0.01000100010001" calcext:value-type="float">
            <text:p>0.0100010001</text:p>
          </table:table-cell>
          <table:table-cell table:style-name="ce17" table:formula="of:=[.$E10]+[.$C$3]*MAX([.W20:.W24])" office:value-type="float" office:value="0.01000100010001" calcext:value-type="float">
            <text:p>0.0100010001</text:p>
          </table:table-cell>
          <table:table-cell table:style-name="ce17" table:formula="of:=[.$E10]+[.$C$3]*MAX([.X20:.X24])" office:value-type="float" office:value="0.01000100010001" calcext:value-type="float">
            <text:p>0.0100010001</text:p>
          </table:table-cell>
          <table:table-cell table:style-name="ce17" table:formula="of:=[.$E10]+[.$C$3]*MAX([.Y20:.Y24])" office:value-type="float" office:value="0.01000100010001" calcext:value-type="float">
            <text:p>0.0100010001</text:p>
          </table:table-cell>
          <table:table-cell table:style-name="ce17" table:formula="of:=[.$E10]+[.$C$3]*MAX([.Z20:.Z24])" office:value-type="float" office:value="0.01000100010001" calcext:value-type="float">
            <text:p>0.0100010001</text:p>
          </table:table-cell>
          <table:table-cell table:style-name="ce17" table:formula="of:=[.$E10]+[.$C$3]*MAX([.AA20:.AA24])" office:value-type="float" office:value="0.01000100010001" calcext:value-type="float">
            <text:p>0.0100010001</text:p>
          </table:table-cell>
          <table:table-cell table:style-name="ce20" table:formula="of:=[.$E10]+[.$C$3]*MAX([.AB20:.AB24])" office:value-type="float" office:value="0.01000100010001" calcext:value-type="float">
            <text:p>0.0100010001</text:p>
          </table:table-cell>
          <table:table-cell/>
          <table:table-cell table:style-name="ce22" table:formula="of:=SQRT(ABS([.AF10]))*[.AF10]/ABS([.AF10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0]))*[.AN10]/ABS([.AN10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0]))*[.AT10]/ABS([.AT1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0]))*[.AZ10]/ABS([.AZ10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r(ListedReward(1),-1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$E11]+[.$C$3]*MAX([.F30:.F34])" office:value-type="float" office:value="1" calcext:value-type="float">
            <text:p>1</text:p>
          </table:table-cell>
          <table:table-cell table:style-name="ce14" table:formula="of:=[.$E11]+[.$C$3]*MAX([.G30:.G34])" office:value-type="float" office:value="1" calcext:value-type="float">
            <text:p>1</text:p>
          </table:table-cell>
          <table:table-cell table:style-name="ce17" table:formula="of:=[.$E11]+[.$C$3]*MAX([.H30:.H34])" office:value-type="float" office:value="1" calcext:value-type="float">
            <text:p>1</text:p>
          </table:table-cell>
          <table:table-cell table:style-name="ce17" table:formula="of:=[.$E11]+[.$C$3]*MAX([.I30:.I34])" office:value-type="float" office:value="1" calcext:value-type="float">
            <text:p>1</text:p>
          </table:table-cell>
          <table:table-cell table:style-name="ce17" table:formula="of:=[.$E11]+[.$C$3]*MAX([.J30:.J34])" office:value-type="float" office:value="1.0001" calcext:value-type="float">
            <text:p>1.0001</text:p>
          </table:table-cell>
          <table:table-cell table:style-name="ce17" table:formula="of:=[.$E11]+[.$C$3]*MAX([.K30:.K34])" office:value-type="float" office:value="1.0001" calcext:value-type="float">
            <text:p>1.0001</text:p>
          </table:table-cell>
          <table:table-cell table:style-name="ce17" table:formula="of:=[.$E11]+[.$C$3]*MAX([.L30:.L34])" office:value-type="float" office:value="1.0001" calcext:value-type="float">
            <text:p>1.0001</text:p>
          </table:table-cell>
          <table:table-cell table:style-name="ce17" table:formula="of:=[.$E11]+[.$C$3]*MAX([.M30:.M34])" office:value-type="float" office:value="1.0001" calcext:value-type="float">
            <text:p>1.0001</text:p>
          </table:table-cell>
          <table:table-cell table:style-name="ce17" table:formula="of:=[.$E11]+[.$C$3]*MAX([.N30:.N34])" office:value-type="float" office:value="1.00010001" calcext:value-type="float">
            <text:p>1.00010001</text:p>
          </table:table-cell>
          <table:table-cell table:style-name="ce17" table:formula="of:=[.$E11]+[.$C$3]*MAX([.O30:.O34])" office:value-type="float" office:value="1.00010001" calcext:value-type="float">
            <text:p>1.00010001</text:p>
          </table:table-cell>
          <table:table-cell table:style-name="ce17" table:formula="of:=[.$E11]+[.$C$3]*MAX([.P30:.P34])" office:value-type="float" office:value="1.00010001" calcext:value-type="float">
            <text:p>1.00010001</text:p>
          </table:table-cell>
          <table:table-cell table:style-name="ce17" table:formula="of:=[.$E11]+[.$C$3]*MAX([.Q30:.Q34])" office:value-type="float" office:value="1.00010001" calcext:value-type="float">
            <text:p>1.00010001</text:p>
          </table:table-cell>
          <table:table-cell table:style-name="ce17" table:formula="of:=[.$E11]+[.$C$3]*MAX([.R30:.R34])" office:value-type="float" office:value="1.000100010001" calcext:value-type="float">
            <text:p>1.00010001</text:p>
          </table:table-cell>
          <table:table-cell table:style-name="ce17" table:formula="of:=[.$E11]+[.$C$3]*MAX([.S30:.S34])" office:value-type="float" office:value="1.000100010001" calcext:value-type="float">
            <text:p>1.00010001</text:p>
          </table:table-cell>
          <table:table-cell table:style-name="ce17" table:formula="of:=[.$E11]+[.$C$3]*MAX([.T30:.T34])" office:value-type="float" office:value="1.000100010001" calcext:value-type="float">
            <text:p>1.00010001</text:p>
          </table:table-cell>
          <table:table-cell table:style-name="ce17" table:formula="of:=[.$E11]+[.$C$3]*MAX([.U30:.U34])" office:value-type="float" office:value="1.000100010001" calcext:value-type="float">
            <text:p>1.00010001</text:p>
          </table:table-cell>
          <table:table-cell table:style-name="ce17" table:formula="of:=[.$E11]+[.$C$3]*MAX([.V30:.V34])" office:value-type="float" office:value="1.000100010001" calcext:value-type="float">
            <text:p>1.00010001</text:p>
          </table:table-cell>
          <table:table-cell table:style-name="ce17" table:formula="of:=[.$E11]+[.$C$3]*MAX([.W30:.W34])" office:value-type="float" office:value="1.000100010001" calcext:value-type="float">
            <text:p>1.00010001</text:p>
          </table:table-cell>
          <table:table-cell table:style-name="ce17" table:formula="of:=[.$E11]+[.$C$3]*MAX([.X30:.X34])" office:value-type="float" office:value="1.000100010001" calcext:value-type="float">
            <text:p>1.00010001</text:p>
          </table:table-cell>
          <table:table-cell table:style-name="ce17" table:formula="of:=[.$E11]+[.$C$3]*MAX([.Y30:.Y34])" office:value-type="float" office:value="1.000100010001" calcext:value-type="float">
            <text:p>1.00010001</text:p>
          </table:table-cell>
          <table:table-cell table:style-name="ce17" table:formula="of:=[.$E11]+[.$C$3]*MAX([.Z30:.Z34])" office:value-type="float" office:value="1.000100010001" calcext:value-type="float">
            <text:p>1.00010001</text:p>
          </table:table-cell>
          <table:table-cell table:style-name="ce17" table:formula="of:=[.$E11]+[.$C$3]*MAX([.AA30:.AA34])" office:value-type="float" office:value="1.000100010001" calcext:value-type="float">
            <text:p>1.00010001</text:p>
          </table:table-cell>
          <table:table-cell table:style-name="ce20" table:formula="of:=[.$E11]+[.$C$3]*MAX([.AB30:.AB34])" office:value-type="float" office:value="1.000100010001" calcext:value-type="float">
            <text:p>1.00010001</text:p>
          </table:table-cell>
          <table:table-cell/>
          <table:table-cell table:style-name="ce22" table:formula="of:=SQRT(ABS([.AF11]))*[.AF11]/ABS([.AF11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DOWN),0) </text:p>
          </table:table-cell>
          <table:table-cell table:style-name="ce26" office:value-type="string" calcext:value-type="string">
            <text:p><text:s/>o(MazeObservation(0,1),-1))</text:p>
          </table:table-cell>
          <table:table-cell table:style-name="ce26"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1]))*[.AN11]/ABS([.AN11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1]))*[.AT11]/ABS([.AT11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DOWN),0) </text:p>
          </table:table-cell>
          <table:table-cell table:style-name="ce26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1]))*[.AZ11]/ABS([.AZ11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2]+[.$C$3]*MAX([.F25:.F29])" office:value-type="float" office:value="0" calcext:value-type="float">
            <text:p>0</text:p>
          </table:table-cell>
          <table:table-cell table:style-name="ce14" table:formula="of:=[.$E12]+[.$C$3]*MAX([.G25:.G29])" office:value-type="float" office:value="0" calcext:value-type="float">
            <text:p>0</text:p>
          </table:table-cell>
          <table:table-cell table:style-name="ce17" table:formula="of:=[.$E12]+[.$C$3]*MAX([.H25:.H29])" office:value-type="float" office:value="0" calcext:value-type="float">
            <text:p>0</text:p>
          </table:table-cell>
          <table:table-cell table:style-name="ce17" table:formula="of:=[.$E12]+[.$C$3]*MAX([.I25:.I29])" office:value-type="float" office:value="0.001" calcext:value-type="float">
            <text:p>0.001</text:p>
          </table:table-cell>
          <table:table-cell table:style-name="ce17" table:formula="of:=[.$E12]+[.$C$3]*MAX([.J25:.J29])" office:value-type="float" office:value="0.001" calcext:value-type="float">
            <text:p>0.001</text:p>
          </table:table-cell>
          <table:table-cell table:style-name="ce17" table:formula="of:=[.$E12]+[.$C$3]*MAX([.K25:.K29])" office:value-type="float" office:value="0.001" calcext:value-type="float">
            <text:p>0.001</text:p>
          </table:table-cell>
          <table:table-cell table:style-name="ce17" table:formula="of:=[.$E12]+[.$C$3]*MAX([.L25:.L29])" office:value-type="float" office:value="0.001" calcext:value-type="float">
            <text:p>0.001</text:p>
          </table:table-cell>
          <table:table-cell table:style-name="ce17" table:formula="of:=[.$E12]+[.$C$3]*MAX([.M25:.M29])" office:value-type="float" office:value="0.0010001" calcext:value-type="float">
            <text:p>0.0010001</text:p>
          </table:table-cell>
          <table:table-cell table:style-name="ce17" table:formula="of:=[.$E12]+[.$C$3]*MAX([.N25:.N29])" office:value-type="float" office:value="0.0010001" calcext:value-type="float">
            <text:p>0.0010001</text:p>
          </table:table-cell>
          <table:table-cell table:style-name="ce17" table:formula="of:=[.$E12]+[.$C$3]*MAX([.O25:.O29])" office:value-type="float" office:value="0.0010001" calcext:value-type="float">
            <text:p>0.0010001</text:p>
          </table:table-cell>
          <table:table-cell table:style-name="ce17" table:formula="of:=[.$E12]+[.$C$3]*MAX([.P25:.P29])" office:value-type="float" office:value="0.0010001" calcext:value-type="float">
            <text:p>0.0010001</text:p>
          </table:table-cell>
          <table:table-cell table:style-name="ce17" table:formula="of:=[.$E12]+[.$C$3]*MAX([.Q25:.Q29])" office:value-type="float" office:value="0.00100010001" calcext:value-type="float">
            <text:p>0.0010001</text:p>
          </table:table-cell>
          <table:table-cell table:style-name="ce17" table:formula="of:=[.$E12]+[.$C$3]*MAX([.R25:.R29])" office:value-type="float" office:value="0.00100010001" calcext:value-type="float">
            <text:p>0.0010001</text:p>
          </table:table-cell>
          <table:table-cell table:style-name="ce17" table:formula="of:=[.$E12]+[.$C$3]*MAX([.S25:.S29])" office:value-type="float" office:value="0.00100010001" calcext:value-type="float">
            <text:p>0.0010001</text:p>
          </table:table-cell>
          <table:table-cell table:style-name="ce17" table:formula="of:=[.$E12]+[.$C$3]*MAX([.T25:.T29])" office:value-type="float" office:value="0.00100010001" calcext:value-type="float">
            <text:p>0.0010001</text:p>
          </table:table-cell>
          <table:table-cell table:style-name="ce17" table:formula="of:=[.$E12]+[.$C$3]*MAX([.U25:.U29])" office:value-type="float" office:value="0.001000100010001" calcext:value-type="float">
            <text:p>0.0010001</text:p>
          </table:table-cell>
          <table:table-cell table:style-name="ce17" table:formula="of:=[.$E12]+[.$C$3]*MAX([.V25:.V29])" office:value-type="float" office:value="0.001000100010001" calcext:value-type="float">
            <text:p>0.0010001</text:p>
          </table:table-cell>
          <table:table-cell table:style-name="ce17" table:formula="of:=[.$E12]+[.$C$3]*MAX([.W25:.W29])" office:value-type="float" office:value="0.001000100010001" calcext:value-type="float">
            <text:p>0.0010001</text:p>
          </table:table-cell>
          <table:table-cell table:style-name="ce17" table:formula="of:=[.$E12]+[.$C$3]*MAX([.X25:.X29])" office:value-type="float" office:value="0.001000100010001" calcext:value-type="float">
            <text:p>0.0010001</text:p>
          </table:table-cell>
          <table:table-cell table:style-name="ce17" table:formula="of:=[.$E12]+[.$C$3]*MAX([.Y25:.Y29])" office:value-type="float" office:value="0.001000100010001" calcext:value-type="float">
            <text:p>0.0010001</text:p>
          </table:table-cell>
          <table:table-cell table:style-name="ce17" table:formula="of:=[.$E12]+[.$C$3]*MAX([.Z25:.Z29])" office:value-type="float" office:value="0.001000100010001" calcext:value-type="float">
            <text:p>0.0010001</text:p>
          </table:table-cell>
          <table:table-cell table:style-name="ce17" table:formula="of:=[.$E12]+[.$C$3]*MAX([.AA25:.AA29])" office:value-type="float" office:value="0.001000100010001" calcext:value-type="float">
            <text:p>0.0010001</text:p>
          </table:table-cell>
          <table:table-cell table:style-name="ce20" table:formula="of:=[.$E12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12]))*[.AF12]/ABS([.AF12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2]))*[.AN12]/ABS([.AN1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2]))*[.AT12]/ABS([.AT1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2]))*[.AZ12]/ABS([.AZ12]+0.0000000001)" office:value-type="float" office:value="0.104880883863553" calcext:value-type="float">
            <text:p>0.105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25" office:value-type="string" calcext:value-type="string">
            <text:p>o(MazeObservation(1,0),0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3]+[.$C$3]*MAX([.F25:.F29])" office:value-type="float" office:value="0" calcext:value-type="float">
            <text:p>0</text:p>
          </table:table-cell>
          <table:table-cell table:style-name="ce14" table:formula="of:=[.$E13]+[.$C$3]*MAX([.G25:.G29])" office:value-type="float" office:value="0" calcext:value-type="float">
            <text:p>0</text:p>
          </table:table-cell>
          <table:table-cell table:style-name="ce17" table:formula="of:=[.$E13]+[.$C$3]*MAX([.H25:.H29])" office:value-type="float" office:value="0" calcext:value-type="float">
            <text:p>0</text:p>
          </table:table-cell>
          <table:table-cell table:style-name="ce17" table:formula="of:=[.$E13]+[.$C$3]*MAX([.I25:.I29])" office:value-type="float" office:value="0.001" calcext:value-type="float">
            <text:p>0.001</text:p>
          </table:table-cell>
          <table:table-cell table:style-name="ce17" table:formula="of:=[.$E13]+[.$C$3]*MAX([.J25:.J29])" office:value-type="float" office:value="0.001" calcext:value-type="float">
            <text:p>0.001</text:p>
          </table:table-cell>
          <table:table-cell table:style-name="ce17" table:formula="of:=[.$E13]+[.$C$3]*MAX([.K25:.K29])" office:value-type="float" office:value="0.001" calcext:value-type="float">
            <text:p>0.001</text:p>
          </table:table-cell>
          <table:table-cell table:style-name="ce17" table:formula="of:=[.$E13]+[.$C$3]*MAX([.L25:.L29])" office:value-type="float" office:value="0.001" calcext:value-type="float">
            <text:p>0.001</text:p>
          </table:table-cell>
          <table:table-cell table:style-name="ce17" table:formula="of:=[.$E13]+[.$C$3]*MAX([.M25:.M29])" office:value-type="float" office:value="0.0010001" calcext:value-type="float">
            <text:p>0.0010001</text:p>
          </table:table-cell>
          <table:table-cell table:style-name="ce17" table:formula="of:=[.$E13]+[.$C$3]*MAX([.N25:.N29])" office:value-type="float" office:value="0.0010001" calcext:value-type="float">
            <text:p>0.0010001</text:p>
          </table:table-cell>
          <table:table-cell table:style-name="ce17" table:formula="of:=[.$E13]+[.$C$3]*MAX([.O25:.O29])" office:value-type="float" office:value="0.0010001" calcext:value-type="float">
            <text:p>0.0010001</text:p>
          </table:table-cell>
          <table:table-cell table:style-name="ce17" table:formula="of:=[.$E13]+[.$C$3]*MAX([.P25:.P29])" office:value-type="float" office:value="0.0010001" calcext:value-type="float">
            <text:p>0.0010001</text:p>
          </table:table-cell>
          <table:table-cell table:style-name="ce17" table:formula="of:=[.$E13]+[.$C$3]*MAX([.Q25:.Q29])" office:value-type="float" office:value="0.00100010001" calcext:value-type="float">
            <text:p>0.0010001</text:p>
          </table:table-cell>
          <table:table-cell table:style-name="ce17" table:formula="of:=[.$E13]+[.$C$3]*MAX([.R25:.R29])" office:value-type="float" office:value="0.00100010001" calcext:value-type="float">
            <text:p>0.0010001</text:p>
          </table:table-cell>
          <table:table-cell table:style-name="ce17" table:formula="of:=[.$E13]+[.$C$3]*MAX([.S25:.S29])" office:value-type="float" office:value="0.00100010001" calcext:value-type="float">
            <text:p>0.0010001</text:p>
          </table:table-cell>
          <table:table-cell table:style-name="ce17" table:formula="of:=[.$E13]+[.$C$3]*MAX([.T25:.T29])" office:value-type="float" office:value="0.00100010001" calcext:value-type="float">
            <text:p>0.0010001</text:p>
          </table:table-cell>
          <table:table-cell table:style-name="ce17" table:formula="of:=[.$E13]+[.$C$3]*MAX([.U25:.U29])" office:value-type="float" office:value="0.001000100010001" calcext:value-type="float">
            <text:p>0.0010001</text:p>
          </table:table-cell>
          <table:table-cell table:style-name="ce17" table:formula="of:=[.$E13]+[.$C$3]*MAX([.V25:.V29])" office:value-type="float" office:value="0.001000100010001" calcext:value-type="float">
            <text:p>0.0010001</text:p>
          </table:table-cell>
          <table:table-cell table:style-name="ce17" table:formula="of:=[.$E13]+[.$C$3]*MAX([.W25:.W29])" office:value-type="float" office:value="0.001000100010001" calcext:value-type="float">
            <text:p>0.0010001</text:p>
          </table:table-cell>
          <table:table-cell table:style-name="ce17" table:formula="of:=[.$E13]+[.$C$3]*MAX([.X25:.X29])" office:value-type="float" office:value="0.001000100010001" calcext:value-type="float">
            <text:p>0.0010001</text:p>
          </table:table-cell>
          <table:table-cell table:style-name="ce17" table:formula="of:=[.$E13]+[.$C$3]*MAX([.Y25:.Y29])" office:value-type="float" office:value="0.001000100010001" calcext:value-type="float">
            <text:p>0.0010001</text:p>
          </table:table-cell>
          <table:table-cell table:style-name="ce17" table:formula="of:=[.$E13]+[.$C$3]*MAX([.Z25:.Z29])" office:value-type="float" office:value="0.001000100010001" calcext:value-type="float">
            <text:p>0.0010001</text:p>
          </table:table-cell>
          <table:table-cell table:style-name="ce17" table:formula="of:=[.$E13]+[.$C$3]*MAX([.AA25:.AA29])" office:value-type="float" office:value="0.001000100010001" calcext:value-type="float">
            <text:p>0.0010001</text:p>
          </table:table-cell>
          <table:table-cell table:style-name="ce20" table:formula="of:=[.$E13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13]))*[.AF13]/ABS([.AF13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3]))*[.AN13]/ABS([.AN13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3]))*[.AT13]/ABS([.AT1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3]))*[.AZ13]/ABS([.AZ13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r(ListedReward(1),0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0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14]+[.$C$3]*MAX([.F25:.F29])" office:value-type="float" office:value="0" calcext:value-type="float">
            <text:p>0</text:p>
          </table:table-cell>
          <table:table-cell table:style-name="ce15" table:formula="of:=[.$E14]+[.$C$3]*MAX([.G25:.G29])" office:value-type="float" office:value="0" calcext:value-type="float">
            <text:p>0</text:p>
          </table:table-cell>
          <table:table-cell table:style-name="ce18" table:formula="of:=[.$E14]+[.$C$3]*MAX([.H25:.H29])" office:value-type="float" office:value="0" calcext:value-type="float">
            <text:p>0</text:p>
          </table:table-cell>
          <table:table-cell table:style-name="ce18" table:formula="of:=[.$E14]+[.$C$3]*MAX([.I25:.I29])" office:value-type="float" office:value="0.001" calcext:value-type="float">
            <text:p>0.001</text:p>
          </table:table-cell>
          <table:table-cell table:style-name="ce18" table:formula="of:=[.$E14]+[.$C$3]*MAX([.J25:.J29])" office:value-type="float" office:value="0.001" calcext:value-type="float">
            <text:p>0.001</text:p>
          </table:table-cell>
          <table:table-cell table:style-name="ce18" table:formula="of:=[.$E14]+[.$C$3]*MAX([.K25:.K29])" office:value-type="float" office:value="0.001" calcext:value-type="float">
            <text:p>0.001</text:p>
          </table:table-cell>
          <table:table-cell table:style-name="ce18" table:formula="of:=[.$E14]+[.$C$3]*MAX([.L25:.L29])" office:value-type="float" office:value="0.001" calcext:value-type="float">
            <text:p>0.001</text:p>
          </table:table-cell>
          <table:table-cell table:style-name="ce18" table:formula="of:=[.$E14]+[.$C$3]*MAX([.M25:.M29])" office:value-type="float" office:value="0.0010001" calcext:value-type="float">
            <text:p>0.0010001</text:p>
          </table:table-cell>
          <table:table-cell table:style-name="ce18" table:formula="of:=[.$E14]+[.$C$3]*MAX([.N25:.N29])" office:value-type="float" office:value="0.0010001" calcext:value-type="float">
            <text:p>0.0010001</text:p>
          </table:table-cell>
          <table:table-cell table:style-name="ce18" table:formula="of:=[.$E14]+[.$C$3]*MAX([.O25:.O29])" office:value-type="float" office:value="0.0010001" calcext:value-type="float">
            <text:p>0.0010001</text:p>
          </table:table-cell>
          <table:table-cell table:style-name="ce18" table:formula="of:=[.$E14]+[.$C$3]*MAX([.P25:.P29])" office:value-type="float" office:value="0.0010001" calcext:value-type="float">
            <text:p>0.0010001</text:p>
          </table:table-cell>
          <table:table-cell table:style-name="ce18" table:formula="of:=[.$E14]+[.$C$3]*MAX([.Q25:.Q29])" office:value-type="float" office:value="0.00100010001" calcext:value-type="float">
            <text:p>0.0010001</text:p>
          </table:table-cell>
          <table:table-cell table:style-name="ce18" table:formula="of:=[.$E14]+[.$C$3]*MAX([.R25:.R29])" office:value-type="float" office:value="0.00100010001" calcext:value-type="float">
            <text:p>0.0010001</text:p>
          </table:table-cell>
          <table:table-cell table:style-name="ce18" table:formula="of:=[.$E14]+[.$C$3]*MAX([.S25:.S29])" office:value-type="float" office:value="0.00100010001" calcext:value-type="float">
            <text:p>0.0010001</text:p>
          </table:table-cell>
          <table:table-cell table:style-name="ce18" table:formula="of:=[.$E14]+[.$C$3]*MAX([.T25:.T29])" office:value-type="float" office:value="0.00100010001" calcext:value-type="float">
            <text:p>0.0010001</text:p>
          </table:table-cell>
          <table:table-cell table:style-name="ce18" table:formula="of:=[.$E14]+[.$C$3]*MAX([.U25:.U29])" office:value-type="float" office:value="0.001000100010001" calcext:value-type="float">
            <text:p>0.0010001</text:p>
          </table:table-cell>
          <table:table-cell table:style-name="ce18" table:formula="of:=[.$E14]+[.$C$3]*MAX([.V25:.V29])" office:value-type="float" office:value="0.001000100010001" calcext:value-type="float">
            <text:p>0.0010001</text:p>
          </table:table-cell>
          <table:table-cell table:style-name="ce18" table:formula="of:=[.$E14]+[.$C$3]*MAX([.W25:.W29])" office:value-type="float" office:value="0.001000100010001" calcext:value-type="float">
            <text:p>0.0010001</text:p>
          </table:table-cell>
          <table:table-cell table:style-name="ce18" table:formula="of:=[.$E14]+[.$C$3]*MAX([.X25:.X29])" office:value-type="float" office:value="0.001000100010001" calcext:value-type="float">
            <text:p>0.0010001</text:p>
          </table:table-cell>
          <table:table-cell table:style-name="ce18" table:formula="of:=[.$E14]+[.$C$3]*MAX([.Y25:.Y29])" office:value-type="float" office:value="0.001000100010001" calcext:value-type="float">
            <text:p>0.0010001</text:p>
          </table:table-cell>
          <table:table-cell table:style-name="ce18" table:formula="of:=[.$E14]+[.$C$3]*MAX([.Z25:.Z29])" office:value-type="float" office:value="0.001000100010001" calcext:value-type="float">
            <text:p>0.0010001</text:p>
          </table:table-cell>
          <table:table-cell table:style-name="ce18" table:formula="of:=[.$E14]+[.$C$3]*MAX([.AA25:.AA29])" office:value-type="float" office:value="0.001000100010001" calcext:value-type="float">
            <text:p>0.0010001</text:p>
          </table:table-cell>
          <table:table-cell table:style-name="ce21" table:formula="of:=[.$E14]+[.$C$3]*MAX([.AB25:.AB29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14]))*[.AF14]/ABS([.AF14]+0.0000000001)" office:value-type="float" office:value="0.9999999999" calcext:value-type="float">
            <text:p>1.00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0),-2) </text:p>
          </table:table-cell>
          <table:table-cell table:style-name="ce12" table:number-columns-repeated="3"/>
          <table:table-cell table:style-name="ce27" table:formula="of:=SQRT(ABS([.AN14]))*[.AN14]/ABS([.AN14]+0.0000000001)" office:value-type="float" office:value="0.9999999999" calcext:value-type="float">
            <text:p>1.000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4]))*[.AT14]/ABS([.AT14]+0.0000000001)" office:value-type="float" office:value="0.9999999999" calcext:value-type="float">
            <text:p>1.00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5"/>
          <table:table-cell table:style-name="ce48" table:formula="of:=SQRT(ABS([.AZ14]))*[.AZ14]/ABS([.AZ14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-2)</text:p>
          </table:table-cell>
          <table:table-cell table:style-name="ce25" table:number-columns-repeated="2"/>
          <table:table-cell table:style-name="ce49" table:number-columns-repeated="4"/>
          <table:table-cell table:style-name="ce44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5]+[.$C$3]*MAX([.F40:.F44])" office:value-type="float" office:value="0" calcext:value-type="float">
            <text:p>0</text:p>
          </table:table-cell>
          <table:table-cell table:style-name="ce14" table:formula="of:=[.$E15]+[.$C$3]*MAX([.G40:.G44])" office:value-type="float" office:value="0" calcext:value-type="float">
            <text:p>0</text:p>
          </table:table-cell>
          <table:table-cell table:style-name="ce17" table:formula="of:=[.$E15]+[.$C$3]*MAX([.H40:.H44])" office:value-type="float" office:value="0" calcext:value-type="float">
            <text:p>0</text:p>
          </table:table-cell>
          <table:table-cell table:style-name="ce17" table:formula="of:=[.$E15]+[.$C$3]*MAX([.I40:.I44])" office:value-type="float" office:value="0.001" calcext:value-type="float">
            <text:p>0.001</text:p>
          </table:table-cell>
          <table:table-cell table:style-name="ce17" table:formula="of:=[.$E15]+[.$C$3]*MAX([.J40:.J44])" office:value-type="float" office:value="0.001" calcext:value-type="float">
            <text:p>0.001</text:p>
          </table:table-cell>
          <table:table-cell table:style-name="ce17" table:formula="of:=[.$E15]+[.$C$3]*MAX([.K40:.K44])" office:value-type="float" office:value="0.001" calcext:value-type="float">
            <text:p>0.001</text:p>
          </table:table-cell>
          <table:table-cell table:style-name="ce17" table:formula="of:=[.$E15]+[.$C$3]*MAX([.L40:.L44])" office:value-type="float" office:value="0.001" calcext:value-type="float">
            <text:p>0.001</text:p>
          </table:table-cell>
          <table:table-cell table:style-name="ce17" table:formula="of:=[.$E15]+[.$C$3]*MAX([.M40:.M44])" office:value-type="float" office:value="0.0010001" calcext:value-type="float">
            <text:p>0.0010001</text:p>
          </table:table-cell>
          <table:table-cell table:style-name="ce17" table:formula="of:=[.$E15]+[.$C$3]*MAX([.N40:.N44])" office:value-type="float" office:value="0.0010001" calcext:value-type="float">
            <text:p>0.0010001</text:p>
          </table:table-cell>
          <table:table-cell table:style-name="ce17" table:formula="of:=[.$E15]+[.$C$3]*MAX([.O40:.O44])" office:value-type="float" office:value="0.0010001" calcext:value-type="float">
            <text:p>0.0010001</text:p>
          </table:table-cell>
          <table:table-cell table:style-name="ce17" table:formula="of:=[.$E15]+[.$C$3]*MAX([.P40:.P44])" office:value-type="float" office:value="0.0010001" calcext:value-type="float">
            <text:p>0.0010001</text:p>
          </table:table-cell>
          <table:table-cell table:style-name="ce17" table:formula="of:=[.$E15]+[.$C$3]*MAX([.Q40:.Q44])" office:value-type="float" office:value="0.00100010001" calcext:value-type="float">
            <text:p>0.0010001</text:p>
          </table:table-cell>
          <table:table-cell table:style-name="ce17" table:formula="of:=[.$E15]+[.$C$3]*MAX([.R40:.R44])" office:value-type="float" office:value="0.00100010001" calcext:value-type="float">
            <text:p>0.0010001</text:p>
          </table:table-cell>
          <table:table-cell table:style-name="ce17" table:formula="of:=[.$E15]+[.$C$3]*MAX([.S40:.S44])" office:value-type="float" office:value="0.00100010001" calcext:value-type="float">
            <text:p>0.0010001</text:p>
          </table:table-cell>
          <table:table-cell table:style-name="ce17" table:formula="of:=[.$E15]+[.$C$3]*MAX([.T40:.T44])" office:value-type="float" office:value="0.00100010001" calcext:value-type="float">
            <text:p>0.0010001</text:p>
          </table:table-cell>
          <table:table-cell table:style-name="ce17" table:formula="of:=[.$E15]+[.$C$3]*MAX([.U40:.U44])" office:value-type="float" office:value="0.001000100010001" calcext:value-type="float">
            <text:p>0.0010001</text:p>
          </table:table-cell>
          <table:table-cell table:style-name="ce17" table:formula="of:=[.$E15]+[.$C$3]*MAX([.V40:.V44])" office:value-type="float" office:value="0.001000100010001" calcext:value-type="float">
            <text:p>0.0010001</text:p>
          </table:table-cell>
          <table:table-cell table:style-name="ce17" table:formula="of:=[.$E15]+[.$C$3]*MAX([.W40:.W44])" office:value-type="float" office:value="0.001000100010001" calcext:value-type="float">
            <text:p>0.0010001</text:p>
          </table:table-cell>
          <table:table-cell table:style-name="ce17" table:formula="of:=[.$E15]+[.$C$3]*MAX([.X40:.X44])" office:value-type="float" office:value="0.001000100010001" calcext:value-type="float">
            <text:p>0.0010001</text:p>
          </table:table-cell>
          <table:table-cell table:style-name="ce17" table:formula="of:=[.$E15]+[.$C$3]*MAX([.Y40:.Y44])" office:value-type="float" office:value="0.001000100010001" calcext:value-type="float">
            <text:p>0.0010001</text:p>
          </table:table-cell>
          <table:table-cell table:style-name="ce17" table:formula="of:=[.$E15]+[.$C$3]*MAX([.Z40:.Z44])" office:value-type="float" office:value="0.001000100010001" calcext:value-type="float">
            <text:p>0.0010001</text:p>
          </table:table-cell>
          <table:table-cell table:style-name="ce17" table:formula="of:=[.$E15]+[.$C$3]*MAX([.AA40:.AA44])" office:value-type="float" office:value="0.001000100010001" calcext:value-type="float">
            <text:p>0.0010001</text:p>
          </table:table-cell>
          <table:table-cell table:style-name="ce20" table:formula="of:=[.$E15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15]))*[.AF15]/ABS([.AF15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5]))*[.AN15]/ABS([.AN15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5]))*[.AT15]/ABS([.AT15]+0.0000000001)" office:value-type="float" office:value="0.0632455516222288" calcext:value-type="float">
            <text:p>0.063</text:p>
          </table:table-cell>
          <table:table-cell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5]))*[.AZ15]/ABS([.AZ15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o(MazeObservation(1,1),-2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6]+[.$C$3]*MAX([.F40:.F44])" office:value-type="float" office:value="0" calcext:value-type="float">
            <text:p>0</text:p>
          </table:table-cell>
          <table:table-cell table:style-name="ce14" table:formula="of:=[.$E16]+[.$C$3]*MAX([.G40:.G44])" office:value-type="float" office:value="0" calcext:value-type="float">
            <text:p>0</text:p>
          </table:table-cell>
          <table:table-cell table:style-name="ce17" table:formula="of:=[.$E16]+[.$C$3]*MAX([.H40:.H44])" office:value-type="float" office:value="0" calcext:value-type="float">
            <text:p>0</text:p>
          </table:table-cell>
          <table:table-cell table:style-name="ce17" table:formula="of:=[.$E16]+[.$C$3]*MAX([.I40:.I44])" office:value-type="float" office:value="0.001" calcext:value-type="float">
            <text:p>0.001</text:p>
          </table:table-cell>
          <table:table-cell table:style-name="ce17" table:formula="of:=[.$E16]+[.$C$3]*MAX([.J40:.J44])" office:value-type="float" office:value="0.001" calcext:value-type="float">
            <text:p>0.001</text:p>
          </table:table-cell>
          <table:table-cell table:style-name="ce17" table:formula="of:=[.$E16]+[.$C$3]*MAX([.K40:.K44])" office:value-type="float" office:value="0.001" calcext:value-type="float">
            <text:p>0.001</text:p>
          </table:table-cell>
          <table:table-cell table:style-name="ce17" table:formula="of:=[.$E16]+[.$C$3]*MAX([.L40:.L44])" office:value-type="float" office:value="0.001" calcext:value-type="float">
            <text:p>0.001</text:p>
          </table:table-cell>
          <table:table-cell table:style-name="ce17" table:formula="of:=[.$E16]+[.$C$3]*MAX([.M40:.M44])" office:value-type="float" office:value="0.0010001" calcext:value-type="float">
            <text:p>0.0010001</text:p>
          </table:table-cell>
          <table:table-cell table:style-name="ce17" table:formula="of:=[.$E16]+[.$C$3]*MAX([.N40:.N44])" office:value-type="float" office:value="0.0010001" calcext:value-type="float">
            <text:p>0.0010001</text:p>
          </table:table-cell>
          <table:table-cell table:style-name="ce17" table:formula="of:=[.$E16]+[.$C$3]*MAX([.O40:.O44])" office:value-type="float" office:value="0.0010001" calcext:value-type="float">
            <text:p>0.0010001</text:p>
          </table:table-cell>
          <table:table-cell table:style-name="ce17" table:formula="of:=[.$E16]+[.$C$3]*MAX([.P40:.P44])" office:value-type="float" office:value="0.0010001" calcext:value-type="float">
            <text:p>0.0010001</text:p>
          </table:table-cell>
          <table:table-cell table:style-name="ce17" table:formula="of:=[.$E16]+[.$C$3]*MAX([.Q40:.Q44])" office:value-type="float" office:value="0.00100010001" calcext:value-type="float">
            <text:p>0.0010001</text:p>
          </table:table-cell>
          <table:table-cell table:style-name="ce17" table:formula="of:=[.$E16]+[.$C$3]*MAX([.R40:.R44])" office:value-type="float" office:value="0.00100010001" calcext:value-type="float">
            <text:p>0.0010001</text:p>
          </table:table-cell>
          <table:table-cell table:style-name="ce17" table:formula="of:=[.$E16]+[.$C$3]*MAX([.S40:.S44])" office:value-type="float" office:value="0.00100010001" calcext:value-type="float">
            <text:p>0.0010001</text:p>
          </table:table-cell>
          <table:table-cell table:style-name="ce17" table:formula="of:=[.$E16]+[.$C$3]*MAX([.T40:.T44])" office:value-type="float" office:value="0.00100010001" calcext:value-type="float">
            <text:p>0.0010001</text:p>
          </table:table-cell>
          <table:table-cell table:style-name="ce17" table:formula="of:=[.$E16]+[.$C$3]*MAX([.U40:.U44])" office:value-type="float" office:value="0.001000100010001" calcext:value-type="float">
            <text:p>0.0010001</text:p>
          </table:table-cell>
          <table:table-cell table:style-name="ce17" table:formula="of:=[.$E16]+[.$C$3]*MAX([.V40:.V44])" office:value-type="float" office:value="0.001000100010001" calcext:value-type="float">
            <text:p>0.0010001</text:p>
          </table:table-cell>
          <table:table-cell table:style-name="ce17" table:formula="of:=[.$E16]+[.$C$3]*MAX([.W40:.W44])" office:value-type="float" office:value="0.001000100010001" calcext:value-type="float">
            <text:p>0.0010001</text:p>
          </table:table-cell>
          <table:table-cell table:style-name="ce17" table:formula="of:=[.$E16]+[.$C$3]*MAX([.X40:.X44])" office:value-type="float" office:value="0.001000100010001" calcext:value-type="float">
            <text:p>0.0010001</text:p>
          </table:table-cell>
          <table:table-cell table:style-name="ce17" table:formula="of:=[.$E16]+[.$C$3]*MAX([.Y40:.Y44])" office:value-type="float" office:value="0.001000100010001" calcext:value-type="float">
            <text:p>0.0010001</text:p>
          </table:table-cell>
          <table:table-cell table:style-name="ce17" table:formula="of:=[.$E16]+[.$C$3]*MAX([.Z40:.Z44])" office:value-type="float" office:value="0.001000100010001" calcext:value-type="float">
            <text:p>0.0010001</text:p>
          </table:table-cell>
          <table:table-cell table:style-name="ce17" table:formula="of:=[.$E16]+[.$C$3]*MAX([.AA40:.AA44])" office:value-type="float" office:value="0.001000100010001" calcext:value-type="float">
            <text:p>0.0010001</text:p>
          </table:table-cell>
          <table:table-cell table:style-name="ce20" table:formula="of:=[.$E16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16]))*[.AF16]/ABS([.AF16]+0.0000000001)" office:value-type="float" office:value="0.9999999999" calcext:value-type="float">
            <text:p>1.000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6]))*[.AN16]/ABS([.AN16]+0.0000000001)" office:value-type="float" office:value="0.9999999999" calcext:value-type="float">
            <text:p>1.000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6]))*[.AT16]/ABS([.AT16]+0.0000000001)" office:value-type="float" office:value="0.994987437006116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6]))*[.AZ16]/ABS([.AZ16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o(MazeObservation(1,1),-2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[.$E17]+[.$C$3]*MAX([.F45:.F49])" office:value-type="float" office:value="1" calcext:value-type="float">
            <text:p>1</text:p>
          </table:table-cell>
          <table:table-cell table:style-name="ce14" table:formula="of:=[.$E17]+[.$C$3]*MAX([.G45:.G49])" office:value-type="float" office:value="1" calcext:value-type="float">
            <text:p>1</text:p>
          </table:table-cell>
          <table:table-cell table:style-name="ce17" table:formula="of:=[.$E17]+[.$C$3]*MAX([.H45:.H49])" office:value-type="float" office:value="1" calcext:value-type="float">
            <text:p>1</text:p>
          </table:table-cell>
          <table:table-cell table:style-name="ce17" table:formula="of:=[.$E17]+[.$C$3]*MAX([.I45:.I49])" office:value-type="float" office:value="1" calcext:value-type="float">
            <text:p>1</text:p>
          </table:table-cell>
          <table:table-cell table:style-name="ce17" table:formula="of:=[.$E17]+[.$C$3]*MAX([.J45:.J49])" office:value-type="float" office:value="1.0001" calcext:value-type="float">
            <text:p>1.0001</text:p>
          </table:table-cell>
          <table:table-cell table:style-name="ce17" table:formula="of:=[.$E17]+[.$C$3]*MAX([.K45:.K49])" office:value-type="float" office:value="1.0001" calcext:value-type="float">
            <text:p>1.0001</text:p>
          </table:table-cell>
          <table:table-cell table:style-name="ce17" table:formula="of:=[.$E17]+[.$C$3]*MAX([.L45:.L49])" office:value-type="float" office:value="1.0001" calcext:value-type="float">
            <text:p>1.0001</text:p>
          </table:table-cell>
          <table:table-cell table:style-name="ce17" table:formula="of:=[.$E17]+[.$C$3]*MAX([.M45:.M49])" office:value-type="float" office:value="1.0001" calcext:value-type="float">
            <text:p>1.0001</text:p>
          </table:table-cell>
          <table:table-cell table:style-name="ce17" table:formula="of:=[.$E17]+[.$C$3]*MAX([.N45:.N49])" office:value-type="float" office:value="1.00010001" calcext:value-type="float">
            <text:p>1.00010001</text:p>
          </table:table-cell>
          <table:table-cell table:style-name="ce17" table:formula="of:=[.$E17]+[.$C$3]*MAX([.O45:.O49])" office:value-type="float" office:value="1.00010001" calcext:value-type="float">
            <text:p>1.00010001</text:p>
          </table:table-cell>
          <table:table-cell table:style-name="ce17" table:formula="of:=[.$E17]+[.$C$3]*MAX([.P45:.P49])" office:value-type="float" office:value="1.00010001" calcext:value-type="float">
            <text:p>1.00010001</text:p>
          </table:table-cell>
          <table:table-cell table:style-name="ce17" table:formula="of:=[.$E17]+[.$C$3]*MAX([.Q45:.Q49])" office:value-type="float" office:value="1.00010001" calcext:value-type="float">
            <text:p>1.00010001</text:p>
          </table:table-cell>
          <table:table-cell table:style-name="ce17" table:formula="of:=[.$E17]+[.$C$3]*MAX([.R45:.R49])" office:value-type="float" office:value="1.000100010001" calcext:value-type="float">
            <text:p>1.00010001</text:p>
          </table:table-cell>
          <table:table-cell table:style-name="ce17" table:formula="of:=[.$E17]+[.$C$3]*MAX([.S45:.S49])" office:value-type="float" office:value="1.000100010001" calcext:value-type="float">
            <text:p>1.00010001</text:p>
          </table:table-cell>
          <table:table-cell table:style-name="ce17" table:formula="of:=[.$E17]+[.$C$3]*MAX([.T45:.T49])" office:value-type="float" office:value="1.000100010001" calcext:value-type="float">
            <text:p>1.00010001</text:p>
          </table:table-cell>
          <table:table-cell table:style-name="ce17" table:formula="of:=[.$E17]+[.$C$3]*MAX([.U45:.U49])" office:value-type="float" office:value="1.000100010001" calcext:value-type="float">
            <text:p>1.00010001</text:p>
          </table:table-cell>
          <table:table-cell table:style-name="ce17" table:formula="of:=[.$E17]+[.$C$3]*MAX([.V45:.V49])" office:value-type="float" office:value="1.000100010001" calcext:value-type="float">
            <text:p>1.00010001</text:p>
          </table:table-cell>
          <table:table-cell table:style-name="ce17" table:formula="of:=[.$E17]+[.$C$3]*MAX([.W45:.W49])" office:value-type="float" office:value="1.000100010001" calcext:value-type="float">
            <text:p>1.00010001</text:p>
          </table:table-cell>
          <table:table-cell table:style-name="ce17" table:formula="of:=[.$E17]+[.$C$3]*MAX([.X45:.X49])" office:value-type="float" office:value="1.000100010001" calcext:value-type="float">
            <text:p>1.00010001</text:p>
          </table:table-cell>
          <table:table-cell table:style-name="ce17" table:formula="of:=[.$E17]+[.$C$3]*MAX([.Y45:.Y49])" office:value-type="float" office:value="1.000100010001" calcext:value-type="float">
            <text:p>1.00010001</text:p>
          </table:table-cell>
          <table:table-cell table:style-name="ce17" table:formula="of:=[.$E17]+[.$C$3]*MAX([.Z45:.Z49])" office:value-type="float" office:value="1.000100010001" calcext:value-type="float">
            <text:p>1.00010001</text:p>
          </table:table-cell>
          <table:table-cell table:style-name="ce17" table:formula="of:=[.$E17]+[.$C$3]*MAX([.AA45:.AA49])" office:value-type="float" office:value="1.000100010001" calcext:value-type="float">
            <text:p>1.00010001</text:p>
          </table:table-cell>
          <table:table-cell table:style-name="ce20" table:formula="of:=[.$E17]+[.$C$3]*MAX([.AB45:.AB49])" office:value-type="float" office:value="1.000100010001" calcext:value-type="float">
            <text:p>1.00010001</text:p>
          </table:table-cell>
          <table:table-cell/>
          <table:table-cell table:style-name="ce22" table:formula="of:=SQRT(ABS([.AF17]))*[.AF17]/ABS([.AF17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7]))*[.AN17]/ABS([.AN1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7]))*[.AT17]/ABS([.AT17]+0.0000000001)" office:value-type="float" office:value="0.0547722539247748" calcext:value-type="float">
            <text:p>0.055</text:p>
          </table:table-cell>
          <table:table-cell office:value-type="float" office:value="0.003" calcext:value-type="float">
            <text:p>0.003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7]))*[.AZ17]/ABS([.AZ17]+0.0000000001)" office:value-type="float" office:value="0.161245154345797" calcext:value-type="float">
            <text:p>0.161</text:p>
          </table:table-cell>
          <table:table-cell table:style-name="ce33" office:value-type="float" office:value="0.026" calcext:value-type="float">
            <text:p>0.026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18]+[.$C$3]*MAX([.F35:.F39])" office:value-type="float" office:value="0" calcext:value-type="float">
            <text:p>0</text:p>
          </table:table-cell>
          <table:table-cell table:style-name="ce14" table:formula="of:=[.$E18]+[.$C$3]*MAX([.G35:.G39])" office:value-type="float" office:value="0" calcext:value-type="float">
            <text:p>0</text:p>
          </table:table-cell>
          <table:table-cell table:style-name="ce17" table:formula="of:=[.$E18]+[.$C$3]*MAX([.H35:.H39])" office:value-type="float" office:value="0.01" calcext:value-type="float">
            <text:p>0.01</text:p>
          </table:table-cell>
          <table:table-cell table:style-name="ce17" table:formula="of:=[.$E18]+[.$C$3]*MAX([.I35:.I39])" office:value-type="float" office:value="0.01" calcext:value-type="float">
            <text:p>0.01</text:p>
          </table:table-cell>
          <table:table-cell table:style-name="ce17" table:formula="of:=[.$E18]+[.$C$3]*MAX([.J35:.J39])" office:value-type="float" office:value="0.01" calcext:value-type="float">
            <text:p>0.01</text:p>
          </table:table-cell>
          <table:table-cell table:style-name="ce17" table:formula="of:=[.$E18]+[.$C$3]*MAX([.K35:.K39])" office:value-type="float" office:value="0.01" calcext:value-type="float">
            <text:p>0.01</text:p>
          </table:table-cell>
          <table:table-cell table:style-name="ce17" table:formula="of:=[.$E18]+[.$C$3]*MAX([.L35:.L39])" office:value-type="float" office:value="0.010001" calcext:value-type="float">
            <text:p>0.010001</text:p>
          </table:table-cell>
          <table:table-cell table:style-name="ce17" table:formula="of:=[.$E18]+[.$C$3]*MAX([.M35:.M39])" office:value-type="float" office:value="0.010001" calcext:value-type="float">
            <text:p>0.010001</text:p>
          </table:table-cell>
          <table:table-cell table:style-name="ce17" table:formula="of:=[.$E18]+[.$C$3]*MAX([.N35:.N39])" office:value-type="float" office:value="0.010001" calcext:value-type="float">
            <text:p>0.010001</text:p>
          </table:table-cell>
          <table:table-cell table:style-name="ce17" table:formula="of:=[.$E18]+[.$C$3]*MAX([.O35:.O39])" office:value-type="float" office:value="0.010001" calcext:value-type="float">
            <text:p>0.010001</text:p>
          </table:table-cell>
          <table:table-cell table:style-name="ce17" table:formula="of:=[.$E18]+[.$C$3]*MAX([.P35:.P39])" office:value-type="float" office:value="0.0100010001" calcext:value-type="float">
            <text:p>0.0100010001</text:p>
          </table:table-cell>
          <table:table-cell table:style-name="ce17" table:formula="of:=[.$E18]+[.$C$3]*MAX([.Q35:.Q39])" office:value-type="float" office:value="0.0100010001" calcext:value-type="float">
            <text:p>0.0100010001</text:p>
          </table:table-cell>
          <table:table-cell table:style-name="ce17" table:formula="of:=[.$E18]+[.$C$3]*MAX([.R35:.R39])" office:value-type="float" office:value="0.0100010001" calcext:value-type="float">
            <text:p>0.0100010001</text:p>
          </table:table-cell>
          <table:table-cell table:style-name="ce17" table:formula="of:=[.$E18]+[.$C$3]*MAX([.S35:.S39])" office:value-type="float" office:value="0.0100010001" calcext:value-type="float">
            <text:p>0.0100010001</text:p>
          </table:table-cell>
          <table:table-cell table:style-name="ce17" table:formula="of:=[.$E18]+[.$C$3]*MAX([.T35:.T39])" office:value-type="float" office:value="0.01000100010001" calcext:value-type="float">
            <text:p>0.0100010001</text:p>
          </table:table-cell>
          <table:table-cell table:style-name="ce17" table:formula="of:=[.$E18]+[.$C$3]*MAX([.U35:.U39])" office:value-type="float" office:value="0.01000100010001" calcext:value-type="float">
            <text:p>0.0100010001</text:p>
          </table:table-cell>
          <table:table-cell table:style-name="ce17" table:formula="of:=[.$E18]+[.$C$3]*MAX([.V35:.V39])" office:value-type="float" office:value="0.01000100010001" calcext:value-type="float">
            <text:p>0.0100010001</text:p>
          </table:table-cell>
          <table:table-cell table:style-name="ce17" table:formula="of:=[.$E18]+[.$C$3]*MAX([.W35:.W39])" office:value-type="float" office:value="0.01000100010001" calcext:value-type="float">
            <text:p>0.0100010001</text:p>
          </table:table-cell>
          <table:table-cell table:style-name="ce17" table:formula="of:=[.$E18]+[.$C$3]*MAX([.X35:.X39])" office:value-type="float" office:value="0.01000100010001" calcext:value-type="float">
            <text:p>0.0100010001</text:p>
          </table:table-cell>
          <table:table-cell table:style-name="ce17" table:formula="of:=[.$E18]+[.$C$3]*MAX([.Y35:.Y39])" office:value-type="float" office:value="0.01000100010001" calcext:value-type="float">
            <text:p>0.0100010001</text:p>
          </table:table-cell>
          <table:table-cell table:style-name="ce17" table:formula="of:=[.$E18]+[.$C$3]*MAX([.Z35:.Z39])" office:value-type="float" office:value="0.01000100010001" calcext:value-type="float">
            <text:p>0.0100010001</text:p>
          </table:table-cell>
          <table:table-cell table:style-name="ce17" table:formula="of:=[.$E18]+[.$C$3]*MAX([.AA35:.AA39])" office:value-type="float" office:value="0.01000100010001" calcext:value-type="float">
            <text:p>0.0100010001</text:p>
          </table:table-cell>
          <table:table-cell table:style-name="ce20" table:formula="of:=[.$E18]+[.$C$3]*MAX([.AB35:.AB39])" office:value-type="float" office:value="0.01000100010001" calcext:value-type="float">
            <text:p>0.0100010001</text:p>
          </table:table-cell>
          <table:table-cell/>
          <table:table-cell table:style-name="ce22" table:formula="of:=SQRT(ABS([.AF18]))*[.AF18]/ABS([.AF18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STAY),0) </text:p>
          </table:table-cell>
          <table:table-cell table:style-name="ce26" office:value-type="string" calcext:value-type="string">
            <text:p><text:s/>o(MazeObservation(1,0),-1))</text:p>
          </table:table-cell>
          <table:table-cell table:style-name="ce26" office:value-type="string" calcext:value-type="string">
            <text:p><text:s/>o(MazeObservation(0,0),-2) </text:p>
          </table:table-cell>
          <table:table-cell table:number-columns-repeated="3"/>
          <table:table-cell table:style-name="ce27" table:formula="of:=SQRT(ABS([.AN18]))*[.AN18]/ABS([.AN18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8]))*[.AT18]/ABS([.AT18]+0.0000000001)" office:value-type="float" office:value="0.0547722539247748" calcext:value-type="float">
            <text:p>0.055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26" office:value-type="string" calcext:value-type="string">
            <text:p>a(MazeAction( STAY),0) </text:p>
          </table:table-cell>
          <table:table-cell table:style-name="ce26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4"/>
          <table:table-cell table:style-name="ce48" table:formula="of:=SQRT(ABS([.AZ18]))*[.AZ18]/ABS([.AZ18]+0.0000000001)" office:value-type="float" office:value="-0.0707106795328683" calcext:value-type="float">
            <text:p>-0.071</text:p>
          </table:table-cell>
          <table:table-cell table:style-name="ce33" office:value-type="float" office:value="-0.005" calcext:value-type="float">
            <text:p>-0.005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19]+[.$C$3]*MAX([.F40:.F44])" office:value-type="float" office:value="0" calcext:value-type="float">
            <text:p>0</text:p>
          </table:table-cell>
          <table:table-cell table:style-name="ce15" table:formula="of:=[.$E19]+[.$C$3]*MAX([.G40:.G44])" office:value-type="float" office:value="0" calcext:value-type="float">
            <text:p>0</text:p>
          </table:table-cell>
          <table:table-cell table:style-name="ce18" table:formula="of:=[.$E19]+[.$C$3]*MAX([.H40:.H44])" office:value-type="float" office:value="0" calcext:value-type="float">
            <text:p>0</text:p>
          </table:table-cell>
          <table:table-cell table:style-name="ce18" table:formula="of:=[.$E19]+[.$C$3]*MAX([.I40:.I44])" office:value-type="float" office:value="0.001" calcext:value-type="float">
            <text:p>0.001</text:p>
          </table:table-cell>
          <table:table-cell table:style-name="ce18" table:formula="of:=[.$E19]+[.$C$3]*MAX([.J40:.J44])" office:value-type="float" office:value="0.001" calcext:value-type="float">
            <text:p>0.001</text:p>
          </table:table-cell>
          <table:table-cell table:style-name="ce18" table:formula="of:=[.$E19]+[.$C$3]*MAX([.K40:.K44])" office:value-type="float" office:value="0.001" calcext:value-type="float">
            <text:p>0.001</text:p>
          </table:table-cell>
          <table:table-cell table:style-name="ce18" table:formula="of:=[.$E19]+[.$C$3]*MAX([.L40:.L44])" office:value-type="float" office:value="0.001" calcext:value-type="float">
            <text:p>0.001</text:p>
          </table:table-cell>
          <table:table-cell table:style-name="ce18" table:formula="of:=[.$E19]+[.$C$3]*MAX([.M40:.M44])" office:value-type="float" office:value="0.0010001" calcext:value-type="float">
            <text:p>0.0010001</text:p>
          </table:table-cell>
          <table:table-cell table:style-name="ce18" table:formula="of:=[.$E19]+[.$C$3]*MAX([.N40:.N44])" office:value-type="float" office:value="0.0010001" calcext:value-type="float">
            <text:p>0.0010001</text:p>
          </table:table-cell>
          <table:table-cell table:style-name="ce18" table:formula="of:=[.$E19]+[.$C$3]*MAX([.O40:.O44])" office:value-type="float" office:value="0.0010001" calcext:value-type="float">
            <text:p>0.0010001</text:p>
          </table:table-cell>
          <table:table-cell table:style-name="ce18" table:formula="of:=[.$E19]+[.$C$3]*MAX([.P40:.P44])" office:value-type="float" office:value="0.0010001" calcext:value-type="float">
            <text:p>0.0010001</text:p>
          </table:table-cell>
          <table:table-cell table:style-name="ce18" table:formula="of:=[.$E19]+[.$C$3]*MAX([.Q40:.Q44])" office:value-type="float" office:value="0.00100010001" calcext:value-type="float">
            <text:p>0.0010001</text:p>
          </table:table-cell>
          <table:table-cell table:style-name="ce18" table:formula="of:=[.$E19]+[.$C$3]*MAX([.R40:.R44])" office:value-type="float" office:value="0.00100010001" calcext:value-type="float">
            <text:p>0.0010001</text:p>
          </table:table-cell>
          <table:table-cell table:style-name="ce18" table:formula="of:=[.$E19]+[.$C$3]*MAX([.S40:.S44])" office:value-type="float" office:value="0.00100010001" calcext:value-type="float">
            <text:p>0.0010001</text:p>
          </table:table-cell>
          <table:table-cell table:style-name="ce18" table:formula="of:=[.$E19]+[.$C$3]*MAX([.T40:.T44])" office:value-type="float" office:value="0.00100010001" calcext:value-type="float">
            <text:p>0.0010001</text:p>
          </table:table-cell>
          <table:table-cell table:style-name="ce18" table:formula="of:=[.$E19]+[.$C$3]*MAX([.U40:.U44])" office:value-type="float" office:value="0.001000100010001" calcext:value-type="float">
            <text:p>0.0010001</text:p>
          </table:table-cell>
          <table:table-cell table:style-name="ce18" table:formula="of:=[.$E19]+[.$C$3]*MAX([.V40:.V44])" office:value-type="float" office:value="0.001000100010001" calcext:value-type="float">
            <text:p>0.0010001</text:p>
          </table:table-cell>
          <table:table-cell table:style-name="ce18" table:formula="of:=[.$E19]+[.$C$3]*MAX([.W40:.W44])" office:value-type="float" office:value="0.001000100010001" calcext:value-type="float">
            <text:p>0.0010001</text:p>
          </table:table-cell>
          <table:table-cell table:style-name="ce18" table:formula="of:=[.$E19]+[.$C$3]*MAX([.X40:.X44])" office:value-type="float" office:value="0.001000100010001" calcext:value-type="float">
            <text:p>0.0010001</text:p>
          </table:table-cell>
          <table:table-cell table:style-name="ce18" table:formula="of:=[.$E19]+[.$C$3]*MAX([.Y40:.Y44])" office:value-type="float" office:value="0.001000100010001" calcext:value-type="float">
            <text:p>0.0010001</text:p>
          </table:table-cell>
          <table:table-cell table:style-name="ce18" table:formula="of:=[.$E19]+[.$C$3]*MAX([.Z40:.Z44])" office:value-type="float" office:value="0.001000100010001" calcext:value-type="float">
            <text:p>0.0010001</text:p>
          </table:table-cell>
          <table:table-cell table:style-name="ce18" table:formula="of:=[.$E19]+[.$C$3]*MAX([.AA40:.AA44])" office:value-type="float" office:value="0.001000100010001" calcext:value-type="float">
            <text:p>0.0010001</text:p>
          </table:table-cell>
          <table:table-cell table:style-name="ce21" table:formula="of:=[.$E19]+[.$C$3]*MAX([.AB40:.AB44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19]))*[.AF19]/ABS([.AF19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0,0),-2) </text:p>
          </table:table-cell>
          <table:table-cell table:style-name="ce12" table:number-columns-repeated="3"/>
          <table:table-cell table:style-name="ce27" table:formula="of:=SQRT(ABS([.AN19]))*[.AN19]/ABS([.AN1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0,0),-2) </text:p>
          </table:table-cell>
          <table:table-cell/>
          <table:table-cell table:style-name="ce38" table:formula="of:=SQRT(ABS([.AT19]))*[.AT19]/ABS([.AT19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0,0),-2) </text:p>
          </table:table-cell>
          <table:table-cell table:style-name="ce45"/>
          <table:table-cell table:style-name="ce48" table:formula="of:=SQRT(ABS([.AZ19]))*[.AZ19]/ABS([.AZ19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0]+[.$C$3]*MAX([.F5:.F9])" office:value-type="float" office:value="0" calcext:value-type="float">
            <text:p>0</text:p>
          </table:table-cell>
          <table:table-cell table:style-name="ce14" table:formula="of:=[.$E20]+[.$C$3]*MAX([.G5:.G9])" office:value-type="float" office:value="0" calcext:value-type="float">
            <text:p>0</text:p>
          </table:table-cell>
          <table:table-cell table:style-name="ce17" table:formula="of:=[.$E20]+[.$C$3]*MAX([.H5:.H9])" office:value-type="float" office:value="0.01" calcext:value-type="float">
            <text:p>0.01</text:p>
          </table:table-cell>
          <table:table-cell table:style-name="ce17" table:formula="of:=[.$E20]+[.$C$3]*MAX([.I5:.I9])" office:value-type="float" office:value="0.01" calcext:value-type="float">
            <text:p>0.01</text:p>
          </table:table-cell>
          <table:table-cell table:style-name="ce17" table:formula="of:=[.$E20]+[.$C$3]*MAX([.J5:.J9])" office:value-type="float" office:value="0.01" calcext:value-type="float">
            <text:p>0.01</text:p>
          </table:table-cell>
          <table:table-cell table:style-name="ce17" table:formula="of:=[.$E20]+[.$C$3]*MAX([.K5:.K9])" office:value-type="float" office:value="0.01" calcext:value-type="float">
            <text:p>0.01</text:p>
          </table:table-cell>
          <table:table-cell table:style-name="ce17" table:formula="of:=[.$E20]+[.$C$3]*MAX([.L5:.L9])" office:value-type="float" office:value="0.010001" calcext:value-type="float">
            <text:p>0.010001</text:p>
          </table:table-cell>
          <table:table-cell table:style-name="ce17" table:formula="of:=[.$E20]+[.$C$3]*MAX([.M5:.M9])" office:value-type="float" office:value="0.010001" calcext:value-type="float">
            <text:p>0.010001</text:p>
          </table:table-cell>
          <table:table-cell table:style-name="ce17" table:formula="of:=[.$E20]+[.$C$3]*MAX([.N5:.N9])" office:value-type="float" office:value="0.010001" calcext:value-type="float">
            <text:p>0.010001</text:p>
          </table:table-cell>
          <table:table-cell table:style-name="ce17" table:formula="of:=[.$E20]+[.$C$3]*MAX([.O5:.O9])" office:value-type="float" office:value="0.010001" calcext:value-type="float">
            <text:p>0.010001</text:p>
          </table:table-cell>
          <table:table-cell table:style-name="ce17" table:formula="of:=[.$E20]+[.$C$3]*MAX([.P5:.P9])" office:value-type="float" office:value="0.0100010001" calcext:value-type="float">
            <text:p>0.0100010001</text:p>
          </table:table-cell>
          <table:table-cell table:style-name="ce17" table:formula="of:=[.$E20]+[.$C$3]*MAX([.Q5:.Q9])" office:value-type="float" office:value="0.0100010001" calcext:value-type="float">
            <text:p>0.0100010001</text:p>
          </table:table-cell>
          <table:table-cell table:style-name="ce17" table:formula="of:=[.$E20]+[.$C$3]*MAX([.R5:.R9])" office:value-type="float" office:value="0.0100010001" calcext:value-type="float">
            <text:p>0.0100010001</text:p>
          </table:table-cell>
          <table:table-cell table:style-name="ce17" table:formula="of:=[.$E20]+[.$C$3]*MAX([.S5:.S9])" office:value-type="float" office:value="0.0100010001" calcext:value-type="float">
            <text:p>0.0100010001</text:p>
          </table:table-cell>
          <table:table-cell table:style-name="ce17" table:formula="of:=[.$E20]+[.$C$3]*MAX([.T5:.T9])" office:value-type="float" office:value="0.01000100010001" calcext:value-type="float">
            <text:p>0.0100010001</text:p>
          </table:table-cell>
          <table:table-cell table:style-name="ce17" table:formula="of:=[.$E20]+[.$C$3]*MAX([.U5:.U9])" office:value-type="float" office:value="0.01000100010001" calcext:value-type="float">
            <text:p>0.0100010001</text:p>
          </table:table-cell>
          <table:table-cell table:style-name="ce17" table:formula="of:=[.$E20]+[.$C$3]*MAX([.V5:.V9])" office:value-type="float" office:value="0.01000100010001" calcext:value-type="float">
            <text:p>0.0100010001</text:p>
          </table:table-cell>
          <table:table-cell table:style-name="ce17" table:formula="of:=[.$E20]+[.$C$3]*MAX([.W5:.W9])" office:value-type="float" office:value="0.01000100010001" calcext:value-type="float">
            <text:p>0.0100010001</text:p>
          </table:table-cell>
          <table:table-cell table:style-name="ce17" table:formula="of:=[.$E20]+[.$C$3]*MAX([.X5:.X9])" office:value-type="float" office:value="0.01000100010001" calcext:value-type="float">
            <text:p>0.0100010001</text:p>
          </table:table-cell>
          <table:table-cell table:style-name="ce17" table:formula="of:=[.$E20]+[.$C$3]*MAX([.Y5:.Y9])" office:value-type="float" office:value="0.01000100010001" calcext:value-type="float">
            <text:p>0.0100010001</text:p>
          </table:table-cell>
          <table:table-cell table:style-name="ce17" table:formula="of:=[.$E20]+[.$C$3]*MAX([.Z5:.Z9])" office:value-type="float" office:value="0.01000100010001" calcext:value-type="float">
            <text:p>0.0100010001</text:p>
          </table:table-cell>
          <table:table-cell table:style-name="ce17" table:formula="of:=[.$E20]+[.$C$3]*MAX([.AA5:.AA9])" office:value-type="float" office:value="0.01000100010001" calcext:value-type="float">
            <text:p>0.0100010001</text:p>
          </table:table-cell>
          <table:table-cell table:style-name="ce20" table:formula="of:=[.$E20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20]))*[.AF20]/ABS([.AF20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0]))*[.AN20]/ABS([.AN20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0]))*[.AT20]/ABS([.AT2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0]))*[.AZ20]/ABS([.AZ20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1]+[.$C$3]*MAX([.F10:.F14])" office:value-type="float" office:value="0" calcext:value-type="float">
            <text:p>0</text:p>
          </table:table-cell>
          <table:table-cell table:style-name="ce14" table:formula="of:=[.$E21]+[.$C$3]*MAX([.G10:.G14])" office:value-type="float" office:value="0.1" calcext:value-type="float">
            <text:p>0.1</text:p>
          </table:table-cell>
          <table:table-cell table:style-name="ce17" table:formula="of:=[.$E21]+[.$C$3]*MAX([.H10:.H14])" office:value-type="float" office:value="0.1" calcext:value-type="float">
            <text:p>0.1</text:p>
          </table:table-cell>
          <table:table-cell table:style-name="ce17" table:formula="of:=[.$E21]+[.$C$3]*MAX([.I10:.I14])" office:value-type="float" office:value="0.1" calcext:value-type="float">
            <text:p>0.1</text:p>
          </table:table-cell>
          <table:table-cell table:style-name="ce17" table:formula="of:=[.$E21]+[.$C$3]*MAX([.J10:.J14])" office:value-type="float" office:value="0.1" calcext:value-type="float">
            <text:p>0.1</text:p>
          </table:table-cell>
          <table:table-cell table:style-name="ce17" table:formula="of:=[.$E21]+[.$C$3]*MAX([.K10:.K14])" office:value-type="float" office:value="0.10001" calcext:value-type="float">
            <text:p>0.10001</text:p>
          </table:table-cell>
          <table:table-cell table:style-name="ce17" table:formula="of:=[.$E21]+[.$C$3]*MAX([.L10:.L14])" office:value-type="float" office:value="0.10001" calcext:value-type="float">
            <text:p>0.10001</text:p>
          </table:table-cell>
          <table:table-cell table:style-name="ce17" table:formula="of:=[.$E21]+[.$C$3]*MAX([.M10:.M14])" office:value-type="float" office:value="0.10001" calcext:value-type="float">
            <text:p>0.10001</text:p>
          </table:table-cell>
          <table:table-cell table:style-name="ce17" table:formula="of:=[.$E21]+[.$C$3]*MAX([.N10:.N14])" office:value-type="float" office:value="0.10001" calcext:value-type="float">
            <text:p>0.10001</text:p>
          </table:table-cell>
          <table:table-cell table:style-name="ce17" table:formula="of:=[.$E21]+[.$C$3]*MAX([.O10:.O14])" office:value-type="float" office:value="0.100010001" calcext:value-type="float">
            <text:p>0.100010001</text:p>
          </table:table-cell>
          <table:table-cell table:style-name="ce17" table:formula="of:=[.$E21]+[.$C$3]*MAX([.P10:.P14])" office:value-type="float" office:value="0.100010001" calcext:value-type="float">
            <text:p>0.100010001</text:p>
          </table:table-cell>
          <table:table-cell table:style-name="ce17" table:formula="of:=[.$E21]+[.$C$3]*MAX([.Q10:.Q14])" office:value-type="float" office:value="0.100010001" calcext:value-type="float">
            <text:p>0.100010001</text:p>
          </table:table-cell>
          <table:table-cell table:style-name="ce17" table:formula="of:=[.$E21]+[.$C$3]*MAX([.R10:.R14])" office:value-type="float" office:value="0.100010001" calcext:value-type="float">
            <text:p>0.100010001</text:p>
          </table:table-cell>
          <table:table-cell table:style-name="ce17" table:formula="of:=[.$E21]+[.$C$3]*MAX([.S10:.S14])" office:value-type="float" office:value="0.1000100010001" calcext:value-type="float">
            <text:p>0.100010001</text:p>
          </table:table-cell>
          <table:table-cell table:style-name="ce17" table:formula="of:=[.$E21]+[.$C$3]*MAX([.T10:.T14])" office:value-type="float" office:value="0.1000100010001" calcext:value-type="float">
            <text:p>0.100010001</text:p>
          </table:table-cell>
          <table:table-cell table:style-name="ce17" table:formula="of:=[.$E21]+[.$C$3]*MAX([.U10:.U14])" office:value-type="float" office:value="0.1000100010001" calcext:value-type="float">
            <text:p>0.100010001</text:p>
          </table:table-cell>
          <table:table-cell table:style-name="ce17" table:formula="of:=[.$E21]+[.$C$3]*MAX([.V10:.V14])" office:value-type="float" office:value="0.1000100010001" calcext:value-type="float">
            <text:p>0.100010001</text:p>
          </table:table-cell>
          <table:table-cell table:style-name="ce17" table:formula="of:=[.$E21]+[.$C$3]*MAX([.W10:.W14])" office:value-type="float" office:value="0.1000100010001" calcext:value-type="float">
            <text:p>0.100010001</text:p>
          </table:table-cell>
          <table:table-cell table:style-name="ce17" table:formula="of:=[.$E21]+[.$C$3]*MAX([.X10:.X14])" office:value-type="float" office:value="0.1000100010001" calcext:value-type="float">
            <text:p>0.100010001</text:p>
          </table:table-cell>
          <table:table-cell table:style-name="ce17" table:formula="of:=[.$E21]+[.$C$3]*MAX([.Y10:.Y14])" office:value-type="float" office:value="0.1000100010001" calcext:value-type="float">
            <text:p>0.100010001</text:p>
          </table:table-cell>
          <table:table-cell table:style-name="ce17" table:formula="of:=[.$E21]+[.$C$3]*MAX([.Z10:.Z14])" office:value-type="float" office:value="0.1000100010001" calcext:value-type="float">
            <text:p>0.100010001</text:p>
          </table:table-cell>
          <table:table-cell table:style-name="ce17" table:formula="of:=[.$E21]+[.$C$3]*MAX([.AA10:.AA14])" office:value-type="float" office:value="0.1000100010001" calcext:value-type="float">
            <text:p>0.100010001</text:p>
          </table:table-cell>
          <table:table-cell table:style-name="ce20" table:formula="of:=[.$E21]+[.$C$3]*MAX([.AB10:.AB14])" office:value-type="float" office:value="0.1000100010001" calcext:value-type="float">
            <text:p>0.100010001</text:p>
          </table:table-cell>
          <table:table-cell/>
          <table:table-cell table:style-name="ce22" table:formula="of:=SQRT(ABS([.AF21]))*[.AF21]/ABS([.AF21]+0.0000000001)" office:value-type="float" office:value="0.31622776570061" calcext:value-type="float">
            <text:p>0.316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1]))*[.AN21]/ABS([.AN21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1]))*[.AT21]/ABS([.AT2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1]))*[.AZ21]/ABS([.AZ21]+0.0000000001)" office:value-type="float" office:value="0.0632455516222288" calcext:value-type="float">
            <text:p>0.063</text:p>
          </table:table-cell>
          <table:table-cell table:style-name="ce33"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2]+[.$C$3]*MAX([.F15:.F19])" office:value-type="float" office:value="0" calcext:value-type="float">
            <text:p>0</text:p>
          </table:table-cell>
          <table:table-cell table:style-name="ce14" table:formula="of:=[.$E22]+[.$C$3]*MAX([.G15:.G19])" office:value-type="float" office:value="0.1" calcext:value-type="float">
            <text:p>0.1</text:p>
          </table:table-cell>
          <table:table-cell table:style-name="ce17" table:formula="of:=[.$E22]+[.$C$3]*MAX([.H15:.H19])" office:value-type="float" office:value="0.1" calcext:value-type="float">
            <text:p>0.1</text:p>
          </table:table-cell>
          <table:table-cell table:style-name="ce17" table:formula="of:=[.$E22]+[.$C$3]*MAX([.I15:.I19])" office:value-type="float" office:value="0.1" calcext:value-type="float">
            <text:p>0.1</text:p>
          </table:table-cell>
          <table:table-cell table:style-name="ce17" table:formula="of:=[.$E22]+[.$C$3]*MAX([.J15:.J19])" office:value-type="float" office:value="0.1" calcext:value-type="float">
            <text:p>0.1</text:p>
          </table:table-cell>
          <table:table-cell table:style-name="ce17" table:formula="of:=[.$E22]+[.$C$3]*MAX([.K15:.K19])" office:value-type="float" office:value="0.10001" calcext:value-type="float">
            <text:p>0.10001</text:p>
          </table:table-cell>
          <table:table-cell table:style-name="ce17" table:formula="of:=[.$E22]+[.$C$3]*MAX([.L15:.L19])" office:value-type="float" office:value="0.10001" calcext:value-type="float">
            <text:p>0.10001</text:p>
          </table:table-cell>
          <table:table-cell table:style-name="ce17" table:formula="of:=[.$E22]+[.$C$3]*MAX([.M15:.M19])" office:value-type="float" office:value="0.10001" calcext:value-type="float">
            <text:p>0.10001</text:p>
          </table:table-cell>
          <table:table-cell table:style-name="ce17" table:formula="of:=[.$E22]+[.$C$3]*MAX([.N15:.N19])" office:value-type="float" office:value="0.10001" calcext:value-type="float">
            <text:p>0.10001</text:p>
          </table:table-cell>
          <table:table-cell table:style-name="ce17" table:formula="of:=[.$E22]+[.$C$3]*MAX([.O15:.O19])" office:value-type="float" office:value="0.100010001" calcext:value-type="float">
            <text:p>0.100010001</text:p>
          </table:table-cell>
          <table:table-cell table:style-name="ce17" table:formula="of:=[.$E22]+[.$C$3]*MAX([.P15:.P19])" office:value-type="float" office:value="0.100010001" calcext:value-type="float">
            <text:p>0.100010001</text:p>
          </table:table-cell>
          <table:table-cell table:style-name="ce17" table:formula="of:=[.$E22]+[.$C$3]*MAX([.Q15:.Q19])" office:value-type="float" office:value="0.100010001" calcext:value-type="float">
            <text:p>0.100010001</text:p>
          </table:table-cell>
          <table:table-cell table:style-name="ce17" table:formula="of:=[.$E22]+[.$C$3]*MAX([.R15:.R19])" office:value-type="float" office:value="0.100010001" calcext:value-type="float">
            <text:p>0.100010001</text:p>
          </table:table-cell>
          <table:table-cell table:style-name="ce17" table:formula="of:=[.$E22]+[.$C$3]*MAX([.S15:.S19])" office:value-type="float" office:value="0.1000100010001" calcext:value-type="float">
            <text:p>0.100010001</text:p>
          </table:table-cell>
          <table:table-cell table:style-name="ce17" table:formula="of:=[.$E22]+[.$C$3]*MAX([.T15:.T19])" office:value-type="float" office:value="0.1000100010001" calcext:value-type="float">
            <text:p>0.100010001</text:p>
          </table:table-cell>
          <table:table-cell table:style-name="ce17" table:formula="of:=[.$E22]+[.$C$3]*MAX([.U15:.U19])" office:value-type="float" office:value="0.1000100010001" calcext:value-type="float">
            <text:p>0.100010001</text:p>
          </table:table-cell>
          <table:table-cell table:style-name="ce17" table:formula="of:=[.$E22]+[.$C$3]*MAX([.V15:.V19])" office:value-type="float" office:value="0.1000100010001" calcext:value-type="float">
            <text:p>0.100010001</text:p>
          </table:table-cell>
          <table:table-cell table:style-name="ce17" table:formula="of:=[.$E22]+[.$C$3]*MAX([.W15:.W19])" office:value-type="float" office:value="0.1000100010001" calcext:value-type="float">
            <text:p>0.100010001</text:p>
          </table:table-cell>
          <table:table-cell table:style-name="ce17" table:formula="of:=[.$E22]+[.$C$3]*MAX([.X15:.X19])" office:value-type="float" office:value="0.1000100010001" calcext:value-type="float">
            <text:p>0.100010001</text:p>
          </table:table-cell>
          <table:table-cell table:style-name="ce17" table:formula="of:=[.$E22]+[.$C$3]*MAX([.Y15:.Y19])" office:value-type="float" office:value="0.1000100010001" calcext:value-type="float">
            <text:p>0.100010001</text:p>
          </table:table-cell>
          <table:table-cell table:style-name="ce17" table:formula="of:=[.$E22]+[.$C$3]*MAX([.Z15:.Z19])" office:value-type="float" office:value="0.1000100010001" calcext:value-type="float">
            <text:p>0.100010001</text:p>
          </table:table-cell>
          <table:table-cell table:style-name="ce17" table:formula="of:=[.$E22]+[.$C$3]*MAX([.AA15:.AA19])" office:value-type="float" office:value="0.1000100010001" calcext:value-type="float">
            <text:p>0.100010001</text:p>
          </table:table-cell>
          <table:table-cell table:style-name="ce20" table:formula="of:=[.$E22]+[.$C$3]*MAX([.AB15:.AB19])" office:value-type="float" office:value="0.1000100010001" calcext:value-type="float">
            <text:p>0.100010001</text:p>
          </table:table-cell>
          <table:table-cell/>
          <table:table-cell table:style-name="ce22" table:formula="of:=SQRT(ABS([.AF22]))*[.AF22]/ABS([.AF22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2]))*[.AN22]/ABS([.AN2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2]))*[.AT22]/ABS([.AT2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2]))*[.AZ22]/ABS([.AZ22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3]+[.$C$3]*MAX([.F5:.F9])" office:value-type="float" office:value="0" calcext:value-type="float">
            <text:p>0</text:p>
          </table:table-cell>
          <table:table-cell table:style-name="ce14" table:formula="of:=[.$E23]+[.$C$3]*MAX([.G5:.G9])" office:value-type="float" office:value="0" calcext:value-type="float">
            <text:p>0</text:p>
          </table:table-cell>
          <table:table-cell table:style-name="ce17" table:formula="of:=[.$E23]+[.$C$3]*MAX([.H5:.H9])" office:value-type="float" office:value="0.01" calcext:value-type="float">
            <text:p>0.01</text:p>
          </table:table-cell>
          <table:table-cell table:style-name="ce17" table:formula="of:=[.$E23]+[.$C$3]*MAX([.I5:.I9])" office:value-type="float" office:value="0.01" calcext:value-type="float">
            <text:p>0.01</text:p>
          </table:table-cell>
          <table:table-cell table:style-name="ce17" table:formula="of:=[.$E23]+[.$C$3]*MAX([.J5:.J9])" office:value-type="float" office:value="0.01" calcext:value-type="float">
            <text:p>0.01</text:p>
          </table:table-cell>
          <table:table-cell table:style-name="ce17" table:formula="of:=[.$E23]+[.$C$3]*MAX([.K5:.K9])" office:value-type="float" office:value="0.01" calcext:value-type="float">
            <text:p>0.01</text:p>
          </table:table-cell>
          <table:table-cell table:style-name="ce17" table:formula="of:=[.$E23]+[.$C$3]*MAX([.L5:.L9])" office:value-type="float" office:value="0.010001" calcext:value-type="float">
            <text:p>0.010001</text:p>
          </table:table-cell>
          <table:table-cell table:style-name="ce17" table:formula="of:=[.$E23]+[.$C$3]*MAX([.M5:.M9])" office:value-type="float" office:value="0.010001" calcext:value-type="float">
            <text:p>0.010001</text:p>
          </table:table-cell>
          <table:table-cell table:style-name="ce17" table:formula="of:=[.$E23]+[.$C$3]*MAX([.N5:.N9])" office:value-type="float" office:value="0.010001" calcext:value-type="float">
            <text:p>0.010001</text:p>
          </table:table-cell>
          <table:table-cell table:style-name="ce17" table:formula="of:=[.$E23]+[.$C$3]*MAX([.O5:.O9])" office:value-type="float" office:value="0.010001" calcext:value-type="float">
            <text:p>0.010001</text:p>
          </table:table-cell>
          <table:table-cell table:style-name="ce17" table:formula="of:=[.$E23]+[.$C$3]*MAX([.P5:.P9])" office:value-type="float" office:value="0.0100010001" calcext:value-type="float">
            <text:p>0.0100010001</text:p>
          </table:table-cell>
          <table:table-cell table:style-name="ce17" table:formula="of:=[.$E23]+[.$C$3]*MAX([.Q5:.Q9])" office:value-type="float" office:value="0.0100010001" calcext:value-type="float">
            <text:p>0.0100010001</text:p>
          </table:table-cell>
          <table:table-cell table:style-name="ce17" table:formula="of:=[.$E23]+[.$C$3]*MAX([.R5:.R9])" office:value-type="float" office:value="0.0100010001" calcext:value-type="float">
            <text:p>0.0100010001</text:p>
          </table:table-cell>
          <table:table-cell table:style-name="ce17" table:formula="of:=[.$E23]+[.$C$3]*MAX([.S5:.S9])" office:value-type="float" office:value="0.0100010001" calcext:value-type="float">
            <text:p>0.0100010001</text:p>
          </table:table-cell>
          <table:table-cell table:style-name="ce17" table:formula="of:=[.$E23]+[.$C$3]*MAX([.T5:.T9])" office:value-type="float" office:value="0.01000100010001" calcext:value-type="float">
            <text:p>0.0100010001</text:p>
          </table:table-cell>
          <table:table-cell table:style-name="ce17" table:formula="of:=[.$E23]+[.$C$3]*MAX([.U5:.U9])" office:value-type="float" office:value="0.01000100010001" calcext:value-type="float">
            <text:p>0.0100010001</text:p>
          </table:table-cell>
          <table:table-cell table:style-name="ce17" table:formula="of:=[.$E23]+[.$C$3]*MAX([.V5:.V9])" office:value-type="float" office:value="0.01000100010001" calcext:value-type="float">
            <text:p>0.0100010001</text:p>
          </table:table-cell>
          <table:table-cell table:style-name="ce17" table:formula="of:=[.$E23]+[.$C$3]*MAX([.W5:.W9])" office:value-type="float" office:value="0.01000100010001" calcext:value-type="float">
            <text:p>0.0100010001</text:p>
          </table:table-cell>
          <table:table-cell table:style-name="ce17" table:formula="of:=[.$E23]+[.$C$3]*MAX([.X5:.X9])" office:value-type="float" office:value="0.01000100010001" calcext:value-type="float">
            <text:p>0.0100010001</text:p>
          </table:table-cell>
          <table:table-cell table:style-name="ce17" table:formula="of:=[.$E23]+[.$C$3]*MAX([.Y5:.Y9])" office:value-type="float" office:value="0.01000100010001" calcext:value-type="float">
            <text:p>0.0100010001</text:p>
          </table:table-cell>
          <table:table-cell table:style-name="ce17" table:formula="of:=[.$E23]+[.$C$3]*MAX([.Z5:.Z9])" office:value-type="float" office:value="0.01000100010001" calcext:value-type="float">
            <text:p>0.0100010001</text:p>
          </table:table-cell>
          <table:table-cell table:style-name="ce17" table:formula="of:=[.$E23]+[.$C$3]*MAX([.AA5:.AA9])" office:value-type="float" office:value="0.01000100010001" calcext:value-type="float">
            <text:p>0.0100010001</text:p>
          </table:table-cell>
          <table:table-cell table:style-name="ce20" table:formula="of:=[.$E23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23]))*[.AF23]/ABS([.AF23]+0.0000000001)" office:value-type="float" office:value="0.099999999" calcext:value-type="float">
            <text:p>0.100</text:p>
          </table:table-cell>
          <table:table-cell table:style-name="ce24" office:value-type="float" office:value="0.01" calcext:value-type="float">
            <text:p>0.01</text:p>
          </table:table-cell>
          <table:table-cell table:style-name="ce26" office:value-type="string" calcext:value-type="string">
            <text:p>(a(MazeAction( STAY),0) </text:p>
          </table:table-cell>
          <table:table-cell table:style-name="ce26" office:value-type="string" calcext:value-type="string">
            <text:p><text:s/>o(MazeObservation(0,0),-1))</text:p>
          </table:table-cell>
          <table:table-cell table:style-name="ce26"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3]))*[.AN23]/ABS([.AN23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3]))*[.AT23]/ABS([.AT23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STAY),0) </text:p>
          </table:table-cell>
          <table:table-cell table:style-name="ce26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3]))*[.AZ23]/ABS([.AZ23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1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24]+[.$C$3]*MAX([.F5:.F9])" office:value-type="float" office:value="0" calcext:value-type="float">
            <text:p>0</text:p>
          </table:table-cell>
          <table:table-cell table:style-name="ce15" table:formula="of:=[.$E24]+[.$C$3]*MAX([.G5:.G9])" office:value-type="float" office:value="0" calcext:value-type="float">
            <text:p>0</text:p>
          </table:table-cell>
          <table:table-cell table:style-name="ce18" table:formula="of:=[.$E24]+[.$C$3]*MAX([.H5:.H9])" office:value-type="float" office:value="0.01" calcext:value-type="float">
            <text:p>0.01</text:p>
          </table:table-cell>
          <table:table-cell table:style-name="ce18" table:formula="of:=[.$E24]+[.$C$3]*MAX([.I5:.I9])" office:value-type="float" office:value="0.01" calcext:value-type="float">
            <text:p>0.01</text:p>
          </table:table-cell>
          <table:table-cell table:style-name="ce18" table:formula="of:=[.$E24]+[.$C$3]*MAX([.J5:.J9])" office:value-type="float" office:value="0.01" calcext:value-type="float">
            <text:p>0.01</text:p>
          </table:table-cell>
          <table:table-cell table:style-name="ce18" table:formula="of:=[.$E24]+[.$C$3]*MAX([.K5:.K9])" office:value-type="float" office:value="0.01" calcext:value-type="float">
            <text:p>0.01</text:p>
          </table:table-cell>
          <table:table-cell table:style-name="ce18" table:formula="of:=[.$E24]+[.$C$3]*MAX([.L5:.L9])" office:value-type="float" office:value="0.010001" calcext:value-type="float">
            <text:p>0.010001</text:p>
          </table:table-cell>
          <table:table-cell table:style-name="ce18" table:formula="of:=[.$E24]+[.$C$3]*MAX([.M5:.M9])" office:value-type="float" office:value="0.010001" calcext:value-type="float">
            <text:p>0.010001</text:p>
          </table:table-cell>
          <table:table-cell table:style-name="ce18" table:formula="of:=[.$E24]+[.$C$3]*MAX([.N5:.N9])" office:value-type="float" office:value="0.010001" calcext:value-type="float">
            <text:p>0.010001</text:p>
          </table:table-cell>
          <table:table-cell table:style-name="ce18" table:formula="of:=[.$E24]+[.$C$3]*MAX([.O5:.O9])" office:value-type="float" office:value="0.010001" calcext:value-type="float">
            <text:p>0.010001</text:p>
          </table:table-cell>
          <table:table-cell table:style-name="ce18" table:formula="of:=[.$E24]+[.$C$3]*MAX([.P5:.P9])" office:value-type="float" office:value="0.0100010001" calcext:value-type="float">
            <text:p>0.0100010001</text:p>
          </table:table-cell>
          <table:table-cell table:style-name="ce18" table:formula="of:=[.$E24]+[.$C$3]*MAX([.Q5:.Q9])" office:value-type="float" office:value="0.0100010001" calcext:value-type="float">
            <text:p>0.0100010001</text:p>
          </table:table-cell>
          <table:table-cell table:style-name="ce18" table:formula="of:=[.$E24]+[.$C$3]*MAX([.R5:.R9])" office:value-type="float" office:value="0.0100010001" calcext:value-type="float">
            <text:p>0.0100010001</text:p>
          </table:table-cell>
          <table:table-cell table:style-name="ce18" table:formula="of:=[.$E24]+[.$C$3]*MAX([.S5:.S9])" office:value-type="float" office:value="0.0100010001" calcext:value-type="float">
            <text:p>0.0100010001</text:p>
          </table:table-cell>
          <table:table-cell table:style-name="ce18" table:formula="of:=[.$E24]+[.$C$3]*MAX([.T5:.T9])" office:value-type="float" office:value="0.01000100010001" calcext:value-type="float">
            <text:p>0.0100010001</text:p>
          </table:table-cell>
          <table:table-cell table:style-name="ce18" table:formula="of:=[.$E24]+[.$C$3]*MAX([.U5:.U9])" office:value-type="float" office:value="0.01000100010001" calcext:value-type="float">
            <text:p>0.0100010001</text:p>
          </table:table-cell>
          <table:table-cell table:style-name="ce18" table:formula="of:=[.$E24]+[.$C$3]*MAX([.V5:.V9])" office:value-type="float" office:value="0.01000100010001" calcext:value-type="float">
            <text:p>0.0100010001</text:p>
          </table:table-cell>
          <table:table-cell table:style-name="ce18" table:formula="of:=[.$E24]+[.$C$3]*MAX([.W5:.W9])" office:value-type="float" office:value="0.01000100010001" calcext:value-type="float">
            <text:p>0.0100010001</text:p>
          </table:table-cell>
          <table:table-cell table:style-name="ce18" table:formula="of:=[.$E24]+[.$C$3]*MAX([.X5:.X9])" office:value-type="float" office:value="0.01000100010001" calcext:value-type="float">
            <text:p>0.0100010001</text:p>
          </table:table-cell>
          <table:table-cell table:style-name="ce18" table:formula="of:=[.$E24]+[.$C$3]*MAX([.Y5:.Y9])" office:value-type="float" office:value="0.01000100010001" calcext:value-type="float">
            <text:p>0.0100010001</text:p>
          </table:table-cell>
          <table:table-cell table:style-name="ce18" table:formula="of:=[.$E24]+[.$C$3]*MAX([.Z5:.Z9])" office:value-type="float" office:value="0.01000100010001" calcext:value-type="float">
            <text:p>0.0100010001</text:p>
          </table:table-cell>
          <table:table-cell table:style-name="ce18" table:formula="of:=[.$E24]+[.$C$3]*MAX([.AA5:.AA9])" office:value-type="float" office:value="0.01000100010001" calcext:value-type="float">
            <text:p>0.0100010001</text:p>
          </table:table-cell>
          <table:table-cell table:style-name="ce21" table:formula="of:=[.$E24]+[.$C$3]*MAX([.AB5:.AB9])" office:value-type="float" office:value="0.01000100010001" calcext:value-type="float">
            <text:p>0.0100010001</text:p>
          </table:table-cell>
          <table:table-cell table:style-name="ce12"/>
          <table:table-cell table:style-name="ce22" table:formula="of:=SQRT(ABS([.AF24]))*[.AF24]/ABS([.AF24]+0.0000000001)" office:value-type="float" office:value="0.31622776570061" calcext:value-type="float">
            <text:p>0.316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0,1),-2) </text:p>
          </table:table-cell>
          <table:table-cell table:style-name="ce12" table:number-columns-repeated="3"/>
          <table:table-cell table:style-name="ce27" table:formula="of:=SQRT(ABS([.AN24]))*[.AN24]/ABS([.AN24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4]))*[.AT24]/ABS([.AT24]+0.0000000001)" office:value-type="float" office:value="0.176068168048628" calcext:value-type="float">
            <text:p>0.176</text:p>
          </table:table-cell>
          <table:table-cell office:value-type="float" office:value="0.031" calcext:value-type="float">
            <text:p>0.031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5"/>
          <table:table-cell table:style-name="ce48" table:formula="of:=SQRT(ABS([.AZ24]))*[.AZ24]/ABS([.AZ24]+0.0000000001)" office:value-type="float" office:value="-0.0547722575762585" calcext:value-type="float">
            <text:p>-0.055</text:p>
          </table:table-cell>
          <table:table-cell table:style-name="ce33" office:value-type="float" office:value="-0.003" calcext:value-type="float">
            <text:p>-0.003</text:p>
          </table:table-cell>
          <table:table-cell table:style-name="ce25" office:value-type="string" calcext:value-type="string">
            <text:p>o(MazeObservation(1,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5]+[.$C$3]*MAX([.F20:.F24])" office:value-type="float" office:value="0" calcext:value-type="float">
            <text:p>0</text:p>
          </table:table-cell>
          <table:table-cell table:style-name="ce14" table:formula="of:=[.$E25]+[.$C$3]*MAX([.G20:.G24])" office:value-type="float" office:value="0" calcext:value-type="float">
            <text:p>0</text:p>
          </table:table-cell>
          <table:table-cell table:style-name="ce17" table:formula="of:=[.$E25]+[.$C$3]*MAX([.H20:.H24])" office:value-type="float" office:value="0.01" calcext:value-type="float">
            <text:p>0.01</text:p>
          </table:table-cell>
          <table:table-cell table:style-name="ce17" table:formula="of:=[.$E25]+[.$C$3]*MAX([.I20:.I24])" office:value-type="float" office:value="0.01" calcext:value-type="float">
            <text:p>0.01</text:p>
          </table:table-cell>
          <table:table-cell table:style-name="ce17" table:formula="of:=[.$E25]+[.$C$3]*MAX([.J20:.J24])" office:value-type="float" office:value="0.01" calcext:value-type="float">
            <text:p>0.01</text:p>
          </table:table-cell>
          <table:table-cell table:style-name="ce17" table:formula="of:=[.$E25]+[.$C$3]*MAX([.K20:.K24])" office:value-type="float" office:value="0.01" calcext:value-type="float">
            <text:p>0.01</text:p>
          </table:table-cell>
          <table:table-cell table:style-name="ce17" table:formula="of:=[.$E25]+[.$C$3]*MAX([.L20:.L24])" office:value-type="float" office:value="0.010001" calcext:value-type="float">
            <text:p>0.010001</text:p>
          </table:table-cell>
          <table:table-cell table:style-name="ce17" table:formula="of:=[.$E25]+[.$C$3]*MAX([.M20:.M24])" office:value-type="float" office:value="0.010001" calcext:value-type="float">
            <text:p>0.010001</text:p>
          </table:table-cell>
          <table:table-cell table:style-name="ce17" table:formula="of:=[.$E25]+[.$C$3]*MAX([.N20:.N24])" office:value-type="float" office:value="0.010001" calcext:value-type="float">
            <text:p>0.010001</text:p>
          </table:table-cell>
          <table:table-cell table:style-name="ce17" table:formula="of:=[.$E25]+[.$C$3]*MAX([.O20:.O24])" office:value-type="float" office:value="0.010001" calcext:value-type="float">
            <text:p>0.010001</text:p>
          </table:table-cell>
          <table:table-cell table:style-name="ce17" table:formula="of:=[.$E25]+[.$C$3]*MAX([.P20:.P24])" office:value-type="float" office:value="0.0100010001" calcext:value-type="float">
            <text:p>0.0100010001</text:p>
          </table:table-cell>
          <table:table-cell table:style-name="ce17" table:formula="of:=[.$E25]+[.$C$3]*MAX([.Q20:.Q24])" office:value-type="float" office:value="0.0100010001" calcext:value-type="float">
            <text:p>0.0100010001</text:p>
          </table:table-cell>
          <table:table-cell table:style-name="ce17" table:formula="of:=[.$E25]+[.$C$3]*MAX([.R20:.R24])" office:value-type="float" office:value="0.0100010001" calcext:value-type="float">
            <text:p>0.0100010001</text:p>
          </table:table-cell>
          <table:table-cell table:style-name="ce17" table:formula="of:=[.$E25]+[.$C$3]*MAX([.S20:.S24])" office:value-type="float" office:value="0.0100010001" calcext:value-type="float">
            <text:p>0.0100010001</text:p>
          </table:table-cell>
          <table:table-cell table:style-name="ce17" table:formula="of:=[.$E25]+[.$C$3]*MAX([.T20:.T24])" office:value-type="float" office:value="0.01000100010001" calcext:value-type="float">
            <text:p>0.0100010001</text:p>
          </table:table-cell>
          <table:table-cell table:style-name="ce17" table:formula="of:=[.$E25]+[.$C$3]*MAX([.U20:.U24])" office:value-type="float" office:value="0.01000100010001" calcext:value-type="float">
            <text:p>0.0100010001</text:p>
          </table:table-cell>
          <table:table-cell table:style-name="ce17" table:formula="of:=[.$E25]+[.$C$3]*MAX([.V20:.V24])" office:value-type="float" office:value="0.01000100010001" calcext:value-type="float">
            <text:p>0.0100010001</text:p>
          </table:table-cell>
          <table:table-cell table:style-name="ce17" table:formula="of:=[.$E25]+[.$C$3]*MAX([.W20:.W24])" office:value-type="float" office:value="0.01000100010001" calcext:value-type="float">
            <text:p>0.0100010001</text:p>
          </table:table-cell>
          <table:table-cell table:style-name="ce17" table:formula="of:=[.$E25]+[.$C$3]*MAX([.X20:.X24])" office:value-type="float" office:value="0.01000100010001" calcext:value-type="float">
            <text:p>0.0100010001</text:p>
          </table:table-cell>
          <table:table-cell table:style-name="ce17" table:formula="of:=[.$E25]+[.$C$3]*MAX([.Y20:.Y24])" office:value-type="float" office:value="0.01000100010001" calcext:value-type="float">
            <text:p>0.0100010001</text:p>
          </table:table-cell>
          <table:table-cell table:style-name="ce17" table:formula="of:=[.$E25]+[.$C$3]*MAX([.Z20:.Z24])" office:value-type="float" office:value="0.01000100010001" calcext:value-type="float">
            <text:p>0.0100010001</text:p>
          </table:table-cell>
          <table:table-cell table:style-name="ce17" table:formula="of:=[.$E25]+[.$C$3]*MAX([.AA20:.AA24])" office:value-type="float" office:value="0.01000100010001" calcext:value-type="float">
            <text:p>0.0100010001</text:p>
          </table:table-cell>
          <table:table-cell table:style-name="ce20" table:formula="of:=[.$E25]+[.$C$3]*MAX([.AB20:.AB24])" office:value-type="float" office:value="0.01000100010001" calcext:value-type="float">
            <text:p>0.0100010001</text:p>
          </table:table-cell>
          <table:table-cell/>
          <table:table-cell table:style-name="ce22" table:formula="of:=SQRT(ABS([.AF25]))*[.AF25]/ABS([.AF25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5]))*[.AN25]/ABS([.AN25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5]))*[.AT25]/ABS([.AT2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5]))*[.AZ25]/ABS([.AZ25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o(MazeObservation(1,1),-1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6]+[.$C$3]*MAX([.F30:.F34])" office:value-type="float" office:value="0" calcext:value-type="float">
            <text:p>0</text:p>
          </table:table-cell>
          <table:table-cell table:style-name="ce14" table:formula="of:=[.$E26]+[.$C$3]*MAX([.G30:.G34])" office:value-type="float" office:value="0" calcext:value-type="float">
            <text:p>0</text:p>
          </table:table-cell>
          <table:table-cell table:style-name="ce17" table:formula="of:=[.$E26]+[.$C$3]*MAX([.H30:.H34])" office:value-type="float" office:value="0" calcext:value-type="float">
            <text:p>0</text:p>
          </table:table-cell>
          <table:table-cell table:style-name="ce17" table:formula="of:=[.$E26]+[.$C$3]*MAX([.I30:.I34])" office:value-type="float" office:value="0" calcext:value-type="float">
            <text:p>0</text:p>
          </table:table-cell>
          <table:table-cell table:style-name="ce17" table:formula="of:=[.$E26]+[.$C$3]*MAX([.J30:.J34])" office:value-type="float" office:value="0.0001" calcext:value-type="float">
            <text:p>0.0001</text:p>
          </table:table-cell>
          <table:table-cell table:style-name="ce17" table:formula="of:=[.$E26]+[.$C$3]*MAX([.K30:.K34])" office:value-type="float" office:value="0.0001" calcext:value-type="float">
            <text:p>0.0001</text:p>
          </table:table-cell>
          <table:table-cell table:style-name="ce17" table:formula="of:=[.$E26]+[.$C$3]*MAX([.L30:.L34])" office:value-type="float" office:value="0.0001" calcext:value-type="float">
            <text:p>0.0001</text:p>
          </table:table-cell>
          <table:table-cell table:style-name="ce17" table:formula="of:=[.$E26]+[.$C$3]*MAX([.M30:.M34])" office:value-type="float" office:value="0.0001" calcext:value-type="float">
            <text:p>0.0001</text:p>
          </table:table-cell>
          <table:table-cell table:style-name="ce17" table:formula="of:=[.$E26]+[.$C$3]*MAX([.N30:.N34])" office:value-type="float" office:value="0.00010001" calcext:value-type="float">
            <text:p>0.00010001</text:p>
          </table:table-cell>
          <table:table-cell table:style-name="ce17" table:formula="of:=[.$E26]+[.$C$3]*MAX([.O30:.O34])" office:value-type="float" office:value="0.00010001" calcext:value-type="float">
            <text:p>0.00010001</text:p>
          </table:table-cell>
          <table:table-cell table:style-name="ce17" table:formula="of:=[.$E26]+[.$C$3]*MAX([.P30:.P34])" office:value-type="float" office:value="0.00010001" calcext:value-type="float">
            <text:p>0.00010001</text:p>
          </table:table-cell>
          <table:table-cell table:style-name="ce17" table:formula="of:=[.$E26]+[.$C$3]*MAX([.Q30:.Q34])" office:value-type="float" office:value="0.00010001" calcext:value-type="float">
            <text:p>0.00010001</text:p>
          </table:table-cell>
          <table:table-cell table:style-name="ce17" table:formula="of:=[.$E26]+[.$C$3]*MAX([.R30:.R34])" office:value-type="float" office:value="0.000100010001" calcext:value-type="float">
            <text:p>0.00010001</text:p>
          </table:table-cell>
          <table:table-cell table:style-name="ce17" table:formula="of:=[.$E26]+[.$C$3]*MAX([.S30:.S34])" office:value-type="float" office:value="0.000100010001" calcext:value-type="float">
            <text:p>0.00010001</text:p>
          </table:table-cell>
          <table:table-cell table:style-name="ce17" table:formula="of:=[.$E26]+[.$C$3]*MAX([.T30:.T34])" office:value-type="float" office:value="0.000100010001" calcext:value-type="float">
            <text:p>0.00010001</text:p>
          </table:table-cell>
          <table:table-cell table:style-name="ce17" table:formula="of:=[.$E26]+[.$C$3]*MAX([.U30:.U34])" office:value-type="float" office:value="0.000100010001" calcext:value-type="float">
            <text:p>0.00010001</text:p>
          </table:table-cell>
          <table:table-cell table:style-name="ce17" table:formula="of:=[.$E26]+[.$C$3]*MAX([.V30:.V34])" office:value-type="float" office:value="0.0001000100010001" calcext:value-type="float">
            <text:p>0.00010001</text:p>
          </table:table-cell>
          <table:table-cell table:style-name="ce17" table:formula="of:=[.$E26]+[.$C$3]*MAX([.W30:.W34])" office:value-type="float" office:value="0.0001000100010001" calcext:value-type="float">
            <text:p>0.00010001</text:p>
          </table:table-cell>
          <table:table-cell table:style-name="ce17" table:formula="of:=[.$E26]+[.$C$3]*MAX([.X30:.X34])" office:value-type="float" office:value="0.0001000100010001" calcext:value-type="float">
            <text:p>0.00010001</text:p>
          </table:table-cell>
          <table:table-cell table:style-name="ce17" table:formula="of:=[.$E26]+[.$C$3]*MAX([.Y30:.Y34])" office:value-type="float" office:value="0.0001000100010001" calcext:value-type="float">
            <text:p>0.00010001</text:p>
          </table:table-cell>
          <table:table-cell table:style-name="ce17" table:formula="of:=[.$E26]+[.$C$3]*MAX([.Z30:.Z34])" office:value-type="float" office:value="0.0001000100010001" calcext:value-type="float">
            <text:p>0.00010001</text:p>
          </table:table-cell>
          <table:table-cell table:style-name="ce17" table:formula="of:=[.$E26]+[.$C$3]*MAX([.AA30:.AA34])" office:value-type="float" office:value="0.0001000100010001" calcext:value-type="float">
            <text:p>0.00010001</text:p>
          </table:table-cell>
          <table:table-cell table:style-name="ce20" table:formula="of:=[.$E26]+[.$C$3]*MAX([.AB30:.AB34])" office:value-type="float" office:value="0.0001000100010001" calcext:value-type="float">
            <text:p>0.00010001</text:p>
          </table:table-cell>
          <table:table-cell/>
          <table:table-cell table:style-name="ce22" table:formula="of:=SQRT(ABS([.AF26]))*[.AF26]/ABS([.AF26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DOWN),0) </text:p>
          </table:table-cell>
          <table:table-cell table:style-name="ce26" office:value-type="string" calcext:value-type="string">
            <text:p><text:s/>o(MazeObservation(0,1),-1))</text:p>
          </table:table-cell>
          <table:table-cell table:style-name="ce26"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6]))*[.AN26]/ABS([.AN26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6]))*[.AT26]/ABS([.AT26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DOWN),0) </text:p>
          </table:table-cell>
          <table:table-cell table:style-name="ce26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6]))*[.AZ26]/ABS([.AZ26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r(ListedReward(0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7]+[.$C$3]*MAX([.F25:.F29])" office:value-type="float" office:value="0" calcext:value-type="float">
            <text:p>0</text:p>
          </table:table-cell>
          <table:table-cell table:style-name="ce14" table:formula="of:=[.$E27]+[.$C$3]*MAX([.G25:.G29])" office:value-type="float" office:value="0" calcext:value-type="float">
            <text:p>0</text:p>
          </table:table-cell>
          <table:table-cell table:style-name="ce17" table:formula="of:=[.$E27]+[.$C$3]*MAX([.H25:.H29])" office:value-type="float" office:value="0" calcext:value-type="float">
            <text:p>0</text:p>
          </table:table-cell>
          <table:table-cell table:style-name="ce17" table:formula="of:=[.$E27]+[.$C$3]*MAX([.I25:.I29])" office:value-type="float" office:value="0.001" calcext:value-type="float">
            <text:p>0.001</text:p>
          </table:table-cell>
          <table:table-cell table:style-name="ce17" table:formula="of:=[.$E27]+[.$C$3]*MAX([.J25:.J29])" office:value-type="float" office:value="0.001" calcext:value-type="float">
            <text:p>0.001</text:p>
          </table:table-cell>
          <table:table-cell table:style-name="ce17" table:formula="of:=[.$E27]+[.$C$3]*MAX([.K25:.K29])" office:value-type="float" office:value="0.001" calcext:value-type="float">
            <text:p>0.001</text:p>
          </table:table-cell>
          <table:table-cell table:style-name="ce17" table:formula="of:=[.$E27]+[.$C$3]*MAX([.L25:.L29])" office:value-type="float" office:value="0.001" calcext:value-type="float">
            <text:p>0.001</text:p>
          </table:table-cell>
          <table:table-cell table:style-name="ce17" table:formula="of:=[.$E27]+[.$C$3]*MAX([.M25:.M29])" office:value-type="float" office:value="0.0010001" calcext:value-type="float">
            <text:p>0.0010001</text:p>
          </table:table-cell>
          <table:table-cell table:style-name="ce17" table:formula="of:=[.$E27]+[.$C$3]*MAX([.N25:.N29])" office:value-type="float" office:value="0.0010001" calcext:value-type="float">
            <text:p>0.0010001</text:p>
          </table:table-cell>
          <table:table-cell table:style-name="ce17" table:formula="of:=[.$E27]+[.$C$3]*MAX([.O25:.O29])" office:value-type="float" office:value="0.0010001" calcext:value-type="float">
            <text:p>0.0010001</text:p>
          </table:table-cell>
          <table:table-cell table:style-name="ce17" table:formula="of:=[.$E27]+[.$C$3]*MAX([.P25:.P29])" office:value-type="float" office:value="0.0010001" calcext:value-type="float">
            <text:p>0.0010001</text:p>
          </table:table-cell>
          <table:table-cell table:style-name="ce17" table:formula="of:=[.$E27]+[.$C$3]*MAX([.Q25:.Q29])" office:value-type="float" office:value="0.00100010001" calcext:value-type="float">
            <text:p>0.0010001</text:p>
          </table:table-cell>
          <table:table-cell table:style-name="ce17" table:formula="of:=[.$E27]+[.$C$3]*MAX([.R25:.R29])" office:value-type="float" office:value="0.00100010001" calcext:value-type="float">
            <text:p>0.0010001</text:p>
          </table:table-cell>
          <table:table-cell table:style-name="ce17" table:formula="of:=[.$E27]+[.$C$3]*MAX([.S25:.S29])" office:value-type="float" office:value="0.00100010001" calcext:value-type="float">
            <text:p>0.0010001</text:p>
          </table:table-cell>
          <table:table-cell table:style-name="ce17" table:formula="of:=[.$E27]+[.$C$3]*MAX([.T25:.T29])" office:value-type="float" office:value="0.00100010001" calcext:value-type="float">
            <text:p>0.0010001</text:p>
          </table:table-cell>
          <table:table-cell table:style-name="ce17" table:formula="of:=[.$E27]+[.$C$3]*MAX([.U25:.U29])" office:value-type="float" office:value="0.001000100010001" calcext:value-type="float">
            <text:p>0.0010001</text:p>
          </table:table-cell>
          <table:table-cell table:style-name="ce17" table:formula="of:=[.$E27]+[.$C$3]*MAX([.V25:.V29])" office:value-type="float" office:value="0.001000100010001" calcext:value-type="float">
            <text:p>0.0010001</text:p>
          </table:table-cell>
          <table:table-cell table:style-name="ce17" table:formula="of:=[.$E27]+[.$C$3]*MAX([.W25:.W29])" office:value-type="float" office:value="0.001000100010001" calcext:value-type="float">
            <text:p>0.0010001</text:p>
          </table:table-cell>
          <table:table-cell table:style-name="ce17" table:formula="of:=[.$E27]+[.$C$3]*MAX([.X25:.X29])" office:value-type="float" office:value="0.001000100010001" calcext:value-type="float">
            <text:p>0.0010001</text:p>
          </table:table-cell>
          <table:table-cell table:style-name="ce17" table:formula="of:=[.$E27]+[.$C$3]*MAX([.Y25:.Y29])" office:value-type="float" office:value="0.001000100010001" calcext:value-type="float">
            <text:p>0.0010001</text:p>
          </table:table-cell>
          <table:table-cell table:style-name="ce17" table:formula="of:=[.$E27]+[.$C$3]*MAX([.Z25:.Z29])" office:value-type="float" office:value="0.001000100010001" calcext:value-type="float">
            <text:p>0.0010001</text:p>
          </table:table-cell>
          <table:table-cell table:style-name="ce17" table:formula="of:=[.$E27]+[.$C$3]*MAX([.AA25:.AA29])" office:value-type="float" office:value="0.001000100010001" calcext:value-type="float">
            <text:p>0.0010001</text:p>
          </table:table-cell>
          <table:table-cell table:style-name="ce20" table:formula="of:=[.$E27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27]))*[.AF27]/ABS([.AF27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7]))*[.AN27]/ABS([.AN2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7]))*[.AT27]/ABS([.AT2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7]))*[.AZ27]/ABS([.AZ27]+0.0000000001)" office:value-type="float" office:value="0.109544510588162" calcext:value-type="float">
            <text:p>0.110</text:p>
          </table:table-cell>
          <table:table-cell table:style-name="ce33" office:value-type="float" office:value="0.012" calcext:value-type="float">
            <text:p>0.012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28]+[.$C$3]*MAX([.F25:.F29])" office:value-type="float" office:value="0" calcext:value-type="float">
            <text:p>0</text:p>
          </table:table-cell>
          <table:table-cell table:style-name="ce14" table:formula="of:=[.$E28]+[.$C$3]*MAX([.G25:.G29])" office:value-type="float" office:value="0" calcext:value-type="float">
            <text:p>0</text:p>
          </table:table-cell>
          <table:table-cell table:style-name="ce17" table:formula="of:=[.$E28]+[.$C$3]*MAX([.H25:.H29])" office:value-type="float" office:value="0" calcext:value-type="float">
            <text:p>0</text:p>
          </table:table-cell>
          <table:table-cell table:style-name="ce17" table:formula="of:=[.$E28]+[.$C$3]*MAX([.I25:.I29])" office:value-type="float" office:value="0.001" calcext:value-type="float">
            <text:p>0.001</text:p>
          </table:table-cell>
          <table:table-cell table:style-name="ce17" table:formula="of:=[.$E28]+[.$C$3]*MAX([.J25:.J29])" office:value-type="float" office:value="0.001" calcext:value-type="float">
            <text:p>0.001</text:p>
          </table:table-cell>
          <table:table-cell table:style-name="ce17" table:formula="of:=[.$E28]+[.$C$3]*MAX([.K25:.K29])" office:value-type="float" office:value="0.001" calcext:value-type="float">
            <text:p>0.001</text:p>
          </table:table-cell>
          <table:table-cell table:style-name="ce17" table:formula="of:=[.$E28]+[.$C$3]*MAX([.L25:.L29])" office:value-type="float" office:value="0.001" calcext:value-type="float">
            <text:p>0.001</text:p>
          </table:table-cell>
          <table:table-cell table:style-name="ce17" table:formula="of:=[.$E28]+[.$C$3]*MAX([.M25:.M29])" office:value-type="float" office:value="0.0010001" calcext:value-type="float">
            <text:p>0.0010001</text:p>
          </table:table-cell>
          <table:table-cell table:style-name="ce17" table:formula="of:=[.$E28]+[.$C$3]*MAX([.N25:.N29])" office:value-type="float" office:value="0.0010001" calcext:value-type="float">
            <text:p>0.0010001</text:p>
          </table:table-cell>
          <table:table-cell table:style-name="ce17" table:formula="of:=[.$E28]+[.$C$3]*MAX([.O25:.O29])" office:value-type="float" office:value="0.0010001" calcext:value-type="float">
            <text:p>0.0010001</text:p>
          </table:table-cell>
          <table:table-cell table:style-name="ce17" table:formula="of:=[.$E28]+[.$C$3]*MAX([.P25:.P29])" office:value-type="float" office:value="0.0010001" calcext:value-type="float">
            <text:p>0.0010001</text:p>
          </table:table-cell>
          <table:table-cell table:style-name="ce17" table:formula="of:=[.$E28]+[.$C$3]*MAX([.Q25:.Q29])" office:value-type="float" office:value="0.00100010001" calcext:value-type="float">
            <text:p>0.0010001</text:p>
          </table:table-cell>
          <table:table-cell table:style-name="ce17" table:formula="of:=[.$E28]+[.$C$3]*MAX([.R25:.R29])" office:value-type="float" office:value="0.00100010001" calcext:value-type="float">
            <text:p>0.0010001</text:p>
          </table:table-cell>
          <table:table-cell table:style-name="ce17" table:formula="of:=[.$E28]+[.$C$3]*MAX([.S25:.S29])" office:value-type="float" office:value="0.00100010001" calcext:value-type="float">
            <text:p>0.0010001</text:p>
          </table:table-cell>
          <table:table-cell table:style-name="ce17" table:formula="of:=[.$E28]+[.$C$3]*MAX([.T25:.T29])" office:value-type="float" office:value="0.00100010001" calcext:value-type="float">
            <text:p>0.0010001</text:p>
          </table:table-cell>
          <table:table-cell table:style-name="ce17" table:formula="of:=[.$E28]+[.$C$3]*MAX([.U25:.U29])" office:value-type="float" office:value="0.001000100010001" calcext:value-type="float">
            <text:p>0.0010001</text:p>
          </table:table-cell>
          <table:table-cell table:style-name="ce17" table:formula="of:=[.$E28]+[.$C$3]*MAX([.V25:.V29])" office:value-type="float" office:value="0.001000100010001" calcext:value-type="float">
            <text:p>0.0010001</text:p>
          </table:table-cell>
          <table:table-cell table:style-name="ce17" table:formula="of:=[.$E28]+[.$C$3]*MAX([.W25:.W29])" office:value-type="float" office:value="0.001000100010001" calcext:value-type="float">
            <text:p>0.0010001</text:p>
          </table:table-cell>
          <table:table-cell table:style-name="ce17" table:formula="of:=[.$E28]+[.$C$3]*MAX([.X25:.X29])" office:value-type="float" office:value="0.001000100010001" calcext:value-type="float">
            <text:p>0.0010001</text:p>
          </table:table-cell>
          <table:table-cell table:style-name="ce17" table:formula="of:=[.$E28]+[.$C$3]*MAX([.Y25:.Y29])" office:value-type="float" office:value="0.001000100010001" calcext:value-type="float">
            <text:p>0.0010001</text:p>
          </table:table-cell>
          <table:table-cell table:style-name="ce17" table:formula="of:=[.$E28]+[.$C$3]*MAX([.Z25:.Z29])" office:value-type="float" office:value="0.001000100010001" calcext:value-type="float">
            <text:p>0.0010001</text:p>
          </table:table-cell>
          <table:table-cell table:style-name="ce17" table:formula="of:=[.$E28]+[.$C$3]*MAX([.AA25:.AA29])" office:value-type="float" office:value="0.001000100010001" calcext:value-type="float">
            <text:p>0.0010001</text:p>
          </table:table-cell>
          <table:table-cell table:style-name="ce20" table:formula="of:=[.$E28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28]))*[.AF28]/ABS([.AF28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28]))*[.AN28]/ABS([.AN28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8]))*[.AT28]/ABS([.AT2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4"/>
          <table:table-cell table:style-name="ce48" table:formula="of:=SQRT(ABS([.AZ28]))*[.AZ28]/ABS([.AZ28]+0.0000000001)" office:value-type="float" office:value="0.134164077904631" calcext:value-type="float">
            <text:p>0.134</text:p>
          </table:table-cell>
          <table:table-cell table:style-name="ce33" office:value-type="float" office:value="0.018" calcext:value-type="float">
            <text:p>0.018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2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29]+[.$C$3]*MAX([.F25:.F29])" office:value-type="float" office:value="0" calcext:value-type="float">
            <text:p>0</text:p>
          </table:table-cell>
          <table:table-cell table:style-name="ce15" table:formula="of:=[.$E29]+[.$C$3]*MAX([.G25:.G29])" office:value-type="float" office:value="0" calcext:value-type="float">
            <text:p>0</text:p>
          </table:table-cell>
          <table:table-cell table:style-name="ce18" table:formula="of:=[.$E29]+[.$C$3]*MAX([.H25:.H29])" office:value-type="float" office:value="0" calcext:value-type="float">
            <text:p>0</text:p>
          </table:table-cell>
          <table:table-cell table:style-name="ce18" table:formula="of:=[.$E29]+[.$C$3]*MAX([.I25:.I29])" office:value-type="float" office:value="0.001" calcext:value-type="float">
            <text:p>0.001</text:p>
          </table:table-cell>
          <table:table-cell table:style-name="ce18" table:formula="of:=[.$E29]+[.$C$3]*MAX([.J25:.J29])" office:value-type="float" office:value="0.001" calcext:value-type="float">
            <text:p>0.001</text:p>
          </table:table-cell>
          <table:table-cell table:style-name="ce18" table:formula="of:=[.$E29]+[.$C$3]*MAX([.K25:.K29])" office:value-type="float" office:value="0.001" calcext:value-type="float">
            <text:p>0.001</text:p>
          </table:table-cell>
          <table:table-cell table:style-name="ce18" table:formula="of:=[.$E29]+[.$C$3]*MAX([.L25:.L29])" office:value-type="float" office:value="0.001" calcext:value-type="float">
            <text:p>0.001</text:p>
          </table:table-cell>
          <table:table-cell table:style-name="ce18" table:formula="of:=[.$E29]+[.$C$3]*MAX([.M25:.M29])" office:value-type="float" office:value="0.0010001" calcext:value-type="float">
            <text:p>0.0010001</text:p>
          </table:table-cell>
          <table:table-cell table:style-name="ce18" table:formula="of:=[.$E29]+[.$C$3]*MAX([.N25:.N29])" office:value-type="float" office:value="0.0010001" calcext:value-type="float">
            <text:p>0.0010001</text:p>
          </table:table-cell>
          <table:table-cell table:style-name="ce18" table:formula="of:=[.$E29]+[.$C$3]*MAX([.O25:.O29])" office:value-type="float" office:value="0.0010001" calcext:value-type="float">
            <text:p>0.0010001</text:p>
          </table:table-cell>
          <table:table-cell table:style-name="ce18" table:formula="of:=[.$E29]+[.$C$3]*MAX([.P25:.P29])" office:value-type="float" office:value="0.0010001" calcext:value-type="float">
            <text:p>0.0010001</text:p>
          </table:table-cell>
          <table:table-cell table:style-name="ce18" table:formula="of:=[.$E29]+[.$C$3]*MAX([.Q25:.Q29])" office:value-type="float" office:value="0.00100010001" calcext:value-type="float">
            <text:p>0.0010001</text:p>
          </table:table-cell>
          <table:table-cell table:style-name="ce18" table:formula="of:=[.$E29]+[.$C$3]*MAX([.R25:.R29])" office:value-type="float" office:value="0.00100010001" calcext:value-type="float">
            <text:p>0.0010001</text:p>
          </table:table-cell>
          <table:table-cell table:style-name="ce18" table:formula="of:=[.$E29]+[.$C$3]*MAX([.S25:.S29])" office:value-type="float" office:value="0.00100010001" calcext:value-type="float">
            <text:p>0.0010001</text:p>
          </table:table-cell>
          <table:table-cell table:style-name="ce18" table:formula="of:=[.$E29]+[.$C$3]*MAX([.T25:.T29])" office:value-type="float" office:value="0.00100010001" calcext:value-type="float">
            <text:p>0.0010001</text:p>
          </table:table-cell>
          <table:table-cell table:style-name="ce18" table:formula="of:=[.$E29]+[.$C$3]*MAX([.U25:.U29])" office:value-type="float" office:value="0.001000100010001" calcext:value-type="float">
            <text:p>0.0010001</text:p>
          </table:table-cell>
          <table:table-cell table:style-name="ce18" table:formula="of:=[.$E29]+[.$C$3]*MAX([.V25:.V29])" office:value-type="float" office:value="0.001000100010001" calcext:value-type="float">
            <text:p>0.0010001</text:p>
          </table:table-cell>
          <table:table-cell table:style-name="ce18" table:formula="of:=[.$E29]+[.$C$3]*MAX([.W25:.W29])" office:value-type="float" office:value="0.001000100010001" calcext:value-type="float">
            <text:p>0.0010001</text:p>
          </table:table-cell>
          <table:table-cell table:style-name="ce18" table:formula="of:=[.$E29]+[.$C$3]*MAX([.X25:.X29])" office:value-type="float" office:value="0.001000100010001" calcext:value-type="float">
            <text:p>0.0010001</text:p>
          </table:table-cell>
          <table:table-cell table:style-name="ce18" table:formula="of:=[.$E29]+[.$C$3]*MAX([.Y25:.Y29])" office:value-type="float" office:value="0.001000100010001" calcext:value-type="float">
            <text:p>0.0010001</text:p>
          </table:table-cell>
          <table:table-cell table:style-name="ce18" table:formula="of:=[.$E29]+[.$C$3]*MAX([.Z25:.Z29])" office:value-type="float" office:value="0.001000100010001" calcext:value-type="float">
            <text:p>0.0010001</text:p>
          </table:table-cell>
          <table:table-cell table:style-name="ce18" table:formula="of:=[.$E29]+[.$C$3]*MAX([.AA25:.AA29])" office:value-type="float" office:value="0.001000100010001" calcext:value-type="float">
            <text:p>0.0010001</text:p>
          </table:table-cell>
          <table:table-cell table:style-name="ce21" table:formula="of:=[.$E29]+[.$C$3]*MAX([.AB25:.AB29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29]))*[.AF29]/ABS([.AF29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0,1),-2) </text:p>
          </table:table-cell>
          <table:table-cell table:style-name="ce12" table:number-columns-repeated="3"/>
          <table:table-cell table:style-name="ce27" table:formula="of:=SQRT(ABS([.AN29]))*[.AN29]/ABS([.AN2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29]))*[.AT29]/ABS([.AT2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6"/>
          <table:table-cell table:style-name="ce48" table:formula="of:=SQRT(ABS([.AZ29]))*[.AZ29]/ABS([.AZ29]+0.0000000001)" office:value-type="float" office:value="0.0632455516222288" calcext:value-type="float">
            <text:p>0.063</text:p>
          </table:table-cell>
          <table:table-cell table:style-name="ce33"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2)</text:p>
          </table:table-cell>
          <table:table-cell table:style-name="ce25"/>
          <table:table-cell table:style-name="ce49" table:number-columns-repeated="4"/>
          <table:table-cell table:style-name="ce44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0]+[.$C$3]*MAX([.F55:.F59])" office:value-type="float" office:value="0" calcext:value-type="float">
            <text:p>0</text:p>
          </table:table-cell>
          <table:table-cell table:style-name="ce14" table:formula="of:=[.$E30]+[.$C$3]*MAX([.G55:.G59])" office:value-type="float" office:value="0" calcext:value-type="float">
            <text:p>0</text:p>
          </table:table-cell>
          <table:table-cell table:style-name="ce17" table:formula="of:=[.$E30]+[.$C$3]*MAX([.H55:.H59])" office:value-type="float" office:value="0" calcext:value-type="float">
            <text:p>0</text:p>
          </table:table-cell>
          <table:table-cell table:style-name="ce17" table:formula="of:=[.$E30]+[.$C$3]*MAX([.I55:.I59])" office:value-type="float" office:value="0.001" calcext:value-type="float">
            <text:p>0.001</text:p>
          </table:table-cell>
          <table:table-cell table:style-name="ce17" table:formula="of:=[.$E30]+[.$C$3]*MAX([.J55:.J59])" office:value-type="float" office:value="0.001" calcext:value-type="float">
            <text:p>0.001</text:p>
          </table:table-cell>
          <table:table-cell table:style-name="ce17" table:formula="of:=[.$E30]+[.$C$3]*MAX([.K55:.K59])" office:value-type="float" office:value="0.001" calcext:value-type="float">
            <text:p>0.001</text:p>
          </table:table-cell>
          <table:table-cell table:style-name="ce17" table:formula="of:=[.$E30]+[.$C$3]*MAX([.L55:.L59])" office:value-type="float" office:value="0.001" calcext:value-type="float">
            <text:p>0.001</text:p>
          </table:table-cell>
          <table:table-cell table:style-name="ce17" table:formula="of:=[.$E30]+[.$C$3]*MAX([.M55:.M59])" office:value-type="float" office:value="0.0010001" calcext:value-type="float">
            <text:p>0.0010001</text:p>
          </table:table-cell>
          <table:table-cell table:style-name="ce17" table:formula="of:=[.$E30]+[.$C$3]*MAX([.N55:.N59])" office:value-type="float" office:value="0.0010001" calcext:value-type="float">
            <text:p>0.0010001</text:p>
          </table:table-cell>
          <table:table-cell table:style-name="ce17" table:formula="of:=[.$E30]+[.$C$3]*MAX([.O55:.O59])" office:value-type="float" office:value="0.0010001" calcext:value-type="float">
            <text:p>0.0010001</text:p>
          </table:table-cell>
          <table:table-cell table:style-name="ce17" table:formula="of:=[.$E30]+[.$C$3]*MAX([.P55:.P59])" office:value-type="float" office:value="0.0010001" calcext:value-type="float">
            <text:p>0.0010001</text:p>
          </table:table-cell>
          <table:table-cell table:style-name="ce17" table:formula="of:=[.$E30]+[.$C$3]*MAX([.Q55:.Q59])" office:value-type="float" office:value="0.00100010001" calcext:value-type="float">
            <text:p>0.0010001</text:p>
          </table:table-cell>
          <table:table-cell table:style-name="ce17" table:formula="of:=[.$E30]+[.$C$3]*MAX([.R55:.R59])" office:value-type="float" office:value="0.00100010001" calcext:value-type="float">
            <text:p>0.0010001</text:p>
          </table:table-cell>
          <table:table-cell table:style-name="ce17" table:formula="of:=[.$E30]+[.$C$3]*MAX([.S55:.S59])" office:value-type="float" office:value="0.00100010001" calcext:value-type="float">
            <text:p>0.0010001</text:p>
          </table:table-cell>
          <table:table-cell table:style-name="ce17" table:formula="of:=[.$E30]+[.$C$3]*MAX([.T55:.T59])" office:value-type="float" office:value="0.00100010001" calcext:value-type="float">
            <text:p>0.0010001</text:p>
          </table:table-cell>
          <table:table-cell table:style-name="ce17" table:formula="of:=[.$E30]+[.$C$3]*MAX([.U55:.U59])" office:value-type="float" office:value="0.001000100010001" calcext:value-type="float">
            <text:p>0.0010001</text:p>
          </table:table-cell>
          <table:table-cell table:style-name="ce17" table:formula="of:=[.$E30]+[.$C$3]*MAX([.V55:.V59])" office:value-type="float" office:value="0.001000100010001" calcext:value-type="float">
            <text:p>0.0010001</text:p>
          </table:table-cell>
          <table:table-cell table:style-name="ce17" table:formula="of:=[.$E30]+[.$C$3]*MAX([.W55:.W59])" office:value-type="float" office:value="0.001000100010001" calcext:value-type="float">
            <text:p>0.0010001</text:p>
          </table:table-cell>
          <table:table-cell table:style-name="ce17" table:formula="of:=[.$E30]+[.$C$3]*MAX([.X55:.X59])" office:value-type="float" office:value="0.001000100010001" calcext:value-type="float">
            <text:p>0.0010001</text:p>
          </table:table-cell>
          <table:table-cell table:style-name="ce17" table:formula="of:=[.$E30]+[.$C$3]*MAX([.Y55:.Y59])" office:value-type="float" office:value="0.001000100010001" calcext:value-type="float">
            <text:p>0.0010001</text:p>
          </table:table-cell>
          <table:table-cell table:style-name="ce17" table:formula="of:=[.$E30]+[.$C$3]*MAX([.Z55:.Z59])" office:value-type="float" office:value="0.001000100010001" calcext:value-type="float">
            <text:p>0.0010001</text:p>
          </table:table-cell>
          <table:table-cell table:style-name="ce17" table:formula="of:=[.$E30]+[.$C$3]*MAX([.AA55:.AA59])" office:value-type="float" office:value="0.001000100010001" calcext:value-type="float">
            <text:p>0.0010001</text:p>
          </table:table-cell>
          <table:table-cell table:style-name="ce20" table:formula="of:=[.$E30]+[.$C$3]*MAX([.AB55:.AB59])" office:value-type="float" office:value="0.001000100010001" calcext:value-type="float">
            <text:p>0.0010001</text:p>
          </table:table-cell>
          <table:table-cell/>
          <table:table-cell table:style-name="ce22" table:formula="of:=SQRT(ABS([.AF30]))*[.AF30]/ABS([.AF30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30]))*[.AN30]/ABS([.AN30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30]))*[.AT30]/ABS([.AT3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7"/>
          <table:table-cell table:style-name="ce48" table:formula="of:=SQRT(ABS([.AZ30]))*[.AZ30]/ABS([.AZ30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0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1]+[.$C$3]*MAX([.F60:.F64])" office:value-type="float" office:value="0" calcext:value-type="float">
            <text:p>0</text:p>
          </table:table-cell>
          <table:table-cell table:style-name="ce14" table:formula="of:=[.$E31]+[.$C$3]*MAX([.G60:.G64])" office:value-type="float" office:value="0" calcext:value-type="float">
            <text:p>0</text:p>
          </table:table-cell>
          <table:table-cell table:style-name="ce17" table:formula="of:=[.$E31]+[.$C$3]*MAX([.H60:.H64])" office:value-type="float" office:value="0" calcext:value-type="float">
            <text:p>0</text:p>
          </table:table-cell>
          <table:table-cell table:style-name="ce17" table:formula="of:=[.$E31]+[.$C$3]*MAX([.I60:.I64])" office:value-type="float" office:value="0" calcext:value-type="float">
            <text:p>0</text:p>
          </table:table-cell>
          <table:table-cell table:style-name="ce17" table:formula="of:=[.$E31]+[.$C$3]*MAX([.J60:.J64])" office:value-type="float" office:value="0.0001" calcext:value-type="float">
            <text:p>0.0001</text:p>
          </table:table-cell>
          <table:table-cell table:style-name="ce17" table:formula="of:=[.$E31]+[.$C$3]*MAX([.K60:.K64])" office:value-type="float" office:value="0.0001" calcext:value-type="float">
            <text:p>0.0001</text:p>
          </table:table-cell>
          <table:table-cell table:style-name="ce17" table:formula="of:=[.$E31]+[.$C$3]*MAX([.L60:.L64])" office:value-type="float" office:value="0.0001" calcext:value-type="float">
            <text:p>0.0001</text:p>
          </table:table-cell>
          <table:table-cell table:style-name="ce17" table:formula="of:=[.$E31]+[.$C$3]*MAX([.M60:.M64])" office:value-type="float" office:value="0.0001" calcext:value-type="float">
            <text:p>0.0001</text:p>
          </table:table-cell>
          <table:table-cell table:style-name="ce17" table:formula="of:=[.$E31]+[.$C$3]*MAX([.N60:.N64])" office:value-type="float" office:value="0.00010001" calcext:value-type="float">
            <text:p>0.00010001</text:p>
          </table:table-cell>
          <table:table-cell table:style-name="ce17" table:formula="of:=[.$E31]+[.$C$3]*MAX([.O60:.O64])" office:value-type="float" office:value="0.00010001" calcext:value-type="float">
            <text:p>0.00010001</text:p>
          </table:table-cell>
          <table:table-cell table:style-name="ce17" table:formula="of:=[.$E31]+[.$C$3]*MAX([.P60:.P64])" office:value-type="float" office:value="0.00010001" calcext:value-type="float">
            <text:p>0.00010001</text:p>
          </table:table-cell>
          <table:table-cell table:style-name="ce17" table:formula="of:=[.$E31]+[.$C$3]*MAX([.Q60:.Q64])" office:value-type="float" office:value="0.00010001" calcext:value-type="float">
            <text:p>0.00010001</text:p>
          </table:table-cell>
          <table:table-cell table:style-name="ce17" table:formula="of:=[.$E31]+[.$C$3]*MAX([.R60:.R64])" office:value-type="float" office:value="0.000100010001" calcext:value-type="float">
            <text:p>0.00010001</text:p>
          </table:table-cell>
          <table:table-cell table:style-name="ce17" table:formula="of:=[.$E31]+[.$C$3]*MAX([.S60:.S64])" office:value-type="float" office:value="0.000100010001" calcext:value-type="float">
            <text:p>0.00010001</text:p>
          </table:table-cell>
          <table:table-cell table:style-name="ce17" table:formula="of:=[.$E31]+[.$C$3]*MAX([.T60:.T64])" office:value-type="float" office:value="0.000100010001" calcext:value-type="float">
            <text:p>0.00010001</text:p>
          </table:table-cell>
          <table:table-cell table:style-name="ce17" table:formula="of:=[.$E31]+[.$C$3]*MAX([.U60:.U64])" office:value-type="float" office:value="0.000100010001" calcext:value-type="float">
            <text:p>0.00010001</text:p>
          </table:table-cell>
          <table:table-cell table:style-name="ce17" table:formula="of:=[.$E31]+[.$C$3]*MAX([.V60:.V64])" office:value-type="float" office:value="0.0001000100010001" calcext:value-type="float">
            <text:p>0.00010001</text:p>
          </table:table-cell>
          <table:table-cell table:style-name="ce17" table:formula="of:=[.$E31]+[.$C$3]*MAX([.W60:.W64])" office:value-type="float" office:value="0.0001000100010001" calcext:value-type="float">
            <text:p>0.00010001</text:p>
          </table:table-cell>
          <table:table-cell table:style-name="ce17" table:formula="of:=[.$E31]+[.$C$3]*MAX([.X60:.X64])" office:value-type="float" office:value="0.0001000100010001" calcext:value-type="float">
            <text:p>0.00010001</text:p>
          </table:table-cell>
          <table:table-cell table:style-name="ce17" table:formula="of:=[.$E31]+[.$C$3]*MAX([.Y60:.Y64])" office:value-type="float" office:value="0.0001000100010001" calcext:value-type="float">
            <text:p>0.00010001</text:p>
          </table:table-cell>
          <table:table-cell table:style-name="ce17" table:formula="of:=[.$E31]+[.$C$3]*MAX([.Z60:.Z64])" office:value-type="float" office:value="0.0001000100010001" calcext:value-type="float">
            <text:p>0.00010001</text:p>
          </table:table-cell>
          <table:table-cell table:style-name="ce17" table:formula="of:=[.$E31]+[.$C$3]*MAX([.AA60:.AA64])" office:value-type="float" office:value="0.0001000100010001" calcext:value-type="float">
            <text:p>0.00010001</text:p>
          </table:table-cell>
          <table:table-cell table:style-name="ce20" table:formula="of:=[.$E31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31]))*[.AF31]/ABS([.AF31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31]))*[.AN31]/ABS([.AN31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31]))*[.AT31]/ABS([.AT3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7"/>
          <table:table-cell table:style-name="ce48" table:formula="of:=SQRT(ABS([.AZ31]))*[.AZ31]/ABS([.AZ31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0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2]+[.$C$3]*MAX([.F60:.F64])" office:value-type="float" office:value="0" calcext:value-type="float">
            <text:p>0</text:p>
          </table:table-cell>
          <table:table-cell table:style-name="ce14" table:formula="of:=[.$E32]+[.$C$3]*MAX([.G60:.G64])" office:value-type="float" office:value="0" calcext:value-type="float">
            <text:p>0</text:p>
          </table:table-cell>
          <table:table-cell table:style-name="ce17" table:formula="of:=[.$E32]+[.$C$3]*MAX([.H60:.H64])" office:value-type="float" office:value="0" calcext:value-type="float">
            <text:p>0</text:p>
          </table:table-cell>
          <table:table-cell table:style-name="ce17" table:formula="of:=[.$E32]+[.$C$3]*MAX([.I60:.I64])" office:value-type="float" office:value="0" calcext:value-type="float">
            <text:p>0</text:p>
          </table:table-cell>
          <table:table-cell table:style-name="ce17" table:formula="of:=[.$E32]+[.$C$3]*MAX([.J60:.J64])" office:value-type="float" office:value="0.0001" calcext:value-type="float">
            <text:p>0.0001</text:p>
          </table:table-cell>
          <table:table-cell table:style-name="ce17" table:formula="of:=[.$E32]+[.$C$3]*MAX([.K60:.K64])" office:value-type="float" office:value="0.0001" calcext:value-type="float">
            <text:p>0.0001</text:p>
          </table:table-cell>
          <table:table-cell table:style-name="ce17" table:formula="of:=[.$E32]+[.$C$3]*MAX([.L60:.L64])" office:value-type="float" office:value="0.0001" calcext:value-type="float">
            <text:p>0.0001</text:p>
          </table:table-cell>
          <table:table-cell table:style-name="ce17" table:formula="of:=[.$E32]+[.$C$3]*MAX([.M60:.M64])" office:value-type="float" office:value="0.0001" calcext:value-type="float">
            <text:p>0.0001</text:p>
          </table:table-cell>
          <table:table-cell table:style-name="ce17" table:formula="of:=[.$E32]+[.$C$3]*MAX([.N60:.N64])" office:value-type="float" office:value="0.00010001" calcext:value-type="float">
            <text:p>0.00010001</text:p>
          </table:table-cell>
          <table:table-cell table:style-name="ce17" table:formula="of:=[.$E32]+[.$C$3]*MAX([.O60:.O64])" office:value-type="float" office:value="0.00010001" calcext:value-type="float">
            <text:p>0.00010001</text:p>
          </table:table-cell>
          <table:table-cell table:style-name="ce17" table:formula="of:=[.$E32]+[.$C$3]*MAX([.P60:.P64])" office:value-type="float" office:value="0.00010001" calcext:value-type="float">
            <text:p>0.00010001</text:p>
          </table:table-cell>
          <table:table-cell table:style-name="ce17" table:formula="of:=[.$E32]+[.$C$3]*MAX([.Q60:.Q64])" office:value-type="float" office:value="0.00010001" calcext:value-type="float">
            <text:p>0.00010001</text:p>
          </table:table-cell>
          <table:table-cell table:style-name="ce17" table:formula="of:=[.$E32]+[.$C$3]*MAX([.R60:.R64])" office:value-type="float" office:value="0.000100010001" calcext:value-type="float">
            <text:p>0.00010001</text:p>
          </table:table-cell>
          <table:table-cell table:style-name="ce17" table:formula="of:=[.$E32]+[.$C$3]*MAX([.S60:.S64])" office:value-type="float" office:value="0.000100010001" calcext:value-type="float">
            <text:p>0.00010001</text:p>
          </table:table-cell>
          <table:table-cell table:style-name="ce17" table:formula="of:=[.$E32]+[.$C$3]*MAX([.T60:.T64])" office:value-type="float" office:value="0.000100010001" calcext:value-type="float">
            <text:p>0.00010001</text:p>
          </table:table-cell>
          <table:table-cell table:style-name="ce17" table:formula="of:=[.$E32]+[.$C$3]*MAX([.U60:.U64])" office:value-type="float" office:value="0.000100010001" calcext:value-type="float">
            <text:p>0.00010001</text:p>
          </table:table-cell>
          <table:table-cell table:style-name="ce17" table:formula="of:=[.$E32]+[.$C$3]*MAX([.V60:.V64])" office:value-type="float" office:value="0.0001000100010001" calcext:value-type="float">
            <text:p>0.00010001</text:p>
          </table:table-cell>
          <table:table-cell table:style-name="ce17" table:formula="of:=[.$E32]+[.$C$3]*MAX([.W60:.W64])" office:value-type="float" office:value="0.0001000100010001" calcext:value-type="float">
            <text:p>0.00010001</text:p>
          </table:table-cell>
          <table:table-cell table:style-name="ce17" table:formula="of:=[.$E32]+[.$C$3]*MAX([.X60:.X64])" office:value-type="float" office:value="0.0001000100010001" calcext:value-type="float">
            <text:p>0.00010001</text:p>
          </table:table-cell>
          <table:table-cell table:style-name="ce17" table:formula="of:=[.$E32]+[.$C$3]*MAX([.Y60:.Y64])" office:value-type="float" office:value="0.0001000100010001" calcext:value-type="float">
            <text:p>0.00010001</text:p>
          </table:table-cell>
          <table:table-cell table:style-name="ce17" table:formula="of:=[.$E32]+[.$C$3]*MAX([.Z60:.Z64])" office:value-type="float" office:value="0.0001000100010001" calcext:value-type="float">
            <text:p>0.00010001</text:p>
          </table:table-cell>
          <table:table-cell table:style-name="ce17" table:formula="of:=[.$E32]+[.$C$3]*MAX([.AA60:.AA64])" office:value-type="float" office:value="0.0001000100010001" calcext:value-type="float">
            <text:p>0.00010001</text:p>
          </table:table-cell>
          <table:table-cell table:style-name="ce20" table:formula="of:=[.$E32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32]))*[.AF32]/ABS([.AF32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32]))*[.AN32]/ABS([.AN3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32]))*[.AT32]/ABS([.AT32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7"/>
          <table:table-cell table:style-name="ce48" table:formula="of:=SQRT(ABS([.AZ32]))*[.AZ32]/ABS([.AZ32]+0.0000000001)" office:value-type="float" office:value="-0.268328157672653" calcext:value-type="float">
            <text:p>-0.268</text:p>
          </table:table-cell>
          <table:table-cell table:style-name="ce33" office:value-type="float" office:value="-0.072" calcext:value-type="float">
            <text:p>-0.072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0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3]+[.$C$3]*MAX([.F50:.F54])" office:value-type="float" office:value="0" calcext:value-type="float">
            <text:p>0</text:p>
          </table:table-cell>
          <table:table-cell table:style-name="ce14" table:formula="of:=[.$E33]+[.$C$3]*MAX([.G50:.G54])" office:value-type="float" office:value="0" calcext:value-type="float">
            <text:p>0</text:p>
          </table:table-cell>
          <table:table-cell table:style-name="ce17" table:formula="of:=[.$E33]+[.$C$3]*MAX([.H50:.H54])" office:value-type="float" office:value="0" calcext:value-type="float">
            <text:p>0</text:p>
          </table:table-cell>
          <table:table-cell table:style-name="ce17" table:formula="of:=[.$E33]+[.$C$3]*MAX([.I50:.I54])" office:value-type="float" office:value="0.001" calcext:value-type="float">
            <text:p>0.001</text:p>
          </table:table-cell>
          <table:table-cell table:style-name="ce17" table:formula="of:=[.$E33]+[.$C$3]*MAX([.J50:.J54])" office:value-type="float" office:value="0.001" calcext:value-type="float">
            <text:p>0.001</text:p>
          </table:table-cell>
          <table:table-cell table:style-name="ce17" table:formula="of:=[.$E33]+[.$C$3]*MAX([.K50:.K54])" office:value-type="float" office:value="0.001" calcext:value-type="float">
            <text:p>0.001</text:p>
          </table:table-cell>
          <table:table-cell table:style-name="ce17" table:formula="of:=[.$E33]+[.$C$3]*MAX([.L50:.L54])" office:value-type="float" office:value="0.001" calcext:value-type="float">
            <text:p>0.001</text:p>
          </table:table-cell>
          <table:table-cell table:style-name="ce17" table:formula="of:=[.$E33]+[.$C$3]*MAX([.M50:.M54])" office:value-type="float" office:value="0.0010001" calcext:value-type="float">
            <text:p>0.0010001</text:p>
          </table:table-cell>
          <table:table-cell table:style-name="ce17" table:formula="of:=[.$E33]+[.$C$3]*MAX([.N50:.N54])" office:value-type="float" office:value="0.0010001" calcext:value-type="float">
            <text:p>0.0010001</text:p>
          </table:table-cell>
          <table:table-cell table:style-name="ce17" table:formula="of:=[.$E33]+[.$C$3]*MAX([.O50:.O54])" office:value-type="float" office:value="0.0010001" calcext:value-type="float">
            <text:p>0.0010001</text:p>
          </table:table-cell>
          <table:table-cell table:style-name="ce17" table:formula="of:=[.$E33]+[.$C$3]*MAX([.P50:.P54])" office:value-type="float" office:value="0.0010001" calcext:value-type="float">
            <text:p>0.0010001</text:p>
          </table:table-cell>
          <table:table-cell table:style-name="ce17" table:formula="of:=[.$E33]+[.$C$3]*MAX([.Q50:.Q54])" office:value-type="float" office:value="0.00100010001" calcext:value-type="float">
            <text:p>0.0010001</text:p>
          </table:table-cell>
          <table:table-cell table:style-name="ce17" table:formula="of:=[.$E33]+[.$C$3]*MAX([.R50:.R54])" office:value-type="float" office:value="0.00100010001" calcext:value-type="float">
            <text:p>0.0010001</text:p>
          </table:table-cell>
          <table:table-cell table:style-name="ce17" table:formula="of:=[.$E33]+[.$C$3]*MAX([.S50:.S54])" office:value-type="float" office:value="0.00100010001" calcext:value-type="float">
            <text:p>0.0010001</text:p>
          </table:table-cell>
          <table:table-cell table:style-name="ce17" table:formula="of:=[.$E33]+[.$C$3]*MAX([.T50:.T54])" office:value-type="float" office:value="0.00100010001" calcext:value-type="float">
            <text:p>0.0010001</text:p>
          </table:table-cell>
          <table:table-cell table:style-name="ce17" table:formula="of:=[.$E33]+[.$C$3]*MAX([.U50:.U54])" office:value-type="float" office:value="0.001000100010001" calcext:value-type="float">
            <text:p>0.0010001</text:p>
          </table:table-cell>
          <table:table-cell table:style-name="ce17" table:formula="of:=[.$E33]+[.$C$3]*MAX([.V50:.V54])" office:value-type="float" office:value="0.001000100010001" calcext:value-type="float">
            <text:p>0.0010001</text:p>
          </table:table-cell>
          <table:table-cell table:style-name="ce17" table:formula="of:=[.$E33]+[.$C$3]*MAX([.W50:.W54])" office:value-type="float" office:value="0.001000100010001" calcext:value-type="float">
            <text:p>0.0010001</text:p>
          </table:table-cell>
          <table:table-cell table:style-name="ce17" table:formula="of:=[.$E33]+[.$C$3]*MAX([.X50:.X54])" office:value-type="float" office:value="0.001000100010001" calcext:value-type="float">
            <text:p>0.0010001</text:p>
          </table:table-cell>
          <table:table-cell table:style-name="ce17" table:formula="of:=[.$E33]+[.$C$3]*MAX([.Y50:.Y54])" office:value-type="float" office:value="0.001000100010001" calcext:value-type="float">
            <text:p>0.0010001</text:p>
          </table:table-cell>
          <table:table-cell table:style-name="ce17" table:formula="of:=[.$E33]+[.$C$3]*MAX([.Z50:.Z54])" office:value-type="float" office:value="0.001000100010001" calcext:value-type="float">
            <text:p>0.0010001</text:p>
          </table:table-cell>
          <table:table-cell table:style-name="ce17" table:formula="of:=[.$E33]+[.$C$3]*MAX([.AA50:.AA54])" office:value-type="float" office:value="0.001000100010001" calcext:value-type="float">
            <text:p>0.0010001</text:p>
          </table:table-cell>
          <table:table-cell table:style-name="ce20" table:formula="of:=[.$E33]+[.$C$3]*MAX([.AB50:.AB54])" office:value-type="float" office:value="0.001000100010001" calcext:value-type="float">
            <text:p>0.0010001</text:p>
          </table:table-cell>
          <table:table-cell/>
          <table:table-cell table:style-name="ce22" table:formula="of:=SQRT(ABS([.AF33]))*[.AF33]/ABS([.AF33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0,1),-2) </text:p>
          </table:table-cell>
          <table:table-cell table:number-columns-repeated="3"/>
          <table:table-cell table:style-name="ce27" table:formula="of:=SQRT(ABS([.AN33]))*[.AN33]/ABS([.AN33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33]))*[.AT33]/ABS([.AT33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7"/>
          <table:table-cell table:style-name="ce48" table:formula="of:=SQRT(ABS([.AZ33]))*[.AZ33]/ABS([.AZ33]+0.0000000001)" office:value-type="float" office:value="0.26267851035058" calcext:value-type="float">
            <text:p>0.263</text:p>
          </table:table-cell>
          <table:table-cell table:style-name="ce33" office:value-type="float" office:value="0.069" calcext:value-type="float">
            <text:p>0.069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2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0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34]+[.$C$3]*MAX([.F60:.F64])" office:value-type="float" office:value="0" calcext:value-type="float">
            <text:p>0</text:p>
          </table:table-cell>
          <table:table-cell table:style-name="ce15" table:formula="of:=[.$E34]+[.$C$3]*MAX([.G60:.G64])" office:value-type="float" office:value="0" calcext:value-type="float">
            <text:p>0</text:p>
          </table:table-cell>
          <table:table-cell table:style-name="ce18" table:formula="of:=[.$E34]+[.$C$3]*MAX([.H60:.H64])" office:value-type="float" office:value="0" calcext:value-type="float">
            <text:p>0</text:p>
          </table:table-cell>
          <table:table-cell table:style-name="ce18" table:formula="of:=[.$E34]+[.$C$3]*MAX([.I60:.I64])" office:value-type="float" office:value="0" calcext:value-type="float">
            <text:p>0</text:p>
          </table:table-cell>
          <table:table-cell table:style-name="ce18" table:formula="of:=[.$E34]+[.$C$3]*MAX([.J60:.J64])" office:value-type="float" office:value="0.0001" calcext:value-type="float">
            <text:p>0.0001</text:p>
          </table:table-cell>
          <table:table-cell table:style-name="ce18" table:formula="of:=[.$E34]+[.$C$3]*MAX([.K60:.K64])" office:value-type="float" office:value="0.0001" calcext:value-type="float">
            <text:p>0.0001</text:p>
          </table:table-cell>
          <table:table-cell table:style-name="ce18" table:formula="of:=[.$E34]+[.$C$3]*MAX([.L60:.L64])" office:value-type="float" office:value="0.0001" calcext:value-type="float">
            <text:p>0.0001</text:p>
          </table:table-cell>
          <table:table-cell table:style-name="ce18" table:formula="of:=[.$E34]+[.$C$3]*MAX([.M60:.M64])" office:value-type="float" office:value="0.0001" calcext:value-type="float">
            <text:p>0.0001</text:p>
          </table:table-cell>
          <table:table-cell table:style-name="ce18" table:formula="of:=[.$E34]+[.$C$3]*MAX([.N60:.N64])" office:value-type="float" office:value="0.00010001" calcext:value-type="float">
            <text:p>0.00010001</text:p>
          </table:table-cell>
          <table:table-cell table:style-name="ce18" table:formula="of:=[.$E34]+[.$C$3]*MAX([.O60:.O64])" office:value-type="float" office:value="0.00010001" calcext:value-type="float">
            <text:p>0.00010001</text:p>
          </table:table-cell>
          <table:table-cell table:style-name="ce18" table:formula="of:=[.$E34]+[.$C$3]*MAX([.P60:.P64])" office:value-type="float" office:value="0.00010001" calcext:value-type="float">
            <text:p>0.00010001</text:p>
          </table:table-cell>
          <table:table-cell table:style-name="ce18" table:formula="of:=[.$E34]+[.$C$3]*MAX([.Q60:.Q64])" office:value-type="float" office:value="0.00010001" calcext:value-type="float">
            <text:p>0.00010001</text:p>
          </table:table-cell>
          <table:table-cell table:style-name="ce18" table:formula="of:=[.$E34]+[.$C$3]*MAX([.R60:.R64])" office:value-type="float" office:value="0.000100010001" calcext:value-type="float">
            <text:p>0.00010001</text:p>
          </table:table-cell>
          <table:table-cell table:style-name="ce18" table:formula="of:=[.$E34]+[.$C$3]*MAX([.S60:.S64])" office:value-type="float" office:value="0.000100010001" calcext:value-type="float">
            <text:p>0.00010001</text:p>
          </table:table-cell>
          <table:table-cell table:style-name="ce18" table:formula="of:=[.$E34]+[.$C$3]*MAX([.T60:.T64])" office:value-type="float" office:value="0.000100010001" calcext:value-type="float">
            <text:p>0.00010001</text:p>
          </table:table-cell>
          <table:table-cell table:style-name="ce18" table:formula="of:=[.$E34]+[.$C$3]*MAX([.U60:.U64])" office:value-type="float" office:value="0.000100010001" calcext:value-type="float">
            <text:p>0.00010001</text:p>
          </table:table-cell>
          <table:table-cell table:style-name="ce18" table:formula="of:=[.$E34]+[.$C$3]*MAX([.V60:.V64])" office:value-type="float" office:value="0.0001000100010001" calcext:value-type="float">
            <text:p>0.00010001</text:p>
          </table:table-cell>
          <table:table-cell table:style-name="ce18" table:formula="of:=[.$E34]+[.$C$3]*MAX([.W60:.W64])" office:value-type="float" office:value="0.0001000100010001" calcext:value-type="float">
            <text:p>0.00010001</text:p>
          </table:table-cell>
          <table:table-cell table:style-name="ce18" table:formula="of:=[.$E34]+[.$C$3]*MAX([.X60:.X64])" office:value-type="float" office:value="0.0001000100010001" calcext:value-type="float">
            <text:p>0.00010001</text:p>
          </table:table-cell>
          <table:table-cell table:style-name="ce18" table:formula="of:=[.$E34]+[.$C$3]*MAX([.Y60:.Y64])" office:value-type="float" office:value="0.0001000100010001" calcext:value-type="float">
            <text:p>0.00010001</text:p>
          </table:table-cell>
          <table:table-cell table:style-name="ce18" table:formula="of:=[.$E34]+[.$C$3]*MAX([.Z60:.Z64])" office:value-type="float" office:value="0.0001000100010001" calcext:value-type="float">
            <text:p>0.00010001</text:p>
          </table:table-cell>
          <table:table-cell table:style-name="ce18" table:formula="of:=[.$E34]+[.$C$3]*MAX([.AA60:.AA64])" office:value-type="float" office:value="0.0001000100010001" calcext:value-type="float">
            <text:p>0.00010001</text:p>
          </table:table-cell>
          <table:table-cell table:style-name="ce21" table:formula="of:=[.$E34]+[.$C$3]*MAX([.AB60:.AB64])" office:value-type="float" office:value="0.0001000100010001" calcext:value-type="float">
            <text:p>0.00010001</text:p>
          </table:table-cell>
          <table:table-cell table:style-name="ce12"/>
          <table:table-cell table:style-name="ce22" table:formula="of:=SQRT(ABS([.AF34]))*[.AF34]/ABS([.AF34]+0.0000000001)" office:value-type="float" office:value="0" calcext:value-type="float">
            <text:p>0.000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(a(MazeAction(RIGHT),0) </text:p>
          </table:table-cell>
          <table:table-cell table:style-name="ce26" office:value-type="string" calcext:value-type="string">
            <text:p><text:s/>o(MazeObservation(1,1),-1))</text:p>
          </table:table-cell>
          <table:table-cell table:style-name="ce26" office:value-type="string" calcext:value-type="string">
            <text:p><text:s/>o(MazeObservation(0,1),-2) </text:p>
          </table:table-cell>
          <table:table-cell table:style-name="ce12" table:number-columns-repeated="3"/>
          <table:table-cell table:style-name="ce27" table:formula="of:=SQRT(ABS([.AN34]))*[.AN34]/ABS([.AN34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0,1),-2) </text:p>
          </table:table-cell>
          <table:table-cell/>
          <table:table-cell table:style-name="ce38" table:formula="of:=SQRT(ABS([.AT34]))*[.AT34]/ABS([.AT34]+0.0000000001)" office:value-type="float" office:value="-0" calcext:value-type="float">
            <text:p>0.000</text:p>
          </table:table-cell>
          <table:table-cell table:style-name="ce12" office:value-type="float" office:value="-0" calcext:value-type="float">
            <text:p>0</text:p>
          </table:table-cell>
          <table:table-cell table:style-name="ce26" office:value-type="string" calcext:value-type="string">
            <text:p>a(MazeAction(RIGHT),0) </text:p>
          </table:table-cell>
          <table:table-cell table:style-name="ce26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0,1),-2) </text:p>
          </table:table-cell>
          <table:table-cell table:style-name="ce46"/>
          <table:table-cell table:style-name="ce48" table:formula="of:=SQRT(ABS([.AZ34]))*[.AZ34]/ABS([.AZ34]+0.0000000001)" office:value-type="float" office:value="-0.0774596682151428" calcext:value-type="float">
            <text:p>-0.077</text:p>
          </table:table-cell>
          <table:table-cell table:style-name="ce33" office:value-type="float" office:value="-0.006" calcext:value-type="float">
            <text:p>-0.006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5]+[.$C$3]*MAX([.F5:.F9])" office:value-type="float" office:value="0" calcext:value-type="float">
            <text:p>0</text:p>
          </table:table-cell>
          <table:table-cell table:style-name="ce14" table:formula="of:=[.$E35]+[.$C$3]*MAX([.G5:.G9])" office:value-type="float" office:value="0" calcext:value-type="float">
            <text:p>0</text:p>
          </table:table-cell>
          <table:table-cell table:style-name="ce17" table:formula="of:=[.$E35]+[.$C$3]*MAX([.H5:.H9])" office:value-type="float" office:value="0.01" calcext:value-type="float">
            <text:p>0.01</text:p>
          </table:table-cell>
          <table:table-cell table:style-name="ce17" table:formula="of:=[.$E35]+[.$C$3]*MAX([.I5:.I9])" office:value-type="float" office:value="0.01" calcext:value-type="float">
            <text:p>0.01</text:p>
          </table:table-cell>
          <table:table-cell table:style-name="ce17" table:formula="of:=[.$E35]+[.$C$3]*MAX([.J5:.J9])" office:value-type="float" office:value="0.01" calcext:value-type="float">
            <text:p>0.01</text:p>
          </table:table-cell>
          <table:table-cell table:style-name="ce17" table:formula="of:=[.$E35]+[.$C$3]*MAX([.K5:.K9])" office:value-type="float" office:value="0.01" calcext:value-type="float">
            <text:p>0.01</text:p>
          </table:table-cell>
          <table:table-cell table:style-name="ce17" table:formula="of:=[.$E35]+[.$C$3]*MAX([.L5:.L9])" office:value-type="float" office:value="0.010001" calcext:value-type="float">
            <text:p>0.010001</text:p>
          </table:table-cell>
          <table:table-cell table:style-name="ce17" table:formula="of:=[.$E35]+[.$C$3]*MAX([.M5:.M9])" office:value-type="float" office:value="0.010001" calcext:value-type="float">
            <text:p>0.010001</text:p>
          </table:table-cell>
          <table:table-cell table:style-name="ce17" table:formula="of:=[.$E35]+[.$C$3]*MAX([.N5:.N9])" office:value-type="float" office:value="0.010001" calcext:value-type="float">
            <text:p>0.010001</text:p>
          </table:table-cell>
          <table:table-cell table:style-name="ce17" table:formula="of:=[.$E35]+[.$C$3]*MAX([.O5:.O9])" office:value-type="float" office:value="0.010001" calcext:value-type="float">
            <text:p>0.010001</text:p>
          </table:table-cell>
          <table:table-cell table:style-name="ce17" table:formula="of:=[.$E35]+[.$C$3]*MAX([.P5:.P9])" office:value-type="float" office:value="0.0100010001" calcext:value-type="float">
            <text:p>0.0100010001</text:p>
          </table:table-cell>
          <table:table-cell table:style-name="ce17" table:formula="of:=[.$E35]+[.$C$3]*MAX([.Q5:.Q9])" office:value-type="float" office:value="0.0100010001" calcext:value-type="float">
            <text:p>0.0100010001</text:p>
          </table:table-cell>
          <table:table-cell table:style-name="ce17" table:formula="of:=[.$E35]+[.$C$3]*MAX([.R5:.R9])" office:value-type="float" office:value="0.0100010001" calcext:value-type="float">
            <text:p>0.0100010001</text:p>
          </table:table-cell>
          <table:table-cell table:style-name="ce17" table:formula="of:=[.$E35]+[.$C$3]*MAX([.S5:.S9])" office:value-type="float" office:value="0.0100010001" calcext:value-type="float">
            <text:p>0.0100010001</text:p>
          </table:table-cell>
          <table:table-cell table:style-name="ce17" table:formula="of:=[.$E35]+[.$C$3]*MAX([.T5:.T9])" office:value-type="float" office:value="0.01000100010001" calcext:value-type="float">
            <text:p>0.0100010001</text:p>
          </table:table-cell>
          <table:table-cell table:style-name="ce17" table:formula="of:=[.$E35]+[.$C$3]*MAX([.U5:.U9])" office:value-type="float" office:value="0.01000100010001" calcext:value-type="float">
            <text:p>0.0100010001</text:p>
          </table:table-cell>
          <table:table-cell table:style-name="ce17" table:formula="of:=[.$E35]+[.$C$3]*MAX([.V5:.V9])" office:value-type="float" office:value="0.01000100010001" calcext:value-type="float">
            <text:p>0.0100010001</text:p>
          </table:table-cell>
          <table:table-cell table:style-name="ce17" table:formula="of:=[.$E35]+[.$C$3]*MAX([.W5:.W9])" office:value-type="float" office:value="0.01000100010001" calcext:value-type="float">
            <text:p>0.0100010001</text:p>
          </table:table-cell>
          <table:table-cell table:style-name="ce17" table:formula="of:=[.$E35]+[.$C$3]*MAX([.X5:.X9])" office:value-type="float" office:value="0.01000100010001" calcext:value-type="float">
            <text:p>0.0100010001</text:p>
          </table:table-cell>
          <table:table-cell table:style-name="ce17" table:formula="of:=[.$E35]+[.$C$3]*MAX([.Y5:.Y9])" office:value-type="float" office:value="0.01000100010001" calcext:value-type="float">
            <text:p>0.0100010001</text:p>
          </table:table-cell>
          <table:table-cell table:style-name="ce17" table:formula="of:=[.$E35]+[.$C$3]*MAX([.Z5:.Z9])" office:value-type="float" office:value="0.01000100010001" calcext:value-type="float">
            <text:p>0.0100010001</text:p>
          </table:table-cell>
          <table:table-cell table:style-name="ce17" table:formula="of:=[.$E35]+[.$C$3]*MAX([.AA5:.AA9])" office:value-type="float" office:value="0.01000100010001" calcext:value-type="float">
            <text:p>0.0100010001</text:p>
          </table:table-cell>
          <table:table-cell table:style-name="ce20" table:formula="of:=[.$E35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35]))*[.AF35]/ABS([.AF35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35]))*[.AN35]/ABS([.AN35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35]))*[.AT35]/ABS([.AT35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35]))*[.AZ35]/ABS([.AZ35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6]+[.$C$3]*MAX([.F15:.F19])" office:value-type="float" office:value="0" calcext:value-type="float">
            <text:p>0</text:p>
          </table:table-cell>
          <table:table-cell table:style-name="ce14" table:formula="of:=[.$E36]+[.$C$3]*MAX([.G15:.G19])" office:value-type="float" office:value="0.1" calcext:value-type="float">
            <text:p>0.1</text:p>
          </table:table-cell>
          <table:table-cell table:style-name="ce17" table:formula="of:=[.$E36]+[.$C$3]*MAX([.H15:.H19])" office:value-type="float" office:value="0.1" calcext:value-type="float">
            <text:p>0.1</text:p>
          </table:table-cell>
          <table:table-cell table:style-name="ce17" table:formula="of:=[.$E36]+[.$C$3]*MAX([.I15:.I19])" office:value-type="float" office:value="0.1" calcext:value-type="float">
            <text:p>0.1</text:p>
          </table:table-cell>
          <table:table-cell table:style-name="ce17" table:formula="of:=[.$E36]+[.$C$3]*MAX([.J15:.J19])" office:value-type="float" office:value="0.1" calcext:value-type="float">
            <text:p>0.1</text:p>
          </table:table-cell>
          <table:table-cell table:style-name="ce17" table:formula="of:=[.$E36]+[.$C$3]*MAX([.K15:.K19])" office:value-type="float" office:value="0.10001" calcext:value-type="float">
            <text:p>0.10001</text:p>
          </table:table-cell>
          <table:table-cell table:style-name="ce17" table:formula="of:=[.$E36]+[.$C$3]*MAX([.L15:.L19])" office:value-type="float" office:value="0.10001" calcext:value-type="float">
            <text:p>0.10001</text:p>
          </table:table-cell>
          <table:table-cell table:style-name="ce17" table:formula="of:=[.$E36]+[.$C$3]*MAX([.M15:.M19])" office:value-type="float" office:value="0.10001" calcext:value-type="float">
            <text:p>0.10001</text:p>
          </table:table-cell>
          <table:table-cell table:style-name="ce17" table:formula="of:=[.$E36]+[.$C$3]*MAX([.N15:.N19])" office:value-type="float" office:value="0.10001" calcext:value-type="float">
            <text:p>0.10001</text:p>
          </table:table-cell>
          <table:table-cell table:style-name="ce17" table:formula="of:=[.$E36]+[.$C$3]*MAX([.O15:.O19])" office:value-type="float" office:value="0.100010001" calcext:value-type="float">
            <text:p>0.100010001</text:p>
          </table:table-cell>
          <table:table-cell table:style-name="ce17" table:formula="of:=[.$E36]+[.$C$3]*MAX([.P15:.P19])" office:value-type="float" office:value="0.100010001" calcext:value-type="float">
            <text:p>0.100010001</text:p>
          </table:table-cell>
          <table:table-cell table:style-name="ce17" table:formula="of:=[.$E36]+[.$C$3]*MAX([.Q15:.Q19])" office:value-type="float" office:value="0.100010001" calcext:value-type="float">
            <text:p>0.100010001</text:p>
          </table:table-cell>
          <table:table-cell table:style-name="ce17" table:formula="of:=[.$E36]+[.$C$3]*MAX([.R15:.R19])" office:value-type="float" office:value="0.100010001" calcext:value-type="float">
            <text:p>0.100010001</text:p>
          </table:table-cell>
          <table:table-cell table:style-name="ce17" table:formula="of:=[.$E36]+[.$C$3]*MAX([.S15:.S19])" office:value-type="float" office:value="0.1000100010001" calcext:value-type="float">
            <text:p>0.100010001</text:p>
          </table:table-cell>
          <table:table-cell table:style-name="ce17" table:formula="of:=[.$E36]+[.$C$3]*MAX([.T15:.T19])" office:value-type="float" office:value="0.1000100010001" calcext:value-type="float">
            <text:p>0.100010001</text:p>
          </table:table-cell>
          <table:table-cell table:style-name="ce17" table:formula="of:=[.$E36]+[.$C$3]*MAX([.U15:.U19])" office:value-type="float" office:value="0.1000100010001" calcext:value-type="float">
            <text:p>0.100010001</text:p>
          </table:table-cell>
          <table:table-cell table:style-name="ce17" table:formula="of:=[.$E36]+[.$C$3]*MAX([.V15:.V19])" office:value-type="float" office:value="0.1000100010001" calcext:value-type="float">
            <text:p>0.100010001</text:p>
          </table:table-cell>
          <table:table-cell table:style-name="ce17" table:formula="of:=[.$E36]+[.$C$3]*MAX([.W15:.W19])" office:value-type="float" office:value="0.1000100010001" calcext:value-type="float">
            <text:p>0.100010001</text:p>
          </table:table-cell>
          <table:table-cell table:style-name="ce17" table:formula="of:=[.$E36]+[.$C$3]*MAX([.X15:.X19])" office:value-type="float" office:value="0.1000100010001" calcext:value-type="float">
            <text:p>0.100010001</text:p>
          </table:table-cell>
          <table:table-cell table:style-name="ce17" table:formula="of:=[.$E36]+[.$C$3]*MAX([.Y15:.Y19])" office:value-type="float" office:value="0.1000100010001" calcext:value-type="float">
            <text:p>0.100010001</text:p>
          </table:table-cell>
          <table:table-cell table:style-name="ce17" table:formula="of:=[.$E36]+[.$C$3]*MAX([.Z15:.Z19])" office:value-type="float" office:value="0.1000100010001" calcext:value-type="float">
            <text:p>0.100010001</text:p>
          </table:table-cell>
          <table:table-cell table:style-name="ce17" table:formula="of:=[.$E36]+[.$C$3]*MAX([.AA15:.AA19])" office:value-type="float" office:value="0.1000100010001" calcext:value-type="float">
            <text:p>0.100010001</text:p>
          </table:table-cell>
          <table:table-cell table:style-name="ce20" table:formula="of:=[.$E36]+[.$C$3]*MAX([.AB15:.AB19])" office:value-type="float" office:value="0.1000100010001" calcext:value-type="float">
            <text:p>0.100010001</text:p>
          </table:table-cell>
          <table:table-cell/>
          <table:table-cell table:style-name="ce22" table:formula="of:=SQRT(ABS([.AF36]))*[.AF36]/ABS([.AF36]+0.0000000001)" office:value-type="float" office:value="0.31622776570061" calcext:value-type="float">
            <text:p>0.316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36]))*[.AN36]/ABS([.AN36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36]))*[.AT36]/ABS([.AT36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36]))*[.AZ36]/ABS([.AZ36]+0.0000000001)" office:value-type="float" office:value="-0.0774596682151428" calcext:value-type="float">
            <text:p>-0.077</text:p>
          </table:table-cell>
          <table:table-cell table:style-name="ce33" office:value-type="float" office:value="-0.006" calcext:value-type="float">
            <text:p>-0.006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 DOWN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7]+[.$C$3]*MAX([.F10:.F14])" office:value-type="float" office:value="0" calcext:value-type="float">
            <text:p>0</text:p>
          </table:table-cell>
          <table:table-cell table:style-name="ce14" table:formula="of:=[.$E37]+[.$C$3]*MAX([.G10:.G14])" office:value-type="float" office:value="0.1" calcext:value-type="float">
            <text:p>0.1</text:p>
          </table:table-cell>
          <table:table-cell table:style-name="ce17" table:formula="of:=[.$E37]+[.$C$3]*MAX([.H10:.H14])" office:value-type="float" office:value="0.1" calcext:value-type="float">
            <text:p>0.1</text:p>
          </table:table-cell>
          <table:table-cell table:style-name="ce17" table:formula="of:=[.$E37]+[.$C$3]*MAX([.I10:.I14])" office:value-type="float" office:value="0.1" calcext:value-type="float">
            <text:p>0.1</text:p>
          </table:table-cell>
          <table:table-cell table:style-name="ce17" table:formula="of:=[.$E37]+[.$C$3]*MAX([.J10:.J14])" office:value-type="float" office:value="0.1" calcext:value-type="float">
            <text:p>0.1</text:p>
          </table:table-cell>
          <table:table-cell table:style-name="ce17" table:formula="of:=[.$E37]+[.$C$3]*MAX([.K10:.K14])" office:value-type="float" office:value="0.10001" calcext:value-type="float">
            <text:p>0.10001</text:p>
          </table:table-cell>
          <table:table-cell table:style-name="ce17" table:formula="of:=[.$E37]+[.$C$3]*MAX([.L10:.L14])" office:value-type="float" office:value="0.10001" calcext:value-type="float">
            <text:p>0.10001</text:p>
          </table:table-cell>
          <table:table-cell table:style-name="ce17" table:formula="of:=[.$E37]+[.$C$3]*MAX([.M10:.M14])" office:value-type="float" office:value="0.10001" calcext:value-type="float">
            <text:p>0.10001</text:p>
          </table:table-cell>
          <table:table-cell table:style-name="ce17" table:formula="of:=[.$E37]+[.$C$3]*MAX([.N10:.N14])" office:value-type="float" office:value="0.10001" calcext:value-type="float">
            <text:p>0.10001</text:p>
          </table:table-cell>
          <table:table-cell table:style-name="ce17" table:formula="of:=[.$E37]+[.$C$3]*MAX([.O10:.O14])" office:value-type="float" office:value="0.100010001" calcext:value-type="float">
            <text:p>0.100010001</text:p>
          </table:table-cell>
          <table:table-cell table:style-name="ce17" table:formula="of:=[.$E37]+[.$C$3]*MAX([.P10:.P14])" office:value-type="float" office:value="0.100010001" calcext:value-type="float">
            <text:p>0.100010001</text:p>
          </table:table-cell>
          <table:table-cell table:style-name="ce17" table:formula="of:=[.$E37]+[.$C$3]*MAX([.Q10:.Q14])" office:value-type="float" office:value="0.100010001" calcext:value-type="float">
            <text:p>0.100010001</text:p>
          </table:table-cell>
          <table:table-cell table:style-name="ce17" table:formula="of:=[.$E37]+[.$C$3]*MAX([.R10:.R14])" office:value-type="float" office:value="0.100010001" calcext:value-type="float">
            <text:p>0.100010001</text:p>
          </table:table-cell>
          <table:table-cell table:style-name="ce17" table:formula="of:=[.$E37]+[.$C$3]*MAX([.S10:.S14])" office:value-type="float" office:value="0.1000100010001" calcext:value-type="float">
            <text:p>0.100010001</text:p>
          </table:table-cell>
          <table:table-cell table:style-name="ce17" table:formula="of:=[.$E37]+[.$C$3]*MAX([.T10:.T14])" office:value-type="float" office:value="0.1000100010001" calcext:value-type="float">
            <text:p>0.100010001</text:p>
          </table:table-cell>
          <table:table-cell table:style-name="ce17" table:formula="of:=[.$E37]+[.$C$3]*MAX([.U10:.U14])" office:value-type="float" office:value="0.1000100010001" calcext:value-type="float">
            <text:p>0.100010001</text:p>
          </table:table-cell>
          <table:table-cell table:style-name="ce17" table:formula="of:=[.$E37]+[.$C$3]*MAX([.V10:.V14])" office:value-type="float" office:value="0.1000100010001" calcext:value-type="float">
            <text:p>0.100010001</text:p>
          </table:table-cell>
          <table:table-cell table:style-name="ce17" table:formula="of:=[.$E37]+[.$C$3]*MAX([.W10:.W14])" office:value-type="float" office:value="0.1000100010001" calcext:value-type="float">
            <text:p>0.100010001</text:p>
          </table:table-cell>
          <table:table-cell table:style-name="ce17" table:formula="of:=[.$E37]+[.$C$3]*MAX([.X10:.X14])" office:value-type="float" office:value="0.1000100010001" calcext:value-type="float">
            <text:p>0.100010001</text:p>
          </table:table-cell>
          <table:table-cell table:style-name="ce17" table:formula="of:=[.$E37]+[.$C$3]*MAX([.Y10:.Y14])" office:value-type="float" office:value="0.1000100010001" calcext:value-type="float">
            <text:p>0.100010001</text:p>
          </table:table-cell>
          <table:table-cell table:style-name="ce17" table:formula="of:=[.$E37]+[.$C$3]*MAX([.Z10:.Z14])" office:value-type="float" office:value="0.1000100010001" calcext:value-type="float">
            <text:p>0.100010001</text:p>
          </table:table-cell>
          <table:table-cell table:style-name="ce17" table:formula="of:=[.$E37]+[.$C$3]*MAX([.AA10:.AA14])" office:value-type="float" office:value="0.1000100010001" calcext:value-type="float">
            <text:p>0.100010001</text:p>
          </table:table-cell>
          <table:table-cell table:style-name="ce20" table:formula="of:=[.$E37]+[.$C$3]*MAX([.AB10:.AB14])" office:value-type="float" office:value="0.1000100010001" calcext:value-type="float">
            <text:p>0.100010001</text:p>
          </table:table-cell>
          <table:table-cell/>
          <table:table-cell table:style-name="ce22" table:formula="of:=SQRT(ABS([.AF37]))*[.AF37]/ABS([.AF37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37]))*[.AN37]/ABS([.AN3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37]))*[.AT37]/ABS([.AT3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37]))*[.AZ37]/ABS([.AZ37]+0.0000000001)" office:value-type="float" office:value="-0.181659021796331" calcext:value-type="float">
            <text:p>-0.182</text:p>
          </table:table-cell>
          <table:table-cell table:style-name="ce33" office:value-type="float" office:value="-0.033" calcext:value-type="float">
            <text:p>-0.033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RIGHT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38]+[.$C$3]*MAX([.F5:.F9])" office:value-type="float" office:value="0" calcext:value-type="float">
            <text:p>0</text:p>
          </table:table-cell>
          <table:table-cell table:style-name="ce14" table:formula="of:=[.$E38]+[.$C$3]*MAX([.G5:.G9])" office:value-type="float" office:value="0" calcext:value-type="float">
            <text:p>0</text:p>
          </table:table-cell>
          <table:table-cell table:style-name="ce17" table:formula="of:=[.$E38]+[.$C$3]*MAX([.H5:.H9])" office:value-type="float" office:value="0.01" calcext:value-type="float">
            <text:p>0.01</text:p>
          </table:table-cell>
          <table:table-cell table:style-name="ce17" table:formula="of:=[.$E38]+[.$C$3]*MAX([.I5:.I9])" office:value-type="float" office:value="0.01" calcext:value-type="float">
            <text:p>0.01</text:p>
          </table:table-cell>
          <table:table-cell table:style-name="ce17" table:formula="of:=[.$E38]+[.$C$3]*MAX([.J5:.J9])" office:value-type="float" office:value="0.01" calcext:value-type="float">
            <text:p>0.01</text:p>
          </table:table-cell>
          <table:table-cell table:style-name="ce17" table:formula="of:=[.$E38]+[.$C$3]*MAX([.K5:.K9])" office:value-type="float" office:value="0.01" calcext:value-type="float">
            <text:p>0.01</text:p>
          </table:table-cell>
          <table:table-cell table:style-name="ce17" table:formula="of:=[.$E38]+[.$C$3]*MAX([.L5:.L9])" office:value-type="float" office:value="0.010001" calcext:value-type="float">
            <text:p>0.010001</text:p>
          </table:table-cell>
          <table:table-cell table:style-name="ce17" table:formula="of:=[.$E38]+[.$C$3]*MAX([.M5:.M9])" office:value-type="float" office:value="0.010001" calcext:value-type="float">
            <text:p>0.010001</text:p>
          </table:table-cell>
          <table:table-cell table:style-name="ce17" table:formula="of:=[.$E38]+[.$C$3]*MAX([.N5:.N9])" office:value-type="float" office:value="0.010001" calcext:value-type="float">
            <text:p>0.010001</text:p>
          </table:table-cell>
          <table:table-cell table:style-name="ce17" table:formula="of:=[.$E38]+[.$C$3]*MAX([.O5:.O9])" office:value-type="float" office:value="0.010001" calcext:value-type="float">
            <text:p>0.010001</text:p>
          </table:table-cell>
          <table:table-cell table:style-name="ce17" table:formula="of:=[.$E38]+[.$C$3]*MAX([.P5:.P9])" office:value-type="float" office:value="0.0100010001" calcext:value-type="float">
            <text:p>0.0100010001</text:p>
          </table:table-cell>
          <table:table-cell table:style-name="ce17" table:formula="of:=[.$E38]+[.$C$3]*MAX([.Q5:.Q9])" office:value-type="float" office:value="0.0100010001" calcext:value-type="float">
            <text:p>0.0100010001</text:p>
          </table:table-cell>
          <table:table-cell table:style-name="ce17" table:formula="of:=[.$E38]+[.$C$3]*MAX([.R5:.R9])" office:value-type="float" office:value="0.0100010001" calcext:value-type="float">
            <text:p>0.0100010001</text:p>
          </table:table-cell>
          <table:table-cell table:style-name="ce17" table:formula="of:=[.$E38]+[.$C$3]*MAX([.S5:.S9])" office:value-type="float" office:value="0.0100010001" calcext:value-type="float">
            <text:p>0.0100010001</text:p>
          </table:table-cell>
          <table:table-cell table:style-name="ce17" table:formula="of:=[.$E38]+[.$C$3]*MAX([.T5:.T9])" office:value-type="float" office:value="0.01000100010001" calcext:value-type="float">
            <text:p>0.0100010001</text:p>
          </table:table-cell>
          <table:table-cell table:style-name="ce17" table:formula="of:=[.$E38]+[.$C$3]*MAX([.U5:.U9])" office:value-type="float" office:value="0.01000100010001" calcext:value-type="float">
            <text:p>0.0100010001</text:p>
          </table:table-cell>
          <table:table-cell table:style-name="ce17" table:formula="of:=[.$E38]+[.$C$3]*MAX([.V5:.V9])" office:value-type="float" office:value="0.01000100010001" calcext:value-type="float">
            <text:p>0.0100010001</text:p>
          </table:table-cell>
          <table:table-cell table:style-name="ce17" table:formula="of:=[.$E38]+[.$C$3]*MAX([.W5:.W9])" office:value-type="float" office:value="0.01000100010001" calcext:value-type="float">
            <text:p>0.0100010001</text:p>
          </table:table-cell>
          <table:table-cell table:style-name="ce17" table:formula="of:=[.$E38]+[.$C$3]*MAX([.X5:.X9])" office:value-type="float" office:value="0.01000100010001" calcext:value-type="float">
            <text:p>0.0100010001</text:p>
          </table:table-cell>
          <table:table-cell table:style-name="ce17" table:formula="of:=[.$E38]+[.$C$3]*MAX([.Y5:.Y9])" office:value-type="float" office:value="0.01000100010001" calcext:value-type="float">
            <text:p>0.0100010001</text:p>
          </table:table-cell>
          <table:table-cell table:style-name="ce17" table:formula="of:=[.$E38]+[.$C$3]*MAX([.Z5:.Z9])" office:value-type="float" office:value="0.01000100010001" calcext:value-type="float">
            <text:p>0.0100010001</text:p>
          </table:table-cell>
          <table:table-cell table:style-name="ce17" table:formula="of:=[.$E38]+[.$C$3]*MAX([.AA5:.AA9])" office:value-type="float" office:value="0.01000100010001" calcext:value-type="float">
            <text:p>0.0100010001</text:p>
          </table:table-cell>
          <table:table-cell table:style-name="ce20" table:formula="of:=[.$E38]+[.$C$3]*MAX([.AB5:.AB9])" office:value-type="float" office:value="0.01000100010001" calcext:value-type="float">
            <text:p>0.0100010001</text:p>
          </table:table-cell>
          <table:table-cell/>
          <table:table-cell table:style-name="ce22" table:formula="of:=SQRT(ABS([.AF38]))*[.AF38]/ABS([.AF38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38]))*[.AN38]/ABS([.AN38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38]))*[.AT38]/ABS([.AT3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38]))*[.AZ38]/ABS([.AZ38]+0.0000000001)" office:value-type="float" office:value="-0.100000001" calcext:value-type="float">
            <text:p>-0.100</text:p>
          </table:table-cell>
          <table:table-cell table:style-name="ce33" office:value-type="float" office:value="-0.01" calcext:value-type="float">
            <text:p>-0.01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 DOWN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0)</text:p>
          </table:table-cell>
          <table:table-cell table:style-name="ce1" office:value-type="string" calcext:value-type="string">
            <text:p>(0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39]+[.$C$3]*MAX([.F5:.F9])" office:value-type="float" office:value="0" calcext:value-type="float">
            <text:p>0</text:p>
          </table:table-cell>
          <table:table-cell table:style-name="ce15" table:formula="of:=[.$E39]+[.$C$3]*MAX([.G5:.G9])" office:value-type="float" office:value="0" calcext:value-type="float">
            <text:p>0</text:p>
          </table:table-cell>
          <table:table-cell table:style-name="ce18" table:formula="of:=[.$E39]+[.$C$3]*MAX([.H5:.H9])" office:value-type="float" office:value="0.01" calcext:value-type="float">
            <text:p>0.01</text:p>
          </table:table-cell>
          <table:table-cell table:style-name="ce18" table:formula="of:=[.$E39]+[.$C$3]*MAX([.I5:.I9])" office:value-type="float" office:value="0.01" calcext:value-type="float">
            <text:p>0.01</text:p>
          </table:table-cell>
          <table:table-cell table:style-name="ce18" table:formula="of:=[.$E39]+[.$C$3]*MAX([.J5:.J9])" office:value-type="float" office:value="0.01" calcext:value-type="float">
            <text:p>0.01</text:p>
          </table:table-cell>
          <table:table-cell table:style-name="ce18" table:formula="of:=[.$E39]+[.$C$3]*MAX([.K5:.K9])" office:value-type="float" office:value="0.01" calcext:value-type="float">
            <text:p>0.01</text:p>
          </table:table-cell>
          <table:table-cell table:style-name="ce18" table:formula="of:=[.$E39]+[.$C$3]*MAX([.L5:.L9])" office:value-type="float" office:value="0.010001" calcext:value-type="float">
            <text:p>0.010001</text:p>
          </table:table-cell>
          <table:table-cell table:style-name="ce18" table:formula="of:=[.$E39]+[.$C$3]*MAX([.M5:.M9])" office:value-type="float" office:value="0.010001" calcext:value-type="float">
            <text:p>0.010001</text:p>
          </table:table-cell>
          <table:table-cell table:style-name="ce18" table:formula="of:=[.$E39]+[.$C$3]*MAX([.N5:.N9])" office:value-type="float" office:value="0.010001" calcext:value-type="float">
            <text:p>0.010001</text:p>
          </table:table-cell>
          <table:table-cell table:style-name="ce18" table:formula="of:=[.$E39]+[.$C$3]*MAX([.O5:.O9])" office:value-type="float" office:value="0.010001" calcext:value-type="float">
            <text:p>0.010001</text:p>
          </table:table-cell>
          <table:table-cell table:style-name="ce18" table:formula="of:=[.$E39]+[.$C$3]*MAX([.P5:.P9])" office:value-type="float" office:value="0.0100010001" calcext:value-type="float">
            <text:p>0.0100010001</text:p>
          </table:table-cell>
          <table:table-cell table:style-name="ce18" table:formula="of:=[.$E39]+[.$C$3]*MAX([.Q5:.Q9])" office:value-type="float" office:value="0.0100010001" calcext:value-type="float">
            <text:p>0.0100010001</text:p>
          </table:table-cell>
          <table:table-cell table:style-name="ce18" table:formula="of:=[.$E39]+[.$C$3]*MAX([.R5:.R9])" office:value-type="float" office:value="0.0100010001" calcext:value-type="float">
            <text:p>0.0100010001</text:p>
          </table:table-cell>
          <table:table-cell table:style-name="ce18" table:formula="of:=[.$E39]+[.$C$3]*MAX([.S5:.S9])" office:value-type="float" office:value="0.0100010001" calcext:value-type="float">
            <text:p>0.0100010001</text:p>
          </table:table-cell>
          <table:table-cell table:style-name="ce18" table:formula="of:=[.$E39]+[.$C$3]*MAX([.T5:.T9])" office:value-type="float" office:value="0.01000100010001" calcext:value-type="float">
            <text:p>0.0100010001</text:p>
          </table:table-cell>
          <table:table-cell table:style-name="ce18" table:formula="of:=[.$E39]+[.$C$3]*MAX([.U5:.U9])" office:value-type="float" office:value="0.01000100010001" calcext:value-type="float">
            <text:p>0.0100010001</text:p>
          </table:table-cell>
          <table:table-cell table:style-name="ce18" table:formula="of:=[.$E39]+[.$C$3]*MAX([.V5:.V9])" office:value-type="float" office:value="0.01000100010001" calcext:value-type="float">
            <text:p>0.0100010001</text:p>
          </table:table-cell>
          <table:table-cell table:style-name="ce18" table:formula="of:=[.$E39]+[.$C$3]*MAX([.W5:.W9])" office:value-type="float" office:value="0.01000100010001" calcext:value-type="float">
            <text:p>0.0100010001</text:p>
          </table:table-cell>
          <table:table-cell table:style-name="ce18" table:formula="of:=[.$E39]+[.$C$3]*MAX([.X5:.X9])" office:value-type="float" office:value="0.01000100010001" calcext:value-type="float">
            <text:p>0.0100010001</text:p>
          </table:table-cell>
          <table:table-cell table:style-name="ce18" table:formula="of:=[.$E39]+[.$C$3]*MAX([.Y5:.Y9])" office:value-type="float" office:value="0.01000100010001" calcext:value-type="float">
            <text:p>0.0100010001</text:p>
          </table:table-cell>
          <table:table-cell table:style-name="ce18" table:formula="of:=[.$E39]+[.$C$3]*MAX([.Z5:.Z9])" office:value-type="float" office:value="0.01000100010001" calcext:value-type="float">
            <text:p>0.0100010001</text:p>
          </table:table-cell>
          <table:table-cell table:style-name="ce18" table:formula="of:=[.$E39]+[.$C$3]*MAX([.AA5:.AA9])" office:value-type="float" office:value="0.01000100010001" calcext:value-type="float">
            <text:p>0.0100010001</text:p>
          </table:table-cell>
          <table:table-cell table:style-name="ce21" table:formula="of:=[.$E39]+[.$C$3]*MAX([.AB5:.AB9])" office:value-type="float" office:value="0.01000100010001" calcext:value-type="float">
            <text:p>0.0100010001</text:p>
          </table:table-cell>
          <table:table-cell table:style-name="ce12"/>
          <table:table-cell table:style-name="ce22" table:formula="of:=SQRT(ABS([.AF39]))*[.AF39]/ABS([.AF39]+0.0000000001)" office:value-type="float" office:value="0.31622776570061" calcext:value-type="float">
            <text:p>0.316</text:p>
          </table:table-cell>
          <table:table-cell table:style-name="ce24" office:value-type="float" office:value="0.1" calcext:value-type="float">
            <text:p>0.1</text:p>
          </table:table-cell>
          <table:table-cell table:style-name="ce26" office:value-type="string" calcext:value-type="string">
            <text:p>(a(MazeAction(RIGHT),0) </text:p>
          </table:table-cell>
          <table:table-cell table:style-name="ce26" office:value-type="string" calcext:value-type="string">
            <text:p><text:s/>o(MazeObservation(0,0),-1))</text:p>
          </table:table-cell>
          <table:table-cell table:style-name="ce26" office:value-type="string" calcext:value-type="string">
            <text:p><text:s/>o(MazeObservation(1,0),-2) </text:p>
          </table:table-cell>
          <table:table-cell table:style-name="ce12" table:number-columns-repeated="3"/>
          <table:table-cell table:style-name="ce27" table:formula="of:=SQRT(ABS([.AN39]))*[.AN39]/ABS([.AN3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39]))*[.AT39]/ABS([.AT39]+0.0000000001)" office:value-type="float" office:value="0.173205080179537" calcext:value-type="float">
            <text:p>0.173</text:p>
          </table:table-cell>
          <table:table-cell table:style-name="ce12" office:value-type="float" office:value="0.03" calcext:value-type="float">
            <text:p>0.03</text:p>
          </table:table-cell>
          <table:table-cell table:style-name="ce26" office:value-type="string" calcext:value-type="string">
            <text:p>a(MazeAction(RIGHT),0) </text:p>
          </table:table-cell>
          <table:table-cell table:style-name="ce26" office:value-type="string" calcext:value-type="string">
            <text:p><text:s/>o(MazeObservation(0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6"/>
          <table:table-cell table:style-name="ce48" table:formula="of:=SQRT(ABS([.AZ39]))*[.AZ39]/ABS([.AZ39]+0.0000000001)" office:value-type="float" office:value="-0.418330013506083" calcext:value-type="float">
            <text:p>-0.418</text:p>
          </table:table-cell>
          <table:table-cell table:style-name="ce33" office:value-type="float" office:value="-0.175" calcext:value-type="float">
            <text:p>-0.175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RIGHT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0]+[.$C$3]*MAX([.F40:.F44])" office:value-type="float" office:value="0" calcext:value-type="float">
            <text:p>0</text:p>
          </table:table-cell>
          <table:table-cell table:style-name="ce14" table:formula="of:=[.$E40]+[.$C$3]*MAX([.G40:.G44])" office:value-type="float" office:value="0" calcext:value-type="float">
            <text:p>0</text:p>
          </table:table-cell>
          <table:table-cell table:style-name="ce17" table:formula="of:=[.$E40]+[.$C$3]*MAX([.H40:.H44])" office:value-type="float" office:value="0" calcext:value-type="float">
            <text:p>0</text:p>
          </table:table-cell>
          <table:table-cell table:style-name="ce17" table:formula="of:=[.$E40]+[.$C$3]*MAX([.I40:.I44])" office:value-type="float" office:value="0.001" calcext:value-type="float">
            <text:p>0.001</text:p>
          </table:table-cell>
          <table:table-cell table:style-name="ce17" table:formula="of:=[.$E40]+[.$C$3]*MAX([.J40:.J44])" office:value-type="float" office:value="0.001" calcext:value-type="float">
            <text:p>0.001</text:p>
          </table:table-cell>
          <table:table-cell table:style-name="ce17" table:formula="of:=[.$E40]+[.$C$3]*MAX([.K40:.K44])" office:value-type="float" office:value="0.001" calcext:value-type="float">
            <text:p>0.001</text:p>
          </table:table-cell>
          <table:table-cell table:style-name="ce17" table:formula="of:=[.$E40]+[.$C$3]*MAX([.L40:.L44])" office:value-type="float" office:value="0.001" calcext:value-type="float">
            <text:p>0.001</text:p>
          </table:table-cell>
          <table:table-cell table:style-name="ce17" table:formula="of:=[.$E40]+[.$C$3]*MAX([.M40:.M44])" office:value-type="float" office:value="0.0010001" calcext:value-type="float">
            <text:p>0.0010001</text:p>
          </table:table-cell>
          <table:table-cell table:style-name="ce17" table:formula="of:=[.$E40]+[.$C$3]*MAX([.N40:.N44])" office:value-type="float" office:value="0.0010001" calcext:value-type="float">
            <text:p>0.0010001</text:p>
          </table:table-cell>
          <table:table-cell table:style-name="ce17" table:formula="of:=[.$E40]+[.$C$3]*MAX([.O40:.O44])" office:value-type="float" office:value="0.0010001" calcext:value-type="float">
            <text:p>0.0010001</text:p>
          </table:table-cell>
          <table:table-cell table:style-name="ce17" table:formula="of:=[.$E40]+[.$C$3]*MAX([.P40:.P44])" office:value-type="float" office:value="0.0010001" calcext:value-type="float">
            <text:p>0.0010001</text:p>
          </table:table-cell>
          <table:table-cell table:style-name="ce17" table:formula="of:=[.$E40]+[.$C$3]*MAX([.Q40:.Q44])" office:value-type="float" office:value="0.00100010001" calcext:value-type="float">
            <text:p>0.0010001</text:p>
          </table:table-cell>
          <table:table-cell table:style-name="ce17" table:formula="of:=[.$E40]+[.$C$3]*MAX([.R40:.R44])" office:value-type="float" office:value="0.00100010001" calcext:value-type="float">
            <text:p>0.0010001</text:p>
          </table:table-cell>
          <table:table-cell table:style-name="ce17" table:formula="of:=[.$E40]+[.$C$3]*MAX([.S40:.S44])" office:value-type="float" office:value="0.00100010001" calcext:value-type="float">
            <text:p>0.0010001</text:p>
          </table:table-cell>
          <table:table-cell table:style-name="ce17" table:formula="of:=[.$E40]+[.$C$3]*MAX([.T40:.T44])" office:value-type="float" office:value="0.00100010001" calcext:value-type="float">
            <text:p>0.0010001</text:p>
          </table:table-cell>
          <table:table-cell table:style-name="ce17" table:formula="of:=[.$E40]+[.$C$3]*MAX([.U40:.U44])" office:value-type="float" office:value="0.001000100010001" calcext:value-type="float">
            <text:p>0.0010001</text:p>
          </table:table-cell>
          <table:table-cell table:style-name="ce17" table:formula="of:=[.$E40]+[.$C$3]*MAX([.V40:.V44])" office:value-type="float" office:value="0.001000100010001" calcext:value-type="float">
            <text:p>0.0010001</text:p>
          </table:table-cell>
          <table:table-cell table:style-name="ce17" table:formula="of:=[.$E40]+[.$C$3]*MAX([.W40:.W44])" office:value-type="float" office:value="0.001000100010001" calcext:value-type="float">
            <text:p>0.0010001</text:p>
          </table:table-cell>
          <table:table-cell table:style-name="ce17" table:formula="of:=[.$E40]+[.$C$3]*MAX([.X40:.X44])" office:value-type="float" office:value="0.001000100010001" calcext:value-type="float">
            <text:p>0.0010001</text:p>
          </table:table-cell>
          <table:table-cell table:style-name="ce17" table:formula="of:=[.$E40]+[.$C$3]*MAX([.Y40:.Y44])" office:value-type="float" office:value="0.001000100010001" calcext:value-type="float">
            <text:p>0.0010001</text:p>
          </table:table-cell>
          <table:table-cell table:style-name="ce17" table:formula="of:=[.$E40]+[.$C$3]*MAX([.Z40:.Z44])" office:value-type="float" office:value="0.001000100010001" calcext:value-type="float">
            <text:p>0.0010001</text:p>
          </table:table-cell>
          <table:table-cell table:style-name="ce17" table:formula="of:=[.$E40]+[.$C$3]*MAX([.AA40:.AA44])" office:value-type="float" office:value="0.001000100010001" calcext:value-type="float">
            <text:p>0.0010001</text:p>
          </table:table-cell>
          <table:table-cell table:style-name="ce20" table:formula="of:=[.$E40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40]))*[.AF40]/ABS([.AF40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<text:s text:c="2"/>UP),0) </text:p>
          </table:table-cell>
          <table:table-cell table:style-name="ce26" office:value-type="string" calcext:value-type="string">
            <text:p><text:s/>o(MazeObservation(1,0),-1))</text:p>
          </table:table-cell>
          <table:table-cell table:style-name="ce26"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0]))*[.AN40]/ABS([.AN40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0]))*[.AT40]/ABS([.AT40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<text:s text:c="2"/>UP),0) </text:p>
          </table:table-cell>
          <table:table-cell table:style-name="ce26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0]))*[.AZ40]/ABS([.AZ40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1]+[.$C$3]*MAX([.F40:.F44])" office:value-type="float" office:value="0" calcext:value-type="float">
            <text:p>0</text:p>
          </table:table-cell>
          <table:table-cell table:style-name="ce14" table:formula="of:=[.$E41]+[.$C$3]*MAX([.G40:.G44])" office:value-type="float" office:value="0" calcext:value-type="float">
            <text:p>0</text:p>
          </table:table-cell>
          <table:table-cell table:style-name="ce17" table:formula="of:=[.$E41]+[.$C$3]*MAX([.H40:.H44])" office:value-type="float" office:value="0" calcext:value-type="float">
            <text:p>0</text:p>
          </table:table-cell>
          <table:table-cell table:style-name="ce17" table:formula="of:=[.$E41]+[.$C$3]*MAX([.I40:.I44])" office:value-type="float" office:value="0.001" calcext:value-type="float">
            <text:p>0.001</text:p>
          </table:table-cell>
          <table:table-cell table:style-name="ce17" table:formula="of:=[.$E41]+[.$C$3]*MAX([.J40:.J44])" office:value-type="float" office:value="0.001" calcext:value-type="float">
            <text:p>0.001</text:p>
          </table:table-cell>
          <table:table-cell table:style-name="ce17" table:formula="of:=[.$E41]+[.$C$3]*MAX([.K40:.K44])" office:value-type="float" office:value="0.001" calcext:value-type="float">
            <text:p>0.001</text:p>
          </table:table-cell>
          <table:table-cell table:style-name="ce17" table:formula="of:=[.$E41]+[.$C$3]*MAX([.L40:.L44])" office:value-type="float" office:value="0.001" calcext:value-type="float">
            <text:p>0.001</text:p>
          </table:table-cell>
          <table:table-cell table:style-name="ce17" table:formula="of:=[.$E41]+[.$C$3]*MAX([.M40:.M44])" office:value-type="float" office:value="0.0010001" calcext:value-type="float">
            <text:p>0.0010001</text:p>
          </table:table-cell>
          <table:table-cell table:style-name="ce17" table:formula="of:=[.$E41]+[.$C$3]*MAX([.N40:.N44])" office:value-type="float" office:value="0.0010001" calcext:value-type="float">
            <text:p>0.0010001</text:p>
          </table:table-cell>
          <table:table-cell table:style-name="ce17" table:formula="of:=[.$E41]+[.$C$3]*MAX([.O40:.O44])" office:value-type="float" office:value="0.0010001" calcext:value-type="float">
            <text:p>0.0010001</text:p>
          </table:table-cell>
          <table:table-cell table:style-name="ce17" table:formula="of:=[.$E41]+[.$C$3]*MAX([.P40:.P44])" office:value-type="float" office:value="0.0010001" calcext:value-type="float">
            <text:p>0.0010001</text:p>
          </table:table-cell>
          <table:table-cell table:style-name="ce17" table:formula="of:=[.$E41]+[.$C$3]*MAX([.Q40:.Q44])" office:value-type="float" office:value="0.00100010001" calcext:value-type="float">
            <text:p>0.0010001</text:p>
          </table:table-cell>
          <table:table-cell table:style-name="ce17" table:formula="of:=[.$E41]+[.$C$3]*MAX([.R40:.R44])" office:value-type="float" office:value="0.00100010001" calcext:value-type="float">
            <text:p>0.0010001</text:p>
          </table:table-cell>
          <table:table-cell table:style-name="ce17" table:formula="of:=[.$E41]+[.$C$3]*MAX([.S40:.S44])" office:value-type="float" office:value="0.00100010001" calcext:value-type="float">
            <text:p>0.0010001</text:p>
          </table:table-cell>
          <table:table-cell table:style-name="ce17" table:formula="of:=[.$E41]+[.$C$3]*MAX([.T40:.T44])" office:value-type="float" office:value="0.00100010001" calcext:value-type="float">
            <text:p>0.0010001</text:p>
          </table:table-cell>
          <table:table-cell table:style-name="ce17" table:formula="of:=[.$E41]+[.$C$3]*MAX([.U40:.U44])" office:value-type="float" office:value="0.001000100010001" calcext:value-type="float">
            <text:p>0.0010001</text:p>
          </table:table-cell>
          <table:table-cell table:style-name="ce17" table:formula="of:=[.$E41]+[.$C$3]*MAX([.V40:.V44])" office:value-type="float" office:value="0.001000100010001" calcext:value-type="float">
            <text:p>0.0010001</text:p>
          </table:table-cell>
          <table:table-cell table:style-name="ce17" table:formula="of:=[.$E41]+[.$C$3]*MAX([.W40:.W44])" office:value-type="float" office:value="0.001000100010001" calcext:value-type="float">
            <text:p>0.0010001</text:p>
          </table:table-cell>
          <table:table-cell table:style-name="ce17" table:formula="of:=[.$E41]+[.$C$3]*MAX([.X40:.X44])" office:value-type="float" office:value="0.001000100010001" calcext:value-type="float">
            <text:p>0.0010001</text:p>
          </table:table-cell>
          <table:table-cell table:style-name="ce17" table:formula="of:=[.$E41]+[.$C$3]*MAX([.Y40:.Y44])" office:value-type="float" office:value="0.001000100010001" calcext:value-type="float">
            <text:p>0.0010001</text:p>
          </table:table-cell>
          <table:table-cell table:style-name="ce17" table:formula="of:=[.$E41]+[.$C$3]*MAX([.Z40:.Z44])" office:value-type="float" office:value="0.001000100010001" calcext:value-type="float">
            <text:p>0.0010001</text:p>
          </table:table-cell>
          <table:table-cell table:style-name="ce17" table:formula="of:=[.$E41]+[.$C$3]*MAX([.AA40:.AA44])" office:value-type="float" office:value="0.001000100010001" calcext:value-type="float">
            <text:p>0.0010001</text:p>
          </table:table-cell>
          <table:table-cell table:style-name="ce20" table:formula="of:=[.$E41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41]))*[.AF41]/ABS([.AF41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1]))*[.AN41]/ABS([.AN41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1]))*[.AT41]/ABS([.AT4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1]))*[.AZ41]/ABS([.AZ41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2]+[.$C$3]*MAX([.F45:.F49])" office:value-type="float" office:value="0" calcext:value-type="float">
            <text:p>0</text:p>
          </table:table-cell>
          <table:table-cell table:style-name="ce14" table:formula="of:=[.$E42]+[.$C$3]*MAX([.G45:.G49])" office:value-type="float" office:value="0" calcext:value-type="float">
            <text:p>0</text:p>
          </table:table-cell>
          <table:table-cell table:style-name="ce17" table:formula="of:=[.$E42]+[.$C$3]*MAX([.H45:.H49])" office:value-type="float" office:value="0" calcext:value-type="float">
            <text:p>0</text:p>
          </table:table-cell>
          <table:table-cell table:style-name="ce17" table:formula="of:=[.$E42]+[.$C$3]*MAX([.I45:.I49])" office:value-type="float" office:value="0" calcext:value-type="float">
            <text:p>0</text:p>
          </table:table-cell>
          <table:table-cell table:style-name="ce17" table:formula="of:=[.$E42]+[.$C$3]*MAX([.J45:.J49])" office:value-type="float" office:value="0.0001" calcext:value-type="float">
            <text:p>0.0001</text:p>
          </table:table-cell>
          <table:table-cell table:style-name="ce17" table:formula="of:=[.$E42]+[.$C$3]*MAX([.K45:.K49])" office:value-type="float" office:value="0.0001" calcext:value-type="float">
            <text:p>0.0001</text:p>
          </table:table-cell>
          <table:table-cell table:style-name="ce17" table:formula="of:=[.$E42]+[.$C$3]*MAX([.L45:.L49])" office:value-type="float" office:value="0.0001" calcext:value-type="float">
            <text:p>0.0001</text:p>
          </table:table-cell>
          <table:table-cell table:style-name="ce17" table:formula="of:=[.$E42]+[.$C$3]*MAX([.M45:.M49])" office:value-type="float" office:value="0.0001" calcext:value-type="float">
            <text:p>0.0001</text:p>
          </table:table-cell>
          <table:table-cell table:style-name="ce17" table:formula="of:=[.$E42]+[.$C$3]*MAX([.N45:.N49])" office:value-type="float" office:value="0.00010001" calcext:value-type="float">
            <text:p>0.00010001</text:p>
          </table:table-cell>
          <table:table-cell table:style-name="ce17" table:formula="of:=[.$E42]+[.$C$3]*MAX([.O45:.O49])" office:value-type="float" office:value="0.00010001" calcext:value-type="float">
            <text:p>0.00010001</text:p>
          </table:table-cell>
          <table:table-cell table:style-name="ce17" table:formula="of:=[.$E42]+[.$C$3]*MAX([.P45:.P49])" office:value-type="float" office:value="0.00010001" calcext:value-type="float">
            <text:p>0.00010001</text:p>
          </table:table-cell>
          <table:table-cell table:style-name="ce17" table:formula="of:=[.$E42]+[.$C$3]*MAX([.Q45:.Q49])" office:value-type="float" office:value="0.00010001" calcext:value-type="float">
            <text:p>0.00010001</text:p>
          </table:table-cell>
          <table:table-cell table:style-name="ce17" table:formula="of:=[.$E42]+[.$C$3]*MAX([.R45:.R49])" office:value-type="float" office:value="0.000100010001" calcext:value-type="float">
            <text:p>0.00010001</text:p>
          </table:table-cell>
          <table:table-cell table:style-name="ce17" table:formula="of:=[.$E42]+[.$C$3]*MAX([.S45:.S49])" office:value-type="float" office:value="0.000100010001" calcext:value-type="float">
            <text:p>0.00010001</text:p>
          </table:table-cell>
          <table:table-cell table:style-name="ce17" table:formula="of:=[.$E42]+[.$C$3]*MAX([.T45:.T49])" office:value-type="float" office:value="0.000100010001" calcext:value-type="float">
            <text:p>0.00010001</text:p>
          </table:table-cell>
          <table:table-cell table:style-name="ce17" table:formula="of:=[.$E42]+[.$C$3]*MAX([.U45:.U49])" office:value-type="float" office:value="0.000100010001" calcext:value-type="float">
            <text:p>0.00010001</text:p>
          </table:table-cell>
          <table:table-cell table:style-name="ce17" table:formula="of:=[.$E42]+[.$C$3]*MAX([.V45:.V49])" office:value-type="float" office:value="0.0001000100010001" calcext:value-type="float">
            <text:p>0.00010001</text:p>
          </table:table-cell>
          <table:table-cell table:style-name="ce17" table:formula="of:=[.$E42]+[.$C$3]*MAX([.W45:.W49])" office:value-type="float" office:value="0.0001000100010001" calcext:value-type="float">
            <text:p>0.00010001</text:p>
          </table:table-cell>
          <table:table-cell table:style-name="ce17" table:formula="of:=[.$E42]+[.$C$3]*MAX([.X45:.X49])" office:value-type="float" office:value="0.0001000100010001" calcext:value-type="float">
            <text:p>0.00010001</text:p>
          </table:table-cell>
          <table:table-cell table:style-name="ce17" table:formula="of:=[.$E42]+[.$C$3]*MAX([.Y45:.Y49])" office:value-type="float" office:value="0.0001000100010001" calcext:value-type="float">
            <text:p>0.00010001</text:p>
          </table:table-cell>
          <table:table-cell table:style-name="ce17" table:formula="of:=[.$E42]+[.$C$3]*MAX([.Z45:.Z49])" office:value-type="float" office:value="0.0001000100010001" calcext:value-type="float">
            <text:p>0.00010001</text:p>
          </table:table-cell>
          <table:table-cell table:style-name="ce17" table:formula="of:=[.$E42]+[.$C$3]*MAX([.AA45:.AA49])" office:value-type="float" office:value="0.0001000100010001" calcext:value-type="float">
            <text:p>0.00010001</text:p>
          </table:table-cell>
          <table:table-cell table:style-name="ce20" table:formula="of:=[.$E42]+[.$C$3]*MAX([.AB45:.AB49])" office:value-type="float" office:value="0.0001000100010001" calcext:value-type="float">
            <text:p>0.00010001</text:p>
          </table:table-cell>
          <table:table-cell/>
          <table:table-cell table:style-name="ce22" table:formula="of:=SQRT(ABS([.AF42]))*[.AF42]/ABS([.AF42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2]))*[.AN42]/ABS([.AN4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2]))*[.AT42]/ABS([.AT4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2]))*[.AZ42]/ABS([.AZ42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3]+[.$C$3]*MAX([.F35:.F39])" office:value-type="float" office:value="0" calcext:value-type="float">
            <text:p>0</text:p>
          </table:table-cell>
          <table:table-cell table:style-name="ce14" table:formula="of:=[.$E43]+[.$C$3]*MAX([.G35:.G39])" office:value-type="float" office:value="0" calcext:value-type="float">
            <text:p>0</text:p>
          </table:table-cell>
          <table:table-cell table:style-name="ce17" table:formula="of:=[.$E43]+[.$C$3]*MAX([.H35:.H39])" office:value-type="float" office:value="0.01" calcext:value-type="float">
            <text:p>0.01</text:p>
          </table:table-cell>
          <table:table-cell table:style-name="ce17" table:formula="of:=[.$E43]+[.$C$3]*MAX([.I35:.I39])" office:value-type="float" office:value="0.01" calcext:value-type="float">
            <text:p>0.01</text:p>
          </table:table-cell>
          <table:table-cell table:style-name="ce17" table:formula="of:=[.$E43]+[.$C$3]*MAX([.J35:.J39])" office:value-type="float" office:value="0.01" calcext:value-type="float">
            <text:p>0.01</text:p>
          </table:table-cell>
          <table:table-cell table:style-name="ce17" table:formula="of:=[.$E43]+[.$C$3]*MAX([.K35:.K39])" office:value-type="float" office:value="0.01" calcext:value-type="float">
            <text:p>0.01</text:p>
          </table:table-cell>
          <table:table-cell table:style-name="ce17" table:formula="of:=[.$E43]+[.$C$3]*MAX([.L35:.L39])" office:value-type="float" office:value="0.010001" calcext:value-type="float">
            <text:p>0.010001</text:p>
          </table:table-cell>
          <table:table-cell table:style-name="ce17" table:formula="of:=[.$E43]+[.$C$3]*MAX([.M35:.M39])" office:value-type="float" office:value="0.010001" calcext:value-type="float">
            <text:p>0.010001</text:p>
          </table:table-cell>
          <table:table-cell table:style-name="ce17" table:formula="of:=[.$E43]+[.$C$3]*MAX([.N35:.N39])" office:value-type="float" office:value="0.010001" calcext:value-type="float">
            <text:p>0.010001</text:p>
          </table:table-cell>
          <table:table-cell table:style-name="ce17" table:formula="of:=[.$E43]+[.$C$3]*MAX([.O35:.O39])" office:value-type="float" office:value="0.010001" calcext:value-type="float">
            <text:p>0.010001</text:p>
          </table:table-cell>
          <table:table-cell table:style-name="ce17" table:formula="of:=[.$E43]+[.$C$3]*MAX([.P35:.P39])" office:value-type="float" office:value="0.0100010001" calcext:value-type="float">
            <text:p>0.0100010001</text:p>
          </table:table-cell>
          <table:table-cell table:style-name="ce17" table:formula="of:=[.$E43]+[.$C$3]*MAX([.Q35:.Q39])" office:value-type="float" office:value="0.0100010001" calcext:value-type="float">
            <text:p>0.0100010001</text:p>
          </table:table-cell>
          <table:table-cell table:style-name="ce17" table:formula="of:=[.$E43]+[.$C$3]*MAX([.R35:.R39])" office:value-type="float" office:value="0.0100010001" calcext:value-type="float">
            <text:p>0.0100010001</text:p>
          </table:table-cell>
          <table:table-cell table:style-name="ce17" table:formula="of:=[.$E43]+[.$C$3]*MAX([.S35:.S39])" office:value-type="float" office:value="0.0100010001" calcext:value-type="float">
            <text:p>0.0100010001</text:p>
          </table:table-cell>
          <table:table-cell table:style-name="ce17" table:formula="of:=[.$E43]+[.$C$3]*MAX([.T35:.T39])" office:value-type="float" office:value="0.01000100010001" calcext:value-type="float">
            <text:p>0.0100010001</text:p>
          </table:table-cell>
          <table:table-cell table:style-name="ce17" table:formula="of:=[.$E43]+[.$C$3]*MAX([.U35:.U39])" office:value-type="float" office:value="0.01000100010001" calcext:value-type="float">
            <text:p>0.0100010001</text:p>
          </table:table-cell>
          <table:table-cell table:style-name="ce17" table:formula="of:=[.$E43]+[.$C$3]*MAX([.V35:.V39])" office:value-type="float" office:value="0.01000100010001" calcext:value-type="float">
            <text:p>0.0100010001</text:p>
          </table:table-cell>
          <table:table-cell table:style-name="ce17" table:formula="of:=[.$E43]+[.$C$3]*MAX([.W35:.W39])" office:value-type="float" office:value="0.01000100010001" calcext:value-type="float">
            <text:p>0.0100010001</text:p>
          </table:table-cell>
          <table:table-cell table:style-name="ce17" table:formula="of:=[.$E43]+[.$C$3]*MAX([.X35:.X39])" office:value-type="float" office:value="0.01000100010001" calcext:value-type="float">
            <text:p>0.0100010001</text:p>
          </table:table-cell>
          <table:table-cell table:style-name="ce17" table:formula="of:=[.$E43]+[.$C$3]*MAX([.Y35:.Y39])" office:value-type="float" office:value="0.01000100010001" calcext:value-type="float">
            <text:p>0.0100010001</text:p>
          </table:table-cell>
          <table:table-cell table:style-name="ce17" table:formula="of:=[.$E43]+[.$C$3]*MAX([.Z35:.Z39])" office:value-type="float" office:value="0.01000100010001" calcext:value-type="float">
            <text:p>0.0100010001</text:p>
          </table:table-cell>
          <table:table-cell table:style-name="ce17" table:formula="of:=[.$E43]+[.$C$3]*MAX([.AA35:.AA39])" office:value-type="float" office:value="0.01000100010001" calcext:value-type="float">
            <text:p>0.0100010001</text:p>
          </table:table-cell>
          <table:table-cell table:style-name="ce20" table:formula="of:=[.$E43]+[.$C$3]*MAX([.AB35:.AB39])" office:value-type="float" office:value="0.01000100010001" calcext:value-type="float">
            <text:p>0.0100010001</text:p>
          </table:table-cell>
          <table:table-cell/>
          <table:table-cell table:style-name="ce22" table:formula="of:=SQRT(ABS([.AF43]))*[.AF43]/ABS([.AF43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3]))*[.AN43]/ABS([.AN43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3]))*[.AT43]/ABS([.AT4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3]))*[.AZ43]/ABS([.AZ43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0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44]+[.$C$3]*MAX([.F40:.F44])" office:value-type="float" office:value="0" calcext:value-type="float">
            <text:p>0</text:p>
          </table:table-cell>
          <table:table-cell table:style-name="ce15" table:formula="of:=[.$E44]+[.$C$3]*MAX([.G40:.G44])" office:value-type="float" office:value="0" calcext:value-type="float">
            <text:p>0</text:p>
          </table:table-cell>
          <table:table-cell table:style-name="ce18" table:formula="of:=[.$E44]+[.$C$3]*MAX([.H40:.H44])" office:value-type="float" office:value="0" calcext:value-type="float">
            <text:p>0</text:p>
          </table:table-cell>
          <table:table-cell table:style-name="ce18" table:formula="of:=[.$E44]+[.$C$3]*MAX([.I40:.I44])" office:value-type="float" office:value="0.001" calcext:value-type="float">
            <text:p>0.001</text:p>
          </table:table-cell>
          <table:table-cell table:style-name="ce18" table:formula="of:=[.$E44]+[.$C$3]*MAX([.J40:.J44])" office:value-type="float" office:value="0.001" calcext:value-type="float">
            <text:p>0.001</text:p>
          </table:table-cell>
          <table:table-cell table:style-name="ce18" table:formula="of:=[.$E44]+[.$C$3]*MAX([.K40:.K44])" office:value-type="float" office:value="0.001" calcext:value-type="float">
            <text:p>0.001</text:p>
          </table:table-cell>
          <table:table-cell table:style-name="ce18" table:formula="of:=[.$E44]+[.$C$3]*MAX([.L40:.L44])" office:value-type="float" office:value="0.001" calcext:value-type="float">
            <text:p>0.001</text:p>
          </table:table-cell>
          <table:table-cell table:style-name="ce18" table:formula="of:=[.$E44]+[.$C$3]*MAX([.M40:.M44])" office:value-type="float" office:value="0.0010001" calcext:value-type="float">
            <text:p>0.0010001</text:p>
          </table:table-cell>
          <table:table-cell table:style-name="ce18" table:formula="of:=[.$E44]+[.$C$3]*MAX([.N40:.N44])" office:value-type="float" office:value="0.0010001" calcext:value-type="float">
            <text:p>0.0010001</text:p>
          </table:table-cell>
          <table:table-cell table:style-name="ce18" table:formula="of:=[.$E44]+[.$C$3]*MAX([.O40:.O44])" office:value-type="float" office:value="0.0010001" calcext:value-type="float">
            <text:p>0.0010001</text:p>
          </table:table-cell>
          <table:table-cell table:style-name="ce18" table:formula="of:=[.$E44]+[.$C$3]*MAX([.P40:.P44])" office:value-type="float" office:value="0.0010001" calcext:value-type="float">
            <text:p>0.0010001</text:p>
          </table:table-cell>
          <table:table-cell table:style-name="ce18" table:formula="of:=[.$E44]+[.$C$3]*MAX([.Q40:.Q44])" office:value-type="float" office:value="0.00100010001" calcext:value-type="float">
            <text:p>0.0010001</text:p>
          </table:table-cell>
          <table:table-cell table:style-name="ce18" table:formula="of:=[.$E44]+[.$C$3]*MAX([.R40:.R44])" office:value-type="float" office:value="0.00100010001" calcext:value-type="float">
            <text:p>0.0010001</text:p>
          </table:table-cell>
          <table:table-cell table:style-name="ce18" table:formula="of:=[.$E44]+[.$C$3]*MAX([.S40:.S44])" office:value-type="float" office:value="0.00100010001" calcext:value-type="float">
            <text:p>0.0010001</text:p>
          </table:table-cell>
          <table:table-cell table:style-name="ce18" table:formula="of:=[.$E44]+[.$C$3]*MAX([.T40:.T44])" office:value-type="float" office:value="0.00100010001" calcext:value-type="float">
            <text:p>0.0010001</text:p>
          </table:table-cell>
          <table:table-cell table:style-name="ce18" table:formula="of:=[.$E44]+[.$C$3]*MAX([.U40:.U44])" office:value-type="float" office:value="0.001000100010001" calcext:value-type="float">
            <text:p>0.0010001</text:p>
          </table:table-cell>
          <table:table-cell table:style-name="ce18" table:formula="of:=[.$E44]+[.$C$3]*MAX([.V40:.V44])" office:value-type="float" office:value="0.001000100010001" calcext:value-type="float">
            <text:p>0.0010001</text:p>
          </table:table-cell>
          <table:table-cell table:style-name="ce18" table:formula="of:=[.$E44]+[.$C$3]*MAX([.W40:.W44])" office:value-type="float" office:value="0.001000100010001" calcext:value-type="float">
            <text:p>0.0010001</text:p>
          </table:table-cell>
          <table:table-cell table:style-name="ce18" table:formula="of:=[.$E44]+[.$C$3]*MAX([.X40:.X44])" office:value-type="float" office:value="0.001000100010001" calcext:value-type="float">
            <text:p>0.0010001</text:p>
          </table:table-cell>
          <table:table-cell table:style-name="ce18" table:formula="of:=[.$E44]+[.$C$3]*MAX([.Y40:.Y44])" office:value-type="float" office:value="0.001000100010001" calcext:value-type="float">
            <text:p>0.0010001</text:p>
          </table:table-cell>
          <table:table-cell table:style-name="ce18" table:formula="of:=[.$E44]+[.$C$3]*MAX([.Z40:.Z44])" office:value-type="float" office:value="0.001000100010001" calcext:value-type="float">
            <text:p>0.0010001</text:p>
          </table:table-cell>
          <table:table-cell table:style-name="ce18" table:formula="of:=[.$E44]+[.$C$3]*MAX([.AA40:.AA44])" office:value-type="float" office:value="0.001000100010001" calcext:value-type="float">
            <text:p>0.0010001</text:p>
          </table:table-cell>
          <table:table-cell table:style-name="ce21" table:formula="of:=[.$E44]+[.$C$3]*MAX([.AB40:.AB44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44]))*[.AF44]/ABS([.AF44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0),-2) </text:p>
          </table:table-cell>
          <table:table-cell table:style-name="ce12" table:number-columns-repeated="3"/>
          <table:table-cell table:style-name="ce27" table:formula="of:=SQRT(ABS([.AN44]))*[.AN44]/ABS([.AN44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4]))*[.AT44]/ABS([.AT44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6"/>
          <table:table-cell table:style-name="ce48" table:formula="of:=SQRT(ABS([.AZ44]))*[.AZ44]/ABS([.AZ44]+0.0000000001)" office:value-type="float" office:value="0.104880883863553" calcext:value-type="float">
            <text:p>0.105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25" office:value-type="string" calcext:value-type="string">
            <text:p>o(MazeObservation(1,0),0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5]+[.$C$3]*MAX([.F55:.F59])" office:value-type="float" office:value="0" calcext:value-type="float">
            <text:p>0</text:p>
          </table:table-cell>
          <table:table-cell table:style-name="ce14" table:formula="of:=[.$E45]+[.$C$3]*MAX([.G55:.G59])" office:value-type="float" office:value="0" calcext:value-type="float">
            <text:p>0</text:p>
          </table:table-cell>
          <table:table-cell table:style-name="ce17" table:formula="of:=[.$E45]+[.$C$3]*MAX([.H55:.H59])" office:value-type="float" office:value="0" calcext:value-type="float">
            <text:p>0</text:p>
          </table:table-cell>
          <table:table-cell table:style-name="ce17" table:formula="of:=[.$E45]+[.$C$3]*MAX([.I55:.I59])" office:value-type="float" office:value="0.001" calcext:value-type="float">
            <text:p>0.001</text:p>
          </table:table-cell>
          <table:table-cell table:style-name="ce17" table:formula="of:=[.$E45]+[.$C$3]*MAX([.J55:.J59])" office:value-type="float" office:value="0.001" calcext:value-type="float">
            <text:p>0.001</text:p>
          </table:table-cell>
          <table:table-cell table:style-name="ce17" table:formula="of:=[.$E45]+[.$C$3]*MAX([.K55:.K59])" office:value-type="float" office:value="0.001" calcext:value-type="float">
            <text:p>0.001</text:p>
          </table:table-cell>
          <table:table-cell table:style-name="ce17" table:formula="of:=[.$E45]+[.$C$3]*MAX([.L55:.L59])" office:value-type="float" office:value="0.001" calcext:value-type="float">
            <text:p>0.001</text:p>
          </table:table-cell>
          <table:table-cell table:style-name="ce17" table:formula="of:=[.$E45]+[.$C$3]*MAX([.M55:.M59])" office:value-type="float" office:value="0.0010001" calcext:value-type="float">
            <text:p>0.0010001</text:p>
          </table:table-cell>
          <table:table-cell table:style-name="ce17" table:formula="of:=[.$E45]+[.$C$3]*MAX([.N55:.N59])" office:value-type="float" office:value="0.0010001" calcext:value-type="float">
            <text:p>0.0010001</text:p>
          </table:table-cell>
          <table:table-cell table:style-name="ce17" table:formula="of:=[.$E45]+[.$C$3]*MAX([.O55:.O59])" office:value-type="float" office:value="0.0010001" calcext:value-type="float">
            <text:p>0.0010001</text:p>
          </table:table-cell>
          <table:table-cell table:style-name="ce17" table:formula="of:=[.$E45]+[.$C$3]*MAX([.P55:.P59])" office:value-type="float" office:value="0.0010001" calcext:value-type="float">
            <text:p>0.0010001</text:p>
          </table:table-cell>
          <table:table-cell table:style-name="ce17" table:formula="of:=[.$E45]+[.$C$3]*MAX([.Q55:.Q59])" office:value-type="float" office:value="0.00100010001" calcext:value-type="float">
            <text:p>0.0010001</text:p>
          </table:table-cell>
          <table:table-cell table:style-name="ce17" table:formula="of:=[.$E45]+[.$C$3]*MAX([.R55:.R59])" office:value-type="float" office:value="0.00100010001" calcext:value-type="float">
            <text:p>0.0010001</text:p>
          </table:table-cell>
          <table:table-cell table:style-name="ce17" table:formula="of:=[.$E45]+[.$C$3]*MAX([.S55:.S59])" office:value-type="float" office:value="0.00100010001" calcext:value-type="float">
            <text:p>0.0010001</text:p>
          </table:table-cell>
          <table:table-cell table:style-name="ce17" table:formula="of:=[.$E45]+[.$C$3]*MAX([.T55:.T59])" office:value-type="float" office:value="0.00100010001" calcext:value-type="float">
            <text:p>0.0010001</text:p>
          </table:table-cell>
          <table:table-cell table:style-name="ce17" table:formula="of:=[.$E45]+[.$C$3]*MAX([.U55:.U59])" office:value-type="float" office:value="0.001000100010001" calcext:value-type="float">
            <text:p>0.0010001</text:p>
          </table:table-cell>
          <table:table-cell table:style-name="ce17" table:formula="of:=[.$E45]+[.$C$3]*MAX([.V55:.V59])" office:value-type="float" office:value="0.001000100010001" calcext:value-type="float">
            <text:p>0.0010001</text:p>
          </table:table-cell>
          <table:table-cell table:style-name="ce17" table:formula="of:=[.$E45]+[.$C$3]*MAX([.W55:.W59])" office:value-type="float" office:value="0.001000100010001" calcext:value-type="float">
            <text:p>0.0010001</text:p>
          </table:table-cell>
          <table:table-cell table:style-name="ce17" table:formula="of:=[.$E45]+[.$C$3]*MAX([.X55:.X59])" office:value-type="float" office:value="0.001000100010001" calcext:value-type="float">
            <text:p>0.0010001</text:p>
          </table:table-cell>
          <table:table-cell table:style-name="ce17" table:formula="of:=[.$E45]+[.$C$3]*MAX([.Y55:.Y59])" office:value-type="float" office:value="0.001000100010001" calcext:value-type="float">
            <text:p>0.0010001</text:p>
          </table:table-cell>
          <table:table-cell table:style-name="ce17" table:formula="of:=[.$E45]+[.$C$3]*MAX([.Z55:.Z59])" office:value-type="float" office:value="0.001000100010001" calcext:value-type="float">
            <text:p>0.0010001</text:p>
          </table:table-cell>
          <table:table-cell table:style-name="ce17" table:formula="of:=[.$E45]+[.$C$3]*MAX([.AA55:.AA59])" office:value-type="float" office:value="0.001000100010001" calcext:value-type="float">
            <text:p>0.0010001</text:p>
          </table:table-cell>
          <table:table-cell table:style-name="ce20" table:formula="of:=[.$E45]+[.$C$3]*MAX([.AB55:.AB59])" office:value-type="float" office:value="0.001000100010001" calcext:value-type="float">
            <text:p>0.0010001</text:p>
          </table:table-cell>
          <table:table-cell/>
          <table:table-cell table:style-name="ce22" table:formula="of:=SQRT(ABS([.AF45]))*[.AF45]/ABS([.AF45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5]))*[.AN45]/ABS([.AN45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5]))*[.AT45]/ABS([.AT45]+0.0000000001)" office:value-type="float" office:value="-0.0316227797639618" calcext:value-type="float">
            <text:p>-0.032</text:p>
          </table:table-cell>
          <table:table-cell office:value-type="float" office:value="-0.001" calcext:value-type="float">
            <text:p>-0.001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5]))*[.AZ45]/ABS([.AZ45]+0.0000000001)" office:value-type="float" office:value="-0.0547722575762585" calcext:value-type="float">
            <text:p>-0.055</text:p>
          </table:table-cell>
          <table:table-cell table:style-name="ce33" office:value-type="float" office:value="-0.003" calcext:value-type="float">
            <text:p>-0.003</text:p>
          </table:table-cell>
          <table:table-cell table:style-name="ce25" office:value-type="string" calcext:value-type="string">
            <text:p>o(MazeObservation(1,1),0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6]+[.$C$3]*MAX([.F60:.F64])" office:value-type="float" office:value="0" calcext:value-type="float">
            <text:p>0</text:p>
          </table:table-cell>
          <table:table-cell table:style-name="ce14" table:formula="of:=[.$E46]+[.$C$3]*MAX([.G60:.G64])" office:value-type="float" office:value="0" calcext:value-type="float">
            <text:p>0</text:p>
          </table:table-cell>
          <table:table-cell table:style-name="ce17" table:formula="of:=[.$E46]+[.$C$3]*MAX([.H60:.H64])" office:value-type="float" office:value="0" calcext:value-type="float">
            <text:p>0</text:p>
          </table:table-cell>
          <table:table-cell table:style-name="ce17" table:formula="of:=[.$E46]+[.$C$3]*MAX([.I60:.I64])" office:value-type="float" office:value="0" calcext:value-type="float">
            <text:p>0</text:p>
          </table:table-cell>
          <table:table-cell table:style-name="ce17" table:formula="of:=[.$E46]+[.$C$3]*MAX([.J60:.J64])" office:value-type="float" office:value="0.0001" calcext:value-type="float">
            <text:p>0.0001</text:p>
          </table:table-cell>
          <table:table-cell table:style-name="ce17" table:formula="of:=[.$E46]+[.$C$3]*MAX([.K60:.K64])" office:value-type="float" office:value="0.0001" calcext:value-type="float">
            <text:p>0.0001</text:p>
          </table:table-cell>
          <table:table-cell table:style-name="ce17" table:formula="of:=[.$E46]+[.$C$3]*MAX([.L60:.L64])" office:value-type="float" office:value="0.0001" calcext:value-type="float">
            <text:p>0.0001</text:p>
          </table:table-cell>
          <table:table-cell table:style-name="ce17" table:formula="of:=[.$E46]+[.$C$3]*MAX([.M60:.M64])" office:value-type="float" office:value="0.0001" calcext:value-type="float">
            <text:p>0.0001</text:p>
          </table:table-cell>
          <table:table-cell table:style-name="ce17" table:formula="of:=[.$E46]+[.$C$3]*MAX([.N60:.N64])" office:value-type="float" office:value="0.00010001" calcext:value-type="float">
            <text:p>0.00010001</text:p>
          </table:table-cell>
          <table:table-cell table:style-name="ce17" table:formula="of:=[.$E46]+[.$C$3]*MAX([.O60:.O64])" office:value-type="float" office:value="0.00010001" calcext:value-type="float">
            <text:p>0.00010001</text:p>
          </table:table-cell>
          <table:table-cell table:style-name="ce17" table:formula="of:=[.$E46]+[.$C$3]*MAX([.P60:.P64])" office:value-type="float" office:value="0.00010001" calcext:value-type="float">
            <text:p>0.00010001</text:p>
          </table:table-cell>
          <table:table-cell table:style-name="ce17" table:formula="of:=[.$E46]+[.$C$3]*MAX([.Q60:.Q64])" office:value-type="float" office:value="0.00010001" calcext:value-type="float">
            <text:p>0.00010001</text:p>
          </table:table-cell>
          <table:table-cell table:style-name="ce17" table:formula="of:=[.$E46]+[.$C$3]*MAX([.R60:.R64])" office:value-type="float" office:value="0.000100010001" calcext:value-type="float">
            <text:p>0.00010001</text:p>
          </table:table-cell>
          <table:table-cell table:style-name="ce17" table:formula="of:=[.$E46]+[.$C$3]*MAX([.S60:.S64])" office:value-type="float" office:value="0.000100010001" calcext:value-type="float">
            <text:p>0.00010001</text:p>
          </table:table-cell>
          <table:table-cell table:style-name="ce17" table:formula="of:=[.$E46]+[.$C$3]*MAX([.T60:.T64])" office:value-type="float" office:value="0.000100010001" calcext:value-type="float">
            <text:p>0.00010001</text:p>
          </table:table-cell>
          <table:table-cell table:style-name="ce17" table:formula="of:=[.$E46]+[.$C$3]*MAX([.U60:.U64])" office:value-type="float" office:value="0.000100010001" calcext:value-type="float">
            <text:p>0.00010001</text:p>
          </table:table-cell>
          <table:table-cell table:style-name="ce17" table:formula="of:=[.$E46]+[.$C$3]*MAX([.V60:.V64])" office:value-type="float" office:value="0.0001000100010001" calcext:value-type="float">
            <text:p>0.00010001</text:p>
          </table:table-cell>
          <table:table-cell table:style-name="ce17" table:formula="of:=[.$E46]+[.$C$3]*MAX([.W60:.W64])" office:value-type="float" office:value="0.0001000100010001" calcext:value-type="float">
            <text:p>0.00010001</text:p>
          </table:table-cell>
          <table:table-cell table:style-name="ce17" table:formula="of:=[.$E46]+[.$C$3]*MAX([.X60:.X64])" office:value-type="float" office:value="0.0001000100010001" calcext:value-type="float">
            <text:p>0.00010001</text:p>
          </table:table-cell>
          <table:table-cell table:style-name="ce17" table:formula="of:=[.$E46]+[.$C$3]*MAX([.Y60:.Y64])" office:value-type="float" office:value="0.0001000100010001" calcext:value-type="float">
            <text:p>0.00010001</text:p>
          </table:table-cell>
          <table:table-cell table:style-name="ce17" table:formula="of:=[.$E46]+[.$C$3]*MAX([.Z60:.Z64])" office:value-type="float" office:value="0.0001000100010001" calcext:value-type="float">
            <text:p>0.00010001</text:p>
          </table:table-cell>
          <table:table-cell table:style-name="ce17" table:formula="of:=[.$E46]+[.$C$3]*MAX([.AA60:.AA64])" office:value-type="float" office:value="0.0001000100010001" calcext:value-type="float">
            <text:p>0.00010001</text:p>
          </table:table-cell>
          <table:table-cell table:style-name="ce20" table:formula="of:=[.$E46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46]))*[.AF46]/ABS([.AF46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6]))*[.AN46]/ABS([.AN46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6]))*[.AT46]/ABS([.AT4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6]))*[.AZ46]/ABS([.AZ46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1,1),0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7]+[.$C$3]*MAX([.F60:.F64])" office:value-type="float" office:value="0" calcext:value-type="float">
            <text:p>0</text:p>
          </table:table-cell>
          <table:table-cell table:style-name="ce14" table:formula="of:=[.$E47]+[.$C$3]*MAX([.G60:.G64])" office:value-type="float" office:value="0" calcext:value-type="float">
            <text:p>0</text:p>
          </table:table-cell>
          <table:table-cell table:style-name="ce17" table:formula="of:=[.$E47]+[.$C$3]*MAX([.H60:.H64])" office:value-type="float" office:value="0" calcext:value-type="float">
            <text:p>0</text:p>
          </table:table-cell>
          <table:table-cell table:style-name="ce17" table:formula="of:=[.$E47]+[.$C$3]*MAX([.I60:.I64])" office:value-type="float" office:value="0" calcext:value-type="float">
            <text:p>0</text:p>
          </table:table-cell>
          <table:table-cell table:style-name="ce17" table:formula="of:=[.$E47]+[.$C$3]*MAX([.J60:.J64])" office:value-type="float" office:value="0.0001" calcext:value-type="float">
            <text:p>0.0001</text:p>
          </table:table-cell>
          <table:table-cell table:style-name="ce17" table:formula="of:=[.$E47]+[.$C$3]*MAX([.K60:.K64])" office:value-type="float" office:value="0.0001" calcext:value-type="float">
            <text:p>0.0001</text:p>
          </table:table-cell>
          <table:table-cell table:style-name="ce17" table:formula="of:=[.$E47]+[.$C$3]*MAX([.L60:.L64])" office:value-type="float" office:value="0.0001" calcext:value-type="float">
            <text:p>0.0001</text:p>
          </table:table-cell>
          <table:table-cell table:style-name="ce17" table:formula="of:=[.$E47]+[.$C$3]*MAX([.M60:.M64])" office:value-type="float" office:value="0.0001" calcext:value-type="float">
            <text:p>0.0001</text:p>
          </table:table-cell>
          <table:table-cell table:style-name="ce17" table:formula="of:=[.$E47]+[.$C$3]*MAX([.N60:.N64])" office:value-type="float" office:value="0.00010001" calcext:value-type="float">
            <text:p>0.00010001</text:p>
          </table:table-cell>
          <table:table-cell table:style-name="ce17" table:formula="of:=[.$E47]+[.$C$3]*MAX([.O60:.O64])" office:value-type="float" office:value="0.00010001" calcext:value-type="float">
            <text:p>0.00010001</text:p>
          </table:table-cell>
          <table:table-cell table:style-name="ce17" table:formula="of:=[.$E47]+[.$C$3]*MAX([.P60:.P64])" office:value-type="float" office:value="0.00010001" calcext:value-type="float">
            <text:p>0.00010001</text:p>
          </table:table-cell>
          <table:table-cell table:style-name="ce17" table:formula="of:=[.$E47]+[.$C$3]*MAX([.Q60:.Q64])" office:value-type="float" office:value="0.00010001" calcext:value-type="float">
            <text:p>0.00010001</text:p>
          </table:table-cell>
          <table:table-cell table:style-name="ce17" table:formula="of:=[.$E47]+[.$C$3]*MAX([.R60:.R64])" office:value-type="float" office:value="0.000100010001" calcext:value-type="float">
            <text:p>0.00010001</text:p>
          </table:table-cell>
          <table:table-cell table:style-name="ce17" table:formula="of:=[.$E47]+[.$C$3]*MAX([.S60:.S64])" office:value-type="float" office:value="0.000100010001" calcext:value-type="float">
            <text:p>0.00010001</text:p>
          </table:table-cell>
          <table:table-cell table:style-name="ce17" table:formula="of:=[.$E47]+[.$C$3]*MAX([.T60:.T64])" office:value-type="float" office:value="0.000100010001" calcext:value-type="float">
            <text:p>0.00010001</text:p>
          </table:table-cell>
          <table:table-cell table:style-name="ce17" table:formula="of:=[.$E47]+[.$C$3]*MAX([.U60:.U64])" office:value-type="float" office:value="0.000100010001" calcext:value-type="float">
            <text:p>0.00010001</text:p>
          </table:table-cell>
          <table:table-cell table:style-name="ce17" table:formula="of:=[.$E47]+[.$C$3]*MAX([.V60:.V64])" office:value-type="float" office:value="0.0001000100010001" calcext:value-type="float">
            <text:p>0.00010001</text:p>
          </table:table-cell>
          <table:table-cell table:style-name="ce17" table:formula="of:=[.$E47]+[.$C$3]*MAX([.W60:.W64])" office:value-type="float" office:value="0.0001000100010001" calcext:value-type="float">
            <text:p>0.00010001</text:p>
          </table:table-cell>
          <table:table-cell table:style-name="ce17" table:formula="of:=[.$E47]+[.$C$3]*MAX([.X60:.X64])" office:value-type="float" office:value="0.0001000100010001" calcext:value-type="float">
            <text:p>0.00010001</text:p>
          </table:table-cell>
          <table:table-cell table:style-name="ce17" table:formula="of:=[.$E47]+[.$C$3]*MAX([.Y60:.Y64])" office:value-type="float" office:value="0.0001000100010001" calcext:value-type="float">
            <text:p>0.00010001</text:p>
          </table:table-cell>
          <table:table-cell table:style-name="ce17" table:formula="of:=[.$E47]+[.$C$3]*MAX([.Z60:.Z64])" office:value-type="float" office:value="0.0001000100010001" calcext:value-type="float">
            <text:p>0.00010001</text:p>
          </table:table-cell>
          <table:table-cell table:style-name="ce17" table:formula="of:=[.$E47]+[.$C$3]*MAX([.AA60:.AA64])" office:value-type="float" office:value="0.0001000100010001" calcext:value-type="float">
            <text:p>0.00010001</text:p>
          </table:table-cell>
          <table:table-cell table:style-name="ce20" table:formula="of:=[.$E47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47]))*[.AF47]/ABS([.AF47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LEFT),0) </text:p>
          </table:table-cell>
          <table:table-cell table:style-name="ce26" office:value-type="string" calcext:value-type="string">
            <text:p><text:s/>o(MazeObservation(1,1),-1))</text:p>
          </table:table-cell>
          <table:table-cell table:style-name="ce26"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7]))*[.AN47]/ABS([.AN4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7]))*[.AT47]/ABS([.AT47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LEFT),0) </text:p>
          </table:table-cell>
          <table:table-cell table:style-name="ce26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7]))*[.AZ47]/ABS([.AZ47]+0.0000000001)" office:value-type="float" office:value="-0.0836660038486362" calcext:value-type="float">
            <text:p>-0.084</text:p>
          </table:table-cell>
          <table:table-cell table:style-name="ce33" office:value-type="float" office:value="-0.007" calcext:value-type="float">
            <text:p>-0.007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a(MazeAction( DOWN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48]+[.$C$3]*MAX([.F50:.F54])" office:value-type="float" office:value="0" calcext:value-type="float">
            <text:p>0</text:p>
          </table:table-cell>
          <table:table-cell table:style-name="ce14" table:formula="of:=[.$E48]+[.$C$3]*MAX([.G50:.G54])" office:value-type="float" office:value="0" calcext:value-type="float">
            <text:p>0</text:p>
          </table:table-cell>
          <table:table-cell table:style-name="ce17" table:formula="of:=[.$E48]+[.$C$3]*MAX([.H50:.H54])" office:value-type="float" office:value="0" calcext:value-type="float">
            <text:p>0</text:p>
          </table:table-cell>
          <table:table-cell table:style-name="ce17" table:formula="of:=[.$E48]+[.$C$3]*MAX([.I50:.I54])" office:value-type="float" office:value="0.001" calcext:value-type="float">
            <text:p>0.001</text:p>
          </table:table-cell>
          <table:table-cell table:style-name="ce17" table:formula="of:=[.$E48]+[.$C$3]*MAX([.J50:.J54])" office:value-type="float" office:value="0.001" calcext:value-type="float">
            <text:p>0.001</text:p>
          </table:table-cell>
          <table:table-cell table:style-name="ce17" table:formula="of:=[.$E48]+[.$C$3]*MAX([.K50:.K54])" office:value-type="float" office:value="0.001" calcext:value-type="float">
            <text:p>0.001</text:p>
          </table:table-cell>
          <table:table-cell table:style-name="ce17" table:formula="of:=[.$E48]+[.$C$3]*MAX([.L50:.L54])" office:value-type="float" office:value="0.001" calcext:value-type="float">
            <text:p>0.001</text:p>
          </table:table-cell>
          <table:table-cell table:style-name="ce17" table:formula="of:=[.$E48]+[.$C$3]*MAX([.M50:.M54])" office:value-type="float" office:value="0.0010001" calcext:value-type="float">
            <text:p>0.0010001</text:p>
          </table:table-cell>
          <table:table-cell table:style-name="ce17" table:formula="of:=[.$E48]+[.$C$3]*MAX([.N50:.N54])" office:value-type="float" office:value="0.0010001" calcext:value-type="float">
            <text:p>0.0010001</text:p>
          </table:table-cell>
          <table:table-cell table:style-name="ce17" table:formula="of:=[.$E48]+[.$C$3]*MAX([.O50:.O54])" office:value-type="float" office:value="0.0010001" calcext:value-type="float">
            <text:p>0.0010001</text:p>
          </table:table-cell>
          <table:table-cell table:style-name="ce17" table:formula="of:=[.$E48]+[.$C$3]*MAX([.P50:.P54])" office:value-type="float" office:value="0.0010001" calcext:value-type="float">
            <text:p>0.0010001</text:p>
          </table:table-cell>
          <table:table-cell table:style-name="ce17" table:formula="of:=[.$E48]+[.$C$3]*MAX([.Q50:.Q54])" office:value-type="float" office:value="0.00100010001" calcext:value-type="float">
            <text:p>0.0010001</text:p>
          </table:table-cell>
          <table:table-cell table:style-name="ce17" table:formula="of:=[.$E48]+[.$C$3]*MAX([.R50:.R54])" office:value-type="float" office:value="0.00100010001" calcext:value-type="float">
            <text:p>0.0010001</text:p>
          </table:table-cell>
          <table:table-cell table:style-name="ce17" table:formula="of:=[.$E48]+[.$C$3]*MAX([.S50:.S54])" office:value-type="float" office:value="0.00100010001" calcext:value-type="float">
            <text:p>0.0010001</text:p>
          </table:table-cell>
          <table:table-cell table:style-name="ce17" table:formula="of:=[.$E48]+[.$C$3]*MAX([.T50:.T54])" office:value-type="float" office:value="0.00100010001" calcext:value-type="float">
            <text:p>0.0010001</text:p>
          </table:table-cell>
          <table:table-cell table:style-name="ce17" table:formula="of:=[.$E48]+[.$C$3]*MAX([.U50:.U54])" office:value-type="float" office:value="0.001000100010001" calcext:value-type="float">
            <text:p>0.0010001</text:p>
          </table:table-cell>
          <table:table-cell table:style-name="ce17" table:formula="of:=[.$E48]+[.$C$3]*MAX([.V50:.V54])" office:value-type="float" office:value="0.001000100010001" calcext:value-type="float">
            <text:p>0.0010001</text:p>
          </table:table-cell>
          <table:table-cell table:style-name="ce17" table:formula="of:=[.$E48]+[.$C$3]*MAX([.W50:.W54])" office:value-type="float" office:value="0.001000100010001" calcext:value-type="float">
            <text:p>0.0010001</text:p>
          </table:table-cell>
          <table:table-cell table:style-name="ce17" table:formula="of:=[.$E48]+[.$C$3]*MAX([.X50:.X54])" office:value-type="float" office:value="0.001000100010001" calcext:value-type="float">
            <text:p>0.0010001</text:p>
          </table:table-cell>
          <table:table-cell table:style-name="ce17" table:formula="of:=[.$E48]+[.$C$3]*MAX([.Y50:.Y54])" office:value-type="float" office:value="0.001000100010001" calcext:value-type="float">
            <text:p>0.0010001</text:p>
          </table:table-cell>
          <table:table-cell table:style-name="ce17" table:formula="of:=[.$E48]+[.$C$3]*MAX([.Z50:.Z54])" office:value-type="float" office:value="0.001000100010001" calcext:value-type="float">
            <text:p>0.0010001</text:p>
          </table:table-cell>
          <table:table-cell table:style-name="ce17" table:formula="of:=[.$E48]+[.$C$3]*MAX([.AA50:.AA54])" office:value-type="float" office:value="0.001000100010001" calcext:value-type="float">
            <text:p>0.0010001</text:p>
          </table:table-cell>
          <table:table-cell table:style-name="ce20" table:formula="of:=[.$E48]+[.$C$3]*MAX([.AB50:.AB54])" office:value-type="float" office:value="0.001000100010001" calcext:value-type="float">
            <text:p>0.0010001</text:p>
          </table:table-cell>
          <table:table-cell/>
          <table:table-cell table:style-name="ce22" table:formula="of:=SQRT(ABS([.AF48]))*[.AF48]/ABS([.AF48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number-columns-repeated="3"/>
          <table:table-cell table:style-name="ce27" table:formula="of:=SQRT(ABS([.AN48]))*[.AN48]/ABS([.AN48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8]))*[.AT48]/ABS([.AT48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7"/>
          <table:table-cell table:style-name="ce48" table:formula="of:=SQRT(ABS([.AZ48]))*[.AZ48]/ABS([.AZ48]+0.0000000001)" office:value-type="float" office:value="0.148323969067713" calcext:value-type="float">
            <text:p>0.148</text:p>
          </table:table-cell>
          <table:table-cell table:style-name="ce33" office:value-type="float" office:value="0.022" calcext:value-type="float">
            <text:p>0.02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0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0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49]+[.$C$3]*MAX([.F60:.F64])" office:value-type="float" office:value="0" calcext:value-type="float">
            <text:p>0</text:p>
          </table:table-cell>
          <table:table-cell table:style-name="ce15" table:formula="of:=[.$E49]+[.$C$3]*MAX([.G60:.G64])" office:value-type="float" office:value="0" calcext:value-type="float">
            <text:p>0</text:p>
          </table:table-cell>
          <table:table-cell table:style-name="ce18" table:formula="of:=[.$E49]+[.$C$3]*MAX([.H60:.H64])" office:value-type="float" office:value="0" calcext:value-type="float">
            <text:p>0</text:p>
          </table:table-cell>
          <table:table-cell table:style-name="ce18" table:formula="of:=[.$E49]+[.$C$3]*MAX([.I60:.I64])" office:value-type="float" office:value="0" calcext:value-type="float">
            <text:p>0</text:p>
          </table:table-cell>
          <table:table-cell table:style-name="ce18" table:formula="of:=[.$E49]+[.$C$3]*MAX([.J60:.J64])" office:value-type="float" office:value="0.0001" calcext:value-type="float">
            <text:p>0.0001</text:p>
          </table:table-cell>
          <table:table-cell table:style-name="ce18" table:formula="of:=[.$E49]+[.$C$3]*MAX([.K60:.K64])" office:value-type="float" office:value="0.0001" calcext:value-type="float">
            <text:p>0.0001</text:p>
          </table:table-cell>
          <table:table-cell table:style-name="ce18" table:formula="of:=[.$E49]+[.$C$3]*MAX([.L60:.L64])" office:value-type="float" office:value="0.0001" calcext:value-type="float">
            <text:p>0.0001</text:p>
          </table:table-cell>
          <table:table-cell table:style-name="ce18" table:formula="of:=[.$E49]+[.$C$3]*MAX([.M60:.M64])" office:value-type="float" office:value="0.0001" calcext:value-type="float">
            <text:p>0.0001</text:p>
          </table:table-cell>
          <table:table-cell table:style-name="ce18" table:formula="of:=[.$E49]+[.$C$3]*MAX([.N60:.N64])" office:value-type="float" office:value="0.00010001" calcext:value-type="float">
            <text:p>0.00010001</text:p>
          </table:table-cell>
          <table:table-cell table:style-name="ce18" table:formula="of:=[.$E49]+[.$C$3]*MAX([.O60:.O64])" office:value-type="float" office:value="0.00010001" calcext:value-type="float">
            <text:p>0.00010001</text:p>
          </table:table-cell>
          <table:table-cell table:style-name="ce18" table:formula="of:=[.$E49]+[.$C$3]*MAX([.P60:.P64])" office:value-type="float" office:value="0.00010001" calcext:value-type="float">
            <text:p>0.00010001</text:p>
          </table:table-cell>
          <table:table-cell table:style-name="ce18" table:formula="of:=[.$E49]+[.$C$3]*MAX([.Q60:.Q64])" office:value-type="float" office:value="0.00010001" calcext:value-type="float">
            <text:p>0.00010001</text:p>
          </table:table-cell>
          <table:table-cell table:style-name="ce18" table:formula="of:=[.$E49]+[.$C$3]*MAX([.R60:.R64])" office:value-type="float" office:value="0.000100010001" calcext:value-type="float">
            <text:p>0.00010001</text:p>
          </table:table-cell>
          <table:table-cell table:style-name="ce18" table:formula="of:=[.$E49]+[.$C$3]*MAX([.S60:.S64])" office:value-type="float" office:value="0.000100010001" calcext:value-type="float">
            <text:p>0.00010001</text:p>
          </table:table-cell>
          <table:table-cell table:style-name="ce18" table:formula="of:=[.$E49]+[.$C$3]*MAX([.T60:.T64])" office:value-type="float" office:value="0.000100010001" calcext:value-type="float">
            <text:p>0.00010001</text:p>
          </table:table-cell>
          <table:table-cell table:style-name="ce18" table:formula="of:=[.$E49]+[.$C$3]*MAX([.U60:.U64])" office:value-type="float" office:value="0.000100010001" calcext:value-type="float">
            <text:p>0.00010001</text:p>
          </table:table-cell>
          <table:table-cell table:style-name="ce18" table:formula="of:=[.$E49]+[.$C$3]*MAX([.V60:.V64])" office:value-type="float" office:value="0.0001000100010001" calcext:value-type="float">
            <text:p>0.00010001</text:p>
          </table:table-cell>
          <table:table-cell table:style-name="ce18" table:formula="of:=[.$E49]+[.$C$3]*MAX([.W60:.W64])" office:value-type="float" office:value="0.0001000100010001" calcext:value-type="float">
            <text:p>0.00010001</text:p>
          </table:table-cell>
          <table:table-cell table:style-name="ce18" table:formula="of:=[.$E49]+[.$C$3]*MAX([.X60:.X64])" office:value-type="float" office:value="0.0001000100010001" calcext:value-type="float">
            <text:p>0.00010001</text:p>
          </table:table-cell>
          <table:table-cell table:style-name="ce18" table:formula="of:=[.$E49]+[.$C$3]*MAX([.Y60:.Y64])" office:value-type="float" office:value="0.0001000100010001" calcext:value-type="float">
            <text:p>0.00010001</text:p>
          </table:table-cell>
          <table:table-cell table:style-name="ce18" table:formula="of:=[.$E49]+[.$C$3]*MAX([.Z60:.Z64])" office:value-type="float" office:value="0.0001000100010001" calcext:value-type="float">
            <text:p>0.00010001</text:p>
          </table:table-cell>
          <table:table-cell table:style-name="ce18" table:formula="of:=[.$E49]+[.$C$3]*MAX([.AA60:.AA64])" office:value-type="float" office:value="0.0001000100010001" calcext:value-type="float">
            <text:p>0.00010001</text:p>
          </table:table-cell>
          <table:table-cell table:style-name="ce21" table:formula="of:=[.$E49]+[.$C$3]*MAX([.AB60:.AB64])" office:value-type="float" office:value="0.0001000100010001" calcext:value-type="float">
            <text:p>0.00010001</text:p>
          </table:table-cell>
          <table:table-cell table:style-name="ce12"/>
          <table:table-cell table:style-name="ce22" table:formula="of:=SQRT(ABS([.AF49]))*[.AF49]/ABS([.AF49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0),-2) </text:p>
          </table:table-cell>
          <table:table-cell table:style-name="ce12" table:number-columns-repeated="3"/>
          <table:table-cell table:style-name="ce27" table:formula="of:=SQRT(ABS([.AN49]))*[.AN49]/ABS([.AN4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0),-2) </text:p>
          </table:table-cell>
          <table:table-cell/>
          <table:table-cell table:style-name="ce38" table:formula="of:=SQRT(ABS([.AT49]))*[.AT49]/ABS([.AT49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0),-2) </text:p>
          </table:table-cell>
          <table:table-cell table:style-name="ce46"/>
          <table:table-cell table:style-name="ce48" table:formula="of:=SQRT(ABS([.AZ49]))*[.AZ49]/ABS([.AZ49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1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0]+[.$C$3]*MAX([.F20:.F24])" office:value-type="float" office:value="0" calcext:value-type="float">
            <text:p>0</text:p>
          </table:table-cell>
          <table:table-cell table:style-name="ce14" table:formula="of:=[.$E50]+[.$C$3]*MAX([.G20:.G24])" office:value-type="float" office:value="0" calcext:value-type="float">
            <text:p>0</text:p>
          </table:table-cell>
          <table:table-cell table:style-name="ce17" table:formula="of:=[.$E50]+[.$C$3]*MAX([.H20:.H24])" office:value-type="float" office:value="0.01" calcext:value-type="float">
            <text:p>0.01</text:p>
          </table:table-cell>
          <table:table-cell table:style-name="ce17" table:formula="of:=[.$E50]+[.$C$3]*MAX([.I20:.I24])" office:value-type="float" office:value="0.01" calcext:value-type="float">
            <text:p>0.01</text:p>
          </table:table-cell>
          <table:table-cell table:style-name="ce17" table:formula="of:=[.$E50]+[.$C$3]*MAX([.J20:.J24])" office:value-type="float" office:value="0.01" calcext:value-type="float">
            <text:p>0.01</text:p>
          </table:table-cell>
          <table:table-cell table:style-name="ce17" table:formula="of:=[.$E50]+[.$C$3]*MAX([.K20:.K24])" office:value-type="float" office:value="0.01" calcext:value-type="float">
            <text:p>0.01</text:p>
          </table:table-cell>
          <table:table-cell table:style-name="ce17" table:formula="of:=[.$E50]+[.$C$3]*MAX([.L20:.L24])" office:value-type="float" office:value="0.010001" calcext:value-type="float">
            <text:p>0.010001</text:p>
          </table:table-cell>
          <table:table-cell table:style-name="ce17" table:formula="of:=[.$E50]+[.$C$3]*MAX([.M20:.M24])" office:value-type="float" office:value="0.010001" calcext:value-type="float">
            <text:p>0.010001</text:p>
          </table:table-cell>
          <table:table-cell table:style-name="ce17" table:formula="of:=[.$E50]+[.$C$3]*MAX([.N20:.N24])" office:value-type="float" office:value="0.010001" calcext:value-type="float">
            <text:p>0.010001</text:p>
          </table:table-cell>
          <table:table-cell table:style-name="ce17" table:formula="of:=[.$E50]+[.$C$3]*MAX([.O20:.O24])" office:value-type="float" office:value="0.010001" calcext:value-type="float">
            <text:p>0.010001</text:p>
          </table:table-cell>
          <table:table-cell table:style-name="ce17" table:formula="of:=[.$E50]+[.$C$3]*MAX([.P20:.P24])" office:value-type="float" office:value="0.0100010001" calcext:value-type="float">
            <text:p>0.0100010001</text:p>
          </table:table-cell>
          <table:table-cell table:style-name="ce17" table:formula="of:=[.$E50]+[.$C$3]*MAX([.Q20:.Q24])" office:value-type="float" office:value="0.0100010001" calcext:value-type="float">
            <text:p>0.0100010001</text:p>
          </table:table-cell>
          <table:table-cell table:style-name="ce17" table:formula="of:=[.$E50]+[.$C$3]*MAX([.R20:.R24])" office:value-type="float" office:value="0.0100010001" calcext:value-type="float">
            <text:p>0.0100010001</text:p>
          </table:table-cell>
          <table:table-cell table:style-name="ce17" table:formula="of:=[.$E50]+[.$C$3]*MAX([.S20:.S24])" office:value-type="float" office:value="0.0100010001" calcext:value-type="float">
            <text:p>0.0100010001</text:p>
          </table:table-cell>
          <table:table-cell table:style-name="ce17" table:formula="of:=[.$E50]+[.$C$3]*MAX([.T20:.T24])" office:value-type="float" office:value="0.01000100010001" calcext:value-type="float">
            <text:p>0.0100010001</text:p>
          </table:table-cell>
          <table:table-cell table:style-name="ce17" table:formula="of:=[.$E50]+[.$C$3]*MAX([.U20:.U24])" office:value-type="float" office:value="0.01000100010001" calcext:value-type="float">
            <text:p>0.0100010001</text:p>
          </table:table-cell>
          <table:table-cell table:style-name="ce17" table:formula="of:=[.$E50]+[.$C$3]*MAX([.V20:.V24])" office:value-type="float" office:value="0.01000100010001" calcext:value-type="float">
            <text:p>0.0100010001</text:p>
          </table:table-cell>
          <table:table-cell table:style-name="ce17" table:formula="of:=[.$E50]+[.$C$3]*MAX([.W20:.W24])" office:value-type="float" office:value="0.01000100010001" calcext:value-type="float">
            <text:p>0.0100010001</text:p>
          </table:table-cell>
          <table:table-cell table:style-name="ce17" table:formula="of:=[.$E50]+[.$C$3]*MAX([.X20:.X24])" office:value-type="float" office:value="0.01000100010001" calcext:value-type="float">
            <text:p>0.0100010001</text:p>
          </table:table-cell>
          <table:table-cell table:style-name="ce17" table:formula="of:=[.$E50]+[.$C$3]*MAX([.Y20:.Y24])" office:value-type="float" office:value="0.01000100010001" calcext:value-type="float">
            <text:p>0.0100010001</text:p>
          </table:table-cell>
          <table:table-cell table:style-name="ce17" table:formula="of:=[.$E50]+[.$C$3]*MAX([.Z20:.Z24])" office:value-type="float" office:value="0.01000100010001" calcext:value-type="float">
            <text:p>0.0100010001</text:p>
          </table:table-cell>
          <table:table-cell table:style-name="ce17" table:formula="of:=[.$E50]+[.$C$3]*MAX([.AA20:.AA24])" office:value-type="float" office:value="0.01000100010001" calcext:value-type="float">
            <text:p>0.0100010001</text:p>
          </table:table-cell>
          <table:table-cell table:style-name="ce20" table:formula="of:=[.$E50]+[.$C$3]*MAX([.AB20:.AB24])" office:value-type="float" office:value="0.01000100010001" calcext:value-type="float">
            <text:p>0.0100010001</text:p>
          </table:table-cell>
          <table:table-cell/>
          <table:table-cell table:style-name="ce22" table:formula="of:=SQRT(ABS([.AF50]))*[.AF50]/ABS([.AF50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0]))*[.AN50]/ABS([.AN50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0]))*[.AT50]/ABS([.AT50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0]))*[.AZ50]/ABS([.AZ50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1]+[.$C$3]*MAX([.F30:.F34])" office:value-type="float" office:value="0" calcext:value-type="float">
            <text:p>0</text:p>
          </table:table-cell>
          <table:table-cell table:style-name="ce14" table:formula="of:=[.$E51]+[.$C$3]*MAX([.G30:.G34])" office:value-type="float" office:value="0" calcext:value-type="float">
            <text:p>0</text:p>
          </table:table-cell>
          <table:table-cell table:style-name="ce17" table:formula="of:=[.$E51]+[.$C$3]*MAX([.H30:.H34])" office:value-type="float" office:value="0" calcext:value-type="float">
            <text:p>0</text:p>
          </table:table-cell>
          <table:table-cell table:style-name="ce17" table:formula="of:=[.$E51]+[.$C$3]*MAX([.I30:.I34])" office:value-type="float" office:value="0" calcext:value-type="float">
            <text:p>0</text:p>
          </table:table-cell>
          <table:table-cell table:style-name="ce17" table:formula="of:=[.$E51]+[.$C$3]*MAX([.J30:.J34])" office:value-type="float" office:value="0.0001" calcext:value-type="float">
            <text:p>0.0001</text:p>
          </table:table-cell>
          <table:table-cell table:style-name="ce17" table:formula="of:=[.$E51]+[.$C$3]*MAX([.K30:.K34])" office:value-type="float" office:value="0.0001" calcext:value-type="float">
            <text:p>0.0001</text:p>
          </table:table-cell>
          <table:table-cell table:style-name="ce17" table:formula="of:=[.$E51]+[.$C$3]*MAX([.L30:.L34])" office:value-type="float" office:value="0.0001" calcext:value-type="float">
            <text:p>0.0001</text:p>
          </table:table-cell>
          <table:table-cell table:style-name="ce17" table:formula="of:=[.$E51]+[.$C$3]*MAX([.M30:.M34])" office:value-type="float" office:value="0.0001" calcext:value-type="float">
            <text:p>0.0001</text:p>
          </table:table-cell>
          <table:table-cell table:style-name="ce17" table:formula="of:=[.$E51]+[.$C$3]*MAX([.N30:.N34])" office:value-type="float" office:value="0.00010001" calcext:value-type="float">
            <text:p>0.00010001</text:p>
          </table:table-cell>
          <table:table-cell table:style-name="ce17" table:formula="of:=[.$E51]+[.$C$3]*MAX([.O30:.O34])" office:value-type="float" office:value="0.00010001" calcext:value-type="float">
            <text:p>0.00010001</text:p>
          </table:table-cell>
          <table:table-cell table:style-name="ce17" table:formula="of:=[.$E51]+[.$C$3]*MAX([.P30:.P34])" office:value-type="float" office:value="0.00010001" calcext:value-type="float">
            <text:p>0.00010001</text:p>
          </table:table-cell>
          <table:table-cell table:style-name="ce17" table:formula="of:=[.$E51]+[.$C$3]*MAX([.Q30:.Q34])" office:value-type="float" office:value="0.00010001" calcext:value-type="float">
            <text:p>0.00010001</text:p>
          </table:table-cell>
          <table:table-cell table:style-name="ce17" table:formula="of:=[.$E51]+[.$C$3]*MAX([.R30:.R34])" office:value-type="float" office:value="0.000100010001" calcext:value-type="float">
            <text:p>0.00010001</text:p>
          </table:table-cell>
          <table:table-cell table:style-name="ce17" table:formula="of:=[.$E51]+[.$C$3]*MAX([.S30:.S34])" office:value-type="float" office:value="0.000100010001" calcext:value-type="float">
            <text:p>0.00010001</text:p>
          </table:table-cell>
          <table:table-cell table:style-name="ce17" table:formula="of:=[.$E51]+[.$C$3]*MAX([.T30:.T34])" office:value-type="float" office:value="0.000100010001" calcext:value-type="float">
            <text:p>0.00010001</text:p>
          </table:table-cell>
          <table:table-cell table:style-name="ce17" table:formula="of:=[.$E51]+[.$C$3]*MAX([.U30:.U34])" office:value-type="float" office:value="0.000100010001" calcext:value-type="float">
            <text:p>0.00010001</text:p>
          </table:table-cell>
          <table:table-cell table:style-name="ce17" table:formula="of:=[.$E51]+[.$C$3]*MAX([.V30:.V34])" office:value-type="float" office:value="0.0001000100010001" calcext:value-type="float">
            <text:p>0.00010001</text:p>
          </table:table-cell>
          <table:table-cell table:style-name="ce17" table:formula="of:=[.$E51]+[.$C$3]*MAX([.W30:.W34])" office:value-type="float" office:value="0.0001000100010001" calcext:value-type="float">
            <text:p>0.00010001</text:p>
          </table:table-cell>
          <table:table-cell table:style-name="ce17" table:formula="of:=[.$E51]+[.$C$3]*MAX([.X30:.X34])" office:value-type="float" office:value="0.0001000100010001" calcext:value-type="float">
            <text:p>0.00010001</text:p>
          </table:table-cell>
          <table:table-cell table:style-name="ce17" table:formula="of:=[.$E51]+[.$C$3]*MAX([.Y30:.Y34])" office:value-type="float" office:value="0.0001000100010001" calcext:value-type="float">
            <text:p>0.00010001</text:p>
          </table:table-cell>
          <table:table-cell table:style-name="ce17" table:formula="of:=[.$E51]+[.$C$3]*MAX([.Z30:.Z34])" office:value-type="float" office:value="0.0001000100010001" calcext:value-type="float">
            <text:p>0.00010001</text:p>
          </table:table-cell>
          <table:table-cell table:style-name="ce17" table:formula="of:=[.$E51]+[.$C$3]*MAX([.AA30:.AA34])" office:value-type="float" office:value="0.0001000100010001" calcext:value-type="float">
            <text:p>0.00010001</text:p>
          </table:table-cell>
          <table:table-cell table:style-name="ce20" table:formula="of:=[.$E51]+[.$C$3]*MAX([.AB30:.AB34])" office:value-type="float" office:value="0.0001000100010001" calcext:value-type="float">
            <text:p>0.00010001</text:p>
          </table:table-cell>
          <table:table-cell/>
          <table:table-cell table:style-name="ce22" table:formula="of:=SQRT(ABS([.AF51]))*[.AF51]/ABS([.AF51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1]))*[.AN51]/ABS([.AN51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1]))*[.AT51]/ABS([.AT51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1]))*[.AZ51]/ABS([.AZ51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2]+[.$C$3]*MAX([.F25:.F29])" office:value-type="float" office:value="0" calcext:value-type="float">
            <text:p>0</text:p>
          </table:table-cell>
          <table:table-cell table:style-name="ce14" table:formula="of:=[.$E52]+[.$C$3]*MAX([.G25:.G29])" office:value-type="float" office:value="0" calcext:value-type="float">
            <text:p>0</text:p>
          </table:table-cell>
          <table:table-cell table:style-name="ce17" table:formula="of:=[.$E52]+[.$C$3]*MAX([.H25:.H29])" office:value-type="float" office:value="0" calcext:value-type="float">
            <text:p>0</text:p>
          </table:table-cell>
          <table:table-cell table:style-name="ce17" table:formula="of:=[.$E52]+[.$C$3]*MAX([.I25:.I29])" office:value-type="float" office:value="0.001" calcext:value-type="float">
            <text:p>0.001</text:p>
          </table:table-cell>
          <table:table-cell table:style-name="ce17" table:formula="of:=[.$E52]+[.$C$3]*MAX([.J25:.J29])" office:value-type="float" office:value="0.001" calcext:value-type="float">
            <text:p>0.001</text:p>
          </table:table-cell>
          <table:table-cell table:style-name="ce17" table:formula="of:=[.$E52]+[.$C$3]*MAX([.K25:.K29])" office:value-type="float" office:value="0.001" calcext:value-type="float">
            <text:p>0.001</text:p>
          </table:table-cell>
          <table:table-cell table:style-name="ce17" table:formula="of:=[.$E52]+[.$C$3]*MAX([.L25:.L29])" office:value-type="float" office:value="0.001" calcext:value-type="float">
            <text:p>0.001</text:p>
          </table:table-cell>
          <table:table-cell table:style-name="ce17" table:formula="of:=[.$E52]+[.$C$3]*MAX([.M25:.M29])" office:value-type="float" office:value="0.0010001" calcext:value-type="float">
            <text:p>0.0010001</text:p>
          </table:table-cell>
          <table:table-cell table:style-name="ce17" table:formula="of:=[.$E52]+[.$C$3]*MAX([.N25:.N29])" office:value-type="float" office:value="0.0010001" calcext:value-type="float">
            <text:p>0.0010001</text:p>
          </table:table-cell>
          <table:table-cell table:style-name="ce17" table:formula="of:=[.$E52]+[.$C$3]*MAX([.O25:.O29])" office:value-type="float" office:value="0.0010001" calcext:value-type="float">
            <text:p>0.0010001</text:p>
          </table:table-cell>
          <table:table-cell table:style-name="ce17" table:formula="of:=[.$E52]+[.$C$3]*MAX([.P25:.P29])" office:value-type="float" office:value="0.0010001" calcext:value-type="float">
            <text:p>0.0010001</text:p>
          </table:table-cell>
          <table:table-cell table:style-name="ce17" table:formula="of:=[.$E52]+[.$C$3]*MAX([.Q25:.Q29])" office:value-type="float" office:value="0.00100010001" calcext:value-type="float">
            <text:p>0.0010001</text:p>
          </table:table-cell>
          <table:table-cell table:style-name="ce17" table:formula="of:=[.$E52]+[.$C$3]*MAX([.R25:.R29])" office:value-type="float" office:value="0.00100010001" calcext:value-type="float">
            <text:p>0.0010001</text:p>
          </table:table-cell>
          <table:table-cell table:style-name="ce17" table:formula="of:=[.$E52]+[.$C$3]*MAX([.S25:.S29])" office:value-type="float" office:value="0.00100010001" calcext:value-type="float">
            <text:p>0.0010001</text:p>
          </table:table-cell>
          <table:table-cell table:style-name="ce17" table:formula="of:=[.$E52]+[.$C$3]*MAX([.T25:.T29])" office:value-type="float" office:value="0.00100010001" calcext:value-type="float">
            <text:p>0.0010001</text:p>
          </table:table-cell>
          <table:table-cell table:style-name="ce17" table:formula="of:=[.$E52]+[.$C$3]*MAX([.U25:.U29])" office:value-type="float" office:value="0.001000100010001" calcext:value-type="float">
            <text:p>0.0010001</text:p>
          </table:table-cell>
          <table:table-cell table:style-name="ce17" table:formula="of:=[.$E52]+[.$C$3]*MAX([.V25:.V29])" office:value-type="float" office:value="0.001000100010001" calcext:value-type="float">
            <text:p>0.0010001</text:p>
          </table:table-cell>
          <table:table-cell table:style-name="ce17" table:formula="of:=[.$E52]+[.$C$3]*MAX([.W25:.W29])" office:value-type="float" office:value="0.001000100010001" calcext:value-type="float">
            <text:p>0.0010001</text:p>
          </table:table-cell>
          <table:table-cell table:style-name="ce17" table:formula="of:=[.$E52]+[.$C$3]*MAX([.X25:.X29])" office:value-type="float" office:value="0.001000100010001" calcext:value-type="float">
            <text:p>0.0010001</text:p>
          </table:table-cell>
          <table:table-cell table:style-name="ce17" table:formula="of:=[.$E52]+[.$C$3]*MAX([.Y25:.Y29])" office:value-type="float" office:value="0.001000100010001" calcext:value-type="float">
            <text:p>0.0010001</text:p>
          </table:table-cell>
          <table:table-cell table:style-name="ce17" table:formula="of:=[.$E52]+[.$C$3]*MAX([.Z25:.Z29])" office:value-type="float" office:value="0.001000100010001" calcext:value-type="float">
            <text:p>0.0010001</text:p>
          </table:table-cell>
          <table:table-cell table:style-name="ce17" table:formula="of:=[.$E52]+[.$C$3]*MAX([.AA25:.AA29])" office:value-type="float" office:value="0.001000100010001" calcext:value-type="float">
            <text:p>0.0010001</text:p>
          </table:table-cell>
          <table:table-cell table:style-name="ce20" table:formula="of:=[.$E52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52]))*[.AF52]/ABS([.AF52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LEFT),0) </text:p>
          </table:table-cell>
          <table:table-cell table:style-name="ce26" office:value-type="string" calcext:value-type="string">
            <text:p><text:s/>o(MazeObservation(0,1),-1))</text:p>
          </table:table-cell>
          <table:table-cell table:style-name="ce26"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2]))*[.AN52]/ABS([.AN5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2]))*[.AT52]/ABS([.AT52]+0.0000000001)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26" office:value-type="string" calcext:value-type="string">
            <text:p>a(MazeAction( LEFT),0) </text:p>
          </table:table-cell>
          <table:table-cell table:style-name="ce26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2]))*[.AZ52]/ABS([.AZ52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o(MazeObservation(1,1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3]+[.$C$3]*MAX([.F25:.F29])" office:value-type="float" office:value="0" calcext:value-type="float">
            <text:p>0</text:p>
          </table:table-cell>
          <table:table-cell table:style-name="ce14" table:formula="of:=[.$E53]+[.$C$3]*MAX([.G25:.G29])" office:value-type="float" office:value="0" calcext:value-type="float">
            <text:p>0</text:p>
          </table:table-cell>
          <table:table-cell table:style-name="ce17" table:formula="of:=[.$E53]+[.$C$3]*MAX([.H25:.H29])" office:value-type="float" office:value="0" calcext:value-type="float">
            <text:p>0</text:p>
          </table:table-cell>
          <table:table-cell table:style-name="ce17" table:formula="of:=[.$E53]+[.$C$3]*MAX([.I25:.I29])" office:value-type="float" office:value="0.001" calcext:value-type="float">
            <text:p>0.001</text:p>
          </table:table-cell>
          <table:table-cell table:style-name="ce17" table:formula="of:=[.$E53]+[.$C$3]*MAX([.J25:.J29])" office:value-type="float" office:value="0.001" calcext:value-type="float">
            <text:p>0.001</text:p>
          </table:table-cell>
          <table:table-cell table:style-name="ce17" table:formula="of:=[.$E53]+[.$C$3]*MAX([.K25:.K29])" office:value-type="float" office:value="0.001" calcext:value-type="float">
            <text:p>0.001</text:p>
          </table:table-cell>
          <table:table-cell table:style-name="ce17" table:formula="of:=[.$E53]+[.$C$3]*MAX([.L25:.L29])" office:value-type="float" office:value="0.001" calcext:value-type="float">
            <text:p>0.001</text:p>
          </table:table-cell>
          <table:table-cell table:style-name="ce17" table:formula="of:=[.$E53]+[.$C$3]*MAX([.M25:.M29])" office:value-type="float" office:value="0.0010001" calcext:value-type="float">
            <text:p>0.0010001</text:p>
          </table:table-cell>
          <table:table-cell table:style-name="ce17" table:formula="of:=[.$E53]+[.$C$3]*MAX([.N25:.N29])" office:value-type="float" office:value="0.0010001" calcext:value-type="float">
            <text:p>0.0010001</text:p>
          </table:table-cell>
          <table:table-cell table:style-name="ce17" table:formula="of:=[.$E53]+[.$C$3]*MAX([.O25:.O29])" office:value-type="float" office:value="0.0010001" calcext:value-type="float">
            <text:p>0.0010001</text:p>
          </table:table-cell>
          <table:table-cell table:style-name="ce17" table:formula="of:=[.$E53]+[.$C$3]*MAX([.P25:.P29])" office:value-type="float" office:value="0.0010001" calcext:value-type="float">
            <text:p>0.0010001</text:p>
          </table:table-cell>
          <table:table-cell table:style-name="ce17" table:formula="of:=[.$E53]+[.$C$3]*MAX([.Q25:.Q29])" office:value-type="float" office:value="0.00100010001" calcext:value-type="float">
            <text:p>0.0010001</text:p>
          </table:table-cell>
          <table:table-cell table:style-name="ce17" table:formula="of:=[.$E53]+[.$C$3]*MAX([.R25:.R29])" office:value-type="float" office:value="0.00100010001" calcext:value-type="float">
            <text:p>0.0010001</text:p>
          </table:table-cell>
          <table:table-cell table:style-name="ce17" table:formula="of:=[.$E53]+[.$C$3]*MAX([.S25:.S29])" office:value-type="float" office:value="0.00100010001" calcext:value-type="float">
            <text:p>0.0010001</text:p>
          </table:table-cell>
          <table:table-cell table:style-name="ce17" table:formula="of:=[.$E53]+[.$C$3]*MAX([.T25:.T29])" office:value-type="float" office:value="0.00100010001" calcext:value-type="float">
            <text:p>0.0010001</text:p>
          </table:table-cell>
          <table:table-cell table:style-name="ce17" table:formula="of:=[.$E53]+[.$C$3]*MAX([.U25:.U29])" office:value-type="float" office:value="0.001000100010001" calcext:value-type="float">
            <text:p>0.0010001</text:p>
          </table:table-cell>
          <table:table-cell table:style-name="ce17" table:formula="of:=[.$E53]+[.$C$3]*MAX([.V25:.V29])" office:value-type="float" office:value="0.001000100010001" calcext:value-type="float">
            <text:p>0.0010001</text:p>
          </table:table-cell>
          <table:table-cell table:style-name="ce17" table:formula="of:=[.$E53]+[.$C$3]*MAX([.W25:.W29])" office:value-type="float" office:value="0.001000100010001" calcext:value-type="float">
            <text:p>0.0010001</text:p>
          </table:table-cell>
          <table:table-cell table:style-name="ce17" table:formula="of:=[.$E53]+[.$C$3]*MAX([.X25:.X29])" office:value-type="float" office:value="0.001000100010001" calcext:value-type="float">
            <text:p>0.0010001</text:p>
          </table:table-cell>
          <table:table-cell table:style-name="ce17" table:formula="of:=[.$E53]+[.$C$3]*MAX([.Y25:.Y29])" office:value-type="float" office:value="0.001000100010001" calcext:value-type="float">
            <text:p>0.0010001</text:p>
          </table:table-cell>
          <table:table-cell table:style-name="ce17" table:formula="of:=[.$E53]+[.$C$3]*MAX([.Z25:.Z29])" office:value-type="float" office:value="0.001000100010001" calcext:value-type="float">
            <text:p>0.0010001</text:p>
          </table:table-cell>
          <table:table-cell table:style-name="ce17" table:formula="of:=[.$E53]+[.$C$3]*MAX([.AA25:.AA29])" office:value-type="float" office:value="0.001000100010001" calcext:value-type="float">
            <text:p>0.0010001</text:p>
          </table:table-cell>
          <table:table-cell table:style-name="ce20" table:formula="of:=[.$E53]+[.$C$3]*MAX([.AB25:.AB29])" office:value-type="float" office:value="0.001000100010001" calcext:value-type="float">
            <text:p>0.0010001</text:p>
          </table:table-cell>
          <table:table-cell/>
          <table:table-cell table:style-name="ce22" table:formula="of:=SQRT(ABS([.AF53]))*[.AF53]/ABS([.AF53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3]))*[.AN53]/ABS([.AN53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3]))*[.AT53]/ABS([.AT53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3]))*[.AZ53]/ABS([.AZ53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1)</text:p>
          </table:table-cell>
          <table:table-cell table:style-name="ce1" office:value-type="string" calcext:value-type="string">
            <text:p>(0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54]+[.$C$3]*MAX([.F25:.F29])" office:value-type="float" office:value="0" calcext:value-type="float">
            <text:p>0</text:p>
          </table:table-cell>
          <table:table-cell table:style-name="ce15" table:formula="of:=[.$E54]+[.$C$3]*MAX([.G25:.G29])" office:value-type="float" office:value="0" calcext:value-type="float">
            <text:p>0</text:p>
          </table:table-cell>
          <table:table-cell table:style-name="ce18" table:formula="of:=[.$E54]+[.$C$3]*MAX([.H25:.H29])" office:value-type="float" office:value="0" calcext:value-type="float">
            <text:p>0</text:p>
          </table:table-cell>
          <table:table-cell table:style-name="ce18" table:formula="of:=[.$E54]+[.$C$3]*MAX([.I25:.I29])" office:value-type="float" office:value="0.001" calcext:value-type="float">
            <text:p>0.001</text:p>
          </table:table-cell>
          <table:table-cell table:style-name="ce18" table:formula="of:=[.$E54]+[.$C$3]*MAX([.J25:.J29])" office:value-type="float" office:value="0.001" calcext:value-type="float">
            <text:p>0.001</text:p>
          </table:table-cell>
          <table:table-cell table:style-name="ce18" table:formula="of:=[.$E54]+[.$C$3]*MAX([.K25:.K29])" office:value-type="float" office:value="0.001" calcext:value-type="float">
            <text:p>0.001</text:p>
          </table:table-cell>
          <table:table-cell table:style-name="ce18" table:formula="of:=[.$E54]+[.$C$3]*MAX([.L25:.L29])" office:value-type="float" office:value="0.001" calcext:value-type="float">
            <text:p>0.001</text:p>
          </table:table-cell>
          <table:table-cell table:style-name="ce18" table:formula="of:=[.$E54]+[.$C$3]*MAX([.M25:.M29])" office:value-type="float" office:value="0.0010001" calcext:value-type="float">
            <text:p>0.0010001</text:p>
          </table:table-cell>
          <table:table-cell table:style-name="ce18" table:formula="of:=[.$E54]+[.$C$3]*MAX([.N25:.N29])" office:value-type="float" office:value="0.0010001" calcext:value-type="float">
            <text:p>0.0010001</text:p>
          </table:table-cell>
          <table:table-cell table:style-name="ce18" table:formula="of:=[.$E54]+[.$C$3]*MAX([.O25:.O29])" office:value-type="float" office:value="0.0010001" calcext:value-type="float">
            <text:p>0.0010001</text:p>
          </table:table-cell>
          <table:table-cell table:style-name="ce18" table:formula="of:=[.$E54]+[.$C$3]*MAX([.P25:.P29])" office:value-type="float" office:value="0.0010001" calcext:value-type="float">
            <text:p>0.0010001</text:p>
          </table:table-cell>
          <table:table-cell table:style-name="ce18" table:formula="of:=[.$E54]+[.$C$3]*MAX([.Q25:.Q29])" office:value-type="float" office:value="0.00100010001" calcext:value-type="float">
            <text:p>0.0010001</text:p>
          </table:table-cell>
          <table:table-cell table:style-name="ce18" table:formula="of:=[.$E54]+[.$C$3]*MAX([.R25:.R29])" office:value-type="float" office:value="0.00100010001" calcext:value-type="float">
            <text:p>0.0010001</text:p>
          </table:table-cell>
          <table:table-cell table:style-name="ce18" table:formula="of:=[.$E54]+[.$C$3]*MAX([.S25:.S29])" office:value-type="float" office:value="0.00100010001" calcext:value-type="float">
            <text:p>0.0010001</text:p>
          </table:table-cell>
          <table:table-cell table:style-name="ce18" table:formula="of:=[.$E54]+[.$C$3]*MAX([.T25:.T29])" office:value-type="float" office:value="0.00100010001" calcext:value-type="float">
            <text:p>0.0010001</text:p>
          </table:table-cell>
          <table:table-cell table:style-name="ce18" table:formula="of:=[.$E54]+[.$C$3]*MAX([.U25:.U29])" office:value-type="float" office:value="0.001000100010001" calcext:value-type="float">
            <text:p>0.0010001</text:p>
          </table:table-cell>
          <table:table-cell table:style-name="ce18" table:formula="of:=[.$E54]+[.$C$3]*MAX([.V25:.V29])" office:value-type="float" office:value="0.001000100010001" calcext:value-type="float">
            <text:p>0.0010001</text:p>
          </table:table-cell>
          <table:table-cell table:style-name="ce18" table:formula="of:=[.$E54]+[.$C$3]*MAX([.W25:.W29])" office:value-type="float" office:value="0.001000100010001" calcext:value-type="float">
            <text:p>0.0010001</text:p>
          </table:table-cell>
          <table:table-cell table:style-name="ce18" table:formula="of:=[.$E54]+[.$C$3]*MAX([.X25:.X29])" office:value-type="float" office:value="0.001000100010001" calcext:value-type="float">
            <text:p>0.0010001</text:p>
          </table:table-cell>
          <table:table-cell table:style-name="ce18" table:formula="of:=[.$E54]+[.$C$3]*MAX([.Y25:.Y29])" office:value-type="float" office:value="0.001000100010001" calcext:value-type="float">
            <text:p>0.0010001</text:p>
          </table:table-cell>
          <table:table-cell table:style-name="ce18" table:formula="of:=[.$E54]+[.$C$3]*MAX([.Z25:.Z29])" office:value-type="float" office:value="0.001000100010001" calcext:value-type="float">
            <text:p>0.0010001</text:p>
          </table:table-cell>
          <table:table-cell table:style-name="ce18" table:formula="of:=[.$E54]+[.$C$3]*MAX([.AA25:.AA29])" office:value-type="float" office:value="0.001000100010001" calcext:value-type="float">
            <text:p>0.0010001</text:p>
          </table:table-cell>
          <table:table-cell table:style-name="ce21" table:formula="of:=[.$E54]+[.$C$3]*MAX([.AB25:.AB29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54]))*[.AF54]/ABS([.AF54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0,1),-1))</text:p>
          </table:table-cell>
          <table:table-cell office:value-type="string" calcext:value-type="string">
            <text:p><text:s/>o(MazeObservation(1,1),-2) </text:p>
          </table:table-cell>
          <table:table-cell table:style-name="ce12" table:number-columns-repeated="3"/>
          <table:table-cell table:style-name="ce27" table:formula="of:=SQRT(ABS([.AN54]))*[.AN54]/ABS([.AN54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4]))*[.AT54]/ABS([.AT54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6"/>
          <table:table-cell table:style-name="ce48" table:formula="of:=SQRT(ABS([.AZ54]))*[.AZ54]/ABS([.AZ54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o(MazeObservation(0,1),-2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25"/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3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5]+[.$C$3]*MAX([.F40:.F44])" office:value-type="float" office:value="0" calcext:value-type="float">
            <text:p>0</text:p>
          </table:table-cell>
          <table:table-cell table:style-name="ce14" table:formula="of:=[.$E55]+[.$C$3]*MAX([.G40:.G44])" office:value-type="float" office:value="0" calcext:value-type="float">
            <text:p>0</text:p>
          </table:table-cell>
          <table:table-cell table:style-name="ce17" table:formula="of:=[.$E55]+[.$C$3]*MAX([.H40:.H44])" office:value-type="float" office:value="0" calcext:value-type="float">
            <text:p>0</text:p>
          </table:table-cell>
          <table:table-cell table:style-name="ce17" table:formula="of:=[.$E55]+[.$C$3]*MAX([.I40:.I44])" office:value-type="float" office:value="0.001" calcext:value-type="float">
            <text:p>0.001</text:p>
          </table:table-cell>
          <table:table-cell table:style-name="ce17" table:formula="of:=[.$E55]+[.$C$3]*MAX([.J40:.J44])" office:value-type="float" office:value="0.001" calcext:value-type="float">
            <text:p>0.001</text:p>
          </table:table-cell>
          <table:table-cell table:style-name="ce17" table:formula="of:=[.$E55]+[.$C$3]*MAX([.K40:.K44])" office:value-type="float" office:value="0.001" calcext:value-type="float">
            <text:p>0.001</text:p>
          </table:table-cell>
          <table:table-cell table:style-name="ce17" table:formula="of:=[.$E55]+[.$C$3]*MAX([.L40:.L44])" office:value-type="float" office:value="0.001" calcext:value-type="float">
            <text:p>0.001</text:p>
          </table:table-cell>
          <table:table-cell table:style-name="ce17" table:formula="of:=[.$E55]+[.$C$3]*MAX([.M40:.M44])" office:value-type="float" office:value="0.0010001" calcext:value-type="float">
            <text:p>0.0010001</text:p>
          </table:table-cell>
          <table:table-cell table:style-name="ce17" table:formula="of:=[.$E55]+[.$C$3]*MAX([.N40:.N44])" office:value-type="float" office:value="0.0010001" calcext:value-type="float">
            <text:p>0.0010001</text:p>
          </table:table-cell>
          <table:table-cell table:style-name="ce17" table:formula="of:=[.$E55]+[.$C$3]*MAX([.O40:.O44])" office:value-type="float" office:value="0.0010001" calcext:value-type="float">
            <text:p>0.0010001</text:p>
          </table:table-cell>
          <table:table-cell table:style-name="ce17" table:formula="of:=[.$E55]+[.$C$3]*MAX([.P40:.P44])" office:value-type="float" office:value="0.0010001" calcext:value-type="float">
            <text:p>0.0010001</text:p>
          </table:table-cell>
          <table:table-cell table:style-name="ce17" table:formula="of:=[.$E55]+[.$C$3]*MAX([.Q40:.Q44])" office:value-type="float" office:value="0.00100010001" calcext:value-type="float">
            <text:p>0.0010001</text:p>
          </table:table-cell>
          <table:table-cell table:style-name="ce17" table:formula="of:=[.$E55]+[.$C$3]*MAX([.R40:.R44])" office:value-type="float" office:value="0.00100010001" calcext:value-type="float">
            <text:p>0.0010001</text:p>
          </table:table-cell>
          <table:table-cell table:style-name="ce17" table:formula="of:=[.$E55]+[.$C$3]*MAX([.S40:.S44])" office:value-type="float" office:value="0.00100010001" calcext:value-type="float">
            <text:p>0.0010001</text:p>
          </table:table-cell>
          <table:table-cell table:style-name="ce17" table:formula="of:=[.$E55]+[.$C$3]*MAX([.T40:.T44])" office:value-type="float" office:value="0.00100010001" calcext:value-type="float">
            <text:p>0.0010001</text:p>
          </table:table-cell>
          <table:table-cell table:style-name="ce17" table:formula="of:=[.$E55]+[.$C$3]*MAX([.U40:.U44])" office:value-type="float" office:value="0.001000100010001" calcext:value-type="float">
            <text:p>0.0010001</text:p>
          </table:table-cell>
          <table:table-cell table:style-name="ce17" table:formula="of:=[.$E55]+[.$C$3]*MAX([.V40:.V44])" office:value-type="float" office:value="0.001000100010001" calcext:value-type="float">
            <text:p>0.0010001</text:p>
          </table:table-cell>
          <table:table-cell table:style-name="ce17" table:formula="of:=[.$E55]+[.$C$3]*MAX([.W40:.W44])" office:value-type="float" office:value="0.001000100010001" calcext:value-type="float">
            <text:p>0.0010001</text:p>
          </table:table-cell>
          <table:table-cell table:style-name="ce17" table:formula="of:=[.$E55]+[.$C$3]*MAX([.X40:.X44])" office:value-type="float" office:value="0.001000100010001" calcext:value-type="float">
            <text:p>0.0010001</text:p>
          </table:table-cell>
          <table:table-cell table:style-name="ce17" table:formula="of:=[.$E55]+[.$C$3]*MAX([.Y40:.Y44])" office:value-type="float" office:value="0.001000100010001" calcext:value-type="float">
            <text:p>0.0010001</text:p>
          </table:table-cell>
          <table:table-cell table:style-name="ce17" table:formula="of:=[.$E55]+[.$C$3]*MAX([.Z40:.Z44])" office:value-type="float" office:value="0.001000100010001" calcext:value-type="float">
            <text:p>0.0010001</text:p>
          </table:table-cell>
          <table:table-cell table:style-name="ce17" table:formula="of:=[.$E55]+[.$C$3]*MAX([.AA40:.AA44])" office:value-type="float" office:value="0.001000100010001" calcext:value-type="float">
            <text:p>0.0010001</text:p>
          </table:table-cell>
          <table:table-cell table:style-name="ce20" table:formula="of:=[.$E55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55]))*[.AF55]/ABS([.AF55]+0.0000000001)" office:value-type="float" office:value="0.0316227734394064" calcext:value-type="float">
            <text:p>0.032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6" office:value-type="string" calcext:value-type="string">
            <text:p>(a(MazeAction( <text:s text:c="2"/>UP),0) </text:p>
          </table:table-cell>
          <table:table-cell table:style-name="ce26" office:value-type="string" calcext:value-type="string">
            <text:p><text:s/>o(MazeObservation(1,0),-1))</text:p>
          </table:table-cell>
          <table:table-cell table:style-name="ce26"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5]))*[.AN55]/ABS([.AN55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5]))*[.AT55]/ABS([.AT55]+0.0000000001)" office:value-type="float" office:value="-0" calcext:value-type="float">
            <text:p>0.000</text:p>
          </table:table-cell>
          <table:table-cell table:style-name="ce12" office:value-type="float" office:value="-0" calcext:value-type="float">
            <text:p>0</text:p>
          </table:table-cell>
          <table:table-cell table:style-name="ce26" office:value-type="string" calcext:value-type="string">
            <text:p>a(MazeAction( <text:s text:c="2"/>UP),0) </text:p>
          </table:table-cell>
          <table:table-cell table:style-name="ce26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5]))*[.AZ55]/ABS([.AZ55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o(MazeObservation(1,1),-2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6]+[.$C$3]*MAX([.F40:.F44])" office:value-type="float" office:value="0" calcext:value-type="float">
            <text:p>0</text:p>
          </table:table-cell>
          <table:table-cell table:style-name="ce14" table:formula="of:=[.$E56]+[.$C$3]*MAX([.G40:.G44])" office:value-type="float" office:value="0" calcext:value-type="float">
            <text:p>0</text:p>
          </table:table-cell>
          <table:table-cell table:style-name="ce17" table:formula="of:=[.$E56]+[.$C$3]*MAX([.H40:.H44])" office:value-type="float" office:value="0" calcext:value-type="float">
            <text:p>0</text:p>
          </table:table-cell>
          <table:table-cell table:style-name="ce17" table:formula="of:=[.$E56]+[.$C$3]*MAX([.I40:.I44])" office:value-type="float" office:value="0.001" calcext:value-type="float">
            <text:p>0.001</text:p>
          </table:table-cell>
          <table:table-cell table:style-name="ce17" table:formula="of:=[.$E56]+[.$C$3]*MAX([.J40:.J44])" office:value-type="float" office:value="0.001" calcext:value-type="float">
            <text:p>0.001</text:p>
          </table:table-cell>
          <table:table-cell table:style-name="ce17" table:formula="of:=[.$E56]+[.$C$3]*MAX([.K40:.K44])" office:value-type="float" office:value="0.001" calcext:value-type="float">
            <text:p>0.001</text:p>
          </table:table-cell>
          <table:table-cell table:style-name="ce17" table:formula="of:=[.$E56]+[.$C$3]*MAX([.L40:.L44])" office:value-type="float" office:value="0.001" calcext:value-type="float">
            <text:p>0.001</text:p>
          </table:table-cell>
          <table:table-cell table:style-name="ce17" table:formula="of:=[.$E56]+[.$C$3]*MAX([.M40:.M44])" office:value-type="float" office:value="0.0010001" calcext:value-type="float">
            <text:p>0.0010001</text:p>
          </table:table-cell>
          <table:table-cell table:style-name="ce17" table:formula="of:=[.$E56]+[.$C$3]*MAX([.N40:.N44])" office:value-type="float" office:value="0.0010001" calcext:value-type="float">
            <text:p>0.0010001</text:p>
          </table:table-cell>
          <table:table-cell table:style-name="ce17" table:formula="of:=[.$E56]+[.$C$3]*MAX([.O40:.O44])" office:value-type="float" office:value="0.0010001" calcext:value-type="float">
            <text:p>0.0010001</text:p>
          </table:table-cell>
          <table:table-cell table:style-name="ce17" table:formula="of:=[.$E56]+[.$C$3]*MAX([.P40:.P44])" office:value-type="float" office:value="0.0010001" calcext:value-type="float">
            <text:p>0.0010001</text:p>
          </table:table-cell>
          <table:table-cell table:style-name="ce17" table:formula="of:=[.$E56]+[.$C$3]*MAX([.Q40:.Q44])" office:value-type="float" office:value="0.00100010001" calcext:value-type="float">
            <text:p>0.0010001</text:p>
          </table:table-cell>
          <table:table-cell table:style-name="ce17" table:formula="of:=[.$E56]+[.$C$3]*MAX([.R40:.R44])" office:value-type="float" office:value="0.00100010001" calcext:value-type="float">
            <text:p>0.0010001</text:p>
          </table:table-cell>
          <table:table-cell table:style-name="ce17" table:formula="of:=[.$E56]+[.$C$3]*MAX([.S40:.S44])" office:value-type="float" office:value="0.00100010001" calcext:value-type="float">
            <text:p>0.0010001</text:p>
          </table:table-cell>
          <table:table-cell table:style-name="ce17" table:formula="of:=[.$E56]+[.$C$3]*MAX([.T40:.T44])" office:value-type="float" office:value="0.00100010001" calcext:value-type="float">
            <text:p>0.0010001</text:p>
          </table:table-cell>
          <table:table-cell table:style-name="ce17" table:formula="of:=[.$E56]+[.$C$3]*MAX([.U40:.U44])" office:value-type="float" office:value="0.001000100010001" calcext:value-type="float">
            <text:p>0.0010001</text:p>
          </table:table-cell>
          <table:table-cell table:style-name="ce17" table:formula="of:=[.$E56]+[.$C$3]*MAX([.V40:.V44])" office:value-type="float" office:value="0.001000100010001" calcext:value-type="float">
            <text:p>0.0010001</text:p>
          </table:table-cell>
          <table:table-cell table:style-name="ce17" table:formula="of:=[.$E56]+[.$C$3]*MAX([.W40:.W44])" office:value-type="float" office:value="0.001000100010001" calcext:value-type="float">
            <text:p>0.0010001</text:p>
          </table:table-cell>
          <table:table-cell table:style-name="ce17" table:formula="of:=[.$E56]+[.$C$3]*MAX([.X40:.X44])" office:value-type="float" office:value="0.001000100010001" calcext:value-type="float">
            <text:p>0.0010001</text:p>
          </table:table-cell>
          <table:table-cell table:style-name="ce17" table:formula="of:=[.$E56]+[.$C$3]*MAX([.Y40:.Y44])" office:value-type="float" office:value="0.001000100010001" calcext:value-type="float">
            <text:p>0.0010001</text:p>
          </table:table-cell>
          <table:table-cell table:style-name="ce17" table:formula="of:=[.$E56]+[.$C$3]*MAX([.Z40:.Z44])" office:value-type="float" office:value="0.001000100010001" calcext:value-type="float">
            <text:p>0.0010001</text:p>
          </table:table-cell>
          <table:table-cell table:style-name="ce17" table:formula="of:=[.$E56]+[.$C$3]*MAX([.AA40:.AA44])" office:value-type="float" office:value="0.001000100010001" calcext:value-type="float">
            <text:p>0.0010001</text:p>
          </table:table-cell>
          <table:table-cell table:style-name="ce20" table:formula="of:=[.$E56]+[.$C$3]*MAX([.AB40:.AB44])" office:value-type="float" office:value="0.001000100010001" calcext:value-type="float">
            <text:p>0.0010001</text:p>
          </table:table-cell>
          <table:table-cell/>
          <table:table-cell table:style-name="ce22" table:formula="of:=SQRT(ABS([.AF56]))*[.AF56]/ABS([.AF56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6]))*[.AN56]/ABS([.AN56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6]))*[.AT56]/ABS([.AT56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6]))*[.AZ56]/ABS([.AZ56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7]+[.$C$3]*MAX([.F45:.F49])" office:value-type="float" office:value="0" calcext:value-type="float">
            <text:p>0</text:p>
          </table:table-cell>
          <table:table-cell table:style-name="ce14" table:formula="of:=[.$E57]+[.$C$3]*MAX([.G45:.G49])" office:value-type="float" office:value="0" calcext:value-type="float">
            <text:p>0</text:p>
          </table:table-cell>
          <table:table-cell table:style-name="ce17" table:formula="of:=[.$E57]+[.$C$3]*MAX([.H45:.H49])" office:value-type="float" office:value="0" calcext:value-type="float">
            <text:p>0</text:p>
          </table:table-cell>
          <table:table-cell table:style-name="ce17" table:formula="of:=[.$E57]+[.$C$3]*MAX([.I45:.I49])" office:value-type="float" office:value="0" calcext:value-type="float">
            <text:p>0</text:p>
          </table:table-cell>
          <table:table-cell table:style-name="ce17" table:formula="of:=[.$E57]+[.$C$3]*MAX([.J45:.J49])" office:value-type="float" office:value="0.0001" calcext:value-type="float">
            <text:p>0.0001</text:p>
          </table:table-cell>
          <table:table-cell table:style-name="ce17" table:formula="of:=[.$E57]+[.$C$3]*MAX([.K45:.K49])" office:value-type="float" office:value="0.0001" calcext:value-type="float">
            <text:p>0.0001</text:p>
          </table:table-cell>
          <table:table-cell table:style-name="ce17" table:formula="of:=[.$E57]+[.$C$3]*MAX([.L45:.L49])" office:value-type="float" office:value="0.0001" calcext:value-type="float">
            <text:p>0.0001</text:p>
          </table:table-cell>
          <table:table-cell table:style-name="ce17" table:formula="of:=[.$E57]+[.$C$3]*MAX([.M45:.M49])" office:value-type="float" office:value="0.0001" calcext:value-type="float">
            <text:p>0.0001</text:p>
          </table:table-cell>
          <table:table-cell table:style-name="ce17" table:formula="of:=[.$E57]+[.$C$3]*MAX([.N45:.N49])" office:value-type="float" office:value="0.00010001" calcext:value-type="float">
            <text:p>0.00010001</text:p>
          </table:table-cell>
          <table:table-cell table:style-name="ce17" table:formula="of:=[.$E57]+[.$C$3]*MAX([.O45:.O49])" office:value-type="float" office:value="0.00010001" calcext:value-type="float">
            <text:p>0.00010001</text:p>
          </table:table-cell>
          <table:table-cell table:style-name="ce17" table:formula="of:=[.$E57]+[.$C$3]*MAX([.P45:.P49])" office:value-type="float" office:value="0.00010001" calcext:value-type="float">
            <text:p>0.00010001</text:p>
          </table:table-cell>
          <table:table-cell table:style-name="ce17" table:formula="of:=[.$E57]+[.$C$3]*MAX([.Q45:.Q49])" office:value-type="float" office:value="0.00010001" calcext:value-type="float">
            <text:p>0.00010001</text:p>
          </table:table-cell>
          <table:table-cell table:style-name="ce17" table:formula="of:=[.$E57]+[.$C$3]*MAX([.R45:.R49])" office:value-type="float" office:value="0.000100010001" calcext:value-type="float">
            <text:p>0.00010001</text:p>
          </table:table-cell>
          <table:table-cell table:style-name="ce17" table:formula="of:=[.$E57]+[.$C$3]*MAX([.S45:.S49])" office:value-type="float" office:value="0.000100010001" calcext:value-type="float">
            <text:p>0.00010001</text:p>
          </table:table-cell>
          <table:table-cell table:style-name="ce17" table:formula="of:=[.$E57]+[.$C$3]*MAX([.T45:.T49])" office:value-type="float" office:value="0.000100010001" calcext:value-type="float">
            <text:p>0.00010001</text:p>
          </table:table-cell>
          <table:table-cell table:style-name="ce17" table:formula="of:=[.$E57]+[.$C$3]*MAX([.U45:.U49])" office:value-type="float" office:value="0.000100010001" calcext:value-type="float">
            <text:p>0.00010001</text:p>
          </table:table-cell>
          <table:table-cell table:style-name="ce17" table:formula="of:=[.$E57]+[.$C$3]*MAX([.V45:.V49])" office:value-type="float" office:value="0.0001000100010001" calcext:value-type="float">
            <text:p>0.00010001</text:p>
          </table:table-cell>
          <table:table-cell table:style-name="ce17" table:formula="of:=[.$E57]+[.$C$3]*MAX([.W45:.W49])" office:value-type="float" office:value="0.0001000100010001" calcext:value-type="float">
            <text:p>0.00010001</text:p>
          </table:table-cell>
          <table:table-cell table:style-name="ce17" table:formula="of:=[.$E57]+[.$C$3]*MAX([.X45:.X49])" office:value-type="float" office:value="0.0001000100010001" calcext:value-type="float">
            <text:p>0.00010001</text:p>
          </table:table-cell>
          <table:table-cell table:style-name="ce17" table:formula="of:=[.$E57]+[.$C$3]*MAX([.Y45:.Y49])" office:value-type="float" office:value="0.0001000100010001" calcext:value-type="float">
            <text:p>0.00010001</text:p>
          </table:table-cell>
          <table:table-cell table:style-name="ce17" table:formula="of:=[.$E57]+[.$C$3]*MAX([.Z45:.Z49])" office:value-type="float" office:value="0.0001000100010001" calcext:value-type="float">
            <text:p>0.00010001</text:p>
          </table:table-cell>
          <table:table-cell table:style-name="ce17" table:formula="of:=[.$E57]+[.$C$3]*MAX([.AA45:.AA49])" office:value-type="float" office:value="0.0001000100010001" calcext:value-type="float">
            <text:p>0.00010001</text:p>
          </table:table-cell>
          <table:table-cell table:style-name="ce20" table:formula="of:=[.$E57]+[.$C$3]*MAX([.AB45:.AB49])" office:value-type="float" office:value="0.0001000100010001" calcext:value-type="float">
            <text:p>0.00010001</text:p>
          </table:table-cell>
          <table:table-cell/>
          <table:table-cell table:style-name="ce22" table:formula="of:=SQRT(ABS([.AF57]))*[.AF57]/ABS([.AF57]+0.0000000001)" office:value-type="float" office:value="0.099999999" calcext:value-type="float">
            <text:p>0.10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7]))*[.AN57]/ABS([.AN57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7]))*[.AT57]/ABS([.AT57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7]))*[.AZ57]/ABS([.AZ57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r(ListedReward(0),-2) </text:p>
          </table:table-cell>
          <table:table-cell table:style-name="ce25" office:value-type="string" calcext:value-type="string">
            <text:p><text:s/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58]+[.$C$3]*MAX([.F35:.F39])" office:value-type="float" office:value="0" calcext:value-type="float">
            <text:p>0</text:p>
          </table:table-cell>
          <table:table-cell table:style-name="ce14" table:formula="of:=[.$E58]+[.$C$3]*MAX([.G35:.G39])" office:value-type="float" office:value="0" calcext:value-type="float">
            <text:p>0</text:p>
          </table:table-cell>
          <table:table-cell table:style-name="ce17" table:formula="of:=[.$E58]+[.$C$3]*MAX([.H35:.H39])" office:value-type="float" office:value="0.01" calcext:value-type="float">
            <text:p>0.01</text:p>
          </table:table-cell>
          <table:table-cell table:style-name="ce17" table:formula="of:=[.$E58]+[.$C$3]*MAX([.I35:.I39])" office:value-type="float" office:value="0.01" calcext:value-type="float">
            <text:p>0.01</text:p>
          </table:table-cell>
          <table:table-cell table:style-name="ce17" table:formula="of:=[.$E58]+[.$C$3]*MAX([.J35:.J39])" office:value-type="float" office:value="0.01" calcext:value-type="float">
            <text:p>0.01</text:p>
          </table:table-cell>
          <table:table-cell table:style-name="ce17" table:formula="of:=[.$E58]+[.$C$3]*MAX([.K35:.K39])" office:value-type="float" office:value="0.01" calcext:value-type="float">
            <text:p>0.01</text:p>
          </table:table-cell>
          <table:table-cell table:style-name="ce17" table:formula="of:=[.$E58]+[.$C$3]*MAX([.L35:.L39])" office:value-type="float" office:value="0.010001" calcext:value-type="float">
            <text:p>0.010001</text:p>
          </table:table-cell>
          <table:table-cell table:style-name="ce17" table:formula="of:=[.$E58]+[.$C$3]*MAX([.M35:.M39])" office:value-type="float" office:value="0.010001" calcext:value-type="float">
            <text:p>0.010001</text:p>
          </table:table-cell>
          <table:table-cell table:style-name="ce17" table:formula="of:=[.$E58]+[.$C$3]*MAX([.N35:.N39])" office:value-type="float" office:value="0.010001" calcext:value-type="float">
            <text:p>0.010001</text:p>
          </table:table-cell>
          <table:table-cell table:style-name="ce17" table:formula="of:=[.$E58]+[.$C$3]*MAX([.O35:.O39])" office:value-type="float" office:value="0.010001" calcext:value-type="float">
            <text:p>0.010001</text:p>
          </table:table-cell>
          <table:table-cell table:style-name="ce17" table:formula="of:=[.$E58]+[.$C$3]*MAX([.P35:.P39])" office:value-type="float" office:value="0.0100010001" calcext:value-type="float">
            <text:p>0.0100010001</text:p>
          </table:table-cell>
          <table:table-cell table:style-name="ce17" table:formula="of:=[.$E58]+[.$C$3]*MAX([.Q35:.Q39])" office:value-type="float" office:value="0.0100010001" calcext:value-type="float">
            <text:p>0.0100010001</text:p>
          </table:table-cell>
          <table:table-cell table:style-name="ce17" table:formula="of:=[.$E58]+[.$C$3]*MAX([.R35:.R39])" office:value-type="float" office:value="0.0100010001" calcext:value-type="float">
            <text:p>0.0100010001</text:p>
          </table:table-cell>
          <table:table-cell table:style-name="ce17" table:formula="of:=[.$E58]+[.$C$3]*MAX([.S35:.S39])" office:value-type="float" office:value="0.0100010001" calcext:value-type="float">
            <text:p>0.0100010001</text:p>
          </table:table-cell>
          <table:table-cell table:style-name="ce17" table:formula="of:=[.$E58]+[.$C$3]*MAX([.T35:.T39])" office:value-type="float" office:value="0.01000100010001" calcext:value-type="float">
            <text:p>0.0100010001</text:p>
          </table:table-cell>
          <table:table-cell table:style-name="ce17" table:formula="of:=[.$E58]+[.$C$3]*MAX([.U35:.U39])" office:value-type="float" office:value="0.01000100010001" calcext:value-type="float">
            <text:p>0.0100010001</text:p>
          </table:table-cell>
          <table:table-cell table:style-name="ce17" table:formula="of:=[.$E58]+[.$C$3]*MAX([.V35:.V39])" office:value-type="float" office:value="0.01000100010001" calcext:value-type="float">
            <text:p>0.0100010001</text:p>
          </table:table-cell>
          <table:table-cell table:style-name="ce17" table:formula="of:=[.$E58]+[.$C$3]*MAX([.W35:.W39])" office:value-type="float" office:value="0.01000100010001" calcext:value-type="float">
            <text:p>0.0100010001</text:p>
          </table:table-cell>
          <table:table-cell table:style-name="ce17" table:formula="of:=[.$E58]+[.$C$3]*MAX([.X35:.X39])" office:value-type="float" office:value="0.01000100010001" calcext:value-type="float">
            <text:p>0.0100010001</text:p>
          </table:table-cell>
          <table:table-cell table:style-name="ce17" table:formula="of:=[.$E58]+[.$C$3]*MAX([.Y35:.Y39])" office:value-type="float" office:value="0.01000100010001" calcext:value-type="float">
            <text:p>0.0100010001</text:p>
          </table:table-cell>
          <table:table-cell table:style-name="ce17" table:formula="of:=[.$E58]+[.$C$3]*MAX([.Z35:.Z39])" office:value-type="float" office:value="0.01000100010001" calcext:value-type="float">
            <text:p>0.0100010001</text:p>
          </table:table-cell>
          <table:table-cell table:style-name="ce17" table:formula="of:=[.$E58]+[.$C$3]*MAX([.AA35:.AA39])" office:value-type="float" office:value="0.01000100010001" calcext:value-type="float">
            <text:p>0.0100010001</text:p>
          </table:table-cell>
          <table:table-cell table:style-name="ce20" table:formula="of:=[.$E58]+[.$C$3]*MAX([.AB35:.AB39])" office:value-type="float" office:value="0.01000100010001" calcext:value-type="float">
            <text:p>0.0100010001</text:p>
          </table:table-cell>
          <table:table-cell/>
          <table:table-cell table:style-name="ce22" table:formula="of:=SQRT(ABS([.AF58]))*[.AF58]/ABS([.AF58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STAY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58]))*[.AN58]/ABS([.AN58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8]))*[.AT58]/ABS([.AT58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58]))*[.AZ58]/ABS([.AZ58]+0.0000000001)" office:value-type="float" office:value="0.0632455516222288" calcext:value-type="float">
            <text:p>0.063</text:p>
          </table:table-cell>
          <table:table-cell table:style-name="ce33"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r(ListedReward(0),-2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1)</text:p>
          </table:table-cell>
          <table:table-cell table:style-name="ce1" office:value-type="string" calcext:value-type="string">
            <text:p>(1,0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59]+[.$C$3]*MAX([.F40:.F44])" office:value-type="float" office:value="0" calcext:value-type="float">
            <text:p>0</text:p>
          </table:table-cell>
          <table:table-cell table:style-name="ce15" table:formula="of:=[.$E59]+[.$C$3]*MAX([.G40:.G44])" office:value-type="float" office:value="0" calcext:value-type="float">
            <text:p>0</text:p>
          </table:table-cell>
          <table:table-cell table:style-name="ce18" table:formula="of:=[.$E59]+[.$C$3]*MAX([.H40:.H44])" office:value-type="float" office:value="0" calcext:value-type="float">
            <text:p>0</text:p>
          </table:table-cell>
          <table:table-cell table:style-name="ce18" table:formula="of:=[.$E59]+[.$C$3]*MAX([.I40:.I44])" office:value-type="float" office:value="0.001" calcext:value-type="float">
            <text:p>0.001</text:p>
          </table:table-cell>
          <table:table-cell table:style-name="ce18" table:formula="of:=[.$E59]+[.$C$3]*MAX([.J40:.J44])" office:value-type="float" office:value="0.001" calcext:value-type="float">
            <text:p>0.001</text:p>
          </table:table-cell>
          <table:table-cell table:style-name="ce18" table:formula="of:=[.$E59]+[.$C$3]*MAX([.K40:.K44])" office:value-type="float" office:value="0.001" calcext:value-type="float">
            <text:p>0.001</text:p>
          </table:table-cell>
          <table:table-cell table:style-name="ce18" table:formula="of:=[.$E59]+[.$C$3]*MAX([.L40:.L44])" office:value-type="float" office:value="0.001" calcext:value-type="float">
            <text:p>0.001</text:p>
          </table:table-cell>
          <table:table-cell table:style-name="ce18" table:formula="of:=[.$E59]+[.$C$3]*MAX([.M40:.M44])" office:value-type="float" office:value="0.0010001" calcext:value-type="float">
            <text:p>0.0010001</text:p>
          </table:table-cell>
          <table:table-cell table:style-name="ce18" table:formula="of:=[.$E59]+[.$C$3]*MAX([.N40:.N44])" office:value-type="float" office:value="0.0010001" calcext:value-type="float">
            <text:p>0.0010001</text:p>
          </table:table-cell>
          <table:table-cell table:style-name="ce18" table:formula="of:=[.$E59]+[.$C$3]*MAX([.O40:.O44])" office:value-type="float" office:value="0.0010001" calcext:value-type="float">
            <text:p>0.0010001</text:p>
          </table:table-cell>
          <table:table-cell table:style-name="ce18" table:formula="of:=[.$E59]+[.$C$3]*MAX([.P40:.P44])" office:value-type="float" office:value="0.0010001" calcext:value-type="float">
            <text:p>0.0010001</text:p>
          </table:table-cell>
          <table:table-cell table:style-name="ce18" table:formula="of:=[.$E59]+[.$C$3]*MAX([.Q40:.Q44])" office:value-type="float" office:value="0.00100010001" calcext:value-type="float">
            <text:p>0.0010001</text:p>
          </table:table-cell>
          <table:table-cell table:style-name="ce18" table:formula="of:=[.$E59]+[.$C$3]*MAX([.R40:.R44])" office:value-type="float" office:value="0.00100010001" calcext:value-type="float">
            <text:p>0.0010001</text:p>
          </table:table-cell>
          <table:table-cell table:style-name="ce18" table:formula="of:=[.$E59]+[.$C$3]*MAX([.S40:.S44])" office:value-type="float" office:value="0.00100010001" calcext:value-type="float">
            <text:p>0.0010001</text:p>
          </table:table-cell>
          <table:table-cell table:style-name="ce18" table:formula="of:=[.$E59]+[.$C$3]*MAX([.T40:.T44])" office:value-type="float" office:value="0.00100010001" calcext:value-type="float">
            <text:p>0.0010001</text:p>
          </table:table-cell>
          <table:table-cell table:style-name="ce18" table:formula="of:=[.$E59]+[.$C$3]*MAX([.U40:.U44])" office:value-type="float" office:value="0.001000100010001" calcext:value-type="float">
            <text:p>0.0010001</text:p>
          </table:table-cell>
          <table:table-cell table:style-name="ce18" table:formula="of:=[.$E59]+[.$C$3]*MAX([.V40:.V44])" office:value-type="float" office:value="0.001000100010001" calcext:value-type="float">
            <text:p>0.0010001</text:p>
          </table:table-cell>
          <table:table-cell table:style-name="ce18" table:formula="of:=[.$E59]+[.$C$3]*MAX([.W40:.W44])" office:value-type="float" office:value="0.001000100010001" calcext:value-type="float">
            <text:p>0.0010001</text:p>
          </table:table-cell>
          <table:table-cell table:style-name="ce18" table:formula="of:=[.$E59]+[.$C$3]*MAX([.X40:.X44])" office:value-type="float" office:value="0.001000100010001" calcext:value-type="float">
            <text:p>0.0010001</text:p>
          </table:table-cell>
          <table:table-cell table:style-name="ce18" table:formula="of:=[.$E59]+[.$C$3]*MAX([.Y40:.Y44])" office:value-type="float" office:value="0.001000100010001" calcext:value-type="float">
            <text:p>0.0010001</text:p>
          </table:table-cell>
          <table:table-cell table:style-name="ce18" table:formula="of:=[.$E59]+[.$C$3]*MAX([.Z40:.Z44])" office:value-type="float" office:value="0.001000100010001" calcext:value-type="float">
            <text:p>0.0010001</text:p>
          </table:table-cell>
          <table:table-cell table:style-name="ce18" table:formula="of:=[.$E59]+[.$C$3]*MAX([.AA40:.AA44])" office:value-type="float" office:value="0.001000100010001" calcext:value-type="float">
            <text:p>0.0010001</text:p>
          </table:table-cell>
          <table:table-cell table:style-name="ce21" table:formula="of:=[.$E59]+[.$C$3]*MAX([.AB40:.AB44])" office:value-type="float" office:value="0.001000100010001" calcext:value-type="float">
            <text:p>0.0010001</text:p>
          </table:table-cell>
          <table:table-cell table:style-name="ce12"/>
          <table:table-cell table:style-name="ce22" table:formula="of:=SQRT(ABS([.AF59]))*[.AF59]/ABS([.AF59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0),-1))</text:p>
          </table:table-cell>
          <table:table-cell office:value-type="string" calcext:value-type="string">
            <text:p><text:s/>o(MazeObservation(1,1),-2) </text:p>
          </table:table-cell>
          <table:table-cell table:style-name="ce12" table:number-columns-repeated="3"/>
          <table:table-cell table:style-name="ce27" table:formula="of:=SQRT(ABS([.AN59]))*[.AN59]/ABS([.AN59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59]))*[.AT59]/ABS([.AT59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6"/>
          <table:table-cell table:style-name="ce48" table:formula="of:=SQRT(ABS([.AZ59]))*[.AZ59]/ABS([.AZ59]+0.0000000001)" office:value-type="float" office:value="-0.0447213617860639" calcext:value-type="float">
            <text:p>-0.045</text:p>
          </table:table-cell>
          <table:table-cell table:style-name="ce33" office:value-type="float" office:value="-0.002" calcext:value-type="float">
            <text:p>-0.002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o(MazeObservation(1,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0"/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60]+[.$C$3]*MAX([.F55:.F59])" office:value-type="float" office:value="0" calcext:value-type="float">
            <text:p>0</text:p>
          </table:table-cell>
          <table:table-cell table:style-name="ce14" table:formula="of:=[.$E60]+[.$C$3]*MAX([.G55:.G59])" office:value-type="float" office:value="0" calcext:value-type="float">
            <text:p>0</text:p>
          </table:table-cell>
          <table:table-cell table:style-name="ce17" table:formula="of:=[.$E60]+[.$C$3]*MAX([.H55:.H59])" office:value-type="float" office:value="0" calcext:value-type="float">
            <text:p>0</text:p>
          </table:table-cell>
          <table:table-cell table:style-name="ce17" table:formula="of:=[.$E60]+[.$C$3]*MAX([.I55:.I59])" office:value-type="float" office:value="0.001" calcext:value-type="float">
            <text:p>0.001</text:p>
          </table:table-cell>
          <table:table-cell table:style-name="ce17" table:formula="of:=[.$E60]+[.$C$3]*MAX([.J55:.J59])" office:value-type="float" office:value="0.001" calcext:value-type="float">
            <text:p>0.001</text:p>
          </table:table-cell>
          <table:table-cell table:style-name="ce17" table:formula="of:=[.$E60]+[.$C$3]*MAX([.K55:.K59])" office:value-type="float" office:value="0.001" calcext:value-type="float">
            <text:p>0.001</text:p>
          </table:table-cell>
          <table:table-cell table:style-name="ce17" table:formula="of:=[.$E60]+[.$C$3]*MAX([.L55:.L59])" office:value-type="float" office:value="0.001" calcext:value-type="float">
            <text:p>0.001</text:p>
          </table:table-cell>
          <table:table-cell table:style-name="ce17" table:formula="of:=[.$E60]+[.$C$3]*MAX([.M55:.M59])" office:value-type="float" office:value="0.0010001" calcext:value-type="float">
            <text:p>0.0010001</text:p>
          </table:table-cell>
          <table:table-cell table:style-name="ce17" table:formula="of:=[.$E60]+[.$C$3]*MAX([.N55:.N59])" office:value-type="float" office:value="0.0010001" calcext:value-type="float">
            <text:p>0.0010001</text:p>
          </table:table-cell>
          <table:table-cell table:style-name="ce17" table:formula="of:=[.$E60]+[.$C$3]*MAX([.O55:.O59])" office:value-type="float" office:value="0.0010001" calcext:value-type="float">
            <text:p>0.0010001</text:p>
          </table:table-cell>
          <table:table-cell table:style-name="ce17" table:formula="of:=[.$E60]+[.$C$3]*MAX([.P55:.P59])" office:value-type="float" office:value="0.0010001" calcext:value-type="float">
            <text:p>0.0010001</text:p>
          </table:table-cell>
          <table:table-cell table:style-name="ce17" table:formula="of:=[.$E60]+[.$C$3]*MAX([.Q55:.Q59])" office:value-type="float" office:value="0.00100010001" calcext:value-type="float">
            <text:p>0.0010001</text:p>
          </table:table-cell>
          <table:table-cell table:style-name="ce17" table:formula="of:=[.$E60]+[.$C$3]*MAX([.R55:.R59])" office:value-type="float" office:value="0.00100010001" calcext:value-type="float">
            <text:p>0.0010001</text:p>
          </table:table-cell>
          <table:table-cell table:style-name="ce17" table:formula="of:=[.$E60]+[.$C$3]*MAX([.S55:.S59])" office:value-type="float" office:value="0.00100010001" calcext:value-type="float">
            <text:p>0.0010001</text:p>
          </table:table-cell>
          <table:table-cell table:style-name="ce17" table:formula="of:=[.$E60]+[.$C$3]*MAX([.T55:.T59])" office:value-type="float" office:value="0.00100010001" calcext:value-type="float">
            <text:p>0.0010001</text:p>
          </table:table-cell>
          <table:table-cell table:style-name="ce17" table:formula="of:=[.$E60]+[.$C$3]*MAX([.U55:.U59])" office:value-type="float" office:value="0.001000100010001" calcext:value-type="float">
            <text:p>0.0010001</text:p>
          </table:table-cell>
          <table:table-cell table:style-name="ce17" table:formula="of:=[.$E60]+[.$C$3]*MAX([.V55:.V59])" office:value-type="float" office:value="0.001000100010001" calcext:value-type="float">
            <text:p>0.0010001</text:p>
          </table:table-cell>
          <table:table-cell table:style-name="ce17" table:formula="of:=[.$E60]+[.$C$3]*MAX([.W55:.W59])" office:value-type="float" office:value="0.001000100010001" calcext:value-type="float">
            <text:p>0.0010001</text:p>
          </table:table-cell>
          <table:table-cell table:style-name="ce17" table:formula="of:=[.$E60]+[.$C$3]*MAX([.X55:.X59])" office:value-type="float" office:value="0.001000100010001" calcext:value-type="float">
            <text:p>0.0010001</text:p>
          </table:table-cell>
          <table:table-cell table:style-name="ce17" table:formula="of:=[.$E60]+[.$C$3]*MAX([.Y55:.Y59])" office:value-type="float" office:value="0.001000100010001" calcext:value-type="float">
            <text:p>0.0010001</text:p>
          </table:table-cell>
          <table:table-cell table:style-name="ce17" table:formula="of:=[.$E60]+[.$C$3]*MAX([.Z55:.Z59])" office:value-type="float" office:value="0.001000100010001" calcext:value-type="float">
            <text:p>0.0010001</text:p>
          </table:table-cell>
          <table:table-cell table:style-name="ce17" table:formula="of:=[.$E60]+[.$C$3]*MAX([.AA55:.AA59])" office:value-type="float" office:value="0.001000100010001" calcext:value-type="float">
            <text:p>0.0010001</text:p>
          </table:table-cell>
          <table:table-cell table:style-name="ce20" table:formula="of:=[.$E60]+[.$C$3]*MAX([.AB55:.AB59])" office:value-type="float" office:value="0.001000100010001" calcext:value-type="float">
            <text:p>0.0010001</text:p>
          </table:table-cell>
          <table:table-cell/>
          <table:table-cell table:style-name="ce22" table:formula="of:=SQRT(ABS([.AF60]))*[.AF60]/ABS([.AF60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<text:s text:c="2"/>UP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60]))*[.AN60]/ABS([.AN60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60]))*[.AT60]/ABS([.AT60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60]))*[.AZ60]/ABS([.AZ60]+0.0000000001)" office:value-type="float" office:value="-0.167332005904429" calcext:value-type="float">
            <text:p>-0.167</text:p>
          </table:table-cell>
          <table:table-cell table:style-name="ce33" office:value-type="float" office:value="-0.028" calcext:value-type="float">
            <text:p>-0.028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61]+[.$C$3]*MAX([.F60:.F64])" office:value-type="float" office:value="0" calcext:value-type="float">
            <text:p>0</text:p>
          </table:table-cell>
          <table:table-cell table:style-name="ce14" table:formula="of:=[.$E61]+[.$C$3]*MAX([.G60:.G64])" office:value-type="float" office:value="0" calcext:value-type="float">
            <text:p>0</text:p>
          </table:table-cell>
          <table:table-cell table:style-name="ce17" table:formula="of:=[.$E61]+[.$C$3]*MAX([.H60:.H64])" office:value-type="float" office:value="0" calcext:value-type="float">
            <text:p>0</text:p>
          </table:table-cell>
          <table:table-cell table:style-name="ce17" table:formula="of:=[.$E61]+[.$C$3]*MAX([.I60:.I64])" office:value-type="float" office:value="0" calcext:value-type="float">
            <text:p>0</text:p>
          </table:table-cell>
          <table:table-cell table:style-name="ce17" table:formula="of:=[.$E61]+[.$C$3]*MAX([.J60:.J64])" office:value-type="float" office:value="0.0001" calcext:value-type="float">
            <text:p>0.0001</text:p>
          </table:table-cell>
          <table:table-cell table:style-name="ce17" table:formula="of:=[.$E61]+[.$C$3]*MAX([.K60:.K64])" office:value-type="float" office:value="0.0001" calcext:value-type="float">
            <text:p>0.0001</text:p>
          </table:table-cell>
          <table:table-cell table:style-name="ce17" table:formula="of:=[.$E61]+[.$C$3]*MAX([.L60:.L64])" office:value-type="float" office:value="0.0001" calcext:value-type="float">
            <text:p>0.0001</text:p>
          </table:table-cell>
          <table:table-cell table:style-name="ce17" table:formula="of:=[.$E61]+[.$C$3]*MAX([.M60:.M64])" office:value-type="float" office:value="0.0001" calcext:value-type="float">
            <text:p>0.0001</text:p>
          </table:table-cell>
          <table:table-cell table:style-name="ce17" table:formula="of:=[.$E61]+[.$C$3]*MAX([.N60:.N64])" office:value-type="float" office:value="0.00010001" calcext:value-type="float">
            <text:p>0.00010001</text:p>
          </table:table-cell>
          <table:table-cell table:style-name="ce17" table:formula="of:=[.$E61]+[.$C$3]*MAX([.O60:.O64])" office:value-type="float" office:value="0.00010001" calcext:value-type="float">
            <text:p>0.00010001</text:p>
          </table:table-cell>
          <table:table-cell table:style-name="ce17" table:formula="of:=[.$E61]+[.$C$3]*MAX([.P60:.P64])" office:value-type="float" office:value="0.00010001" calcext:value-type="float">
            <text:p>0.00010001</text:p>
          </table:table-cell>
          <table:table-cell table:style-name="ce17" table:formula="of:=[.$E61]+[.$C$3]*MAX([.Q60:.Q64])" office:value-type="float" office:value="0.00010001" calcext:value-type="float">
            <text:p>0.00010001</text:p>
          </table:table-cell>
          <table:table-cell table:style-name="ce17" table:formula="of:=[.$E61]+[.$C$3]*MAX([.R60:.R64])" office:value-type="float" office:value="0.000100010001" calcext:value-type="float">
            <text:p>0.00010001</text:p>
          </table:table-cell>
          <table:table-cell table:style-name="ce17" table:formula="of:=[.$E61]+[.$C$3]*MAX([.S60:.S64])" office:value-type="float" office:value="0.000100010001" calcext:value-type="float">
            <text:p>0.00010001</text:p>
          </table:table-cell>
          <table:table-cell table:style-name="ce17" table:formula="of:=[.$E61]+[.$C$3]*MAX([.T60:.T64])" office:value-type="float" office:value="0.000100010001" calcext:value-type="float">
            <text:p>0.00010001</text:p>
          </table:table-cell>
          <table:table-cell table:style-name="ce17" table:formula="of:=[.$E61]+[.$C$3]*MAX([.U60:.U64])" office:value-type="float" office:value="0.000100010001" calcext:value-type="float">
            <text:p>0.00010001</text:p>
          </table:table-cell>
          <table:table-cell table:style-name="ce17" table:formula="of:=[.$E61]+[.$C$3]*MAX([.V60:.V64])" office:value-type="float" office:value="0.0001000100010001" calcext:value-type="float">
            <text:p>0.00010001</text:p>
          </table:table-cell>
          <table:table-cell table:style-name="ce17" table:formula="of:=[.$E61]+[.$C$3]*MAX([.W60:.W64])" office:value-type="float" office:value="0.0001000100010001" calcext:value-type="float">
            <text:p>0.00010001</text:p>
          </table:table-cell>
          <table:table-cell table:style-name="ce17" table:formula="of:=[.$E61]+[.$C$3]*MAX([.X60:.X64])" office:value-type="float" office:value="0.0001000100010001" calcext:value-type="float">
            <text:p>0.00010001</text:p>
          </table:table-cell>
          <table:table-cell table:style-name="ce17" table:formula="of:=[.$E61]+[.$C$3]*MAX([.Y60:.Y64])" office:value-type="float" office:value="0.0001000100010001" calcext:value-type="float">
            <text:p>0.00010001</text:p>
          </table:table-cell>
          <table:table-cell table:style-name="ce17" table:formula="of:=[.$E61]+[.$C$3]*MAX([.Z60:.Z64])" office:value-type="float" office:value="0.0001000100010001" calcext:value-type="float">
            <text:p>0.00010001</text:p>
          </table:table-cell>
          <table:table-cell table:style-name="ce17" table:formula="of:=[.$E61]+[.$C$3]*MAX([.AA60:.AA64])" office:value-type="float" office:value="0.0001000100010001" calcext:value-type="float">
            <text:p>0.00010001</text:p>
          </table:table-cell>
          <table:table-cell table:style-name="ce20" table:formula="of:=[.$E61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61]))*[.AF61]/ABS([.AF61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 DOWN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61]))*[.AN61]/ABS([.AN61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61]))*[.AT61]/ABS([.AT61]+0.0000000001)" office:value-type="float" office:value="-0" calcext:value-type="float">
            <text:p>0.000</text:p>
          </table:table-cell>
          <table:table-cell office:value-type="float" office:value="-0" calcext:value-type="float">
            <text:p>0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61]))*[.AZ61]/ABS([.AZ61]+0.0000000001)" office:value-type="float" office:value="-0.300000000333333" calcext:value-type="float">
            <text:p>-0.300</text:p>
          </table:table-cell>
          <table:table-cell table:style-name="ce33" office:value-type="float" office:value="-0.09" calcext:value-type="float">
            <text:p>-0.09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62]+[.$C$3]*MAX([.F60:.F64])" office:value-type="float" office:value="0" calcext:value-type="float">
            <text:p>0</text:p>
          </table:table-cell>
          <table:table-cell table:style-name="ce14" table:formula="of:=[.$E62]+[.$C$3]*MAX([.G60:.G64])" office:value-type="float" office:value="0" calcext:value-type="float">
            <text:p>0</text:p>
          </table:table-cell>
          <table:table-cell table:style-name="ce17" table:formula="of:=[.$E62]+[.$C$3]*MAX([.H60:.H64])" office:value-type="float" office:value="0" calcext:value-type="float">
            <text:p>0</text:p>
          </table:table-cell>
          <table:table-cell table:style-name="ce17" table:formula="of:=[.$E62]+[.$C$3]*MAX([.I60:.I64])" office:value-type="float" office:value="0" calcext:value-type="float">
            <text:p>0</text:p>
          </table:table-cell>
          <table:table-cell table:style-name="ce17" table:formula="of:=[.$E62]+[.$C$3]*MAX([.J60:.J64])" office:value-type="float" office:value="0.0001" calcext:value-type="float">
            <text:p>0.0001</text:p>
          </table:table-cell>
          <table:table-cell table:style-name="ce17" table:formula="of:=[.$E62]+[.$C$3]*MAX([.K60:.K64])" office:value-type="float" office:value="0.0001" calcext:value-type="float">
            <text:p>0.0001</text:p>
          </table:table-cell>
          <table:table-cell table:style-name="ce17" table:formula="of:=[.$E62]+[.$C$3]*MAX([.L60:.L64])" office:value-type="float" office:value="0.0001" calcext:value-type="float">
            <text:p>0.0001</text:p>
          </table:table-cell>
          <table:table-cell table:style-name="ce17" table:formula="of:=[.$E62]+[.$C$3]*MAX([.M60:.M64])" office:value-type="float" office:value="0.0001" calcext:value-type="float">
            <text:p>0.0001</text:p>
          </table:table-cell>
          <table:table-cell table:style-name="ce17" table:formula="of:=[.$E62]+[.$C$3]*MAX([.N60:.N64])" office:value-type="float" office:value="0.00010001" calcext:value-type="float">
            <text:p>0.00010001</text:p>
          </table:table-cell>
          <table:table-cell table:style-name="ce17" table:formula="of:=[.$E62]+[.$C$3]*MAX([.O60:.O64])" office:value-type="float" office:value="0.00010001" calcext:value-type="float">
            <text:p>0.00010001</text:p>
          </table:table-cell>
          <table:table-cell table:style-name="ce17" table:formula="of:=[.$E62]+[.$C$3]*MAX([.P60:.P64])" office:value-type="float" office:value="0.00010001" calcext:value-type="float">
            <text:p>0.00010001</text:p>
          </table:table-cell>
          <table:table-cell table:style-name="ce17" table:formula="of:=[.$E62]+[.$C$3]*MAX([.Q60:.Q64])" office:value-type="float" office:value="0.00010001" calcext:value-type="float">
            <text:p>0.00010001</text:p>
          </table:table-cell>
          <table:table-cell table:style-name="ce17" table:formula="of:=[.$E62]+[.$C$3]*MAX([.R60:.R64])" office:value-type="float" office:value="0.000100010001" calcext:value-type="float">
            <text:p>0.00010001</text:p>
          </table:table-cell>
          <table:table-cell table:style-name="ce17" table:formula="of:=[.$E62]+[.$C$3]*MAX([.S60:.S64])" office:value-type="float" office:value="0.000100010001" calcext:value-type="float">
            <text:p>0.00010001</text:p>
          </table:table-cell>
          <table:table-cell table:style-name="ce17" table:formula="of:=[.$E62]+[.$C$3]*MAX([.T60:.T64])" office:value-type="float" office:value="0.000100010001" calcext:value-type="float">
            <text:p>0.00010001</text:p>
          </table:table-cell>
          <table:table-cell table:style-name="ce17" table:formula="of:=[.$E62]+[.$C$3]*MAX([.U60:.U64])" office:value-type="float" office:value="0.000100010001" calcext:value-type="float">
            <text:p>0.00010001</text:p>
          </table:table-cell>
          <table:table-cell table:style-name="ce17" table:formula="of:=[.$E62]+[.$C$3]*MAX([.V60:.V64])" office:value-type="float" office:value="0.0001000100010001" calcext:value-type="float">
            <text:p>0.00010001</text:p>
          </table:table-cell>
          <table:table-cell table:style-name="ce17" table:formula="of:=[.$E62]+[.$C$3]*MAX([.W60:.W64])" office:value-type="float" office:value="0.0001000100010001" calcext:value-type="float">
            <text:p>0.00010001</text:p>
          </table:table-cell>
          <table:table-cell table:style-name="ce17" table:formula="of:=[.$E62]+[.$C$3]*MAX([.X60:.X64])" office:value-type="float" office:value="0.0001000100010001" calcext:value-type="float">
            <text:p>0.00010001</text:p>
          </table:table-cell>
          <table:table-cell table:style-name="ce17" table:formula="of:=[.$E62]+[.$C$3]*MAX([.Y60:.Y64])" office:value-type="float" office:value="0.0001000100010001" calcext:value-type="float">
            <text:p>0.00010001</text:p>
          </table:table-cell>
          <table:table-cell table:style-name="ce17" table:formula="of:=[.$E62]+[.$C$3]*MAX([.Z60:.Z64])" office:value-type="float" office:value="0.0001000100010001" calcext:value-type="float">
            <text:p>0.00010001</text:p>
          </table:table-cell>
          <table:table-cell table:style-name="ce17" table:formula="of:=[.$E62]+[.$C$3]*MAX([.AA60:.AA64])" office:value-type="float" office:value="0.0001000100010001" calcext:value-type="float">
            <text:p>0.00010001</text:p>
          </table:table-cell>
          <table:table-cell table:style-name="ce20" table:formula="of:=[.$E62]+[.$C$3]*MAX([.AB60:.AB64])" office:value-type="float" office:value="0.0001000100010001" calcext:value-type="float">
            <text:p>0.00010001</text:p>
          </table:table-cell>
          <table:table-cell/>
          <table:table-cell table:style-name="ce22" table:formula="of:=SQRT(ABS([.AF62]))*[.AF62]/ABS([.AF62]+0.0000000001)" office:value-type="float" office:value="0.0316227734394064" calcext:value-type="float">
            <text:p>0.032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(a(MazeAction( LEF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62]))*[.AN62]/ABS([.AN62]+0.0000000001)" office:value-type="float" office:value="0" calcext:value-type="float">
            <text:p>0.000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62]))*[.AT62]/ABS([.AT62]+0.0000000001)"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62]))*[.AZ62]/ABS([.AZ62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a(MazeAction( DOWN),-2) </text:p>
          </table:table-cell>
          <table:table-cell table:style-name="ce25" office:value-type="string" calcext:value-type="string">
            <text:p><text:s/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/>
          <table:table-cell table:style-name="ce4" office:value-type="string" calcext:value-type="string">
            <text:p>(1,1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4" table:formula="of:=[.$E63]+[.$C$3]*MAX([.F50:.F54])" office:value-type="float" office:value="0" calcext:value-type="float">
            <text:p>0</text:p>
          </table:table-cell>
          <table:table-cell table:style-name="ce14" table:formula="of:=[.$E63]+[.$C$3]*MAX([.G50:.G54])" office:value-type="float" office:value="0" calcext:value-type="float">
            <text:p>0</text:p>
          </table:table-cell>
          <table:table-cell table:style-name="ce17" table:formula="of:=[.$E63]+[.$C$3]*MAX([.H50:.H54])" office:value-type="float" office:value="0" calcext:value-type="float">
            <text:p>0</text:p>
          </table:table-cell>
          <table:table-cell table:style-name="ce17" table:formula="of:=[.$E63]+[.$C$3]*MAX([.I50:.I54])" office:value-type="float" office:value="0.001" calcext:value-type="float">
            <text:p>0.001</text:p>
          </table:table-cell>
          <table:table-cell table:style-name="ce17" table:formula="of:=[.$E63]+[.$C$3]*MAX([.J50:.J54])" office:value-type="float" office:value="0.001" calcext:value-type="float">
            <text:p>0.001</text:p>
          </table:table-cell>
          <table:table-cell table:style-name="ce17" table:formula="of:=[.$E63]+[.$C$3]*MAX([.K50:.K54])" office:value-type="float" office:value="0.001" calcext:value-type="float">
            <text:p>0.001</text:p>
          </table:table-cell>
          <table:table-cell table:style-name="ce17" table:formula="of:=[.$E63]+[.$C$3]*MAX([.L50:.L54])" office:value-type="float" office:value="0.001" calcext:value-type="float">
            <text:p>0.001</text:p>
          </table:table-cell>
          <table:table-cell table:style-name="ce17" table:formula="of:=[.$E63]+[.$C$3]*MAX([.M50:.M54])" office:value-type="float" office:value="0.0010001" calcext:value-type="float">
            <text:p>0.0010001</text:p>
          </table:table-cell>
          <table:table-cell table:style-name="ce17" table:formula="of:=[.$E63]+[.$C$3]*MAX([.N50:.N54])" office:value-type="float" office:value="0.0010001" calcext:value-type="float">
            <text:p>0.0010001</text:p>
          </table:table-cell>
          <table:table-cell table:style-name="ce17" table:formula="of:=[.$E63]+[.$C$3]*MAX([.O50:.O54])" office:value-type="float" office:value="0.0010001" calcext:value-type="float">
            <text:p>0.0010001</text:p>
          </table:table-cell>
          <table:table-cell table:style-name="ce17" table:formula="of:=[.$E63]+[.$C$3]*MAX([.P50:.P54])" office:value-type="float" office:value="0.0010001" calcext:value-type="float">
            <text:p>0.0010001</text:p>
          </table:table-cell>
          <table:table-cell table:style-name="ce17" table:formula="of:=[.$E63]+[.$C$3]*MAX([.Q50:.Q54])" office:value-type="float" office:value="0.00100010001" calcext:value-type="float">
            <text:p>0.0010001</text:p>
          </table:table-cell>
          <table:table-cell table:style-name="ce17" table:formula="of:=[.$E63]+[.$C$3]*MAX([.R50:.R54])" office:value-type="float" office:value="0.00100010001" calcext:value-type="float">
            <text:p>0.0010001</text:p>
          </table:table-cell>
          <table:table-cell table:style-name="ce17" table:formula="of:=[.$E63]+[.$C$3]*MAX([.S50:.S54])" office:value-type="float" office:value="0.00100010001" calcext:value-type="float">
            <text:p>0.0010001</text:p>
          </table:table-cell>
          <table:table-cell table:style-name="ce17" table:formula="of:=[.$E63]+[.$C$3]*MAX([.T50:.T54])" office:value-type="float" office:value="0.00100010001" calcext:value-type="float">
            <text:p>0.0010001</text:p>
          </table:table-cell>
          <table:table-cell table:style-name="ce17" table:formula="of:=[.$E63]+[.$C$3]*MAX([.U50:.U54])" office:value-type="float" office:value="0.001000100010001" calcext:value-type="float">
            <text:p>0.0010001</text:p>
          </table:table-cell>
          <table:table-cell table:style-name="ce17" table:formula="of:=[.$E63]+[.$C$3]*MAX([.V50:.V54])" office:value-type="float" office:value="0.001000100010001" calcext:value-type="float">
            <text:p>0.0010001</text:p>
          </table:table-cell>
          <table:table-cell table:style-name="ce17" table:formula="of:=[.$E63]+[.$C$3]*MAX([.W50:.W54])" office:value-type="float" office:value="0.001000100010001" calcext:value-type="float">
            <text:p>0.0010001</text:p>
          </table:table-cell>
          <table:table-cell table:style-name="ce17" table:formula="of:=[.$E63]+[.$C$3]*MAX([.X50:.X54])" office:value-type="float" office:value="0.001000100010001" calcext:value-type="float">
            <text:p>0.0010001</text:p>
          </table:table-cell>
          <table:table-cell table:style-name="ce17" table:formula="of:=[.$E63]+[.$C$3]*MAX([.Y50:.Y54])" office:value-type="float" office:value="0.001000100010001" calcext:value-type="float">
            <text:p>0.0010001</text:p>
          </table:table-cell>
          <table:table-cell table:style-name="ce17" table:formula="of:=[.$E63]+[.$C$3]*MAX([.Z50:.Z54])" office:value-type="float" office:value="0.001000100010001" calcext:value-type="float">
            <text:p>0.0010001</text:p>
          </table:table-cell>
          <table:table-cell table:style-name="ce17" table:formula="of:=[.$E63]+[.$C$3]*MAX([.AA50:.AA54])" office:value-type="float" office:value="0.001000100010001" calcext:value-type="float">
            <text:p>0.0010001</text:p>
          </table:table-cell>
          <table:table-cell table:style-name="ce20" table:formula="of:=[.$E63]+[.$C$3]*MAX([.AB50:.AB54])" office:value-type="float" office:value="0.001000100010001" calcext:value-type="float">
            <text:p>0.0010001</text:p>
          </table:table-cell>
          <table:table-cell/>
          <table:table-cell table:style-name="ce22" table:formula="of:=SQRT(ABS([.AF63]))*[.AF63]/ABS([.AF63]+0.0000000001)" office:value-type="float" office:value="0" calcext:value-type="float">
            <text:p>0.000</text:p>
          </table:table-cell>
          <table:table-cell table:style-name="ce24" office:value-type="float" office:value="0" calcext:value-type="float">
            <text:p>0</text:p>
          </table:table-cell>
          <table:table-cell table:style-name="ce26" office:value-type="string" calcext:value-type="string">
            <text:p>(a(MazeAction( STAY),0) </text:p>
          </table:table-cell>
          <table:table-cell table:style-name="ce26" office:value-type="string" calcext:value-type="string">
            <text:p><text:s/>o(MazeObservation(1,1),-1))</text:p>
          </table:table-cell>
          <table:table-cell table:style-name="ce26" office:value-type="string" calcext:value-type="string">
            <text:p><text:s/>o(MazeObservation(1,1),-2) </text:p>
          </table:table-cell>
          <table:table-cell table:number-columns-repeated="3"/>
          <table:table-cell table:style-name="ce27" table:formula="of:=SQRT(ABS([.AN63]))*[.AN63]/ABS([.AN63]+0.0000000001)" office:value-type="float" office:value="-0" calcext:value-type="float">
            <text:p>0.000</text:p>
          </table:table-cell>
          <table:table-cell table:style-name="ce29" office:value-type="float" office:value="-0" calcext:value-type="float">
            <text:p>0</text:p>
          </table:table-cell>
          <table:table-cell office:value-type="string" calcext:value-type="string">
            <text:p>a(MazeAction( STAY),0) </text:p>
          </table:table-cell>
          <table:table-cell table:style-name="ce25" office:value-type="string" calcext:value-type="string">
            <text:p><text:s/>o(MazeObservation(1,1),-1)</text:p>
          </table:table-cell>
          <table:table-cell table:style-name="ce36" office:value-type="string" calcext:value-type="string">
            <text:p><text:s/>o(MazeObservation(1,1),-2) </text:p>
          </table:table-cell>
          <table:table-cell/>
          <table:table-cell table:style-name="ce38" table:formula="of:=SQRT(ABS([.AT63]))*[.AT63]/ABS([.AT63]+0.0000000001)" office:value-type="float" office:value="-0" calcext:value-type="float">
            <text:p>0.000</text:p>
          </table:table-cell>
          <table:table-cell table:style-name="ce12" office:value-type="float" office:value="-0" calcext:value-type="float">
            <text:p>0</text:p>
          </table:table-cell>
          <table:table-cell table:style-name="ce26" office:value-type="string" calcext:value-type="string">
            <text:p>a(MazeAction( STAY),0) </text:p>
          </table:table-cell>
          <table:table-cell table:style-name="ce26" office:value-type="string" calcext:value-type="string">
            <text:p><text:s/>o(MazeObservation(1,1),-1)</text:p>
          </table:table-cell>
          <table:table-cell table:style-name="ce42" office:value-type="string" calcext:value-type="string">
            <text:p><text:s/>o(MazeObservation(1,1),-2) </text:p>
          </table:table-cell>
          <table:table-cell table:style-name="ce47"/>
          <table:table-cell table:style-name="ce48" table:formula="of:=SQRT(ABS([.AZ63]))*[.AZ63]/ABS([.AZ63]+0.0000000001)" office:value-type="float" office:value="-0.104880885770478" calcext:value-type="float">
            <text:p>-0.105</text:p>
          </table:table-cell>
          <table:table-cell table:style-name="ce33" office:value-type="float" office:value="-0.011" calcext:value-type="float">
            <text:p>-0.011</text:p>
          </table:table-cell>
          <table:table-cell table:style-name="ce25" office:value-type="string" calcext:value-type="string">
            <text:p>a(MazeAction( LEFT),-2) </text:p>
          </table:table-cell>
          <table:table-cell table:style-name="ce25" office:value-type="string" calcext:value-type="string">
            <text:p><text:s/>a(MazeAction( <text:s text:c="2"/>UP),-1) </text:p>
          </table:table-cell>
          <table:table-cell table:style-name="ce25" office:value-type="string" calcext:value-type="string">
            <text:p><text:s/>o(MazeObservation(0,1),0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3">
          <table:table-cell table:style-name="ce1"/>
          <table:table-cell table:style-name="ce5" office:value-type="string" calcext:value-type="string">
            <text:p>(1,1)</text:p>
          </table:table-cell>
          <table:table-cell table:style-name="ce1" office:value-type="string" calcext:value-type="string">
            <text:p>(1,1)</text:p>
          </table:table-cell>
          <table:table-cell table:style-name="ce1" office:value-type="string" calcext:value-type="string">
            <text:p>STAY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5" table:formula="of:=[.$E64]+[.$C$3]*MAX([.F60:.F64])" office:value-type="float" office:value="0" calcext:value-type="float">
            <text:p>0</text:p>
          </table:table-cell>
          <table:table-cell table:style-name="ce15" table:formula="of:=[.$E64]+[.$C$3]*MAX([.G60:.G64])" office:value-type="float" office:value="0" calcext:value-type="float">
            <text:p>0</text:p>
          </table:table-cell>
          <table:table-cell table:style-name="ce18" table:formula="of:=[.$E64]+[.$C$3]*MAX([.H60:.H64])" office:value-type="float" office:value="0" calcext:value-type="float">
            <text:p>0</text:p>
          </table:table-cell>
          <table:table-cell table:style-name="ce18" table:formula="of:=[.$E64]+[.$C$3]*MAX([.I60:.I64])" office:value-type="float" office:value="0" calcext:value-type="float">
            <text:p>0</text:p>
          </table:table-cell>
          <table:table-cell table:style-name="ce18" table:formula="of:=[.$E64]+[.$C$3]*MAX([.J60:.J64])" office:value-type="float" office:value="0.0001" calcext:value-type="float">
            <text:p>0.0001</text:p>
          </table:table-cell>
          <table:table-cell table:style-name="ce18" table:formula="of:=[.$E64]+[.$C$3]*MAX([.K60:.K64])" office:value-type="float" office:value="0.0001" calcext:value-type="float">
            <text:p>0.0001</text:p>
          </table:table-cell>
          <table:table-cell table:style-name="ce18" table:formula="of:=[.$E64]+[.$C$3]*MAX([.L60:.L64])" office:value-type="float" office:value="0.0001" calcext:value-type="float">
            <text:p>0.0001</text:p>
          </table:table-cell>
          <table:table-cell table:style-name="ce18" table:formula="of:=[.$E64]+[.$C$3]*MAX([.M60:.M64])" office:value-type="float" office:value="0.0001" calcext:value-type="float">
            <text:p>0.0001</text:p>
          </table:table-cell>
          <table:table-cell table:style-name="ce18" table:formula="of:=[.$E64]+[.$C$3]*MAX([.N60:.N64])" office:value-type="float" office:value="0.00010001" calcext:value-type="float">
            <text:p>0.00010001</text:p>
          </table:table-cell>
          <table:table-cell table:style-name="ce18" table:formula="of:=[.$E64]+[.$C$3]*MAX([.O60:.O64])" office:value-type="float" office:value="0.00010001" calcext:value-type="float">
            <text:p>0.00010001</text:p>
          </table:table-cell>
          <table:table-cell table:style-name="ce18" table:formula="of:=[.$E64]+[.$C$3]*MAX([.P60:.P64])" office:value-type="float" office:value="0.00010001" calcext:value-type="float">
            <text:p>0.00010001</text:p>
          </table:table-cell>
          <table:table-cell table:style-name="ce18" table:formula="of:=[.$E64]+[.$C$3]*MAX([.Q60:.Q64])" office:value-type="float" office:value="0.00010001" calcext:value-type="float">
            <text:p>0.00010001</text:p>
          </table:table-cell>
          <table:table-cell table:style-name="ce18" table:formula="of:=[.$E64]+[.$C$3]*MAX([.R60:.R64])" office:value-type="float" office:value="0.000100010001" calcext:value-type="float">
            <text:p>0.00010001</text:p>
          </table:table-cell>
          <table:table-cell table:style-name="ce18" table:formula="of:=[.$E64]+[.$C$3]*MAX([.S60:.S64])" office:value-type="float" office:value="0.000100010001" calcext:value-type="float">
            <text:p>0.00010001</text:p>
          </table:table-cell>
          <table:table-cell table:style-name="ce18" table:formula="of:=[.$E64]+[.$C$3]*MAX([.T60:.T64])" office:value-type="float" office:value="0.000100010001" calcext:value-type="float">
            <text:p>0.00010001</text:p>
          </table:table-cell>
          <table:table-cell table:style-name="ce18" table:formula="of:=[.$E64]+[.$C$3]*MAX([.U60:.U64])" office:value-type="float" office:value="0.000100010001" calcext:value-type="float">
            <text:p>0.00010001</text:p>
          </table:table-cell>
          <table:table-cell table:style-name="ce18" table:formula="of:=[.$E64]+[.$C$3]*MAX([.V60:.V64])" office:value-type="float" office:value="0.0001000100010001" calcext:value-type="float">
            <text:p>0.00010001</text:p>
          </table:table-cell>
          <table:table-cell table:style-name="ce18" table:formula="of:=[.$E64]+[.$C$3]*MAX([.W60:.W64])" office:value-type="float" office:value="0.0001000100010001" calcext:value-type="float">
            <text:p>0.00010001</text:p>
          </table:table-cell>
          <table:table-cell table:style-name="ce18" table:formula="of:=[.$E64]+[.$C$3]*MAX([.X60:.X64])" office:value-type="float" office:value="0.0001000100010001" calcext:value-type="float">
            <text:p>0.00010001</text:p>
          </table:table-cell>
          <table:table-cell table:style-name="ce18" table:formula="of:=[.$E64]+[.$C$3]*MAX([.Y60:.Y64])" office:value-type="float" office:value="0.0001000100010001" calcext:value-type="float">
            <text:p>0.00010001</text:p>
          </table:table-cell>
          <table:table-cell table:style-name="ce18" table:formula="of:=[.$E64]+[.$C$3]*MAX([.Z60:.Z64])" office:value-type="float" office:value="0.0001000100010001" calcext:value-type="float">
            <text:p>0.00010001</text:p>
          </table:table-cell>
          <table:table-cell table:style-name="ce18" table:formula="of:=[.$E64]+[.$C$3]*MAX([.AA60:.AA64])" office:value-type="float" office:value="0.0001000100010001" calcext:value-type="float">
            <text:p>0.00010001</text:p>
          </table:table-cell>
          <table:table-cell table:style-name="ce21" table:formula="of:=[.$E64]+[.$C$3]*MAX([.AB60:.AB64])" office:value-type="float" office:value="0.0001000100010001" calcext:value-type="float">
            <text:p>0.00010001</text:p>
          </table:table-cell>
          <table:table-cell table:style-name="ce12"/>
          <table:table-cell table:style-name="ce22" table:formula="of:=SQRT(ABS([.AF64]))*[.AF64]/ABS([.AF64]+0.0000000001)" office:value-type="float" office:value="0" calcext:value-type="float">
            <text:p>0.0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(a(MazeAction(RIGHT),0) </text:p>
          </table:table-cell>
          <table:table-cell office:value-type="string" calcext:value-type="string">
            <text:p><text:s/>o(MazeObservation(1,1),-1))</text:p>
          </table:table-cell>
          <table:table-cell office:value-type="string" calcext:value-type="string">
            <text:p><text:s/>o(MazeObservation(1,1),-2) </text:p>
          </table:table-cell>
          <table:table-cell table:style-name="ce12" table:number-columns-repeated="3"/>
          <table:table-cell table:style-name="ce27" table:formula="of:=SQRT(ABS([.AN64]))*[.AN64]/ABS([.AN64]+0.0000000001)" office:value-type="float" office:value="-0" calcext:value-type="float">
            <text:p>0.000</text:p>
          </table:table-cell>
          <table:table-cell table:style-name="ce30" office:value-type="float" office:value="-0" calcext:value-type="float">
            <text:p>0</text:p>
          </table:table-cell>
          <table:table-cell table:style-name="ce32" office:value-type="string" calcext:value-type="string">
            <text:p>a(MazeAction(RIGHT),0) </text:p>
          </table:table-cell>
          <table:table-cell table:style-name="ce32" office:value-type="string" calcext:value-type="string">
            <text:p><text:s/>o(MazeObservation(1,1),-1)</text:p>
          </table:table-cell>
          <table:table-cell table:style-name="ce37" office:value-type="string" calcext:value-type="string">
            <text:p><text:s/>o(MazeObservation(1,1),-2) </text:p>
          </table:table-cell>
          <table:table-cell table:style-name="ce1"/>
          <table:table-cell table:style-name="ce38" table:formula="of:=SQRT(ABS([.AT64]))*[.AT64]/ABS([.AT64]+0.0000000001)" office:value-type="float" office:value="-0" calcext:value-type="float">
            <text:p>0.000</text:p>
          </table:table-cell>
          <table:table-cell table:style-name="ce1" office:value-type="float" office:value="-0" calcext:value-type="float">
            <text:p>0</text:p>
          </table:table-cell>
          <table:table-cell table:style-name="ce32" office:value-type="string" calcext:value-type="string">
            <text:p>a(MazeAction(RIGHT),0) </text:p>
          </table:table-cell>
          <table:table-cell table:style-name="ce32" office:value-type="string" calcext:value-type="string">
            <text:p><text:s/>o(MazeObservation(1,1),-1)</text:p>
          </table:table-cell>
          <table:table-cell table:style-name="ce43" office:value-type="string" calcext:value-type="string">
            <text:p><text:s/>o(MazeObservation(1,1),-2) </text:p>
          </table:table-cell>
          <table:table-cell table:style-name="ce46"/>
          <table:table-cell table:style-name="ce48" table:formula="of:=SQRT(ABS([.AZ64]))*[.AZ64]/ABS([.AZ64]+0.0000000001)" office:value-type="float" office:value="-0.158113883640875" calcext:value-type="float">
            <text:p>-0.158</text:p>
          </table:table-cell>
          <table:table-cell table:style-name="ce33" office:value-type="float" office:value="-0.025" calcext:value-type="float">
            <text:p>-0.025</text:p>
          </table:table-cell>
          <table:table-cell table:style-name="ce25" office:value-type="string" calcext:value-type="string">
            <text:p>o(MazeObservation(1,1),-1) </text:p>
          </table:table-cell>
          <table:table-cell table:style-name="ce25" office:value-type="string" calcext:value-type="string">
            <text:p><text:s/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style-name="ce47"/>
          <table:table-cell table:number-columns-repeated="4"/>
          <table:table-cell table:style-name="ce12" table:number-columns-repeated="930"/>
          <table:table-cell table:number-columns-repeated="3"/>
        </table:table-row>
        <table:table-row table:style-name="ro4">
          <table:table-cell table:number-columns-repeated="38"/>
          <table:table-cell table:style-name="ce27"/>
          <table:table-cell table:number-columns-repeated="11"/>
          <table:table-cell table:style-name="ce48" table:formula="of:=SQRT(ABS([.AZ65]))*[.AZ65]/ABS([.AZ65]+0.0000000001)" office:value-type="float" office:value="0.109544510588162" calcext:value-type="float">
            <text:p>0.110</text:p>
          </table:table-cell>
          <table:table-cell table:style-name="ce33" office:value-type="float" office:value="0.012" calcext:value-type="float">
            <text:p>0.012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style-name="ce47"/>
          <table:table-cell table:number-columns-repeated="937"/>
        </table:table-row>
        <table:table-row table:style-name="ro4">
          <table:table-cell table:number-columns-repeated="50"/>
          <table:table-cell table:style-name="ce48" table:formula="of:=SQRT(ABS([.AZ66]))*[.AZ66]/ABS([.AZ66]+0.0000000001)" office:value-type="float" office:value="0.433589667542943" calcext:value-type="float">
            <text:p>0.434</text:p>
          </table:table-cell>
          <table:table-cell table:style-name="ce33" office:value-type="float" office:value="0.188" calcext:value-type="float">
            <text:p>0.188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1,0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44"/>
          <table:table-cell table:style-name="ce48" table:formula="of:=SQRT(ABS([.AZ67]))*[.AZ67]/ABS([.AZ67]+0.0000000001)" office:value-type="float" office:value="-0.242899156441516" calcext:value-type="float">
            <text:p>-0.243</text:p>
          </table:table-cell>
          <table:table-cell table:style-name="ce33" office:value-type="float" office:value="-0.059" calcext:value-type="float">
            <text:p>-0.059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1) </text:p>
          </table:table-cell>
          <table:table-cell table:style-name="ce25" office:value-type="string" calcext:value-type="string">
            <text:p><text:s/>o(MazeObservation(0,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68]))*[.AZ68]/ABS([.AZ68]+0.0000000001)" office:value-type="float" office:value="0.134164077904631" calcext:value-type="float">
            <text:p>0.134</text:p>
          </table:table-cell>
          <table:table-cell table:style-name="ce33" office:value-type="float" office:value="0.018" calcext:value-type="float">
            <text:p>0.018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69]))*[.AZ69]/ABS([.AZ69]+0.0000000001)" office:value-type="float" office:value="0.134164077904631" calcext:value-type="float">
            <text:p>0.134</text:p>
          </table:table-cell>
          <table:table-cell table:style-name="ce33" office:value-type="float" office:value="0.018" calcext:value-type="float">
            <text:p>0.018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0]))*[.AZ70]/ABS([.AZ70]+0.0000000001)" office:value-type="float" office:value="0.244948973870069" calcext:value-type="float">
            <text:p>0.245</text:p>
          </table:table-cell>
          <table:table-cell table:style-name="ce33" office:value-type="float" office:value="0.06" calcext:value-type="float">
            <text:p>0.06</text:p>
          </table:table-cell>
          <table:table-cell table:style-name="ce25" office:value-type="string" calcext:value-type="string">
            <text:p>a(MazeAction( DOWN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1]))*[.AZ71]/ABS([.AZ71]+0.0000000001)" office:value-type="float" office:value="0.0632455516222288" calcext:value-type="float">
            <text:p>0.063</text:p>
          </table:table-cell>
          <table:table-cell table:style-name="ce33"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2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2]))*[.AZ72]/ABS([.AZ72]+0.0000000001)" office:value-type="float" office:value="0.0632455516222288" calcext:value-type="float">
            <text:p>0.063</text:p>
          </table:table-cell>
          <table:table-cell table:style-name="ce33" office:value-type="float" office:value="0.004" calcext:value-type="float">
            <text:p>0.004</text:p>
          </table:table-cell>
          <table:table-cell table:style-name="ce25" office:value-type="string" calcext:value-type="string">
            <text:p>a(MazeAction( LEFT),0) </text:p>
          </table:table-cell>
          <table:table-cell table:style-name="ce25" office:value-type="string" calcext:value-type="string">
            <text:p><text:s/>o(MazeObservation(1,0),-2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3]))*[.AZ73]/ABS([.AZ73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o(MazeObservation(0,0),0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4]))*[.AZ74]/ABS([.AZ74]+0.0000000001)" office:value-type="float" office:value="0.371483512150943" calcext:value-type="float">
            <text:p>0.371</text:p>
          </table:table-cell>
          <table:table-cell table:style-name="ce33" office:value-type="float" office:value="0.138" calcext:value-type="float">
            <text:p>0.138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5]))*[.AZ75]/ABS([.AZ75]+0.0000000001)" office:value-type="float" office:value="-0.268328157672653" calcext:value-type="float">
            <text:p>-0.268</text:p>
          </table:table-cell>
          <table:table-cell table:style-name="ce33" office:value-type="float" office:value="-0.072" calcext:value-type="float">
            <text:p>-0.072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6]))*[.AZ76]/ABS([.AZ76]+0.0000000001)" office:value-type="float" office:value="0.357770876120458" calcext:value-type="float">
            <text:p>0.358</text:p>
          </table:table-cell>
          <table:table-cell table:style-name="ce33" office:value-type="float" office:value="0.128" calcext:value-type="float">
            <text:p>0.128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7]))*[.AZ77]/ABS([.AZ77]+0.0000000001)" office:value-type="float" office:value="0.26267851035058" calcext:value-type="float">
            <text:p>0.263</text:p>
          </table:table-cell>
          <table:table-cell table:style-name="ce33" office:value-type="float" office:value="0.069" calcext:value-type="float">
            <text:p>0.069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8]))*[.AZ78]/ABS([.AZ78]+0.0000000001)" office:value-type="float" office:value="0.26267851035058" calcext:value-type="float">
            <text:p>0.263</text:p>
          </table:table-cell>
          <table:table-cell table:style-name="ce33" office:value-type="float" office:value="0.069" calcext:value-type="float">
            <text:p>0.069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79]))*[.AZ79]/ABS([.AZ79]+0.0000000001)" office:value-type="float" office:value="0.357770876120458" calcext:value-type="float">
            <text:p>0.358</text:p>
          </table:table-cell>
          <table:table-cell table:style-name="ce33" office:value-type="float" office:value="0.128" calcext:value-type="float">
            <text:p>0.128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0),-2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0]))*[.AZ80]/ABS([.AZ80]+0.0000000001)" office:value-type="float" office:value="-0.300000000333333" calcext:value-type="float">
            <text:p>-0.300</text:p>
          </table:table-cell>
          <table:table-cell table:style-name="ce33" office:value-type="float" office:value="-0.09" calcext:value-type="float">
            <text:p>-0.09</text:p>
          </table:table-cell>
          <table:table-cell table:style-name="ce25" office:value-type="string" calcext:value-type="string">
            <text:p>a(MazeAction(RIGHT),0) </text:p>
          </table:table-cell>
          <table:table-cell table:style-name="ce25" office:value-type="string" calcext:value-type="string">
            <text:p><text:s/>o(MazeObservation(0,1),-2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1]))*[.AZ81]/ABS([.AZ81]+0.0000000001)" office:value-type="float" office:value="-0.0774596682151428" calcext:value-type="float">
            <text:p>-0.077</text:p>
          </table:table-cell>
          <table:table-cell table:style-name="ce33" office:value-type="float" office:value="-0.006" calcext:value-type="float">
            <text:p>-0.006</text:p>
          </table:table-cell>
          <table:table-cell table:style-name="ce25" office:value-type="string" calcext:value-type="string">
            <text:p>a(MazeAction( STAY),0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2]))*[.AZ82]/ABS([.AZ82]+0.0000000001)" office:value-type="float" office:value="-0.176068169184552" calcext:value-type="float">
            <text:p>-0.176</text:p>
          </table:table-cell>
          <table:table-cell table:style-name="ce33" office:value-type="float" office:value="-0.031" calcext:value-type="float">
            <text:p>-0.031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3]))*[.AZ83]/ABS([.AZ83]+0.0000000001)" office:value-type="float" office:value="0.176068168048628" calcext:value-type="float">
            <text:p>0.176</text:p>
          </table:table-cell>
          <table:table-cell table:style-name="ce33" office:value-type="float" office:value="0.031" calcext:value-type="float">
            <text:p>0.031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o(MazeObservation(0,1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4]))*[.AZ84]/ABS([.AZ84]+0.0000000001)" office:value-type="float" office:value="0.357770876120458" calcext:value-type="float">
            <text:p>0.358</text:p>
          </table:table-cell>
          <table:table-cell table:style-name="ce33" office:value-type="float" office:value="0.128" calcext:value-type="float">
            <text:p>0.128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5]))*[.AZ85]/ABS([.AZ85]+0.0000000001)" office:value-type="float" office:value="0.357770876120458" calcext:value-type="float">
            <text:p>0.358</text:p>
          </table:table-cell>
          <table:table-cell table:style-name="ce33" office:value-type="float" office:value="0.128" calcext:value-type="float">
            <text:p>0.128</text:p>
          </table:table-cell>
          <table:table-cell table:style-name="ce25" office:value-type="string" calcext:value-type="string">
            <text:p>a(MazeAction( DOWN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o(MazeObservation(0,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6]))*[.AZ86]/ABS([.AZ86]+0.0000000001)" office:value-type="float" office:value="-0.100000001" calcext:value-type="float">
            <text:p>-0.100</text:p>
          </table:table-cell>
          <table:table-cell table:style-name="ce33" office:value-type="float" office:value="-0.01" calcext:value-type="float">
            <text:p>-0.01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7]))*[.AZ87]/ABS([.AZ87]+0.0000000001)" office:value-type="float" office:value="0.383405789992796" calcext:value-type="float">
            <text:p>0.383</text:p>
          </table:table-cell>
          <table:table-cell table:style-name="ce33" office:value-type="float" office:value="0.147" calcext:value-type="float">
            <text:p>0.147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o(MazeObservation(1,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8]))*[.AZ88]/ABS([.AZ88]+0.0000000001)" office:value-type="float" office:value="0.433589667542943" calcext:value-type="float">
            <text:p>0.434</text:p>
          </table:table-cell>
          <table:table-cell table:style-name="ce33" office:value-type="float" office:value="0.188" calcext:value-type="float">
            <text:p>0.188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89]))*[.AZ89]/ABS([.AZ89]+0.0000000001)" office:value-type="float" office:value="0.244948973870069" calcext:value-type="float">
            <text:p>0.245</text:p>
          </table:table-cell>
          <table:table-cell table:style-name="ce33" office:value-type="float" office:value="0.06" calcext:value-type="float">
            <text:p>0.06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o(MazeObservation(0,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0]))*[.AZ90]/ABS([.AZ90]+0.0000000001)" office:value-type="float" office:value="0.364691650302005" calcext:value-type="float">
            <text:p>0.365</text:p>
          </table:table-cell>
          <table:table-cell table:style-name="ce33" office:value-type="float" office:value="0.133" calcext:value-type="float">
            <text:p>0.133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1]))*[.AZ91]/ABS([.AZ91]+0.0000000001)" office:value-type="float" office:value="-0.300000000333333" calcext:value-type="float">
            <text:p>-0.300</text:p>
          </table:table-cell>
          <table:table-cell table:style-name="ce33" office:value-type="float" office:value="-0.09" calcext:value-type="float">
            <text:p>-0.09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r(ListedReward(1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2]))*[.AZ92]/ABS([.AZ92]+0.0000000001)" office:value-type="float" office:value="0.1999999995" calcext:value-type="float">
            <text:p>0.200</text:p>
          </table:table-cell>
          <table:table-cell table:style-name="ce33" office:value-type="float" office:value="0.04" calcext:value-type="float">
            <text:p>0.04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o(MazeObservation(1,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3]))*[.AZ93]/ABS([.AZ93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a(MazeAction(RIGHT),-1) </text:p>
          </table:table-cell>
          <table:table-cell table:style-name="ce25" office:value-type="string" calcext:value-type="string">
            <text:p><text:s/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4]))*[.AZ94]/ABS([.AZ94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 </text:p>
          </table:table-cell>
          <table:table-cell table:style-name="ce25" office:value-type="string" calcext:value-type="string">
            <text:p><text:s/>r(ListedReward(0),-2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5]))*[.AZ95]/ABS([.AZ95]+0.0000000001)" office:value-type="float" office:value="0.0948683287509589" calcext:value-type="float">
            <text:p>0.095</text:p>
          </table:table-cell>
          <table:table-cell table:style-name="ce33" office:value-type="float" office:value="0.009" calcext:value-type="float">
            <text:p>0.009</text:p>
          </table:table-cell>
          <table:table-cell table:style-name="ce25" office:value-type="string" calcext:value-type="string">
            <text:p>o(MazeObservation(0,0),-1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6]))*[.AZ96]/ABS([.AZ96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1,1),0) </text:p>
          </table:table-cell>
          <table:table-cell table:style-name="ce25" office:value-type="string" calcext:value-type="string">
            <text:p><text:s/>r(ListedReward(0),-2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7]))*[.AZ97]/ABS([.AZ97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1,1),0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8]))*[.AZ98]/ABS([.AZ98]+0.0000000001)" office:value-type="float" office:value="0.236643190901407" calcext:value-type="float">
            <text:p>0.237</text:p>
          </table:table-cell>
          <table:table-cell table:style-name="ce33" office:value-type="float" office:value="0.056" calcext:value-type="float">
            <text:p>0.056</text:p>
          </table:table-cell>
          <table:table-cell table:style-name="ce25" office:value-type="string" calcext:value-type="string">
            <text:p>a(MazeAction( <text:s text:c="2"/>UP),0) </text:p>
          </table:table-cell>
          <table:table-cell table:style-name="ce25" office:value-type="string" calcext:value-type="string">
            <text:p><text:s/>o(MazeObservation(0,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99]))*[.AZ99]/ABS([.AZ99]+0.0000000001)" office:value-type="float" office:value="-0.0836660038486362" calcext:value-type="float">
            <text:p>-0.084</text:p>
          </table:table-cell>
          <table:table-cell table:style-name="ce33" office:value-type="float" office:value="-0.007" calcext:value-type="float">
            <text:p>-0.007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0]))*[.AZ100]/ABS([.AZ100]+0.0000000001)" office:value-type="float" office:value="-0.0836660038486362" calcext:value-type="float">
            <text:p>-0.084</text:p>
          </table:table-cell>
          <table:table-cell table:style-name="ce33" office:value-type="float" office:value="-0.007" calcext:value-type="float">
            <text:p>-0.007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1]))*[.AZ101]/ABS([.AZ101]+0.0000000001)" office:value-type="float" office:value="-0.184390889688184" calcext:value-type="float">
            <text:p>-0.184</text:p>
          </table:table-cell>
          <table:table-cell table:style-name="ce33" office:value-type="float" office:value="-0.034" calcext:value-type="float">
            <text:p>-0.034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a(MazeAction( DOWN),0) </text:p>
          </table:table-cell>
          <table:table-cell table:style-name="ce25" office:value-type="string" calcext:value-type="string">
            <text:p><text:s/>o(MazeObservation(0,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2]))*[.AZ102]/ABS([.AZ102]+0.0000000001)" office:value-type="float" office:value="0.148323969067713" calcext:value-type="float">
            <text:p>0.148</text:p>
          </table:table-cell>
          <table:table-cell table:style-name="ce33" office:value-type="float" office:value="0.022" calcext:value-type="float">
            <text:p>0.02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0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3]))*[.AZ103]/ABS([.AZ103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0),-1) </text:p>
          </table:table-cell>
          <table:table-cell table:style-name="ce25" office:value-type="string" calcext:value-type="string">
            <text:p><text:s/>o(MazeObservation(0,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4]))*[.AZ104]/ABS([.AZ104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1),0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5]))*[.AZ105]/ABS([.AZ105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1),0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6]))*[.AZ106]/ABS([.AZ106]+0.0000000001)" office:value-type="float" office:value="0.0447213573139279" calcext:value-type="float">
            <text:p>0.045</text:p>
          </table:table-cell>
          <table:table-cell table:style-name="ce33" office:value-type="float" office:value="0.002" calcext:value-type="float">
            <text:p>0.002</text:p>
          </table:table-cell>
          <table:table-cell table:style-name="ce25" office:value-type="string" calcext:value-type="string">
            <text:p>a(MazeAction( <text:s text:c="2"/>UP),-1) </text:p>
          </table:table-cell>
          <table:table-cell table:style-name="ce25" office:value-type="string" calcext:value-type="string">
            <text:p><text:s/>o(MazeObservation(0,1),0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7]))*[.AZ107]/ABS([.AZ107]+0.0000000001)" office:value-type="float" office:value="-0.375499667376684" calcext:value-type="float">
            <text:p>-0.375</text:p>
          </table:table-cell>
          <table:table-cell table:style-name="ce33" office:value-type="float" office:value="-0.141" calcext:value-type="float">
            <text:p>-0.141</text:p>
          </table:table-cell>
          <table:table-cell table:style-name="ce25" office:value-type="string" calcext:value-type="string">
            <text:p>a(MazeAction( STAY),-2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8]))*[.AZ108]/ABS([.AZ108]+0.0000000001)" office:value-type="float" office:value="0.383405789992796" calcext:value-type="float">
            <text:p>0.383</text:p>
          </table:table-cell>
          <table:table-cell table:style-name="ce33" office:value-type="float" office:value="0.147" calcext:value-type="float">
            <text:p>0.147</text:p>
          </table:table-cell>
          <table:table-cell table:style-name="ce25" office:value-type="string" calcext:value-type="string">
            <text:p>a(MazeAction( STAY),-2) </text:p>
          </table:table-cell>
          <table:table-cell table:style-name="ce25" office:value-type="string" calcext:value-type="string">
            <text:p><text:s/>a(MazeAction(RIGHT),0) </text:p>
          </table:table-cell>
          <table:table-cell table:style-name="ce25" office:value-type="string" calcext:value-type="string">
            <text:p><text:s/>o(MazeObservation(0,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09]))*[.AZ109]/ABS([.AZ109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r(ListedReward(0),-2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10]))*[.AZ110]/ABS([.AZ110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r(ListedReward(0),-1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11]))*[.AZ111]/ABS([.AZ111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o(MazeObservation(1,1),0) </text:p>
          </table:table-cell>
          <table:table-cell table:style-name="ce25" office:value-type="string" calcext:value-type="string">
            <text:p><text:s/>r(ListedReward(0),-2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12]))*[.AZ112]/ABS([.AZ112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o(MazeObservation(1,1),0) </text:p>
          </table:table-cell>
          <table:table-cell table:style-name="ce25" office:value-type="string" calcext:value-type="string">
            <text:p><text:s/>r(ListedReward(0),-1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13]))*[.AZ113]/ABS([.AZ113]+0.0000000001)" office:value-type="float" office:value="0.0774596656331539" calcext:value-type="float">
            <text:p>0.077</text:p>
          </table:table-cell>
          <table:table-cell table:style-name="ce33" office:value-type="float" office:value="0.006" calcext:value-type="float">
            <text:p>0.006</text:p>
          </table:table-cell>
          <table:table-cell table:style-name="ce25" office:value-type="string" calcext:value-type="string">
            <text:p>o(MazeObservation(0,0),-2) </text:p>
          </table:table-cell>
          <table:table-cell table:style-name="ce25" office:value-type="string" calcext:value-type="string">
            <text:p><text:s/>o(MazeObservation(1,1),0) </text:p>
          </table:table-cell>
          <table:table-cell table:style-name="ce25" office:value-type="string" calcext:value-type="string">
            <text:p><text:s/>r(ListedReward(1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4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31"/>
          <table:table-cell table:style-name="ce48" table:formula="of:=SQRT(ABS([.AZ114]))*[.AZ114]/ABS([.AZ114]+0.0000000001)" office:value-type="float" office:value="0.137840486795426" calcext:value-type="float">
            <text:p>0.138</text:p>
          </table:table-cell>
          <table:table-cell table:style-name="ce33" office:value-type="float" office:value="0.019" calcext:value-type="float">
            <text:p>0.019</text:p>
          </table:table-cell>
          <table:table-cell table:style-name="ce25" office:value-type="string" calcext:value-type="string">
            <text:p>o(MazeObservation(0,1),-2) </text:p>
          </table:table-cell>
          <table:table-cell table:style-name="ce25" office:value-type="string" calcext:value-type="string">
            <text:p><text:s/>r(ListedReward(1),-1) </text:p>
          </table:table-cell>
          <table:table-cell table:style-name="ce25" office:value-type="string" calcext:value-type="string">
            <text:p><text:s/>r(ListedReward(0),0)</text:p>
          </table:table-cell>
          <table:table-cell table:style-name="ce49" table:number-columns-repeated="4"/>
          <table:table-cell table:number-columns-repeated="3"/>
          <table:table-cell table:style-name="ce12" table:number-columns-repeated="2"/>
          <table:table-cell table:number-columns-repeated="933"/>
        </table:table-row>
        <table:table-row table:style-name="ro1" table:number-rows-repeated="13">
          <table:table-cell table:number-columns-repeated="4"/>
          <table:table-cell table:style-name="Default" table:number-columns-repeated="2"/>
          <table:table-cell table:number-columns-repeated="12"/>
          <table:table-cell table:style-name="ce12"/>
          <table:table-cell table:number-columns-repeated="978"/>
        </table:table-row>
        <table:table-row table:style-name="ro1" table:number-rows-repeated="49">
          <table:table-cell table:number-columns-repeated="4"/>
          <table:table-cell table:style-name="Default" table:number-columns-repeated="2"/>
          <table:table-cell table:number-columns-repeated="991"/>
        </table:table-row>
        <table:table-row table:style-name="ro1" table:number-rows-repeated="1048399">
          <table:table-cell table:number-columns-repeated="997"/>
        </table:table-row>
        <table:table-row table:style-name="ro1">
          <table:table-cell table:number-columns-repeated="997"/>
        </table:table-row>
        <calcext:conditional-formats>
          <calcext:conditional-format calcext:target-range-address="Sheet1.I5:Sheet1.AC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E5:Sheet1.H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Q5:Sheet1.AQ64">
            <calcext:color-scale>
              <calcext:color-scale-entry calcext:value="0" calcext:type="minimum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heet1.AY5:Sheet1.AY11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S5:Sheet1.AS6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M4:Sheet1.AM65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E5:Sheet1.AE64">
            <calcext:color-scale>
              <calcext:color-scale-entry calcext:value="0" calcext:type="minimum" calcext:color="#0000ff"/>
              <calcext:color-scale-entry calcext:value="0" calcext:type="number" calcext:color="#ffffff"/>
              <calcext:color-scale-entry calcext:value="0" calcext:type="maximum" calcext:color="#cc0000"/>
            </calcext:color-scale>
          </calcext:conditional-format>
          <calcext:conditional-format calcext:target-range-address="Sheet1.AF5:Sheet1.AF64">
            <calcext:color-scale>
              <calcext:color-scale-entry calcext:value="0" calcext:type="minimum" calcext:color="#ffffff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E5:Sheet1.AI64" table:contains-header="false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/00/0000</text:date>, <text:time style:data-style-name="N2" text:time-value="14:52:11.753662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00:57:35.875910162</meta:creation-date>
    <dc:date>2014-07-04T16:44:48.733942498</dc:date>
    <meta:editing-duration>P7DT17H36M47S</meta:editing-duration>
    <meta:editing-cycles>65</meta:editing-cycles>
    <meta:generator>LibreOffice/4.2.5.2$Linux_X86_64 LibreOffice_project/420m0$Build-2</meta:generator>
    <meta:document-statistic meta:table-count="1" meta:cell-count="3081" meta:object-count="0"/>
  </office:meta>
</office:document-meta>
</file>